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ltralog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north south</text:p>
          </table:table-cell>
          <table:table-cell office:value-type="string" calcext:value-type="string">
            <text:p>south north</text:p>
          </table:table-cell>
          <table:table-cell/>
          <table:table-cell office:value-type="string" calcext:value-type="string">
            <text:p>east west</text:p>
          </table:table-cell>
          <table:table-cell office:value-type="string" calcext:value-type="string">
            <text:p>west eas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.656" calcext:value-type="float">
            <text:p>393.656</text:p>
          </table:table-cell>
          <table:table-cell office:value-type="float" office:value="393.354" calcext:value-type="float">
            <text:p>393.354</text:p>
          </table:table-cell>
          <table:table-cell table:formula="of:=[.B2]-[.C2]" office:value-type="float" office:value="0.302000000000021" calcext:value-type="float">
            <text:p>0.302000000000021</text:p>
          </table:table-cell>
          <table:table-cell office:value-type="float" office:value="394.518" calcext:value-type="float">
            <text:p>394.518</text:p>
          </table:table-cell>
          <table:table-cell office:value-type="float" office:value="394.289" calcext:value-type="float">
            <text:p>394.289</text:p>
          </table:table-cell>
          <table:table-cell table:formula="of:=[.E2]-[.F2]" office:value-type="float" office:value="0.228999999999985" calcext:value-type="float">
            <text:p>0.228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09" calcext:value-type="float">
            <text:p>393.609</text:p>
          </table:table-cell>
          <table:table-cell office:value-type="float" office:value="393.367" calcext:value-type="float">
            <text:p>393.367</text:p>
          </table:table-cell>
          <table:table-cell table:formula="of:=[.B3]-[.C3]" office:value-type="float" office:value="0.241999999999962" calcext:value-type="float">
            <text:p>0.241999999999962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358" calcext:value-type="float">
            <text:p>394.358</text:p>
          </table:table-cell>
          <table:table-cell table:formula="of:=[.E3]-[.F3]" office:value-type="float" office:value="0.0989999999999895" calcext:value-type="float">
            <text:p>0.098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454" calcext:value-type="float">
            <text:p>393.454</text:p>
          </table:table-cell>
          <table:table-cell table:formula="of:=[.B4]-[.C4]" office:value-type="float" office:value="0.240999999999985" calcext:value-type="float">
            <text:p>0.240999999999985</text:p>
          </table:table-cell>
          <table:table-cell office:value-type="float" office:value="394.63" calcext:value-type="float">
            <text:p>394.63</text:p>
          </table:table-cell>
          <table:table-cell office:value-type="float" office:value="394.384" calcext:value-type="float">
            <text:p>394.384</text:p>
          </table:table-cell>
          <table:table-cell table:formula="of:=[.E4]-[.F4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441" calcext:value-type="float">
            <text:p>393.441</text:p>
          </table:table-cell>
          <table:table-cell table:formula="of:=[.B5]-[.C5]" office:value-type="float" office:value="0.301000000000045" calcext:value-type="float">
            <text:p>0.301000000000045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307" calcext:value-type="float">
            <text:p>394.307</text:p>
          </table:table-cell>
          <table:table-cell table:formula="of:=[.E5]-[.F5]" office:value-type="float" office:value="0.19399999999996" calcext:value-type="float">
            <text:p>0.193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501" calcext:value-type="float">
            <text:p>393.501</text:p>
          </table:table-cell>
          <table:table-cell table:formula="of:=[.B6]-[.C6]" office:value-type="float" office:value="0.258000000000038" calcext:value-type="float">
            <text:p>0.258000000000038</text:p>
          </table:table-cell>
          <table:table-cell office:value-type="float" office:value="394.449" calcext:value-type="float">
            <text:p>394.449</text:p>
          </table:table-cell>
          <table:table-cell office:value-type="float" office:value="394.311" calcext:value-type="float">
            <text:p>394.311</text:p>
          </table:table-cell>
          <table:table-cell table:formula="of:=[.E6]-[.F6]" office:value-type="float" office:value="0.138000000000034" calcext:value-type="float">
            <text:p>0.138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475" calcext:value-type="float">
            <text:p>393.475</text:p>
          </table:table-cell>
          <table:table-cell table:formula="of:=[.B7]-[.C7]" office:value-type="float" office:value="0.25" calcext:value-type="float">
            <text:p>0.25</text:p>
          </table:table-cell>
          <table:table-cell office:value-type="float" office:value="394.419" calcext:value-type="float">
            <text:p>394.419</text:p>
          </table:table-cell>
          <table:table-cell office:value-type="float" office:value="394.397" calcext:value-type="float">
            <text:p>394.397</text:p>
          </table:table-cell>
          <table:table-cell table:formula="of:=[.E7]-[.F7]" office:value-type="float" office:value="0.0219999999999914" calcext:value-type="float">
            <text:p>0.021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47" calcext:value-type="float">
            <text:p>393.647</text:p>
          </table:table-cell>
          <table:table-cell office:value-type="float" office:value="393.341" calcext:value-type="float">
            <text:p>393.341</text:p>
          </table:table-cell>
          <table:table-cell table:formula="of:=[.B8]-[.C8]" office:value-type="float" office:value="0.305999999999983" calcext:value-type="float">
            <text:p>0.305999999999983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333" calcext:value-type="float">
            <text:p>394.333</text:p>
          </table:table-cell>
          <table:table-cell table:formula="of:=[.E8]-[.F8]" office:value-type="float" office:value="0.123999999999967" calcext:value-type="float">
            <text:p>0.1239999999999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3" calcext:value-type="float">
            <text:p>393.703</text:p>
          </table:table-cell>
          <table:table-cell office:value-type="float" office:value="393.445" calcext:value-type="float">
            <text:p>393.445</text:p>
          </table:table-cell>
          <table:table-cell table:formula="of:=[.B9]-[.C9]" office:value-type="float" office:value="0.257999999999981" calcext:value-type="float">
            <text:p>0.257999999999981</text:p>
          </table:table-cell>
          <table:table-cell office:value-type="float" office:value="394.453" calcext:value-type="float">
            <text:p>394.453</text:p>
          </table:table-cell>
          <table:table-cell office:value-type="float" office:value="394.264" calcext:value-type="float">
            <text:p>394.264</text:p>
          </table:table-cell>
          <table:table-cell table:formula="of:=[.E9]-[.F9]" office:value-type="float" office:value="0.188999999999965" calcext:value-type="float">
            <text:p>0.188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43" calcext:value-type="float">
            <text:p>393.643</text:p>
          </table:table-cell>
          <table:table-cell office:value-type="float" office:value="393.389" calcext:value-type="float">
            <text:p>393.389</text:p>
          </table:table-cell>
          <table:table-cell table:formula="of:=[.B10]-[.C10]" office:value-type="float" office:value="0.253999999999962" calcext:value-type="float">
            <text:p>0.253999999999962</text:p>
          </table:table-cell>
          <table:table-cell office:value-type="float" office:value="394.436" calcext:value-type="float">
            <text:p>394.436</text:p>
          </table:table-cell>
          <table:table-cell office:value-type="float" office:value="394.324" calcext:value-type="float">
            <text:p>394.324</text:p>
          </table:table-cell>
          <table:table-cell table:formula="of:=[.E10]-[.F10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5" calcext:value-type="float">
            <text:p>393.35</text:p>
          </table:table-cell>
          <table:table-cell table:formula="of:=[.B11]-[.C11]" office:value-type="float" office:value="0.375" calcext:value-type="float">
            <text:p>0.375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333" calcext:value-type="float">
            <text:p>394.333</text:p>
          </table:table-cell>
          <table:table-cell table:formula="of:=[.E11]-[.F11]" office:value-type="float" office:value="0.317999999999984" calcext:value-type="float">
            <text:p>0.317999999999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385" calcext:value-type="float">
            <text:p>393.385</text:p>
          </table:table-cell>
          <table:table-cell table:formula="of:=[.B12]-[.C12]" office:value-type="float" office:value="0.357000000000028" calcext:value-type="float">
            <text:p>0.357000000000028</text:p>
          </table:table-cell>
          <table:table-cell office:value-type="float" office:value="394.483" calcext:value-type="float">
            <text:p>394.483</text:p>
          </table:table-cell>
          <table:table-cell office:value-type="float" office:value="394.315" calcext:value-type="float">
            <text:p>394.315</text:p>
          </table:table-cell>
          <table:table-cell table:formula="of:=[.E12]-[.F12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5" calcext:value-type="float">
            <text:p>393.665</text:p>
          </table:table-cell>
          <table:table-cell office:value-type="float" office:value="393.41" calcext:value-type="float">
            <text:p>393.41</text:p>
          </table:table-cell>
          <table:table-cell table:formula="of:=[.B13]-[.C13]" office:value-type="float" office:value="0.254999999999995" calcext:value-type="float">
            <text:p>0.254999999999995</text:p>
          </table:table-cell>
          <table:table-cell office:value-type="float" office:value="394.462" calcext:value-type="float">
            <text:p>394.462</text:p>
          </table:table-cell>
          <table:table-cell office:value-type="float" office:value="394.285" calcext:value-type="float">
            <text:p>394.285</text:p>
          </table:table-cell>
          <table:table-cell table:formula="of:=[.E13]-[.F13]" office:value-type="float" office:value="0.176999999999964" calcext:value-type="float">
            <text:p>0.176999999999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33" calcext:value-type="float">
            <text:p>393.333</text:p>
          </table:table-cell>
          <table:table-cell table:formula="of:=[.B14]-[.C14]" office:value-type="float" office:value="0.391999999999996" calcext:value-type="float">
            <text:p>0.391999999999996</text:p>
          </table:table-cell>
          <table:table-cell office:value-type="float" office:value="394.518" calcext:value-type="float">
            <text:p>394.518</text:p>
          </table:table-cell>
          <table:table-cell office:value-type="float" office:value="394.264" calcext:value-type="float">
            <text:p>394.264</text:p>
          </table:table-cell>
          <table:table-cell table:formula="of:=[.E14]-[.F14]" office:value-type="float" office:value="0.253999999999962" calcext:value-type="float">
            <text:p>0.253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" calcext:value-type="float">
            <text:p>393.66</text:p>
          </table:table-cell>
          <table:table-cell office:value-type="float" office:value="393.333" calcext:value-type="float">
            <text:p>393.333</text:p>
          </table:table-cell>
          <table:table-cell table:formula="of:=[.B15]-[.C15]" office:value-type="float" office:value="0.326999999999998" calcext:value-type="float">
            <text:p>0.326999999999998</text:p>
          </table:table-cell>
          <table:table-cell office:value-type="float" office:value="394.397" calcext:value-type="float">
            <text:p>394.397</text:p>
          </table:table-cell>
          <table:table-cell office:value-type="float" office:value="394.289" calcext:value-type="float">
            <text:p>394.289</text:p>
          </table:table-cell>
          <table:table-cell table:formula="of:=[.E15]-[.F15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26" calcext:value-type="float">
            <text:p>393.626</text:p>
          </table:table-cell>
          <table:table-cell office:value-type="float" office:value="393.393" calcext:value-type="float">
            <text:p>393.393</text:p>
          </table:table-cell>
          <table:table-cell table:formula="of:=[.B16]-[.C16]" office:value-type="float" office:value="0.233000000000004" calcext:value-type="float">
            <text:p>0.233000000000004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328" calcext:value-type="float">
            <text:p>394.328</text:p>
          </table:table-cell>
          <table:table-cell table:formula="of:=[.E16]-[.F16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324" calcext:value-type="float">
            <text:p>393.324</text:p>
          </table:table-cell>
          <table:table-cell table:formula="of:=[.B17]-[.C17]" office:value-type="float" office:value="0.418000000000006" calcext:value-type="float">
            <text:p>0.418000000000006</text:p>
          </table:table-cell>
          <table:table-cell office:value-type="float" office:value="394.427" calcext:value-type="float">
            <text:p>394.427</text:p>
          </table:table-cell>
          <table:table-cell office:value-type="float" office:value="394.251" calcext:value-type="float">
            <text:p>394.251</text:p>
          </table:table-cell>
          <table:table-cell table:formula="of:=[.E17]-[.F17]" office:value-type="float" office:value="0.176000000000045" calcext:value-type="float">
            <text:p>0.176000000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73" calcext:value-type="float">
            <text:p>393.673</text:p>
          </table:table-cell>
          <table:table-cell office:value-type="float" office:value="393.359" calcext:value-type="float">
            <text:p>393.359</text:p>
          </table:table-cell>
          <table:table-cell table:formula="of:=[.B18]-[.C18]" office:value-type="float" office:value="0.314000000000021" calcext:value-type="float">
            <text:p>0.314000000000021</text:p>
          </table:table-cell>
          <table:table-cell office:value-type="float" office:value="394.419" calcext:value-type="float">
            <text:p>394.419</text:p>
          </table:table-cell>
          <table:table-cell office:value-type="float" office:value="394.242" calcext:value-type="float">
            <text:p>394.242</text:p>
          </table:table-cell>
          <table:table-cell table:formula="of:=[.E18]-[.F18]" office:value-type="float" office:value="0.176999999999964" calcext:value-type="float">
            <text:p>0.176999999999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9" calcext:value-type="float">
            <text:p>393.669</text:p>
          </table:table-cell>
          <table:table-cell office:value-type="float" office:value="393.372" calcext:value-type="float">
            <text:p>393.372</text:p>
          </table:table-cell>
          <table:table-cell table:formula="of:=[.B19]-[.C19]" office:value-type="float" office:value="0.296999999999969" calcext:value-type="float">
            <text:p>0.296999999999969</text:p>
          </table:table-cell>
          <table:table-cell office:value-type="float" office:value="394.544" calcext:value-type="float">
            <text:p>394.544</text:p>
          </table:table-cell>
          <table:table-cell office:value-type="float" office:value="394.22" calcext:value-type="float">
            <text:p>394.22</text:p>
          </table:table-cell>
          <table:table-cell table:formula="of:=[.E19]-[.F19]" office:value-type="float" office:value="0.323999999999955" calcext:value-type="float">
            <text:p>0.323999999999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9" calcext:value-type="float">
            <text:p>393.669</text:p>
          </table:table-cell>
          <table:table-cell office:value-type="float" office:value="393.389" calcext:value-type="float">
            <text:p>393.389</text:p>
          </table:table-cell>
          <table:table-cell table:formula="of:=[.B20]-[.C20]" office:value-type="float" office:value="0.279999999999973" calcext:value-type="float">
            <text:p>0.279999999999973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289" calcext:value-type="float">
            <text:p>394.289</text:p>
          </table:table-cell>
          <table:table-cell table:formula="of:=[.E20]-[.F20]" office:value-type="float" office:value="0.288999999999987" calcext:value-type="float">
            <text:p>0.28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09" calcext:value-type="float">
            <text:p>393.609</text:p>
          </table:table-cell>
          <table:table-cell office:value-type="float" office:value="393.341" calcext:value-type="float">
            <text:p>393.341</text:p>
          </table:table-cell>
          <table:table-cell table:formula="of:=[.B21]-[.C21]" office:value-type="float" office:value="0.267999999999972" calcext:value-type="float">
            <text:p>0.267999999999972</text:p>
          </table:table-cell>
          <table:table-cell office:value-type="float" office:value="394.475" calcext:value-type="float">
            <text:p>394.475</text:p>
          </table:table-cell>
          <table:table-cell office:value-type="float" office:value="394.259" calcext:value-type="float">
            <text:p>394.259</text:p>
          </table:table-cell>
          <table:table-cell table:formula="of:=[.E21]-[.F21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1" calcext:value-type="float">
            <text:p>393.721</text:p>
          </table:table-cell>
          <table:table-cell office:value-type="float" office:value="393.402" calcext:value-type="float">
            <text:p>393.402</text:p>
          </table:table-cell>
          <table:table-cell table:formula="of:=[.B22]-[.C22]" office:value-type="float" office:value="0.319000000000017" calcext:value-type="float">
            <text:p>0.319000000000017</text:p>
          </table:table-cell>
          <table:table-cell office:value-type="float" office:value="394.397" calcext:value-type="float">
            <text:p>394.397</text:p>
          </table:table-cell>
          <table:table-cell office:value-type="float" office:value="394.229" calcext:value-type="float">
            <text:p>394.229</text:p>
          </table:table-cell>
          <table:table-cell table:formula="of:=[.E22]-[.F22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83" calcext:value-type="float">
            <text:p>393.583</text:p>
          </table:table-cell>
          <table:table-cell office:value-type="float" office:value="393.333" calcext:value-type="float">
            <text:p>393.333</text:p>
          </table:table-cell>
          <table:table-cell table:formula="of:=[.B23]-[.C23]" office:value-type="float" office:value="0.25" calcext:value-type="float">
            <text:p>0.25</text:p>
          </table:table-cell>
          <table:table-cell office:value-type="float" office:value="394.414" calcext:value-type="float">
            <text:p>394.414</text:p>
          </table:table-cell>
          <table:table-cell office:value-type="float" office:value="394.233" calcext:value-type="float">
            <text:p>394.233</text:p>
          </table:table-cell>
          <table:table-cell table:formula="of:=[.E23]-[.F23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57" calcext:value-type="float">
            <text:p>393.557</text:p>
          </table:table-cell>
          <table:table-cell office:value-type="float" office:value="393.376" calcext:value-type="float">
            <text:p>393.376</text:p>
          </table:table-cell>
          <table:table-cell table:formula="of:=[.B24]-[.C24]" office:value-type="float" office:value="0.18100000000004" calcext:value-type="float">
            <text:p>0.18100000000004</text:p>
          </table:table-cell>
          <table:table-cell office:value-type="float" office:value="394.358" calcext:value-type="float">
            <text:p>394.358</text:p>
          </table:table-cell>
          <table:table-cell office:value-type="float" office:value="394.169" calcext:value-type="float">
            <text:p>394.169</text:p>
          </table:table-cell>
          <table:table-cell table:formula="of:=[.E24]-[.F24]" office:value-type="float" office:value="0.189000000000021" calcext:value-type="float">
            <text:p>0.189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13" calcext:value-type="float">
            <text:p>393.613</text:p>
          </table:table-cell>
          <table:table-cell office:value-type="float" office:value="393.346" calcext:value-type="float">
            <text:p>393.346</text:p>
          </table:table-cell>
          <table:table-cell table:formula="of:=[.B25]-[.C25]" office:value-type="float" office:value="0.266999999999996" calcext:value-type="float">
            <text:p>0.266999999999996</text:p>
          </table:table-cell>
          <table:table-cell office:value-type="float" office:value="394.41" calcext:value-type="float">
            <text:p>394.41</text:p>
          </table:table-cell>
          <table:table-cell office:value-type="float" office:value="394.229" calcext:value-type="float">
            <text:p>394.229</text:p>
          </table:table-cell>
          <table:table-cell table:formula="of:=[.E25]-[.F25]" office:value-type="float" office:value="0.18100000000004" calcext:value-type="float">
            <text:p>0.181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66" calcext:value-type="float">
            <text:p>393.566</text:p>
          </table:table-cell>
          <table:table-cell office:value-type="float" office:value="393.255" calcext:value-type="float">
            <text:p>393.255</text:p>
          </table:table-cell>
          <table:table-cell table:formula="of:=[.B26]-[.C26]" office:value-type="float" office:value="0.310999999999979" calcext:value-type="float">
            <text:p>0.310999999999979</text:p>
          </table:table-cell>
          <table:table-cell office:value-type="float" office:value="394.32" calcext:value-type="float">
            <text:p>394.32</text:p>
          </table:table-cell>
          <table:table-cell office:value-type="float" office:value="394.285" calcext:value-type="float">
            <text:p>394.285</text:p>
          </table:table-cell>
          <table:table-cell table:formula="of:=[.E26]-[.F26]" office:value-type="float" office:value="0.0349999999999682" calcext:value-type="float">
            <text:p>0.034999999999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13" calcext:value-type="float">
            <text:p>393.613</text:p>
          </table:table-cell>
          <table:table-cell office:value-type="float" office:value="393.303" calcext:value-type="float">
            <text:p>393.303</text:p>
          </table:table-cell>
          <table:table-cell table:formula="of:=[.B27]-[.C27]" office:value-type="float" office:value="0.310000000000002" calcext:value-type="float">
            <text:p>0.310000000000002</text:p>
          </table:table-cell>
          <table:table-cell office:value-type="float" office:value="394.371" calcext:value-type="float">
            <text:p>394.371</text:p>
          </table:table-cell>
          <table:table-cell office:value-type="float" office:value="394.302" calcext:value-type="float">
            <text:p>394.302</text:p>
          </table:table-cell>
          <table:table-cell table:formula="of:=[.E27]-[.F27]" office:value-type="float" office:value="0.06899999999996" calcext:value-type="float">
            <text:p>0.068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96" calcext:value-type="float">
            <text:p>393.596</text:p>
          </table:table-cell>
          <table:table-cell office:value-type="float" office:value="393.376" calcext:value-type="float">
            <text:p>393.376</text:p>
          </table:table-cell>
          <table:table-cell table:formula="of:=[.B28]-[.C28]" office:value-type="float" office:value="0.220000000000027" calcext:value-type="float">
            <text:p>0.220000000000027</text:p>
          </table:table-cell>
          <table:table-cell office:value-type="float" office:value="394.569" calcext:value-type="float">
            <text:p>394.569</text:p>
          </table:table-cell>
          <table:table-cell office:value-type="float" office:value="394.225" calcext:value-type="float">
            <text:p>394.225</text:p>
          </table:table-cell>
          <table:table-cell table:formula="of:=[.E28]-[.F28]" office:value-type="float" office:value="0.343999999999994" calcext:value-type="float">
            <text:p>0.34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78" calcext:value-type="float">
            <text:p>393.678</text:p>
          </table:table-cell>
          <table:table-cell office:value-type="float" office:value="393.372" calcext:value-type="float">
            <text:p>393.372</text:p>
          </table:table-cell>
          <table:table-cell table:formula="of:=[.B29]-[.C29]" office:value-type="float" office:value="0.305999999999983" calcext:value-type="float">
            <text:p>0.305999999999983</text:p>
          </table:table-cell>
          <table:table-cell office:value-type="float" office:value="394.621" calcext:value-type="float">
            <text:p>394.621</text:p>
          </table:table-cell>
          <table:table-cell office:value-type="float" office:value="394.345" calcext:value-type="float">
            <text:p>394.345</text:p>
          </table:table-cell>
          <table:table-cell table:formula="of:=[.E29]-[.F29]" office:value-type="float" office:value="0.275999999999954" calcext:value-type="float">
            <text:p>0.275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3" calcext:value-type="float">
            <text:p>393.703</text:p>
          </table:table-cell>
          <table:table-cell office:value-type="float" office:value="393.32" calcext:value-type="float">
            <text:p>393.32</text:p>
          </table:table-cell>
          <table:table-cell table:formula="of:=[.B30]-[.C30]" office:value-type="float" office:value="0.382999999999981" calcext:value-type="float">
            <text:p>0.382999999999981</text:p>
          </table:table-cell>
          <table:table-cell office:value-type="float" office:value="394.44" calcext:value-type="float">
            <text:p>394.44</text:p>
          </table:table-cell>
          <table:table-cell office:value-type="float" office:value="394.285" calcext:value-type="float">
            <text:p>394.285</text:p>
          </table:table-cell>
          <table:table-cell table:formula="of:=[.E30]-[.F30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37" calcext:value-type="float">
            <text:p>393.337</text:p>
          </table:table-cell>
          <table:table-cell table:formula="of:=[.B31]-[.C31]" office:value-type="float" office:value="0.388000000000034" calcext:value-type="float">
            <text:p>0.388000000000034</text:p>
          </table:table-cell>
          <table:table-cell office:value-type="float" office:value="394.483" calcext:value-type="float">
            <text:p>394.483</text:p>
          </table:table-cell>
          <table:table-cell office:value-type="float" office:value="394.251" calcext:value-type="float">
            <text:p>394.251</text:p>
          </table:table-cell>
          <table:table-cell table:formula="of:=[.E31]-[.F31]" office:value-type="float" office:value="0.232000000000028" calcext:value-type="float">
            <text:p>0.232000000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5" calcext:value-type="float">
            <text:p>393.665</text:p>
          </table:table-cell>
          <table:table-cell office:value-type="float" office:value="393.346" calcext:value-type="float">
            <text:p>393.346</text:p>
          </table:table-cell>
          <table:table-cell table:formula="of:=[.B32]-[.C32]" office:value-type="float" office:value="0.319000000000017" calcext:value-type="float">
            <text:p>0.319000000000017</text:p>
          </table:table-cell>
          <table:table-cell office:value-type="float" office:value="394.496" calcext:value-type="float">
            <text:p>394.496</text:p>
          </table:table-cell>
          <table:table-cell office:value-type="float" office:value="394.143" calcext:value-type="float">
            <text:p>394.143</text:p>
          </table:table-cell>
          <table:table-cell table:formula="of:=[.E32]-[.F32]" office:value-type="float" office:value="0.353000000000009" calcext:value-type="float">
            <text:p>0.35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" calcext:value-type="float">
            <text:p>393.6</text:p>
          </table:table-cell>
          <table:table-cell office:value-type="float" office:value="393.182" calcext:value-type="float">
            <text:p>393.182</text:p>
          </table:table-cell>
          <table:table-cell table:formula="of:=[.B33]-[.C33]" office:value-type="float" office:value="0.418000000000006" calcext:value-type="float">
            <text:p>0.418000000000006</text:p>
          </table:table-cell>
          <table:table-cell office:value-type="float" office:value="394.358" calcext:value-type="float">
            <text:p>394.358</text:p>
          </table:table-cell>
          <table:table-cell office:value-type="float" office:value="394.259" calcext:value-type="float">
            <text:p>394.259</text:p>
          </table:table-cell>
          <table:table-cell table:formula="of:=[.E33]-[.F33]" office:value-type="float" office:value="0.0989999999999895" calcext:value-type="float">
            <text:p>0.098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26" calcext:value-type="float">
            <text:p>393.626</text:p>
          </table:table-cell>
          <table:table-cell office:value-type="float" office:value="393.32" calcext:value-type="float">
            <text:p>393.32</text:p>
          </table:table-cell>
          <table:table-cell table:formula="of:=[.B34]-[.C34]" office:value-type="float" office:value="0.305999999999983" calcext:value-type="float">
            <text:p>0.305999999999983</text:p>
          </table:table-cell>
          <table:table-cell office:value-type="float" office:value="394.397" calcext:value-type="float">
            <text:p>394.397</text:p>
          </table:table-cell>
          <table:table-cell office:value-type="float" office:value="394.225" calcext:value-type="float">
            <text:p>394.225</text:p>
          </table:table-cell>
          <table:table-cell table:formula="of:=[.E34]-[.F34]" office:value-type="float" office:value="0.171999999999969" calcext:value-type="float">
            <text:p>0.171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87" calcext:value-type="float">
            <text:p>393.587</text:p>
          </table:table-cell>
          <table:table-cell office:value-type="float" office:value="393.341" calcext:value-type="float">
            <text:p>393.341</text:p>
          </table:table-cell>
          <table:table-cell table:formula="of:=[.B35]-[.C35]" office:value-type="float" office:value="0.245999999999981" calcext:value-type="float">
            <text:p>0.245999999999981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251" calcext:value-type="float">
            <text:p>394.251</text:p>
          </table:table-cell>
          <table:table-cell table:formula="of:=[.E35]-[.F35]" office:value-type="float" office:value="0.206000000000017" calcext:value-type="float">
            <text:p>0.206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3" calcext:value-type="float">
            <text:p>393.63</text:p>
          </table:table-cell>
          <table:table-cell office:value-type="float" office:value="393.337" calcext:value-type="float">
            <text:p>393.337</text:p>
          </table:table-cell>
          <table:table-cell table:formula="of:=[.B36]-[.C36]" office:value-type="float" office:value="0.293000000000006" calcext:value-type="float">
            <text:p>0.293000000000006</text:p>
          </table:table-cell>
          <table:table-cell office:value-type="float" office:value="394.423" calcext:value-type="float">
            <text:p>394.423</text:p>
          </table:table-cell>
          <table:table-cell office:value-type="float" office:value="394.302" calcext:value-type="float">
            <text:p>394.302</text:p>
          </table:table-cell>
          <table:table-cell table:formula="of:=[.E36]-[.F36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492" calcext:value-type="float">
            <text:p>393.492</text:p>
          </table:table-cell>
          <table:table-cell table:formula="of:=[.B37]-[.C37]" office:value-type="float" office:value="0.202999999999975" calcext:value-type="float">
            <text:p>0.202999999999975</text:p>
          </table:table-cell>
          <table:table-cell office:value-type="float" office:value="394.569" calcext:value-type="float">
            <text:p>394.569</text:p>
          </table:table-cell>
          <table:table-cell office:value-type="float" office:value="394.203" calcext:value-type="float">
            <text:p>394.203</text:p>
          </table:table-cell>
          <table:table-cell table:formula="of:=[.E37]-[.F37]" office:value-type="float" office:value="0.366000000000042" calcext:value-type="float">
            <text:p>0.366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9" calcext:value-type="float">
            <text:p>393.669</text:p>
          </table:table-cell>
          <table:table-cell office:value-type="float" office:value="393.354" calcext:value-type="float">
            <text:p>393.354</text:p>
          </table:table-cell>
          <table:table-cell table:formula="of:=[.B38]-[.C38]" office:value-type="float" office:value="0.314999999999998" calcext:value-type="float">
            <text:p>0.314999999999998</text:p>
          </table:table-cell>
          <table:table-cell office:value-type="float" office:value="394.363" calcext:value-type="float">
            <text:p>394.363</text:p>
          </table:table-cell>
          <table:table-cell office:value-type="float" office:value="394.251" calcext:value-type="float">
            <text:p>394.251</text:p>
          </table:table-cell>
          <table:table-cell table:formula="of:=[.E38]-[.F38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5" calcext:value-type="float">
            <text:p>393.665</text:p>
          </table:table-cell>
          <table:table-cell office:value-type="float" office:value="393.346" calcext:value-type="float">
            <text:p>393.346</text:p>
          </table:table-cell>
          <table:table-cell table:formula="of:=[.B39]-[.C39]" office:value-type="float" office:value="0.319000000000017" calcext:value-type="float">
            <text:p>0.319000000000017</text:p>
          </table:table-cell>
          <table:table-cell office:value-type="float" office:value="394.466" calcext:value-type="float">
            <text:p>394.466</text:p>
          </table:table-cell>
          <table:table-cell office:value-type="float" office:value="394.285" calcext:value-type="float">
            <text:p>394.285</text:p>
          </table:table-cell>
          <table:table-cell table:formula="of:=[.E39]-[.F39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" calcext:value-type="float">
            <text:p>393.66</text:p>
          </table:table-cell>
          <table:table-cell office:value-type="float" office:value="393.454" calcext:value-type="float">
            <text:p>393.454</text:p>
          </table:table-cell>
          <table:table-cell table:formula="of:=[.B40]-[.C40]" office:value-type="float" office:value="0.206000000000017" calcext:value-type="float">
            <text:p>0.206000000000017</text:p>
          </table:table-cell>
          <table:table-cell office:value-type="float" office:value="394.445" calcext:value-type="float">
            <text:p>394.445</text:p>
          </table:table-cell>
          <table:table-cell office:value-type="float" office:value="394.264" calcext:value-type="float">
            <text:p>394.264</text:p>
          </table:table-cell>
          <table:table-cell table:formula="of:=[.E40]-[.F40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38" calcext:value-type="float">
            <text:p>393.38</text:p>
          </table:table-cell>
          <table:table-cell table:formula="of:=[.B41]-[.C41]" office:value-type="float" office:value="0.358000000000004" calcext:value-type="float">
            <text:p>0.358000000000004</text:p>
          </table:table-cell>
          <table:table-cell office:value-type="float" office:value="394.462" calcext:value-type="float">
            <text:p>394.462</text:p>
          </table:table-cell>
          <table:table-cell office:value-type="float" office:value="394.328" calcext:value-type="float">
            <text:p>394.328</text:p>
          </table:table-cell>
          <table:table-cell table:formula="of:=[.E41]-[.F41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462" calcext:value-type="float">
            <text:p>393.462</text:p>
          </table:table-cell>
          <table:table-cell table:formula="of:=[.B42]-[.C42]" office:value-type="float" office:value="0.28000000000003" calcext:value-type="float">
            <text:p>0.28000000000003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276" calcext:value-type="float">
            <text:p>394.276</text:p>
          </table:table-cell>
          <table:table-cell table:formula="of:=[.E42]-[.F42]" office:value-type="float" office:value="0.271999999999991" calcext:value-type="float">
            <text:p>0.271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303" calcext:value-type="float">
            <text:p>393.303</text:p>
          </table:table-cell>
          <table:table-cell table:formula="of:=[.B43]-[.C43]" office:value-type="float" office:value="0.391999999999996" calcext:value-type="float">
            <text:p>0.391999999999996</text:p>
          </table:table-cell>
          <table:table-cell office:value-type="float" office:value="394.488" calcext:value-type="float">
            <text:p>394.488</text:p>
          </table:table-cell>
          <table:table-cell office:value-type="float" office:value="394.195" calcext:value-type="float">
            <text:p>394.195</text:p>
          </table:table-cell>
          <table:table-cell table:formula="of:=[.E43]-[.F43]" office:value-type="float" office:value="0.293000000000006" calcext:value-type="float">
            <text:p>0.29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61" calcext:value-type="float">
            <text:p>393.561</text:p>
          </table:table-cell>
          <table:table-cell office:value-type="float" office:value="393.307" calcext:value-type="float">
            <text:p>393.307</text:p>
          </table:table-cell>
          <table:table-cell table:formula="of:=[.B44]-[.C44]" office:value-type="float" office:value="0.253999999999962" calcext:value-type="float">
            <text:p>0.253999999999962</text:p>
          </table:table-cell>
          <table:table-cell office:value-type="float" office:value="394.47" calcext:value-type="float">
            <text:p>394.47</text:p>
          </table:table-cell>
          <table:table-cell office:value-type="float" office:value="394.208" calcext:value-type="float">
            <text:p>394.208</text:p>
          </table:table-cell>
          <table:table-cell table:formula="of:=[.E44]-[.F44]" office:value-type="float" office:value="0.262" calcext:value-type="float">
            <text:p>0.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372" calcext:value-type="float">
            <text:p>393.372</text:p>
          </table:table-cell>
          <table:table-cell table:formula="of:=[.B45]-[.C45]" office:value-type="float" office:value="0.365999999999985" calcext:value-type="float">
            <text:p>0.365999999999985</text:p>
          </table:table-cell>
          <table:table-cell office:value-type="float" office:value="394.393" calcext:value-type="float">
            <text:p>394.393</text:p>
          </table:table-cell>
          <table:table-cell office:value-type="float" office:value="394.268" calcext:value-type="float">
            <text:p>394.268</text:p>
          </table:table-cell>
          <table:table-cell table:formula="of:=[.E45]-[.F45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9" calcext:value-type="float">
            <text:p>393.669</text:p>
          </table:table-cell>
          <table:table-cell office:value-type="float" office:value="393.324" calcext:value-type="float">
            <text:p>393.324</text:p>
          </table:table-cell>
          <table:table-cell table:formula="of:=[.B46]-[.C46]" office:value-type="float" office:value="0.34499999999997" calcext:value-type="float">
            <text:p>0.34499999999997</text:p>
          </table:table-cell>
          <table:table-cell office:value-type="float" office:value="394.406" calcext:value-type="float">
            <text:p>394.406</text:p>
          </table:table-cell>
          <table:table-cell office:value-type="float" office:value="394.13" calcext:value-type="float">
            <text:p>394.13</text:p>
          </table:table-cell>
          <table:table-cell table:formula="of:=[.E46]-[.F46]" office:value-type="float" office:value="0.27600000000001" calcext:value-type="float">
            <text:p>0.276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53" calcext:value-type="float">
            <text:p>393.553</text:p>
          </table:table-cell>
          <table:table-cell office:value-type="float" office:value="393.32" calcext:value-type="float">
            <text:p>393.32</text:p>
          </table:table-cell>
          <table:table-cell table:formula="of:=[.B47]-[.C47]" office:value-type="float" office:value="0.233000000000004" calcext:value-type="float">
            <text:p>0.233000000000004</text:p>
          </table:table-cell>
          <table:table-cell office:value-type="float" office:value="394.513" calcext:value-type="float">
            <text:p>394.513</text:p>
          </table:table-cell>
          <table:table-cell office:value-type="float" office:value="394.182" calcext:value-type="float">
            <text:p>394.182</text:p>
          </table:table-cell>
          <table:table-cell table:formula="of:=[.E47]-[.F47]" office:value-type="float" office:value="0.33099999999996" calcext:value-type="float">
            <text:p>0.330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48" calcext:value-type="float">
            <text:p>393.548</text:p>
          </table:table-cell>
          <table:table-cell office:value-type="float" office:value="393.41" calcext:value-type="float">
            <text:p>393.41</text:p>
          </table:table-cell>
          <table:table-cell table:formula="of:=[.B48]-[.C48]" office:value-type="float" office:value="0.137999999999977" calcext:value-type="float">
            <text:p>0.137999999999977</text:p>
          </table:table-cell>
          <table:table-cell office:value-type="float" office:value="394.367" calcext:value-type="float">
            <text:p>394.367</text:p>
          </table:table-cell>
          <table:table-cell office:value-type="float" office:value="394.22" calcext:value-type="float">
            <text:p>394.22</text:p>
          </table:table-cell>
          <table:table-cell table:formula="of:=[.E48]-[.F48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298" calcext:value-type="float">
            <text:p>393.298</text:p>
          </table:table-cell>
          <table:table-cell table:formula="of:=[.B49]-[.C49]" office:value-type="float" office:value="0.478999999999985" calcext:value-type="float">
            <text:p>0.478999999999985</text:p>
          </table:table-cell>
          <table:table-cell office:value-type="float" office:value="394.406" calcext:value-type="float">
            <text:p>394.406</text:p>
          </table:table-cell>
          <table:table-cell office:value-type="float" office:value="394.156" calcext:value-type="float">
            <text:p>394.156</text:p>
          </table:table-cell>
          <table:table-cell table:formula="of:=[.E49]-[.F49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73" calcext:value-type="float">
            <text:p>393.673</text:p>
          </table:table-cell>
          <table:table-cell office:value-type="float" office:value="393.298" calcext:value-type="float">
            <text:p>393.298</text:p>
          </table:table-cell>
          <table:table-cell table:formula="of:=[.B50]-[.C50]" office:value-type="float" office:value="0.375" calcext:value-type="float">
            <text:p>0.375</text:p>
          </table:table-cell>
          <table:table-cell office:value-type="float" office:value="394.401" calcext:value-type="float">
            <text:p>394.401</text:p>
          </table:table-cell>
          <table:table-cell office:value-type="float" office:value="394.177" calcext:value-type="float">
            <text:p>394.177</text:p>
          </table:table-cell>
          <table:table-cell table:formula="of:=[.E50]-[.F50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311" calcext:value-type="float">
            <text:p>393.311</text:p>
          </table:table-cell>
          <table:table-cell table:formula="of:=[.B51]-[.C51]" office:value-type="float" office:value="0.40500000000003" calcext:value-type="float">
            <text:p>0.40500000000003</text:p>
          </table:table-cell>
          <table:table-cell office:value-type="float" office:value="394.401" calcext:value-type="float">
            <text:p>394.401</text:p>
          </table:table-cell>
          <table:table-cell office:value-type="float" office:value="394.233" calcext:value-type="float">
            <text:p>394.233</text:p>
          </table:table-cell>
          <table:table-cell table:formula="of:=[.E51]-[.F51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47" calcext:value-type="float">
            <text:p>393.647</text:p>
          </table:table-cell>
          <table:table-cell office:value-type="float" office:value="393.307" calcext:value-type="float">
            <text:p>393.307</text:p>
          </table:table-cell>
          <table:table-cell table:formula="of:=[.B52]-[.C52]" office:value-type="float" office:value="0.339999999999975" calcext:value-type="float">
            <text:p>0.339999999999975</text:p>
          </table:table-cell>
          <table:table-cell office:value-type="float" office:value="394.38" calcext:value-type="float">
            <text:p>394.38</text:p>
          </table:table-cell>
          <table:table-cell office:value-type="float" office:value="394.276" calcext:value-type="float">
            <text:p>394.276</text:p>
          </table:table-cell>
          <table:table-cell table:formula="of:=[.E52]-[.F52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26" calcext:value-type="float">
            <text:p>393.626</text:p>
          </table:table-cell>
          <table:table-cell office:value-type="float" office:value="393.389" calcext:value-type="float">
            <text:p>393.389</text:p>
          </table:table-cell>
          <table:table-cell table:formula="of:=[.B53]-[.C53]" office:value-type="float" office:value="0.236999999999966" calcext:value-type="float">
            <text:p>0.236999999999966</text:p>
          </table:table-cell>
          <table:table-cell office:value-type="float" office:value="394.445" calcext:value-type="float">
            <text:p>394.445</text:p>
          </table:table-cell>
          <table:table-cell office:value-type="float" office:value="394.298" calcext:value-type="float">
            <text:p>394.298</text:p>
          </table:table-cell>
          <table:table-cell table:formula="of:=[.E53]-[.F53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583" calcext:value-type="float">
            <text:p>393.583</text:p>
          </table:table-cell>
          <table:table-cell office:value-type="float" office:value="393.363" calcext:value-type="float">
            <text:p>393.363</text:p>
          </table:table-cell>
          <table:table-cell table:formula="of:=[.B54]-[.C54]" office:value-type="float" office:value="0.220000000000027" calcext:value-type="float">
            <text:p>0.220000000000027</text:p>
          </table:table-cell>
          <table:table-cell office:value-type="float" office:value="394.47" calcext:value-type="float">
            <text:p>394.47</text:p>
          </table:table-cell>
          <table:table-cell office:value-type="float" office:value="394.246" calcext:value-type="float">
            <text:p>394.246</text:p>
          </table:table-cell>
          <table:table-cell table:formula="of:=[.E54]-[.F54]" office:value-type="float" office:value="0.224000000000046" calcext:value-type="float">
            <text:p>0.224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89" calcext:value-type="float">
            <text:p>393.389</text:p>
          </table:table-cell>
          <table:table-cell table:formula="of:=[.B55]-[.C55]" office:value-type="float" office:value="0.336000000000013" calcext:value-type="float">
            <text:p>0.336000000000013</text:p>
          </table:table-cell>
          <table:table-cell office:value-type="float" office:value="394.488" calcext:value-type="float">
            <text:p>394.488</text:p>
          </table:table-cell>
          <table:table-cell office:value-type="float" office:value="394.302" calcext:value-type="float">
            <text:p>394.302</text:p>
          </table:table-cell>
          <table:table-cell table:formula="of:=[.E55]-[.F55]" office:value-type="float" office:value="0.185999999999979" calcext:value-type="float">
            <text:p>0.185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6" calcext:value-type="float">
            <text:p>393.746</text:p>
          </table:table-cell>
          <table:table-cell office:value-type="float" office:value="393.333" calcext:value-type="float">
            <text:p>393.333</text:p>
          </table:table-cell>
          <table:table-cell table:formula="of:=[.B56]-[.C56]" office:value-type="float" office:value="0.412999999999954" calcext:value-type="float">
            <text:p>0.412999999999954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311" calcext:value-type="float">
            <text:p>394.311</text:p>
          </table:table-cell>
          <table:table-cell table:formula="of:=[.E56]-[.F56]" office:value-type="float" office:value="0.271000000000015" calcext:value-type="float">
            <text:p>0.271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86" calcext:value-type="float">
            <text:p>393.686</text:p>
          </table:table-cell>
          <table:table-cell office:value-type="float" office:value="393.449" calcext:value-type="float">
            <text:p>393.449</text:p>
          </table:table-cell>
          <table:table-cell table:formula="of:=[.B57]-[.C57]" office:value-type="float" office:value="0.236999999999966" calcext:value-type="float">
            <text:p>0.236999999999966</text:p>
          </table:table-cell>
          <table:table-cell office:value-type="float" office:value="394.47" calcext:value-type="float">
            <text:p>394.47</text:p>
          </table:table-cell>
          <table:table-cell office:value-type="float" office:value="394.393" calcext:value-type="float">
            <text:p>394.393</text:p>
          </table:table-cell>
          <table:table-cell table:formula="of:=[.E57]-[.F57]" office:value-type="float" office:value="0.077000000000055" calcext:value-type="float">
            <text:p>0.077000000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86" calcext:value-type="float">
            <text:p>393.686</text:p>
          </table:table-cell>
          <table:table-cell office:value-type="float" office:value="393.479" calcext:value-type="float">
            <text:p>393.479</text:p>
          </table:table-cell>
          <table:table-cell table:formula="of:=[.B58]-[.C58]" office:value-type="float" office:value="0.206999999999994" calcext:value-type="float">
            <text:p>0.206999999999994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324" calcext:value-type="float">
            <text:p>394.324</text:p>
          </table:table-cell>
          <table:table-cell table:formula="of:=[.E58]-[.F58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5" calcext:value-type="float">
            <text:p>393.755</text:p>
          </table:table-cell>
          <table:table-cell office:value-type="float" office:value="393.423" calcext:value-type="float">
            <text:p>393.423</text:p>
          </table:table-cell>
          <table:table-cell table:formula="of:=[.B59]-[.C59]" office:value-type="float" office:value="0.331999999999994" calcext:value-type="float">
            <text:p>0.331999999999994</text:p>
          </table:table-cell>
          <table:table-cell office:value-type="float" office:value="394.397" calcext:value-type="float">
            <text:p>394.397</text:p>
          </table:table-cell>
          <table:table-cell office:value-type="float" office:value="394.393" calcext:value-type="float">
            <text:p>394.393</text:p>
          </table:table-cell>
          <table:table-cell table:formula="of:=[.E59]-[.F59]" office:value-type="float" office:value="0.0040000000000191" calcext:value-type="float">
            <text:p>0.004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54" calcext:value-type="float">
            <text:p>393.54</text:p>
          </table:table-cell>
          <table:table-cell table:formula="of:=[.B60]-[.C60]" office:value-type="float" office:value="0.175999999999988" calcext:value-type="float">
            <text:p>0.175999999999988</text:p>
          </table:table-cell>
          <table:table-cell office:value-type="float" office:value="394.509" calcext:value-type="float">
            <text:p>394.509</text:p>
          </table:table-cell>
          <table:table-cell office:value-type="float" office:value="394.423" calcext:value-type="float">
            <text:p>394.423</text:p>
          </table:table-cell>
          <table:table-cell table:formula="of:=[.E60]-[.F60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415" calcext:value-type="float">
            <text:p>393.415</text:p>
          </table:table-cell>
          <table:table-cell table:formula="of:=[.B61]-[.C61]" office:value-type="float" office:value="0.370000000000005" calcext:value-type="float">
            <text:p>0.370000000000005</text:p>
          </table:table-cell>
          <table:table-cell office:value-type="float" office:value="394.544" calcext:value-type="float">
            <text:p>394.544</text:p>
          </table:table-cell>
          <table:table-cell office:value-type="float" office:value="394.294" calcext:value-type="float">
            <text:p>394.294</text:p>
          </table:table-cell>
          <table:table-cell table:formula="of:=[.E61]-[.F61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372" calcext:value-type="float">
            <text:p>393.372</text:p>
          </table:table-cell>
          <table:table-cell table:formula="of:=[.B62]-[.C62]" office:value-type="float" office:value="0.365999999999985" calcext:value-type="float">
            <text:p>0.365999999999985</text:p>
          </table:table-cell>
          <table:table-cell office:value-type="float" office:value="394.535" calcext:value-type="float">
            <text:p>394.535</text:p>
          </table:table-cell>
          <table:table-cell office:value-type="float" office:value="394.324" calcext:value-type="float">
            <text:p>394.324</text:p>
          </table:table-cell>
          <table:table-cell table:formula="of:=[.E62]-[.F62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2" calcext:value-type="float">
            <text:p>393.712</text:p>
          </table:table-cell>
          <table:table-cell office:value-type="float" office:value="393.35" calcext:value-type="float">
            <text:p>393.35</text:p>
          </table:table-cell>
          <table:table-cell table:formula="of:=[.B63]-[.C63]" office:value-type="float" office:value="0.361999999999966" calcext:value-type="float">
            <text:p>0.361999999999966</text:p>
          </table:table-cell>
          <table:table-cell office:value-type="float" office:value="394.432" calcext:value-type="float">
            <text:p>394.432</text:p>
          </table:table-cell>
          <table:table-cell office:value-type="float" office:value="394.242" calcext:value-type="float">
            <text:p>394.242</text:p>
          </table:table-cell>
          <table:table-cell table:formula="of:=[.E63]-[.F63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32" calcext:value-type="float">
            <text:p>393.432</text:p>
          </table:table-cell>
          <table:table-cell table:formula="of:=[.B64]-[.C64]" office:value-type="float" office:value="0.34499999999997" calcext:value-type="float">
            <text:p>0.34499999999997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384" calcext:value-type="float">
            <text:p>394.384</text:p>
          </table:table-cell>
          <table:table-cell table:formula="of:=[.E64]-[.F64]" office:value-type="float" office:value="0.19399999999996" calcext:value-type="float">
            <text:p>0.193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462" calcext:value-type="float">
            <text:p>393.462</text:p>
          </table:table-cell>
          <table:table-cell table:formula="of:=[.B65]-[.C65]" office:value-type="float" office:value="0.28000000000003" calcext:value-type="float">
            <text:p>0.28000000000003</text:p>
          </table:table-cell>
          <table:table-cell office:value-type="float" office:value="394.492" calcext:value-type="float">
            <text:p>394.492</text:p>
          </table:table-cell>
          <table:table-cell office:value-type="float" office:value="394.311" calcext:value-type="float">
            <text:p>394.311</text:p>
          </table:table-cell>
          <table:table-cell table:formula="of:=[.E65]-[.F65]" office:value-type="float" office:value="0.18100000000004" calcext:value-type="float">
            <text:p>0.181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535" calcext:value-type="float">
            <text:p>393.535</text:p>
          </table:table-cell>
          <table:table-cell table:formula="of:=[.B66]-[.C66]" office:value-type="float" office:value="0.25" calcext:value-type="float">
            <text:p>0.25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276" calcext:value-type="float">
            <text:p>394.276</text:p>
          </table:table-cell>
          <table:table-cell table:formula="of:=[.E66]-[.F66]" office:value-type="float" office:value="0.224999999999966" calcext:value-type="float">
            <text:p>0.224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52" calcext:value-type="float">
            <text:p>393.652</text:p>
          </table:table-cell>
          <table:table-cell office:value-type="float" office:value="393.397" calcext:value-type="float">
            <text:p>393.397</text:p>
          </table:table-cell>
          <table:table-cell table:formula="of:=[.B67]-[.C67]" office:value-type="float" office:value="0.254999999999995" calcext:value-type="float">
            <text:p>0.254999999999995</text:p>
          </table:table-cell>
          <table:table-cell office:value-type="float" office:value="394.488" calcext:value-type="float">
            <text:p>394.488</text:p>
          </table:table-cell>
          <table:table-cell office:value-type="float" office:value="394.272" calcext:value-type="float">
            <text:p>394.272</text:p>
          </table:table-cell>
          <table:table-cell table:formula="of:=[.E67]-[.F67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33" calcext:value-type="float">
            <text:p>393.333</text:p>
          </table:table-cell>
          <table:table-cell table:formula="of:=[.B68]-[.C68]" office:value-type="float" office:value="0.391999999999996" calcext:value-type="float">
            <text:p>0.391999999999996</text:p>
          </table:table-cell>
          <table:table-cell office:value-type="float" office:value="394.475" calcext:value-type="float">
            <text:p>394.475</text:p>
          </table:table-cell>
          <table:table-cell office:value-type="float" office:value="394.414" calcext:value-type="float">
            <text:p>394.414</text:p>
          </table:table-cell>
          <table:table-cell table:formula="of:=[.E68]-[.F68]" office:value-type="float" office:value="0.0610000000000355" calcext:value-type="float">
            <text:p>0.061000000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9" calcext:value-type="float">
            <text:p>393.729</text:p>
          </table:table-cell>
          <table:table-cell office:value-type="float" office:value="393.41" calcext:value-type="float">
            <text:p>393.41</text:p>
          </table:table-cell>
          <table:table-cell table:formula="of:=[.B69]-[.C69]" office:value-type="float" office:value="0.31899999999996" calcext:value-type="float">
            <text:p>0.31899999999996</text:p>
          </table:table-cell>
          <table:table-cell office:value-type="float" office:value="394.384" calcext:value-type="float">
            <text:p>394.384</text:p>
          </table:table-cell>
          <table:table-cell office:value-type="float" office:value="394.229" calcext:value-type="float">
            <text:p>394.229</text:p>
          </table:table-cell>
          <table:table-cell table:formula="of:=[.E69]-[.F69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484" calcext:value-type="float">
            <text:p>393.484</text:p>
          </table:table-cell>
          <table:table-cell table:formula="of:=[.B70]-[.C70]" office:value-type="float" office:value="0.211000000000013" calcext:value-type="float">
            <text:p>0.211000000000013</text:p>
          </table:table-cell>
          <table:table-cell office:value-type="float" office:value="394.47" calcext:value-type="float">
            <text:p>394.47</text:p>
          </table:table-cell>
          <table:table-cell office:value-type="float" office:value="394.324" calcext:value-type="float">
            <text:p>394.324</text:p>
          </table:table-cell>
          <table:table-cell table:formula="of:=[.E70]-[.F70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436" calcext:value-type="float">
            <text:p>393.436</text:p>
          </table:table-cell>
          <table:table-cell table:formula="of:=[.B71]-[.C71]" office:value-type="float" office:value="0.328000000000031" calcext:value-type="float">
            <text:p>0.328000000000031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333" calcext:value-type="float">
            <text:p>394.333</text:p>
          </table:table-cell>
          <table:table-cell table:formula="of:=[.E71]-[.F71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363" calcext:value-type="float">
            <text:p>393.363</text:p>
          </table:table-cell>
          <table:table-cell table:formula="of:=[.B72]-[.C72]" office:value-type="float" office:value="0.353000000000009" calcext:value-type="float">
            <text:p>0.353000000000009</text:p>
          </table:table-cell>
          <table:table-cell office:value-type="float" office:value="394.505" calcext:value-type="float">
            <text:p>394.505</text:p>
          </table:table-cell>
          <table:table-cell office:value-type="float" office:value="394.268" calcext:value-type="float">
            <text:p>394.268</text:p>
          </table:table-cell>
          <table:table-cell table:formula="of:=[.E72]-[.F72]" office:value-type="float" office:value="0.237000000000023" calcext:value-type="float">
            <text:p>0.237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5" calcext:value-type="float">
            <text:p>393.755</text:p>
          </table:table-cell>
          <table:table-cell office:value-type="float" office:value="393.458" calcext:value-type="float">
            <text:p>393.458</text:p>
          </table:table-cell>
          <table:table-cell table:formula="of:=[.B73]-[.C73]" office:value-type="float" office:value="0.296999999999969" calcext:value-type="float">
            <text:p>0.296999999999969</text:p>
          </table:table-cell>
          <table:table-cell office:value-type="float" office:value="394.535" calcext:value-type="float">
            <text:p>394.535</text:p>
          </table:table-cell>
          <table:table-cell office:value-type="float" office:value="394.315" calcext:value-type="float">
            <text:p>394.315</text:p>
          </table:table-cell>
          <table:table-cell table:formula="of:=[.E73]-[.F73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5" calcext:value-type="float">
            <text:p>393.755</text:p>
          </table:table-cell>
          <table:table-cell office:value-type="float" office:value="393.51" calcext:value-type="float">
            <text:p>393.51</text:p>
          </table:table-cell>
          <table:table-cell table:formula="of:=[.B74]-[.C74]" office:value-type="float" office:value="0.245000000000005" calcext:value-type="float">
            <text:p>0.245000000000005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324" calcext:value-type="float">
            <text:p>394.324</text:p>
          </table:table-cell>
          <table:table-cell table:formula="of:=[.E74]-[.F74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471" calcext:value-type="float">
            <text:p>393.471</text:p>
          </table:table-cell>
          <table:table-cell table:formula="of:=[.B75]-[.C75]" office:value-type="float" office:value="0.266999999999996" calcext:value-type="float">
            <text:p>0.266999999999996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341" calcext:value-type="float">
            <text:p>394.341</text:p>
          </table:table-cell>
          <table:table-cell table:formula="of:=[.E75]-[.F75]" office:value-type="float" office:value="0.310000000000002" calcext:value-type="float">
            <text:p>0.31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566" calcext:value-type="float">
            <text:p>393.566</text:p>
          </table:table-cell>
          <table:table-cell table:formula="of:=[.B76]-[.C76]" office:value-type="float" office:value="0.224000000000046" calcext:value-type="float">
            <text:p>0.224000000000046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457" calcext:value-type="float">
            <text:p>394.457</text:p>
          </table:table-cell>
          <table:table-cell table:formula="of:=[.E76]-[.F76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617" calcext:value-type="float">
            <text:p>393.617</text:p>
          </table:table-cell>
          <table:table-cell table:formula="of:=[.B77]-[.C77]" office:value-type="float" office:value="0.258999999999958" calcext:value-type="float">
            <text:p>0.258999999999958</text:p>
          </table:table-cell>
          <table:table-cell office:value-type="float" office:value="394.518" calcext:value-type="float">
            <text:p>394.518</text:p>
          </table:table-cell>
          <table:table-cell office:value-type="float" office:value="394.32" calcext:value-type="float">
            <text:p>394.32</text:p>
          </table:table-cell>
          <table:table-cell table:formula="of:=[.E77]-[.F77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49" calcext:value-type="float">
            <text:p>393.449</text:p>
          </table:table-cell>
          <table:table-cell table:formula="of:=[.B78]-[.C78]" office:value-type="float" office:value="0.327999999999975" calcext:value-type="float">
            <text:p>0.327999999999975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35" calcext:value-type="float">
            <text:p>394.35</text:p>
          </table:table-cell>
          <table:table-cell table:formula="of:=[.E78]-[.F78]" office:value-type="float" office:value="0.227999999999952" calcext:value-type="float">
            <text:p>0.227999999999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" calcext:value-type="float">
            <text:p>393.69</text:p>
          </table:table-cell>
          <table:table-cell office:value-type="float" office:value="393.406" calcext:value-type="float">
            <text:p>393.406</text:p>
          </table:table-cell>
          <table:table-cell table:formula="of:=[.B79]-[.C79]" office:value-type="float" office:value="0.283999999999992" calcext:value-type="float">
            <text:p>0.283999999999992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302" calcext:value-type="float">
            <text:p>394.302</text:p>
          </table:table-cell>
          <table:table-cell table:formula="of:=[.E79]-[.F79]" office:value-type="float" office:value="0.366999999999962" calcext:value-type="float">
            <text:p>0.366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544" calcext:value-type="float">
            <text:p>393.544</text:p>
          </table:table-cell>
          <table:table-cell table:formula="of:=[.B80]-[.C80]" office:value-type="float" office:value="0.271000000000015" calcext:value-type="float">
            <text:p>0.271000000000015</text:p>
          </table:table-cell>
          <table:table-cell office:value-type="float" office:value="394.595" calcext:value-type="float">
            <text:p>394.595</text:p>
          </table:table-cell>
          <table:table-cell office:value-type="float" office:value="394.462" calcext:value-type="float">
            <text:p>394.462</text:p>
          </table:table-cell>
          <table:table-cell table:formula="of:=[.E80]-[.F80]" office:value-type="float" office:value="0.133000000000038" calcext:value-type="float">
            <text:p>0.133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566" calcext:value-type="float">
            <text:p>393.566</text:p>
          </table:table-cell>
          <table:table-cell table:formula="of:=[.B81]-[.C81]" office:value-type="float" office:value="0.262" calcext:value-type="float">
            <text:p>0.262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285" calcext:value-type="float">
            <text:p>394.285</text:p>
          </table:table-cell>
          <table:table-cell table:formula="of:=[.E81]-[.F81]" office:value-type="float" office:value="0.361999999999966" calcext:value-type="float">
            <text:p>0.36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475" calcext:value-type="float">
            <text:p>393.475</text:p>
          </table:table-cell>
          <table:table-cell table:formula="of:=[.B82]-[.C82]" office:value-type="float" office:value="0.29299999999995" calcext:value-type="float">
            <text:p>0.29299999999995</text:p>
          </table:table-cell>
          <table:table-cell office:value-type="float" office:value="394.565" calcext:value-type="float">
            <text:p>394.565</text:p>
          </table:table-cell>
          <table:table-cell office:value-type="float" office:value="394.397" calcext:value-type="float">
            <text:p>394.397</text:p>
          </table:table-cell>
          <table:table-cell table:formula="of:=[.E82]-[.F82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492" calcext:value-type="float">
            <text:p>393.492</text:p>
          </table:table-cell>
          <table:table-cell table:formula="of:=[.B83]-[.C83]" office:value-type="float" office:value="0.279999999999973" calcext:value-type="float">
            <text:p>0.279999999999973</text:p>
          </table:table-cell>
          <table:table-cell office:value-type="float" office:value="394.518" calcext:value-type="float">
            <text:p>394.518</text:p>
          </table:table-cell>
          <table:table-cell office:value-type="float" office:value="394.496" calcext:value-type="float">
            <text:p>394.496</text:p>
          </table:table-cell>
          <table:table-cell table:formula="of:=[.E83]-[.F83]" office:value-type="float" office:value="0.0219999999999914" calcext:value-type="float">
            <text:p>0.021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1" calcext:value-type="float">
            <text:p>393.751</text:p>
          </table:table-cell>
          <table:table-cell office:value-type="float" office:value="393.587" calcext:value-type="float">
            <text:p>393.587</text:p>
          </table:table-cell>
          <table:table-cell table:formula="of:=[.B84]-[.C84]" office:value-type="float" office:value="0.163999999999987" calcext:value-type="float">
            <text:p>0.163999999999987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393" calcext:value-type="float">
            <text:p>394.393</text:p>
          </table:table-cell>
          <table:table-cell table:formula="of:=[.E84]-[.F84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561" calcext:value-type="float">
            <text:p>393.561</text:p>
          </table:table-cell>
          <table:table-cell table:formula="of:=[.B85]-[.C85]" office:value-type="float" office:value="0.206999999999994" calcext:value-type="float">
            <text:p>0.206999999999994</text:p>
          </table:table-cell>
          <table:table-cell office:value-type="float" office:value="394.613" calcext:value-type="float">
            <text:p>394.613</text:p>
          </table:table-cell>
          <table:table-cell office:value-type="float" office:value="394.397" calcext:value-type="float">
            <text:p>394.397</text:p>
          </table:table-cell>
          <table:table-cell table:formula="of:=[.E85]-[.F85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522" calcext:value-type="float">
            <text:p>393.522</text:p>
          </table:table-cell>
          <table:table-cell table:formula="of:=[.B86]-[.C86]" office:value-type="float" office:value="0.293000000000006" calcext:value-type="float">
            <text:p>0.293000000000006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38" calcext:value-type="float">
            <text:p>394.38</text:p>
          </table:table-cell>
          <table:table-cell table:formula="of:=[.E86]-[.F86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458" calcext:value-type="float">
            <text:p>393.458</text:p>
          </table:table-cell>
          <table:table-cell table:formula="of:=[.B87]-[.C87]" office:value-type="float" office:value="0.339999999999975" calcext:value-type="float">
            <text:p>0.339999999999975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457" calcext:value-type="float">
            <text:p>394.457</text:p>
          </table:table-cell>
          <table:table-cell table:formula="of:=[.E87]-[.F87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3" calcext:value-type="float">
            <text:p>393.803</text:p>
          </table:table-cell>
          <table:table-cell office:value-type="float" office:value="393.566" calcext:value-type="float">
            <text:p>393.566</text:p>
          </table:table-cell>
          <table:table-cell table:formula="of:=[.B88]-[.C88]" office:value-type="float" office:value="0.237000000000023" calcext:value-type="float">
            <text:p>0.237000000000023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445" calcext:value-type="float">
            <text:p>394.445</text:p>
          </table:table-cell>
          <table:table-cell table:formula="of:=[.E88]-[.F88]" office:value-type="float" office:value="0.192999999999984" calcext:value-type="float">
            <text:p>0.192999999999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3" calcext:value-type="float">
            <text:p>393.833</text:p>
          </table:table-cell>
          <table:table-cell office:value-type="float" office:value="393.553" calcext:value-type="float">
            <text:p>393.553</text:p>
          </table:table-cell>
          <table:table-cell table:formula="of:=[.B89]-[.C89]" office:value-type="float" office:value="0.28000000000003" calcext:value-type="float">
            <text:p>0.28000000000003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401" calcext:value-type="float">
            <text:p>394.401</text:p>
          </table:table-cell>
          <table:table-cell table:formula="of:=[.E89]-[.F89]" office:value-type="float" office:value="0.202999999999975" calcext:value-type="float">
            <text:p>0.20299999999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505" calcext:value-type="float">
            <text:p>393.505</text:p>
          </table:table-cell>
          <table:table-cell table:formula="of:=[.B90]-[.C90]" office:value-type="float" office:value="0.211000000000013" calcext:value-type="float">
            <text:p>0.211000000000013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363" calcext:value-type="float">
            <text:p>394.363</text:p>
          </table:table-cell>
          <table:table-cell table:formula="of:=[.E90]-[.F90]" office:value-type="float" office:value="0.0939999999999941" calcext:value-type="float">
            <text:p>0.09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4" calcext:value-type="float">
            <text:p>393.734</text:p>
          </table:table-cell>
          <table:table-cell office:value-type="float" office:value="393.454" calcext:value-type="float">
            <text:p>393.454</text:p>
          </table:table-cell>
          <table:table-cell table:formula="of:=[.B91]-[.C91]" office:value-type="float" office:value="0.279999999999973" calcext:value-type="float">
            <text:p>0.279999999999973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333" calcext:value-type="float">
            <text:p>394.333</text:p>
          </table:table-cell>
          <table:table-cell table:formula="of:=[.E91]-[.F91]" office:value-type="float" office:value="0.218999999999994" calcext:value-type="float">
            <text:p>0.218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7" calcext:value-type="float">
            <text:p>393.807</text:p>
          </table:table-cell>
          <table:table-cell office:value-type="float" office:value="393.479" calcext:value-type="float">
            <text:p>393.479</text:p>
          </table:table-cell>
          <table:table-cell table:formula="of:=[.B92]-[.C92]" office:value-type="float" office:value="0.328000000000031" calcext:value-type="float">
            <text:p>0.328000000000031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38" calcext:value-type="float">
            <text:p>394.38</text:p>
          </table:table-cell>
          <table:table-cell table:formula="of:=[.E92]-[.F92]" office:value-type="float" office:value="0.254000000000019" calcext:value-type="float">
            <text:p>0.254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1" calcext:value-type="float">
            <text:p>393.751</text:p>
          </table:table-cell>
          <table:table-cell office:value-type="float" office:value="393.531" calcext:value-type="float">
            <text:p>393.531</text:p>
          </table:table-cell>
          <table:table-cell table:formula="of:=[.B93]-[.C93]" office:value-type="float" office:value="0.21999999999997" calcext:value-type="float">
            <text:p>0.21999999999997</text:p>
          </table:table-cell>
          <table:table-cell office:value-type="float" office:value="394.445" calcext:value-type="float">
            <text:p>394.445</text:p>
          </table:table-cell>
          <table:table-cell office:value-type="float" office:value="394.324" calcext:value-type="float">
            <text:p>394.324</text:p>
          </table:table-cell>
          <table:table-cell table:formula="of:=[.E93]-[.F93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82" calcext:value-type="float">
            <text:p>393.682</text:p>
          </table:table-cell>
          <table:table-cell office:value-type="float" office:value="393.466" calcext:value-type="float">
            <text:p>393.466</text:p>
          </table:table-cell>
          <table:table-cell table:formula="of:=[.B94]-[.C94]" office:value-type="float" office:value="0.216000000000008" calcext:value-type="float">
            <text:p>0.216000000000008</text:p>
          </table:table-cell>
          <table:table-cell office:value-type="float" office:value="394.509" calcext:value-type="float">
            <text:p>394.509</text:p>
          </table:table-cell>
          <table:table-cell office:value-type="float" office:value="394.363" calcext:value-type="float">
            <text:p>394.363</text:p>
          </table:table-cell>
          <table:table-cell table:formula="of:=[.E94]-[.F94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9" calcext:value-type="float">
            <text:p>393.729</text:p>
          </table:table-cell>
          <table:table-cell office:value-type="float" office:value="393.359" calcext:value-type="float">
            <text:p>393.359</text:p>
          </table:table-cell>
          <table:table-cell table:formula="of:=[.B95]-[.C95]" office:value-type="float" office:value="0.370000000000005" calcext:value-type="float">
            <text:p>0.370000000000005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445" calcext:value-type="float">
            <text:p>394.445</text:p>
          </table:table-cell>
          <table:table-cell table:formula="of:=[.E95]-[.F95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553" calcext:value-type="float">
            <text:p>393.553</text:p>
          </table:table-cell>
          <table:table-cell table:formula="of:=[.B96]-[.C96]" office:value-type="float" office:value="0.240999999999985" calcext:value-type="float">
            <text:p>0.240999999999985</text:p>
          </table:table-cell>
          <table:table-cell office:value-type="float" office:value="394.518" calcext:value-type="float">
            <text:p>394.518</text:p>
          </table:table-cell>
          <table:table-cell office:value-type="float" office:value="394.376" calcext:value-type="float">
            <text:p>394.376</text:p>
          </table:table-cell>
          <table:table-cell table:formula="of:=[.E96]-[.F96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5" calcext:value-type="float">
            <text:p>393.755</text:p>
          </table:table-cell>
          <table:table-cell office:value-type="float" office:value="393.354" calcext:value-type="float">
            <text:p>393.354</text:p>
          </table:table-cell>
          <table:table-cell table:formula="of:=[.B97]-[.C97]" office:value-type="float" office:value="0.40100000000001" calcext:value-type="float">
            <text:p>0.40100000000001</text:p>
          </table:table-cell>
          <table:table-cell office:value-type="float" office:value="394.427" calcext:value-type="float">
            <text:p>394.427</text:p>
          </table:table-cell>
          <table:table-cell office:value-type="float" office:value="394.208" calcext:value-type="float">
            <text:p>394.208</text:p>
          </table:table-cell>
          <table:table-cell table:formula="of:=[.E97]-[.F97]" office:value-type="float" office:value="0.218999999999994" calcext:value-type="float">
            <text:p>0.218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376" calcext:value-type="float">
            <text:p>393.376</text:p>
          </table:table-cell>
          <table:table-cell table:formula="of:=[.B98]-[.C98]" office:value-type="float" office:value="0.362000000000023" calcext:value-type="float">
            <text:p>0.362000000000023</text:p>
          </table:table-cell>
          <table:table-cell office:value-type="float" office:value="394.488" calcext:value-type="float">
            <text:p>394.488</text:p>
          </table:table-cell>
          <table:table-cell office:value-type="float" office:value="394.449" calcext:value-type="float">
            <text:p>394.449</text:p>
          </table:table-cell>
          <table:table-cell table:formula="of:=[.E98]-[.F98]" office:value-type="float" office:value="0.0389999999999873" calcext:value-type="float">
            <text:p>0.03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518" calcext:value-type="float">
            <text:p>393.518</text:p>
          </table:table-cell>
          <table:table-cell table:formula="of:=[.B99]-[.C99]" office:value-type="float" office:value="0.254000000000019" calcext:value-type="float">
            <text:p>0.254000000000019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457" calcext:value-type="float">
            <text:p>394.457</text:p>
          </table:table-cell>
          <table:table-cell table:formula="of:=[.E99]-[.F99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514" calcext:value-type="float">
            <text:p>393.514</text:p>
          </table:table-cell>
          <table:table-cell table:formula="of:=[.B100]-[.C100]" office:value-type="float" office:value="0.339999999999975" calcext:value-type="float">
            <text:p>0.339999999999975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401" calcext:value-type="float">
            <text:p>394.401</text:p>
          </table:table-cell>
          <table:table-cell table:formula="of:=[.E100]-[.F100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544" calcext:value-type="float">
            <text:p>393.544</text:p>
          </table:table-cell>
          <table:table-cell table:formula="of:=[.B101]-[.C101]" office:value-type="float" office:value="0.331999999999994" calcext:value-type="float">
            <text:p>0.331999999999994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414" calcext:value-type="float">
            <text:p>394.414</text:p>
          </table:table-cell>
          <table:table-cell table:formula="of:=[.E101]-[.F101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566" calcext:value-type="float">
            <text:p>393.566</text:p>
          </table:table-cell>
          <table:table-cell table:formula="of:=[.B102]-[.C102]" office:value-type="float" office:value="0.19300000000004" calcext:value-type="float">
            <text:p>0.19300000000004</text:p>
          </table:table-cell>
          <table:table-cell office:value-type="float" office:value="394.587" calcext:value-type="float">
            <text:p>394.587</text:p>
          </table:table-cell>
          <table:table-cell office:value-type="float" office:value="394.501" calcext:value-type="float">
            <text:p>394.501</text:p>
          </table:table-cell>
          <table:table-cell table:formula="of:=[.E102]-[.F102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49" calcext:value-type="float">
            <text:p>393.449</text:p>
          </table:table-cell>
          <table:table-cell table:formula="of:=[.B103]-[.C103]" office:value-type="float" office:value="0.327999999999975" calcext:value-type="float">
            <text:p>0.327999999999975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367" calcext:value-type="float">
            <text:p>394.367</text:p>
          </table:table-cell>
          <table:table-cell table:formula="of:=[.E103]-[.F103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553" calcext:value-type="float">
            <text:p>393.553</text:p>
          </table:table-cell>
          <table:table-cell table:formula="of:=[.B104]-[.C104]" office:value-type="float" office:value="0.163000000000011" calcext:value-type="float">
            <text:p>0.163000000000011</text:p>
          </table:table-cell>
          <table:table-cell office:value-type="float" office:value="394.561" calcext:value-type="float">
            <text:p>394.561</text:p>
          </table:table-cell>
          <table:table-cell office:value-type="float" office:value="394.371" calcext:value-type="float">
            <text:p>394.371</text:p>
          </table:table-cell>
          <table:table-cell table:formula="of:=[.E104]-[.F104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1" calcext:value-type="float">
            <text:p>393.751</text:p>
          </table:table-cell>
          <table:table-cell office:value-type="float" office:value="393.441" calcext:value-type="float">
            <text:p>393.441</text:p>
          </table:table-cell>
          <table:table-cell table:formula="of:=[.B105]-[.C105]" office:value-type="float" office:value="0.310000000000002" calcext:value-type="float">
            <text:p>0.310000000000002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38" calcext:value-type="float">
            <text:p>394.38</text:p>
          </table:table-cell>
          <table:table-cell table:formula="of:=[.E105]-[.F105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505" calcext:value-type="float">
            <text:p>393.505</text:p>
          </table:table-cell>
          <table:table-cell table:formula="of:=[.B106]-[.C106]" office:value-type="float" office:value="0.254000000000019" calcext:value-type="float">
            <text:p>0.254000000000019</text:p>
          </table:table-cell>
          <table:table-cell office:value-type="float" office:value="394.492" calcext:value-type="float">
            <text:p>394.492</text:p>
          </table:table-cell>
          <table:table-cell office:value-type="float" office:value="394.315" calcext:value-type="float">
            <text:p>394.315</text:p>
          </table:table-cell>
          <table:table-cell table:formula="of:=[.E106]-[.F106]" office:value-type="float" office:value="0.177000000000021" calcext:value-type="float">
            <text:p>0.177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56" calcext:value-type="float">
            <text:p>393.656</text:p>
          </table:table-cell>
          <table:table-cell office:value-type="float" office:value="393.441" calcext:value-type="float">
            <text:p>393.441</text:p>
          </table:table-cell>
          <table:table-cell table:formula="of:=[.B107]-[.C107]" office:value-type="float" office:value="0.215000000000032" calcext:value-type="float">
            <text:p>0.215000000000032</text:p>
          </table:table-cell>
          <table:table-cell office:value-type="float" office:value="394.561" calcext:value-type="float">
            <text:p>394.561</text:p>
          </table:table-cell>
          <table:table-cell office:value-type="float" office:value="394.35" calcext:value-type="float">
            <text:p>394.35</text:p>
          </table:table-cell>
          <table:table-cell table:formula="of:=[.E107]-[.F107]" office:value-type="float" office:value="0.210999999999956" calcext:value-type="float">
            <text:p>0.210999999999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6" calcext:value-type="float">
            <text:p>393.746</text:p>
          </table:table-cell>
          <table:table-cell office:value-type="float" office:value="393.462" calcext:value-type="float">
            <text:p>393.462</text:p>
          </table:table-cell>
          <table:table-cell table:formula="of:=[.B108]-[.C108]" office:value-type="float" office:value="0.283999999999992" calcext:value-type="float">
            <text:p>0.283999999999992</text:p>
          </table:table-cell>
          <table:table-cell office:value-type="float" office:value="394.496" calcext:value-type="float">
            <text:p>394.496</text:p>
          </table:table-cell>
          <table:table-cell office:value-type="float" office:value="394.311" calcext:value-type="float">
            <text:p>394.311</text:p>
          </table:table-cell>
          <table:table-cell table:formula="of:=[.E108]-[.F108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8" calcext:value-type="float">
            <text:p>393.38</text:p>
          </table:table-cell>
          <table:table-cell table:formula="of:=[.B109]-[.C109]" office:value-type="float" office:value="0.345000000000027" calcext:value-type="float">
            <text:p>0.345000000000027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394.363" calcext:value-type="float">
            <text:p>394.363</text:p>
          </table:table-cell>
          <table:table-cell table:formula="of:=[.E109]-[.F109]" office:value-type="float" office:value="0.0939999999999941" calcext:value-type="float">
            <text:p>0.09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471" calcext:value-type="float">
            <text:p>393.471</text:p>
          </table:table-cell>
          <table:table-cell table:formula="of:=[.B110]-[.C110]" office:value-type="float" office:value="0.293000000000006" calcext:value-type="float">
            <text:p>0.293000000000006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354" calcext:value-type="float">
            <text:p>394.354</text:p>
          </table:table-cell>
          <table:table-cell table:formula="of:=[.E110]-[.F110]" office:value-type="float" office:value="0.203000000000031" calcext:value-type="float">
            <text:p>0.203000000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492" calcext:value-type="float">
            <text:p>393.492</text:p>
          </table:table-cell>
          <table:table-cell table:formula="of:=[.B111]-[.C111]" office:value-type="float" office:value="0.298000000000002" calcext:value-type="float">
            <text:p>0.298000000000002</text:p>
          </table:table-cell>
          <table:table-cell office:value-type="float" office:value="394.561" calcext:value-type="float">
            <text:p>394.561</text:p>
          </table:table-cell>
          <table:table-cell office:value-type="float" office:value="394.35" calcext:value-type="float">
            <text:p>394.35</text:p>
          </table:table-cell>
          <table:table-cell table:formula="of:=[.E111]-[.F111]" office:value-type="float" office:value="0.210999999999956" calcext:value-type="float">
            <text:p>0.210999999999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454" calcext:value-type="float">
            <text:p>393.454</text:p>
          </table:table-cell>
          <table:table-cell table:formula="of:=[.B112]-[.C112]" office:value-type="float" office:value="0.36099999999999" calcext:value-type="float">
            <text:p>0.36099999999999</text:p>
          </table:table-cell>
          <table:table-cell office:value-type="float" office:value="394.535" calcext:value-type="float">
            <text:p>394.535</text:p>
          </table:table-cell>
          <table:table-cell office:value-type="float" office:value="394.333" calcext:value-type="float">
            <text:p>394.333</text:p>
          </table:table-cell>
          <table:table-cell table:formula="of:=[.E112]-[.F112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9" calcext:value-type="float">
            <text:p>393.729</text:p>
          </table:table-cell>
          <table:table-cell office:value-type="float" office:value="393.484" calcext:value-type="float">
            <text:p>393.484</text:p>
          </table:table-cell>
          <table:table-cell table:formula="of:=[.B113]-[.C113]" office:value-type="float" office:value="0.245000000000005" calcext:value-type="float">
            <text:p>0.245000000000005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393" calcext:value-type="float">
            <text:p>394.393</text:p>
          </table:table-cell>
          <table:table-cell table:formula="of:=[.E113]-[.F113]" office:value-type="float" office:value="0.159000000000049" calcext:value-type="float">
            <text:p>0.159000000000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553" calcext:value-type="float">
            <text:p>393.553</text:p>
          </table:table-cell>
          <table:table-cell table:formula="of:=[.B114]-[.C114]" office:value-type="float" office:value="0.262" calcext:value-type="float">
            <text:p>0.262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445" calcext:value-type="float">
            <text:p>394.445</text:p>
          </table:table-cell>
          <table:table-cell table:formula="of:=[.E114]-[.F114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9" calcext:value-type="float">
            <text:p>393.729</text:p>
          </table:table-cell>
          <table:table-cell office:value-type="float" office:value="393.557" calcext:value-type="float">
            <text:p>393.557</text:p>
          </table:table-cell>
          <table:table-cell table:formula="of:=[.B115]-[.C115]" office:value-type="float" office:value="0.171999999999969" calcext:value-type="float">
            <text:p>0.171999999999969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38" calcext:value-type="float">
            <text:p>394.38</text:p>
          </table:table-cell>
          <table:table-cell table:formula="of:=[.E115]-[.F115]" office:value-type="float" office:value="0.172000000000025" calcext:value-type="float">
            <text:p>0.172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45" calcext:value-type="float">
            <text:p>393.445</text:p>
          </table:table-cell>
          <table:table-cell table:formula="of:=[.B116]-[.C116]" office:value-type="float" office:value="0.331999999999994" calcext:value-type="float">
            <text:p>0.331999999999994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445" calcext:value-type="float">
            <text:p>394.445</text:p>
          </table:table-cell>
          <table:table-cell table:formula="of:=[.E116]-[.F116]" office:value-type="float" office:value="0.283999999999992" calcext:value-type="float">
            <text:p>0.283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505" calcext:value-type="float">
            <text:p>393.505</text:p>
          </table:table-cell>
          <table:table-cell table:formula="of:=[.B117]-[.C117]" office:value-type="float" office:value="0.288999999999987" calcext:value-type="float">
            <text:p>0.288999999999987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479" calcext:value-type="float">
            <text:p>394.479</text:p>
          </table:table-cell>
          <table:table-cell table:formula="of:=[.E117]-[.F117]" office:value-type="float" office:value="0.177000000000021" calcext:value-type="float">
            <text:p>0.177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54" calcext:value-type="float">
            <text:p>393.54</text:p>
          </table:table-cell>
          <table:table-cell table:formula="of:=[.B118]-[.C118]" office:value-type="float" office:value="0.296999999999969" calcext:value-type="float">
            <text:p>0.296999999999969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432" calcext:value-type="float">
            <text:p>394.432</text:p>
          </table:table-cell>
          <table:table-cell table:formula="of:=[.E118]-[.F118]" office:value-type="float" office:value="0.240999999999985" calcext:value-type="float">
            <text:p>0.240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561" calcext:value-type="float">
            <text:p>393.561</text:p>
          </table:table-cell>
          <table:table-cell table:formula="of:=[.B119]-[.C119]" office:value-type="float" office:value="0.285000000000025" calcext:value-type="float">
            <text:p>0.285000000000025</text:p>
          </table:table-cell>
          <table:table-cell office:value-type="float" office:value="394.63" calcext:value-type="float">
            <text:p>394.63</text:p>
          </table:table-cell>
          <table:table-cell office:value-type="float" office:value="394.311" calcext:value-type="float">
            <text:p>394.311</text:p>
          </table:table-cell>
          <table:table-cell table:formula="of:=[.E119]-[.F119]" office:value-type="float" office:value="0.319000000000017" calcext:value-type="float">
            <text:p>0.319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535" calcext:value-type="float">
            <text:p>393.535</text:p>
          </table:table-cell>
          <table:table-cell table:formula="of:=[.B120]-[.C120]" office:value-type="float" office:value="0.206999999999994" calcext:value-type="float">
            <text:p>0.206999999999994</text:p>
          </table:table-cell>
          <table:table-cell office:value-type="float" office:value="394.539" calcext:value-type="float">
            <text:p>394.539</text:p>
          </table:table-cell>
          <table:table-cell office:value-type="float" office:value="394.401" calcext:value-type="float">
            <text:p>394.401</text:p>
          </table:table-cell>
          <table:table-cell table:formula="of:=[.E120]-[.F120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6" calcext:value-type="float">
            <text:p>393.6</text:p>
          </table:table-cell>
          <table:table-cell table:formula="of:=[.B121]-[.C121]" office:value-type="float" office:value="0.227999999999952" calcext:value-type="float">
            <text:p>0.227999999999952</text:p>
          </table:table-cell>
          <table:table-cell office:value-type="float" office:value="394.613" calcext:value-type="float">
            <text:p>394.613</text:p>
          </table:table-cell>
          <table:table-cell office:value-type="float" office:value="394.449" calcext:value-type="float">
            <text:p>394.449</text:p>
          </table:table-cell>
          <table:table-cell table:formula="of:=[.E121]-[.F121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617" calcext:value-type="float">
            <text:p>393.617</text:p>
          </table:table-cell>
          <table:table-cell table:formula="of:=[.B122]-[.C122]" office:value-type="float" office:value="0.173000000000002" calcext:value-type="float">
            <text:p>0.173000000000002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406" calcext:value-type="float">
            <text:p>394.406</text:p>
          </table:table-cell>
          <table:table-cell table:formula="of:=[.E122]-[.F122]" office:value-type="float" office:value="0.271000000000015" calcext:value-type="float">
            <text:p>0.271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462" calcext:value-type="float">
            <text:p>393.462</text:p>
          </table:table-cell>
          <table:table-cell table:formula="of:=[.B123]-[.C123]" office:value-type="float" office:value="0.319000000000017" calcext:value-type="float">
            <text:p>0.319000000000017</text:p>
          </table:table-cell>
          <table:table-cell office:value-type="float" office:value="394.613" calcext:value-type="float">
            <text:p>394.613</text:p>
          </table:table-cell>
          <table:table-cell office:value-type="float" office:value="394.35" calcext:value-type="float">
            <text:p>394.35</text:p>
          </table:table-cell>
          <table:table-cell table:formula="of:=[.E123]-[.F123]" office:value-type="float" office:value="0.262999999999977" calcext:value-type="float">
            <text:p>0.262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449" calcext:value-type="float">
            <text:p>393.449</text:p>
          </table:table-cell>
          <table:table-cell table:formula="of:=[.B124]-[.C124]" office:value-type="float" office:value="0.31899999999996" calcext:value-type="float">
            <text:p>0.31899999999996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427" calcext:value-type="float">
            <text:p>394.427</text:p>
          </table:table-cell>
          <table:table-cell table:formula="of:=[.E124]-[.F124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497" calcext:value-type="float">
            <text:p>393.497</text:p>
          </table:table-cell>
          <table:table-cell table:formula="of:=[.B125]-[.C125]" office:value-type="float" office:value="0.300999999999988" calcext:value-type="float">
            <text:p>0.300999999999988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363" calcext:value-type="float">
            <text:p>394.363</text:p>
          </table:table-cell>
          <table:table-cell table:formula="of:=[.E125]-[.F125]" office:value-type="float" office:value="0.254000000000019" calcext:value-type="float">
            <text:p>0.254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5" calcext:value-type="float">
            <text:p>393.755</text:p>
          </table:table-cell>
          <table:table-cell office:value-type="float" office:value="393.432" calcext:value-type="float">
            <text:p>393.432</text:p>
          </table:table-cell>
          <table:table-cell table:formula="of:=[.B126]-[.C126]" office:value-type="float" office:value="0.322999999999979" calcext:value-type="float">
            <text:p>0.322999999999979</text:p>
          </table:table-cell>
          <table:table-cell office:value-type="float" office:value="394.462" calcext:value-type="float">
            <text:p>394.462</text:p>
          </table:table-cell>
          <table:table-cell office:value-type="float" office:value="394.272" calcext:value-type="float">
            <text:p>394.272</text:p>
          </table:table-cell>
          <table:table-cell table:formula="of:=[.E126]-[.F126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406" calcext:value-type="float">
            <text:p>393.406</text:p>
          </table:table-cell>
          <table:table-cell table:formula="of:=[.B127]-[.C127]" office:value-type="float" office:value="0.353000000000009" calcext:value-type="float">
            <text:p>0.353000000000009</text:p>
          </table:table-cell>
          <table:table-cell office:value-type="float" office:value="394.595" calcext:value-type="float">
            <text:p>394.595</text:p>
          </table:table-cell>
          <table:table-cell office:value-type="float" office:value="394.389" calcext:value-type="float">
            <text:p>394.389</text:p>
          </table:table-cell>
          <table:table-cell table:formula="of:=[.E127]-[.F127]" office:value-type="float" office:value="0.206000000000017" calcext:value-type="float">
            <text:p>0.206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583" calcext:value-type="float">
            <text:p>393.583</text:p>
          </table:table-cell>
          <table:table-cell table:formula="of:=[.B128]-[.C128]" office:value-type="float" office:value="0.132999999999981" calcext:value-type="float">
            <text:p>0.132999999999981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427" calcext:value-type="float">
            <text:p>394.427</text:p>
          </table:table-cell>
          <table:table-cell table:formula="of:=[.E128]-[.F128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75" calcext:value-type="float">
            <text:p>393.475</text:p>
          </table:table-cell>
          <table:table-cell table:formula="of:=[.B129]-[.C129]" office:value-type="float" office:value="0.301999999999964" calcext:value-type="float">
            <text:p>0.301999999999964</text:p>
          </table:table-cell>
          <table:table-cell office:value-type="float" office:value="394.522" calcext:value-type="float">
            <text:p>394.522</text:p>
          </table:table-cell>
          <table:table-cell office:value-type="float" office:value="394.341" calcext:value-type="float">
            <text:p>394.341</text:p>
          </table:table-cell>
          <table:table-cell table:formula="of:=[.E129]-[.F129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" calcext:value-type="float">
            <text:p>393.69</text:p>
          </table:table-cell>
          <table:table-cell office:value-type="float" office:value="393.505" calcext:value-type="float">
            <text:p>393.505</text:p>
          </table:table-cell>
          <table:table-cell table:formula="of:=[.B130]-[.C130]" office:value-type="float" office:value="0.185000000000002" calcext:value-type="float">
            <text:p>0.185000000000002</text:p>
          </table:table-cell>
          <table:table-cell office:value-type="float" office:value="394.492" calcext:value-type="float">
            <text:p>394.492</text:p>
          </table:table-cell>
          <table:table-cell office:value-type="float" office:value="394.393" calcext:value-type="float">
            <text:p>394.393</text:p>
          </table:table-cell>
          <table:table-cell table:formula="of:=[.E130]-[.F130]" office:value-type="float" office:value="0.0990000000000464" calcext:value-type="float">
            <text:p>0.099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3" calcext:value-type="float">
            <text:p>393.703</text:p>
          </table:table-cell>
          <table:table-cell office:value-type="float" office:value="393.454" calcext:value-type="float">
            <text:p>393.454</text:p>
          </table:table-cell>
          <table:table-cell table:formula="of:=[.B131]-[.C131]" office:value-type="float" office:value="0.248999999999967" calcext:value-type="float">
            <text:p>0.248999999999967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401" calcext:value-type="float">
            <text:p>394.401</text:p>
          </table:table-cell>
          <table:table-cell table:formula="of:=[.E131]-[.F131]" office:value-type="float" office:value="0.176999999999964" calcext:value-type="float">
            <text:p>0.176999999999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51" calcext:value-type="float">
            <text:p>393.51</text:p>
          </table:table-cell>
          <table:table-cell table:formula="of:=[.B132]-[.C132]" office:value-type="float" office:value="0.262" calcext:value-type="float">
            <text:p>0.262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457" calcext:value-type="float">
            <text:p>394.457</text:p>
          </table:table-cell>
          <table:table-cell table:formula="of:=[.E132]-[.F132]" office:value-type="float" office:value="0.143000000000029" calcext:value-type="float">
            <text:p>0.143000000000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3" calcext:value-type="float">
            <text:p>393.703</text:p>
          </table:table-cell>
          <table:table-cell office:value-type="float" office:value="393.359" calcext:value-type="float">
            <text:p>393.359</text:p>
          </table:table-cell>
          <table:table-cell table:formula="of:=[.B133]-[.C133]" office:value-type="float" office:value="0.343999999999994" calcext:value-type="float">
            <text:p>0.343999999999994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363" calcext:value-type="float">
            <text:p>394.363</text:p>
          </table:table-cell>
          <table:table-cell table:formula="of:=[.E133]-[.F133]" office:value-type="float" office:value="0.189000000000021" calcext:value-type="float">
            <text:p>0.189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514" calcext:value-type="float">
            <text:p>393.514</text:p>
          </table:table-cell>
          <table:table-cell table:formula="of:=[.B134]-[.C134]" office:value-type="float" office:value="0.266999999999996" calcext:value-type="float">
            <text:p>0.266999999999996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384" calcext:value-type="float">
            <text:p>394.384</text:p>
          </table:table-cell>
          <table:table-cell table:formula="of:=[.E134]-[.F134]" office:value-type="float" office:value="0.288999999999987" calcext:value-type="float">
            <text:p>0.28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3" calcext:value-type="float">
            <text:p>393.803</text:p>
          </table:table-cell>
          <table:table-cell office:value-type="float" office:value="393.544" calcext:value-type="float">
            <text:p>393.544</text:p>
          </table:table-cell>
          <table:table-cell table:formula="of:=[.B135]-[.C135]" office:value-type="float" office:value="0.259000000000015" calcext:value-type="float">
            <text:p>0.259000000000015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324" calcext:value-type="float">
            <text:p>394.324</text:p>
          </table:table-cell>
          <table:table-cell table:formula="of:=[.E135]-[.F135]" office:value-type="float" office:value="0.257999999999981" calcext:value-type="float">
            <text:p>0.257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466" calcext:value-type="float">
            <text:p>393.466</text:p>
          </table:table-cell>
          <table:table-cell table:formula="of:=[.B136]-[.C136]" office:value-type="float" office:value="0.27600000000001" calcext:value-type="float">
            <text:p>0.27600000000001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38" calcext:value-type="float">
            <text:p>394.38</text:p>
          </table:table-cell>
          <table:table-cell table:formula="of:=[.E136]-[.F136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514" calcext:value-type="float">
            <text:p>393.514</text:p>
          </table:table-cell>
          <table:table-cell table:formula="of:=[.B137]-[.C137]" office:value-type="float" office:value="0.27600000000001" calcext:value-type="float">
            <text:p>0.27600000000001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35" calcext:value-type="float">
            <text:p>394.35</text:p>
          </table:table-cell>
          <table:table-cell table:formula="of:=[.E137]-[.F137]" office:value-type="float" office:value="0.240999999999985" calcext:value-type="float">
            <text:p>0.240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9" calcext:value-type="float">
            <text:p>393.729</text:p>
          </table:table-cell>
          <table:table-cell office:value-type="float" office:value="393.441" calcext:value-type="float">
            <text:p>393.441</text:p>
          </table:table-cell>
          <table:table-cell table:formula="of:=[.B138]-[.C138]" office:value-type="float" office:value="0.288000000000011" calcext:value-type="float">
            <text:p>0.288000000000011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307" calcext:value-type="float">
            <text:p>394.307</text:p>
          </table:table-cell>
          <table:table-cell table:formula="of:=[.E138]-[.F138]" office:value-type="float" office:value="0.296999999999969" calcext:value-type="float">
            <text:p>0.296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557" calcext:value-type="float">
            <text:p>393.557</text:p>
          </table:table-cell>
          <table:table-cell table:formula="of:=[.B139]-[.C139]" office:value-type="float" office:value="0.288999999999987" calcext:value-type="float">
            <text:p>0.288999999999987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449" calcext:value-type="float">
            <text:p>394.449</text:p>
          </table:table-cell>
          <table:table-cell table:formula="of:=[.E139]-[.F139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6" calcext:value-type="float">
            <text:p>393.906</text:p>
          </table:table-cell>
          <table:table-cell office:value-type="float" office:value="393.574" calcext:value-type="float">
            <text:p>393.574</text:p>
          </table:table-cell>
          <table:table-cell table:formula="of:=[.B140]-[.C140]" office:value-type="float" office:value="0.331999999999994" calcext:value-type="float">
            <text:p>0.331999999999994</text:p>
          </table:table-cell>
          <table:table-cell office:value-type="float" office:value="394.505" calcext:value-type="float">
            <text:p>394.505</text:p>
          </table:table-cell>
          <table:table-cell office:value-type="float" office:value="394.496" calcext:value-type="float">
            <text:p>394.496</text:p>
          </table:table-cell>
          <table:table-cell table:formula="of:=[.E140]-[.F140]" office:value-type="float" office:value="0.00900000000001455" calcext:value-type="float">
            <text:p>0.009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6" calcext:value-type="float">
            <text:p>393.746</text:p>
          </table:table-cell>
          <table:table-cell office:value-type="float" office:value="393.479" calcext:value-type="float">
            <text:p>393.479</text:p>
          </table:table-cell>
          <table:table-cell table:formula="of:=[.B141]-[.C141]" office:value-type="float" office:value="0.266999999999996" calcext:value-type="float">
            <text:p>0.266999999999996</text:p>
          </table:table-cell>
          <table:table-cell office:value-type="float" office:value="394.483" calcext:value-type="float">
            <text:p>394.483</text:p>
          </table:table-cell>
          <table:table-cell office:value-type="float" office:value="394.354" calcext:value-type="float">
            <text:p>394.354</text:p>
          </table:table-cell>
          <table:table-cell table:formula="of:=[.E141]-[.F141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449" calcext:value-type="float">
            <text:p>393.449</text:p>
          </table:table-cell>
          <table:table-cell table:formula="of:=[.B142]-[.C142]" office:value-type="float" office:value="0.341000000000008" calcext:value-type="float">
            <text:p>0.341000000000008</text:p>
          </table:table-cell>
          <table:table-cell office:value-type="float" office:value="394.505" calcext:value-type="float">
            <text:p>394.505</text:p>
          </table:table-cell>
          <table:table-cell office:value-type="float" office:value="394.294" calcext:value-type="float">
            <text:p>394.294</text:p>
          </table:table-cell>
          <table:table-cell table:formula="of:=[.E142]-[.F142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518" calcext:value-type="float">
            <text:p>393.518</text:p>
          </table:table-cell>
          <table:table-cell table:formula="of:=[.B143]-[.C143]" office:value-type="float" office:value="0.267000000000053" calcext:value-type="float">
            <text:p>0.267000000000053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406" calcext:value-type="float">
            <text:p>394.406</text:p>
          </table:table-cell>
          <table:table-cell table:formula="of:=[.E143]-[.F143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54" calcext:value-type="float">
            <text:p>393.54</text:p>
          </table:table-cell>
          <table:table-cell table:formula="of:=[.B144]-[.C144]" office:value-type="float" office:value="0.227999999999952" calcext:value-type="float">
            <text:p>0.227999999999952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445" calcext:value-type="float">
            <text:p>394.445</text:p>
          </table:table-cell>
          <table:table-cell table:formula="of:=[.E144]-[.F144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699" calcext:value-type="float">
            <text:p>393.699</text:p>
          </table:table-cell>
          <table:table-cell table:formula="of:=[.B145]-[.C145]" office:value-type="float" office:value="0.0600000000000023" calcext:value-type="float">
            <text:p>0.060000000000002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423" calcext:value-type="float">
            <text:p>394.423</text:p>
          </table:table-cell>
          <table:table-cell table:formula="of:=[.E145]-[.F145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553" calcext:value-type="float">
            <text:p>393.553</text:p>
          </table:table-cell>
          <table:table-cell table:formula="of:=[.B146]-[.C146]" office:value-type="float" office:value="0.257999999999981" calcext:value-type="float">
            <text:p>0.257999999999981</text:p>
          </table:table-cell>
          <table:table-cell office:value-type="float" office:value="394.587" calcext:value-type="float">
            <text:p>394.587</text:p>
          </table:table-cell>
          <table:table-cell office:value-type="float" office:value="394.38" calcext:value-type="float">
            <text:p>394.38</text:p>
          </table:table-cell>
          <table:table-cell table:formula="of:=[.E146]-[.F146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6" calcext:value-type="float">
            <text:p>393.746</text:p>
          </table:table-cell>
          <table:table-cell office:value-type="float" office:value="393.497" calcext:value-type="float">
            <text:p>393.497</text:p>
          </table:table-cell>
          <table:table-cell table:formula="of:=[.B147]-[.C147]" office:value-type="float" office:value="0.248999999999967" calcext:value-type="float">
            <text:p>0.248999999999967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466" calcext:value-type="float">
            <text:p>394.466</text:p>
          </table:table-cell>
          <table:table-cell table:formula="of:=[.E147]-[.F147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3" calcext:value-type="float">
            <text:p>393.803</text:p>
          </table:table-cell>
          <table:table-cell office:value-type="float" office:value="393.436" calcext:value-type="float">
            <text:p>393.436</text:p>
          </table:table-cell>
          <table:table-cell table:formula="of:=[.B148]-[.C148]" office:value-type="float" office:value="0.367000000000019" calcext:value-type="float">
            <text:p>0.367000000000019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488" calcext:value-type="float">
            <text:p>394.488</text:p>
          </table:table-cell>
          <table:table-cell table:formula="of:=[.E148]-[.F148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41" calcext:value-type="float">
            <text:p>393.41</text:p>
          </table:table-cell>
          <table:table-cell table:formula="of:=[.B149]-[.C149]" office:value-type="float" office:value="0.379999999999995" calcext:value-type="float">
            <text:p>0.379999999999995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427" calcext:value-type="float">
            <text:p>394.427</text:p>
          </table:table-cell>
          <table:table-cell table:formula="of:=[.E149]-[.F149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3" calcext:value-type="float">
            <text:p>393.63</text:p>
          </table:table-cell>
          <table:table-cell table:formula="of:=[.B150]-[.C150]" office:value-type="float" office:value="0.180999999999983" calcext:value-type="float">
            <text:p>0.180999999999983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475" calcext:value-type="float">
            <text:p>394.475</text:p>
          </table:table-cell>
          <table:table-cell table:formula="of:=[.E150]-[.F150]" office:value-type="float" office:value="0.227999999999952" calcext:value-type="float">
            <text:p>0.227999999999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59" calcext:value-type="float">
            <text:p>393.759</text:p>
          </table:table-cell>
          <table:table-cell office:value-type="float" office:value="393.458" calcext:value-type="float">
            <text:p>393.458</text:p>
          </table:table-cell>
          <table:table-cell table:formula="of:=[.B151]-[.C151]" office:value-type="float" office:value="0.300999999999988" calcext:value-type="float">
            <text:p>0.300999999999988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427" calcext:value-type="float">
            <text:p>394.427</text:p>
          </table:table-cell>
          <table:table-cell table:formula="of:=[.E151]-[.F151]" office:value-type="float" office:value="0.150999999999954" calcext:value-type="float">
            <text:p>0.150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531" calcext:value-type="float">
            <text:p>393.531</text:p>
          </table:table-cell>
          <table:table-cell table:formula="of:=[.B152]-[.C152]" office:value-type="float" office:value="0.254000000000019" calcext:value-type="float">
            <text:p>0.254000000000019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367" calcext:value-type="float">
            <text:p>394.367</text:p>
          </table:table-cell>
          <table:table-cell table:formula="of:=[.E152]-[.F152]" office:value-type="float" office:value="0.322999999999979" calcext:value-type="float">
            <text:p>0.32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1" calcext:value-type="float">
            <text:p>393.841</text:p>
          </table:table-cell>
          <table:table-cell office:value-type="float" office:value="393.544" calcext:value-type="float">
            <text:p>393.544</text:p>
          </table:table-cell>
          <table:table-cell table:formula="of:=[.B153]-[.C153]" office:value-type="float" office:value="0.297000000000025" calcext:value-type="float">
            <text:p>0.297000000000025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397" calcext:value-type="float">
            <text:p>394.397</text:p>
          </table:table-cell>
          <table:table-cell table:formula="of:=[.E153]-[.F153]" office:value-type="float" office:value="0.237000000000023" calcext:value-type="float">
            <text:p>0.237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1" calcext:value-type="float">
            <text:p>393.871</text:p>
          </table:table-cell>
          <table:table-cell office:value-type="float" office:value="393.501" calcext:value-type="float">
            <text:p>393.501</text:p>
          </table:table-cell>
          <table:table-cell table:formula="of:=[.B154]-[.C154]" office:value-type="float" office:value="0.370000000000005" calcext:value-type="float">
            <text:p>0.370000000000005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501" calcext:value-type="float">
            <text:p>394.501</text:p>
          </table:table-cell>
          <table:table-cell table:formula="of:=[.E154]-[.F154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2" calcext:value-type="float">
            <text:p>393.712</text:p>
          </table:table-cell>
          <table:table-cell office:value-type="float" office:value="393.561" calcext:value-type="float">
            <text:p>393.561</text:p>
          </table:table-cell>
          <table:table-cell table:formula="of:=[.B155]-[.C155]" office:value-type="float" office:value="0.15100000000001" calcext:value-type="float">
            <text:p>0.15100000000001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501" calcext:value-type="float">
            <text:p>394.501</text:p>
          </table:table-cell>
          <table:table-cell table:formula="of:=[.E155]-[.F155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682" calcext:value-type="float">
            <text:p>393.682</text:p>
          </table:table-cell>
          <table:table-cell table:formula="of:=[.B156]-[.C156]" office:value-type="float" office:value="0.145999999999958" calcext:value-type="float">
            <text:p>0.145999999999958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492" calcext:value-type="float">
            <text:p>394.492</text:p>
          </table:table-cell>
          <table:table-cell table:formula="of:=[.E156]-[.F156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583" calcext:value-type="float">
            <text:p>393.583</text:p>
          </table:table-cell>
          <table:table-cell table:formula="of:=[.B157]-[.C157]" office:value-type="float" office:value="0.266999999999996" calcext:value-type="float">
            <text:p>0.266999999999996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488" calcext:value-type="float">
            <text:p>394.488</text:p>
          </table:table-cell>
          <table:table-cell table:formula="of:=[.E157]-[.F157]" office:value-type="float" office:value="0.163000000000011" calcext:value-type="float">
            <text:p>0.163000000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557" calcext:value-type="float">
            <text:p>393.557</text:p>
          </table:table-cell>
          <table:table-cell table:formula="of:=[.B158]-[.C158]" office:value-type="float" office:value="0.257999999999981" calcext:value-type="float">
            <text:p>0.257999999999981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552" calcext:value-type="float">
            <text:p>394.552</text:p>
          </table:table-cell>
          <table:table-cell table:formula="of:=[.E158]-[.F158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604" calcext:value-type="float">
            <text:p>393.604</text:p>
          </table:table-cell>
          <table:table-cell table:formula="of:=[.B159]-[.C159]" office:value-type="float" office:value="0.22399999999999" calcext:value-type="float">
            <text:p>0.22399999999999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44" calcext:value-type="float">
            <text:p>394.544</text:p>
          </table:table-cell>
          <table:table-cell table:formula="of:=[.E159]-[.F159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596" calcext:value-type="float">
            <text:p>393.596</text:p>
          </table:table-cell>
          <table:table-cell table:formula="of:=[.B160]-[.C160]" office:value-type="float" office:value="0.296999999999969" calcext:value-type="float">
            <text:p>0.296999999999969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26" calcext:value-type="float">
            <text:p>394.526</text:p>
          </table:table-cell>
          <table:table-cell table:formula="of:=[.E160]-[.F160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6" calcext:value-type="float">
            <text:p>393.6</text:p>
          </table:table-cell>
          <table:table-cell table:formula="of:=[.B161]-[.C161]" office:value-type="float" office:value="0.16799999999995" calcext:value-type="float">
            <text:p>0.16799999999995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509" calcext:value-type="float">
            <text:p>394.509</text:p>
          </table:table-cell>
          <table:table-cell table:formula="of:=[.E161]-[.F161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561" calcext:value-type="float">
            <text:p>393.561</text:p>
          </table:table-cell>
          <table:table-cell table:formula="of:=[.B162]-[.C162]" office:value-type="float" office:value="0.266999999999996" calcext:value-type="float">
            <text:p>0.266999999999996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466" calcext:value-type="float">
            <text:p>394.466</text:p>
          </table:table-cell>
          <table:table-cell table:formula="of:=[.E162]-[.F162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97" calcext:value-type="float">
            <text:p>393.497</text:p>
          </table:table-cell>
          <table:table-cell table:formula="of:=[.B163]-[.C163]" office:value-type="float" office:value="0.279999999999973" calcext:value-type="float">
            <text:p>0.279999999999973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509" calcext:value-type="float">
            <text:p>394.509</text:p>
          </table:table-cell>
          <table:table-cell table:formula="of:=[.E163]-[.F163]" office:value-type="float" office:value="0.21999999999997" calcext:value-type="float">
            <text:p>0.21999999999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622" calcext:value-type="float">
            <text:p>393.622</text:p>
          </table:table-cell>
          <table:table-cell table:formula="of:=[.B164]-[.C164]" office:value-type="float" office:value="0.288000000000011" calcext:value-type="float">
            <text:p>0.288000000000011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26" calcext:value-type="float">
            <text:p>394.526</text:p>
          </table:table-cell>
          <table:table-cell table:formula="of:=[.E164]-[.F164]" office:value-type="float" office:value="0.228999999999985" calcext:value-type="float">
            <text:p>0.228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22" calcext:value-type="float">
            <text:p>393.622</text:p>
          </table:table-cell>
          <table:table-cell table:formula="of:=[.B165]-[.C165]" office:value-type="float" office:value="0.270999999999958" calcext:value-type="float">
            <text:p>0.270999999999958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492" calcext:value-type="float">
            <text:p>394.492</text:p>
          </table:table-cell>
          <table:table-cell table:formula="of:=[.E165]-[.F165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22" calcext:value-type="float">
            <text:p>393.622</text:p>
          </table:table-cell>
          <table:table-cell table:formula="of:=[.B166]-[.C166]" office:value-type="float" office:value="0.188999999999965" calcext:value-type="float">
            <text:p>0.188999999999965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457" calcext:value-type="float">
            <text:p>394.457</text:p>
          </table:table-cell>
          <table:table-cell table:formula="of:=[.E166]-[.F166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669" calcext:value-type="float">
            <text:p>393.669</text:p>
          </table:table-cell>
          <table:table-cell table:formula="of:=[.B167]-[.C167]" office:value-type="float" office:value="0.18100000000004" calcext:value-type="float">
            <text:p>0.18100000000004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35" calcext:value-type="float">
            <text:p>394.535</text:p>
          </table:table-cell>
          <table:table-cell table:formula="of:=[.E167]-[.F167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17" calcext:value-type="float">
            <text:p>393.617</text:p>
          </table:table-cell>
          <table:table-cell table:formula="of:=[.B168]-[.C168]" office:value-type="float" office:value="0.241999999999962" calcext:value-type="float">
            <text:p>0.241999999999962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91" calcext:value-type="float">
            <text:p>394.591</text:p>
          </table:table-cell>
          <table:table-cell table:formula="of:=[.E168]-[.F168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673" calcext:value-type="float">
            <text:p>393.673</text:p>
          </table:table-cell>
          <table:table-cell table:formula="of:=[.B169]-[.C169]" office:value-type="float" office:value="0.0949999999999704" calcext:value-type="float">
            <text:p>0.094999999999971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74" calcext:value-type="float">
            <text:p>394.574</text:p>
          </table:table-cell>
          <table:table-cell table:formula="of:=[.E169]-[.F169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82" calcext:value-type="float">
            <text:p>393.682</text:p>
          </table:table-cell>
          <table:table-cell table:formula="of:=[.B170]-[.C170]" office:value-type="float" office:value="0.27600000000001" calcext:value-type="float">
            <text:p>0.27600000000001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535" calcext:value-type="float">
            <text:p>394.535</text:p>
          </table:table-cell>
          <table:table-cell table:formula="of:=[.E170]-[.F170]" office:value-type="float" office:value="0.210999999999956" calcext:value-type="float">
            <text:p>0.210999999999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43" calcext:value-type="float">
            <text:p>393.643</text:p>
          </table:table-cell>
          <table:table-cell table:formula="of:=[.B171]-[.C171]" office:value-type="float" office:value="0.259000000000015" calcext:value-type="float">
            <text:p>0.259000000000015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582" calcext:value-type="float">
            <text:p>394.582</text:p>
          </table:table-cell>
          <table:table-cell table:formula="of:=[.E171]-[.F171]" office:value-type="float" office:value="0.185999999999979" calcext:value-type="float">
            <text:p>0.185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544" calcext:value-type="float">
            <text:p>393.544</text:p>
          </table:table-cell>
          <table:table-cell table:formula="of:=[.B172]-[.C172]" office:value-type="float" office:value="0.30600000000004" calcext:value-type="float">
            <text:p>0.30600000000004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39" calcext:value-type="float">
            <text:p>394.539</text:p>
          </table:table-cell>
          <table:table-cell table:formula="of:=[.E172]-[.F172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41" calcext:value-type="float">
            <text:p>393.41</text:p>
          </table:table-cell>
          <table:table-cell table:formula="of:=[.B173]-[.C173]" office:value-type="float" office:value="0.5" calcext:value-type="float">
            <text:p>0.5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35" calcext:value-type="float">
            <text:p>394.35</text:p>
          </table:table-cell>
          <table:table-cell table:formula="of:=[.E173]-[.F173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544" calcext:value-type="float">
            <text:p>393.544</text:p>
          </table:table-cell>
          <table:table-cell table:formula="of:=[.B174]-[.C174]" office:value-type="float" office:value="0.25" calcext:value-type="float">
            <text:p>0.25</text:p>
          </table:table-cell>
          <table:table-cell office:value-type="float" office:value="394.526" calcext:value-type="float">
            <text:p>394.526</text:p>
          </table:table-cell>
          <table:table-cell office:value-type="float" office:value="394.41" calcext:value-type="float">
            <text:p>394.41</text:p>
          </table:table-cell>
          <table:table-cell table:formula="of:=[.E174]-[.F174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497" calcext:value-type="float">
            <text:p>393.497</text:p>
          </table:table-cell>
          <table:table-cell table:formula="of:=[.B175]-[.C175]" office:value-type="float" office:value="0.240999999999985" calcext:value-type="float">
            <text:p>0.240999999999985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44" calcext:value-type="float">
            <text:p>394.44</text:p>
          </table:table-cell>
          <table:table-cell table:formula="of:=[.E175]-[.F175]" office:value-type="float" office:value="0.0609999999999786" calcext:value-type="float">
            <text:p>0.060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488" calcext:value-type="float">
            <text:p>393.488</text:p>
          </table:table-cell>
          <table:table-cell table:formula="of:=[.B176]-[.C176]" office:value-type="float" office:value="0.326999999999998" calcext:value-type="float">
            <text:p>0.326999999999998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371" calcext:value-type="float">
            <text:p>394.371</text:p>
          </table:table-cell>
          <table:table-cell table:formula="of:=[.E176]-[.F176]" office:value-type="float" office:value="0.177000000000021" calcext:value-type="float">
            <text:p>0.177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2" calcext:value-type="float">
            <text:p>393.712</text:p>
          </table:table-cell>
          <table:table-cell office:value-type="float" office:value="393.436" calcext:value-type="float">
            <text:p>393.436</text:p>
          </table:table-cell>
          <table:table-cell table:formula="of:=[.B177]-[.C177]" office:value-type="float" office:value="0.27600000000001" calcext:value-type="float">
            <text:p>0.27600000000001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432" calcext:value-type="float">
            <text:p>394.432</text:p>
          </table:table-cell>
          <table:table-cell table:formula="of:=[.E177]-[.F177]" office:value-type="float" office:value="0.120000000000005" calcext:value-type="float">
            <text:p>0.1200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3" calcext:value-type="float">
            <text:p>393.803</text:p>
          </table:table-cell>
          <table:table-cell office:value-type="float" office:value="393.479" calcext:value-type="float">
            <text:p>393.479</text:p>
          </table:table-cell>
          <table:table-cell table:formula="of:=[.B178]-[.C178]" office:value-type="float" office:value="0.324000000000012" calcext:value-type="float">
            <text:p>0.324000000000012</text:p>
          </table:table-cell>
          <table:table-cell office:value-type="float" office:value="394.595" calcext:value-type="float">
            <text:p>394.595</text:p>
          </table:table-cell>
          <table:table-cell office:value-type="float" office:value="394.337" calcext:value-type="float">
            <text:p>394.337</text:p>
          </table:table-cell>
          <table:table-cell table:formula="of:=[.E178]-[.F178]" office:value-type="float" office:value="0.258000000000038" calcext:value-type="float">
            <text:p>0.258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406" calcext:value-type="float">
            <text:p>393.406</text:p>
          </table:table-cell>
          <table:table-cell table:formula="of:=[.B179]-[.C179]" office:value-type="float" office:value="0.319000000000017" calcext:value-type="float">
            <text:p>0.319000000000017</text:p>
          </table:table-cell>
          <table:table-cell office:value-type="float" office:value="394.544" calcext:value-type="float">
            <text:p>394.544</text:p>
          </table:table-cell>
          <table:table-cell office:value-type="float" office:value="394.333" calcext:value-type="float">
            <text:p>394.333</text:p>
          </table:table-cell>
          <table:table-cell table:formula="of:=[.E179]-[.F179]" office:value-type="float" office:value="0.210999999999956" calcext:value-type="float">
            <text:p>0.210999999999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2" calcext:value-type="float">
            <text:p>393.742</text:p>
          </table:table-cell>
          <table:table-cell office:value-type="float" office:value="393.497" calcext:value-type="float">
            <text:p>393.497</text:p>
          </table:table-cell>
          <table:table-cell table:formula="of:=[.B180]-[.C180]" office:value-type="float" office:value="0.245000000000005" calcext:value-type="float">
            <text:p>0.245000000000005</text:p>
          </table:table-cell>
          <table:table-cell office:value-type="float" office:value="394.621" calcext:value-type="float">
            <text:p>394.621</text:p>
          </table:table-cell>
          <table:table-cell office:value-type="float" office:value="394.389" calcext:value-type="float">
            <text:p>394.389</text:p>
          </table:table-cell>
          <table:table-cell table:formula="of:=[.E180]-[.F180]" office:value-type="float" office:value="0.231999999999971" calcext:value-type="float">
            <text:p>0.231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574" calcext:value-type="float">
            <text:p>393.574</text:p>
          </table:table-cell>
          <table:table-cell table:formula="of:=[.B181]-[.C181]" office:value-type="float" office:value="0.15100000000001" calcext:value-type="float">
            <text:p>0.15100000000001</text:p>
          </table:table-cell>
          <table:table-cell office:value-type="float" office:value="394.63" calcext:value-type="float">
            <text:p>394.63</text:p>
          </table:table-cell>
          <table:table-cell office:value-type="float" office:value="394.526" calcext:value-type="float">
            <text:p>394.526</text:p>
          </table:table-cell>
          <table:table-cell table:formula="of:=[.E181]-[.F181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548" calcext:value-type="float">
            <text:p>393.548</text:p>
          </table:table-cell>
          <table:table-cell table:formula="of:=[.B182]-[.C182]" office:value-type="float" office:value="0.216000000000008" calcext:value-type="float">
            <text:p>0.216000000000008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457" calcext:value-type="float">
            <text:p>394.457</text:p>
          </table:table-cell>
          <table:table-cell table:formula="of:=[.E182]-[.F182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527" calcext:value-type="float">
            <text:p>393.527</text:p>
          </table:table-cell>
          <table:table-cell table:formula="of:=[.B183]-[.C183]" office:value-type="float" office:value="0.240999999999985" calcext:value-type="float">
            <text:p>0.240999999999985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466" calcext:value-type="float">
            <text:p>394.466</text:p>
          </table:table-cell>
          <table:table-cell table:formula="of:=[.E183]-[.F183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4" calcext:value-type="float">
            <text:p>393.734</text:p>
          </table:table-cell>
          <table:table-cell office:value-type="float" office:value="393.505" calcext:value-type="float">
            <text:p>393.505</text:p>
          </table:table-cell>
          <table:table-cell table:formula="of:=[.B184]-[.C184]" office:value-type="float" office:value="0.228999999999985" calcext:value-type="float">
            <text:p>0.228999999999985</text:p>
          </table:table-cell>
          <table:table-cell office:value-type="float" office:value="394.587" calcext:value-type="float">
            <text:p>394.587</text:p>
          </table:table-cell>
          <table:table-cell office:value-type="float" office:value="394.345" calcext:value-type="float">
            <text:p>394.345</text:p>
          </table:table-cell>
          <table:table-cell table:formula="of:=[.E184]-[.F184]" office:value-type="float" office:value="0.241999999999962" calcext:value-type="float">
            <text:p>0.241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82" calcext:value-type="float">
            <text:p>393.682</text:p>
          </table:table-cell>
          <table:table-cell office:value-type="float" office:value="393.454" calcext:value-type="float">
            <text:p>393.454</text:p>
          </table:table-cell>
          <table:table-cell table:formula="of:=[.B185]-[.C185]" office:value-type="float" office:value="0.228000000000009" calcext:value-type="float">
            <text:p>0.228000000000009</text:p>
          </table:table-cell>
          <table:table-cell office:value-type="float" office:value="394.561" calcext:value-type="float">
            <text:p>394.561</text:p>
          </table:table-cell>
          <table:table-cell office:value-type="float" office:value="394.432" calcext:value-type="float">
            <text:p>394.432</text:p>
          </table:table-cell>
          <table:table-cell table:formula="of:=[.E185]-[.F185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479" calcext:value-type="float">
            <text:p>393.479</text:p>
          </table:table-cell>
          <table:table-cell table:formula="of:=[.B186]-[.C186]" office:value-type="float" office:value="0.314999999999998" calcext:value-type="float">
            <text:p>0.314999999999998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272" calcext:value-type="float">
            <text:p>394.272</text:p>
          </table:table-cell>
          <table:table-cell table:formula="of:=[.E186]-[.F186]" office:value-type="float" office:value="0.305999999999983" calcext:value-type="float">
            <text:p>0.305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527" calcext:value-type="float">
            <text:p>393.527</text:p>
          </table:table-cell>
          <table:table-cell table:formula="of:=[.B187]-[.C187]" office:value-type="float" office:value="0.300999999999988" calcext:value-type="float">
            <text:p>0.300999999999988</text:p>
          </table:table-cell>
          <table:table-cell office:value-type="float" office:value="394.595" calcext:value-type="float">
            <text:p>394.595</text:p>
          </table:table-cell>
          <table:table-cell office:value-type="float" office:value="394.371" calcext:value-type="float">
            <text:p>394.371</text:p>
          </table:table-cell>
          <table:table-cell table:formula="of:=[.E187]-[.F187]" office:value-type="float" office:value="0.224000000000046" calcext:value-type="float">
            <text:p>0.224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46" calcext:value-type="float">
            <text:p>393.746</text:p>
          </table:table-cell>
          <table:table-cell office:value-type="float" office:value="393.488" calcext:value-type="float">
            <text:p>393.488</text:p>
          </table:table-cell>
          <table:table-cell table:formula="of:=[.B188]-[.C188]" office:value-type="float" office:value="0.257999999999981" calcext:value-type="float">
            <text:p>0.257999999999981</text:p>
          </table:table-cell>
          <table:table-cell office:value-type="float" office:value="394.509" calcext:value-type="float">
            <text:p>394.509</text:p>
          </table:table-cell>
          <table:table-cell office:value-type="float" office:value="394.384" calcext:value-type="float">
            <text:p>394.384</text:p>
          </table:table-cell>
          <table:table-cell table:formula="of:=[.E188]-[.F188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497" calcext:value-type="float">
            <text:p>393.497</text:p>
          </table:table-cell>
          <table:table-cell table:formula="of:=[.B189]-[.C189]" office:value-type="float" office:value="0.317999999999984" calcext:value-type="float">
            <text:p>0.317999999999984</text:p>
          </table:table-cell>
          <table:table-cell office:value-type="float" office:value="394.578" calcext:value-type="float">
            <text:p>394.578</text:p>
          </table:table-cell>
          <table:table-cell office:value-type="float" office:value="394.376" calcext:value-type="float">
            <text:p>394.376</text:p>
          </table:table-cell>
          <table:table-cell table:formula="of:=[.E189]-[.F189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454" calcext:value-type="float">
            <text:p>393.454</text:p>
          </table:table-cell>
          <table:table-cell table:formula="of:=[.B190]-[.C190]" office:value-type="float" office:value="0.336000000000013" calcext:value-type="float">
            <text:p>0.336000000000013</text:p>
          </table:table-cell>
          <table:table-cell office:value-type="float" office:value="394.608" calcext:value-type="float">
            <text:p>394.608</text:p>
          </table:table-cell>
          <table:table-cell office:value-type="float" office:value="394.41" calcext:value-type="float">
            <text:p>394.41</text:p>
          </table:table-cell>
          <table:table-cell table:formula="of:=[.E190]-[.F190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497" calcext:value-type="float">
            <text:p>393.497</text:p>
          </table:table-cell>
          <table:table-cell table:formula="of:=[.B191]-[.C191]" office:value-type="float" office:value="0.266999999999996" calcext:value-type="float">
            <text:p>0.266999999999996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492" calcext:value-type="float">
            <text:p>394.492</text:p>
          </table:table-cell>
          <table:table-cell table:formula="of:=[.E191]-[.F191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3" calcext:value-type="float">
            <text:p>393.833</text:p>
          </table:table-cell>
          <table:table-cell office:value-type="float" office:value="393.436" calcext:value-type="float">
            <text:p>393.436</text:p>
          </table:table-cell>
          <table:table-cell table:formula="of:=[.B192]-[.C192]" office:value-type="float" office:value="0.397000000000048" calcext:value-type="float">
            <text:p>0.397000000000048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449" calcext:value-type="float">
            <text:p>394.449</text:p>
          </table:table-cell>
          <table:table-cell table:formula="of:=[.E192]-[.F192]" office:value-type="float" office:value="0.231999999999971" calcext:value-type="float">
            <text:p>0.231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587" calcext:value-type="float">
            <text:p>393.587</text:p>
          </table:table-cell>
          <table:table-cell table:formula="of:=[.B193]-[.C193]" office:value-type="float" office:value="0.15100000000001" calcext:value-type="float">
            <text:p>0.15100000000001</text:p>
          </table:table-cell>
          <table:table-cell office:value-type="float" office:value="394.587" calcext:value-type="float">
            <text:p>394.587</text:p>
          </table:table-cell>
          <table:table-cell office:value-type="float" office:value="394.423" calcext:value-type="float">
            <text:p>394.423</text:p>
          </table:table-cell>
          <table:table-cell table:formula="of:=[.E193]-[.F193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488" calcext:value-type="float">
            <text:p>393.488</text:p>
          </table:table-cell>
          <table:table-cell table:formula="of:=[.B194]-[.C194]" office:value-type="float" office:value="0.206999999999994" calcext:value-type="float">
            <text:p>0.206999999999994</text:p>
          </table:table-cell>
          <table:table-cell office:value-type="float" office:value="394.513" calcext:value-type="float">
            <text:p>394.513</text:p>
          </table:table-cell>
          <table:table-cell office:value-type="float" office:value="394.333" calcext:value-type="float">
            <text:p>394.333</text:p>
          </table:table-cell>
          <table:table-cell table:formula="of:=[.E194]-[.F194]" office:value-type="float" office:value="0.17999999999995" calcext:value-type="float">
            <text:p>0.17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4" calcext:value-type="float">
            <text:p>393.734</text:p>
          </table:table-cell>
          <table:table-cell office:value-type="float" office:value="393.324" calcext:value-type="float">
            <text:p>393.324</text:p>
          </table:table-cell>
          <table:table-cell table:formula="of:=[.B195]-[.C195]" office:value-type="float" office:value="0.409999999999968" calcext:value-type="float">
            <text:p>0.409999999999968</text:p>
          </table:table-cell>
          <table:table-cell office:value-type="float" office:value="394.569" calcext:value-type="float">
            <text:p>394.569</text:p>
          </table:table-cell>
          <table:table-cell office:value-type="float" office:value="394.389" calcext:value-type="float">
            <text:p>394.389</text:p>
          </table:table-cell>
          <table:table-cell table:formula="of:=[.E195]-[.F195]" office:value-type="float" office:value="0.180000000000007" calcext:value-type="float">
            <text:p>0.180000000000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95" calcext:value-type="float">
            <text:p>393.695</text:p>
          </table:table-cell>
          <table:table-cell office:value-type="float" office:value="393.466" calcext:value-type="float">
            <text:p>393.466</text:p>
          </table:table-cell>
          <table:table-cell table:formula="of:=[.B196]-[.C196]" office:value-type="float" office:value="0.228999999999985" calcext:value-type="float">
            <text:p>0.228999999999985</text:p>
          </table:table-cell>
          <table:table-cell office:value-type="float" office:value="394.595" calcext:value-type="float">
            <text:p>394.595</text:p>
          </table:table-cell>
          <table:table-cell office:value-type="float" office:value="394.354" calcext:value-type="float">
            <text:p>394.354</text:p>
          </table:table-cell>
          <table:table-cell table:formula="of:=[.E196]-[.F196]" office:value-type="float" office:value="0.241000000000042" calcext:value-type="float">
            <text:p>0.241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73" calcext:value-type="float">
            <text:p>393.673</text:p>
          </table:table-cell>
          <table:table-cell office:value-type="float" office:value="393.458" calcext:value-type="float">
            <text:p>393.458</text:p>
          </table:table-cell>
          <table:table-cell table:formula="of:=[.B197]-[.C197]" office:value-type="float" office:value="0.214999999999975" calcext:value-type="float">
            <text:p>0.214999999999975</text:p>
          </table:table-cell>
          <table:table-cell office:value-type="float" office:value="394.539" calcext:value-type="float">
            <text:p>394.539</text:p>
          </table:table-cell>
          <table:table-cell office:value-type="float" office:value="394.345" calcext:value-type="float">
            <text:p>394.345</text:p>
          </table:table-cell>
          <table:table-cell table:formula="of:=[.E197]-[.F197]" office:value-type="float" office:value="0.19399999999996" calcext:value-type="float">
            <text:p>0.193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449" calcext:value-type="float">
            <text:p>393.449</text:p>
          </table:table-cell>
          <table:table-cell table:formula="of:=[.B198]-[.C198]" office:value-type="float" office:value="0.314999999999998" calcext:value-type="float">
            <text:p>0.314999999999998</text:p>
          </table:table-cell>
          <table:table-cell office:value-type="float" office:value="394.63" calcext:value-type="float">
            <text:p>394.63</text:p>
          </table:table-cell>
          <table:table-cell office:value-type="float" office:value="394.38" calcext:value-type="float">
            <text:p>394.38</text:p>
          </table:table-cell>
          <table:table-cell table:formula="of:=[.E198]-[.F198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58" calcext:value-type="float">
            <text:p>393.458</text:p>
          </table:table-cell>
          <table:table-cell table:formula="of:=[.B199]-[.C199]" office:value-type="float" office:value="0.31899999999996" calcext:value-type="float">
            <text:p>0.31899999999996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35" calcext:value-type="float">
            <text:p>394.35</text:p>
          </table:table-cell>
          <table:table-cell table:formula="of:=[.E199]-[.F199]" office:value-type="float" office:value="0.253999999999962" calcext:value-type="float">
            <text:p>0.253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479" calcext:value-type="float">
            <text:p>393.479</text:p>
          </table:table-cell>
          <table:table-cell table:formula="of:=[.B200]-[.C200]" office:value-type="float" office:value="0.259000000000015" calcext:value-type="float">
            <text:p>0.259000000000015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333" calcext:value-type="float">
            <text:p>394.333</text:p>
          </table:table-cell>
          <table:table-cell table:formula="of:=[.E200]-[.F200]" office:value-type="float" office:value="0.248999999999967" calcext:value-type="float">
            <text:p>0.2489999999999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475" calcext:value-type="float">
            <text:p>393.475</text:p>
          </table:table-cell>
          <table:table-cell table:formula="of:=[.B201]-[.C201]" office:value-type="float" office:value="0.310000000000002" calcext:value-type="float">
            <text:p>0.310000000000002</text:p>
          </table:table-cell>
          <table:table-cell office:value-type="float" office:value="394.539" calcext:value-type="float">
            <text:p>394.539</text:p>
          </table:table-cell>
          <table:table-cell office:value-type="float" office:value="394.35" calcext:value-type="float">
            <text:p>394.35</text:p>
          </table:table-cell>
          <table:table-cell table:formula="of:=[.E201]-[.F201]" office:value-type="float" office:value="0.188999999999965" calcext:value-type="float">
            <text:p>0.188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436" calcext:value-type="float">
            <text:p>393.436</text:p>
          </table:table-cell>
          <table:table-cell table:formula="of:=[.B202]-[.C202]" office:value-type="float" office:value="0.289000000000044" calcext:value-type="float">
            <text:p>0.289000000000044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376" calcext:value-type="float">
            <text:p>394.376</text:p>
          </table:table-cell>
          <table:table-cell table:formula="of:=[.E202]-[.F202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548" calcext:value-type="float">
            <text:p>393.548</text:p>
          </table:table-cell>
          <table:table-cell table:formula="of:=[.B203]-[.C203]" office:value-type="float" office:value="0.22399999999999" calcext:value-type="float">
            <text:p>0.22399999999999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535" calcext:value-type="float">
            <text:p>394.535</text:p>
          </table:table-cell>
          <table:table-cell table:formula="of:=[.E203]-[.F203]" office:value-type="float" office:value="0.0649999999999977" calcext:value-type="float">
            <text:p>0.06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22" calcext:value-type="float">
            <text:p>393.622</text:p>
          </table:table-cell>
          <table:table-cell table:formula="of:=[.B204]-[.C204]" office:value-type="float" office:value="0.188999999999965" calcext:value-type="float">
            <text:p>0.188999999999965</text:p>
          </table:table-cell>
          <table:table-cell office:value-type="float" office:value="394.613" calcext:value-type="float">
            <text:p>394.613</text:p>
          </table:table-cell>
          <table:table-cell office:value-type="float" office:value="394.522" calcext:value-type="float">
            <text:p>394.522</text:p>
          </table:table-cell>
          <table:table-cell table:formula="of:=[.E204]-[.F204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501" calcext:value-type="float">
            <text:p>393.501</text:p>
          </table:table-cell>
          <table:table-cell table:formula="of:=[.B205]-[.C205]" office:value-type="float" office:value="0.271000000000015" calcext:value-type="float">
            <text:p>0.271000000000015</text:p>
          </table:table-cell>
          <table:table-cell office:value-type="float" office:value="394.561" calcext:value-type="float">
            <text:p>394.561</text:p>
          </table:table-cell>
          <table:table-cell office:value-type="float" office:value="394.367" calcext:value-type="float">
            <text:p>394.367</text:p>
          </table:table-cell>
          <table:table-cell table:formula="of:=[.E205]-[.F205]" office:value-type="float" office:value="0.19399999999996" calcext:value-type="float">
            <text:p>0.193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8" calcext:value-type="float">
            <text:p>393.708</text:p>
          </table:table-cell>
          <table:table-cell office:value-type="float" office:value="393.385" calcext:value-type="float">
            <text:p>393.385</text:p>
          </table:table-cell>
          <table:table-cell table:formula="of:=[.B206]-[.C206]" office:value-type="float" office:value="0.323000000000036" calcext:value-type="float">
            <text:p>0.323000000000036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406" calcext:value-type="float">
            <text:p>394.406</text:p>
          </table:table-cell>
          <table:table-cell table:formula="of:=[.E206]-[.F206]" office:value-type="float" office:value="0.0949999999999704" calcext:value-type="float">
            <text:p>0.094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9" calcext:value-type="float">
            <text:p>393.669</text:p>
          </table:table-cell>
          <table:table-cell office:value-type="float" office:value="393.454" calcext:value-type="float">
            <text:p>393.454</text:p>
          </table:table-cell>
          <table:table-cell table:formula="of:=[.B207]-[.C207]" office:value-type="float" office:value="0.214999999999975" calcext:value-type="float">
            <text:p>0.214999999999975</text:p>
          </table:table-cell>
          <table:table-cell office:value-type="float" office:value="394.548" calcext:value-type="float">
            <text:p>394.548</text:p>
          </table:table-cell>
          <table:table-cell office:value-type="float" office:value="394.337" calcext:value-type="float">
            <text:p>394.337</text:p>
          </table:table-cell>
          <table:table-cell table:formula="of:=[.E207]-[.F207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59" calcext:value-type="float">
            <text:p>393.359</text:p>
          </table:table-cell>
          <table:table-cell table:formula="of:=[.B208]-[.C208]" office:value-type="float" office:value="0.366000000000042" calcext:value-type="float">
            <text:p>0.366000000000042</text:p>
          </table:table-cell>
          <table:table-cell office:value-type="float" office:value="394.445" calcext:value-type="float">
            <text:p>394.445</text:p>
          </table:table-cell>
          <table:table-cell office:value-type="float" office:value="394.333" calcext:value-type="float">
            <text:p>394.333</text:p>
          </table:table-cell>
          <table:table-cell table:formula="of:=[.E208]-[.F208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5" calcext:value-type="float">
            <text:p>393.665</text:p>
          </table:table-cell>
          <table:table-cell office:value-type="float" office:value="393.432" calcext:value-type="float">
            <text:p>393.432</text:p>
          </table:table-cell>
          <table:table-cell table:formula="of:=[.B209]-[.C209]" office:value-type="float" office:value="0.233000000000004" calcext:value-type="float">
            <text:p>0.233000000000004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294" calcext:value-type="float">
            <text:p>394.294</text:p>
          </table:table-cell>
          <table:table-cell table:formula="of:=[.E209]-[.F209]" office:value-type="float" office:value="0.263000000000034" calcext:value-type="float">
            <text:p>0.263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471" calcext:value-type="float">
            <text:p>393.471</text:p>
          </table:table-cell>
          <table:table-cell table:formula="of:=[.B210]-[.C210]" office:value-type="float" office:value="0.310000000000002" calcext:value-type="float">
            <text:p>0.310000000000002</text:p>
          </table:table-cell>
          <table:table-cell office:value-type="float" office:value="394.453" calcext:value-type="float">
            <text:p>394.453</text:p>
          </table:table-cell>
          <table:table-cell office:value-type="float" office:value="394.358" calcext:value-type="float">
            <text:p>394.358</text:p>
          </table:table-cell>
          <table:table-cell table:formula="of:=[.E210]-[.F210]" office:value-type="float" office:value="0.0949999999999704" calcext:value-type="float">
            <text:p>0.094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2" calcext:value-type="float">
            <text:p>393.712</text:p>
          </table:table-cell>
          <table:table-cell office:value-type="float" office:value="393.419" calcext:value-type="float">
            <text:p>393.419</text:p>
          </table:table-cell>
          <table:table-cell table:formula="of:=[.B211]-[.C211]" office:value-type="float" office:value="0.293000000000006" calcext:value-type="float">
            <text:p>0.293000000000006</text:p>
          </table:table-cell>
          <table:table-cell office:value-type="float" office:value="394.531" calcext:value-type="float">
            <text:p>394.531</text:p>
          </table:table-cell>
          <table:table-cell office:value-type="float" office:value="394.466" calcext:value-type="float">
            <text:p>394.466</text:p>
          </table:table-cell>
          <table:table-cell table:formula="of:=[.E211]-[.F211]" office:value-type="float" office:value="0.0649999999999977" calcext:value-type="float">
            <text:p>0.06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557" calcext:value-type="float">
            <text:p>393.557</text:p>
          </table:table-cell>
          <table:table-cell table:formula="of:=[.B212]-[.C212]" office:value-type="float" office:value="0.158999999999992" calcext:value-type="float">
            <text:p>0.158999999999992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311" calcext:value-type="float">
            <text:p>394.311</text:p>
          </table:table-cell>
          <table:table-cell table:formula="of:=[.E212]-[.F212]" office:value-type="float" office:value="0.246000000000038" calcext:value-type="float">
            <text:p>0.246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5" calcext:value-type="float">
            <text:p>393.725</text:p>
          </table:table-cell>
          <table:table-cell office:value-type="float" office:value="393.38" calcext:value-type="float">
            <text:p>393.38</text:p>
          </table:table-cell>
          <table:table-cell table:formula="of:=[.B213]-[.C213]" office:value-type="float" office:value="0.345000000000027" calcext:value-type="float">
            <text:p>0.345000000000027</text:p>
          </table:table-cell>
          <table:table-cell office:value-type="float" office:value="394.492" calcext:value-type="float">
            <text:p>394.492</text:p>
          </table:table-cell>
          <table:table-cell office:value-type="float" office:value="394.414" calcext:value-type="float">
            <text:p>394.414</text:p>
          </table:table-cell>
          <table:table-cell table:formula="of:=[.E213]-[.F213]" office:value-type="float" office:value="0.0780000000000314" calcext:value-type="float">
            <text:p>0.078000000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501" calcext:value-type="float">
            <text:p>393.501</text:p>
          </table:table-cell>
          <table:table-cell table:formula="of:=[.B214]-[.C214]" office:value-type="float" office:value="0.297000000000025" calcext:value-type="float">
            <text:p>0.297000000000025</text:p>
          </table:table-cell>
          <table:table-cell office:value-type="float" office:value="394.522" calcext:value-type="float">
            <text:p>394.522</text:p>
          </table:table-cell>
          <table:table-cell office:value-type="float" office:value="394.367" calcext:value-type="float">
            <text:p>394.367</text:p>
          </table:table-cell>
          <table:table-cell table:formula="of:=[.E214]-[.F214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557" calcext:value-type="float">
            <text:p>393.557</text:p>
          </table:table-cell>
          <table:table-cell table:formula="of:=[.B215]-[.C215]" office:value-type="float" office:value="0.361999999999966" calcext:value-type="float">
            <text:p>0.361999999999966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479" calcext:value-type="float">
            <text:p>394.479</text:p>
          </table:table-cell>
          <table:table-cell table:formula="of:=[.E215]-[.F215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492" calcext:value-type="float">
            <text:p>393.492</text:p>
          </table:table-cell>
          <table:table-cell table:formula="of:=[.B216]-[.C216]" office:value-type="float" office:value="0.288999999999987" calcext:value-type="float">
            <text:p>0.288999999999987</text:p>
          </table:table-cell>
          <table:table-cell office:value-type="float" office:value="394.552" calcext:value-type="float">
            <text:p>394.552</text:p>
          </table:table-cell>
          <table:table-cell office:value-type="float" office:value="394.496" calcext:value-type="float">
            <text:p>394.496</text:p>
          </table:table-cell>
          <table:table-cell table:formula="of:=[.E216]-[.F216]" office:value-type="float" office:value="0.05600000000004" calcext:value-type="float">
            <text:p>0.056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587" calcext:value-type="float">
            <text:p>393.587</text:p>
          </table:table-cell>
          <table:table-cell table:formula="of:=[.B217]-[.C217]" office:value-type="float" office:value="0.185000000000002" calcext:value-type="float">
            <text:p>0.185000000000002</text:p>
          </table:table-cell>
          <table:table-cell office:value-type="float" office:value="394.591" calcext:value-type="float">
            <text:p>394.591</text:p>
          </table:table-cell>
          <table:table-cell office:value-type="float" office:value="394.341" calcext:value-type="float">
            <text:p>394.341</text:p>
          </table:table-cell>
          <table:table-cell table:formula="of:=[.E217]-[.F217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03" calcext:value-type="float">
            <text:p>393.703</text:p>
          </table:table-cell>
          <table:table-cell office:value-type="float" office:value="393.488" calcext:value-type="float">
            <text:p>393.488</text:p>
          </table:table-cell>
          <table:table-cell table:formula="of:=[.B218]-[.C218]" office:value-type="float" office:value="0.214999999999975" calcext:value-type="float">
            <text:p>0.214999999999975</text:p>
          </table:table-cell>
          <table:table-cell office:value-type="float" office:value="394.613" calcext:value-type="float">
            <text:p>394.613</text:p>
          </table:table-cell>
          <table:table-cell office:value-type="float" office:value="394.462" calcext:value-type="float">
            <text:p>394.462</text:p>
          </table:table-cell>
          <table:table-cell table:formula="of:=[.E218]-[.F218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665" calcext:value-type="float">
            <text:p>393.665</text:p>
          </table:table-cell>
          <table:table-cell office:value-type="float" office:value="393.479" calcext:value-type="float">
            <text:p>393.479</text:p>
          </table:table-cell>
          <table:table-cell table:formula="of:=[.B219]-[.C219]" office:value-type="float" office:value="0.186000000000035" calcext:value-type="float">
            <text:p>0.186000000000035</text:p>
          </table:table-cell>
          <table:table-cell office:value-type="float" office:value="394.544" calcext:value-type="float">
            <text:p>394.544</text:p>
          </table:table-cell>
          <table:table-cell office:value-type="float" office:value="394.419" calcext:value-type="float">
            <text:p>394.419</text:p>
          </table:table-cell>
          <table:table-cell table:formula="of:=[.E219]-[.F219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4" calcext:value-type="float">
            <text:p>393.734</text:p>
          </table:table-cell>
          <table:table-cell office:value-type="float" office:value="393.514" calcext:value-type="float">
            <text:p>393.514</text:p>
          </table:table-cell>
          <table:table-cell table:formula="of:=[.B220]-[.C220]" office:value-type="float" office:value="0.21999999999997" calcext:value-type="float">
            <text:p>0.21999999999997</text:p>
          </table:table-cell>
          <table:table-cell office:value-type="float" office:value="394.539" calcext:value-type="float">
            <text:p>394.539</text:p>
          </table:table-cell>
          <table:table-cell office:value-type="float" office:value="394.401" calcext:value-type="float">
            <text:p>394.401</text:p>
          </table:table-cell>
          <table:table-cell table:formula="of:=[.E220]-[.F220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574" calcext:value-type="float">
            <text:p>393.574</text:p>
          </table:table-cell>
          <table:table-cell table:formula="of:=[.B221]-[.C221]" office:value-type="float" office:value="0.202999999999975" calcext:value-type="float">
            <text:p>0.202999999999975</text:p>
          </table:table-cell>
          <table:table-cell office:value-type="float" office:value="394.557" calcext:value-type="float">
            <text:p>394.557</text:p>
          </table:table-cell>
          <table:table-cell office:value-type="float" office:value="394.457" calcext:value-type="float">
            <text:p>394.457</text:p>
          </table:table-cell>
          <table:table-cell table:formula="of:=[.E221]-[.F221]" office:value-type="float" office:value="0.100000000000023" calcext:value-type="float">
            <text:p>0.100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458" calcext:value-type="float">
            <text:p>393.458</text:p>
          </table:table-cell>
          <table:table-cell table:formula="of:=[.B222]-[.C222]" office:value-type="float" office:value="0.279999999999973" calcext:value-type="float">
            <text:p>0.279999999999973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475" calcext:value-type="float">
            <text:p>394.475</text:p>
          </table:table-cell>
          <table:table-cell table:formula="of:=[.E222]-[.F222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7" calcext:value-type="float">
            <text:p>393.777</text:p>
          </table:table-cell>
          <table:table-cell office:value-type="float" office:value="393.445" calcext:value-type="float">
            <text:p>393.445</text:p>
          </table:table-cell>
          <table:table-cell table:formula="of:=[.B223]-[.C223]" office:value-type="float" office:value="0.331999999999994" calcext:value-type="float">
            <text:p>0.331999999999994</text:p>
          </table:table-cell>
          <table:table-cell office:value-type="float" office:value="394.522" calcext:value-type="float">
            <text:p>394.522</text:p>
          </table:table-cell>
          <table:table-cell office:value-type="float" office:value="394.419" calcext:value-type="float">
            <text:p>394.419</text:p>
          </table:table-cell>
          <table:table-cell table:formula="of:=[.E223]-[.F223]" office:value-type="float" office:value="0.103000000000009" calcext:value-type="float">
            <text:p>0.10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54" calcext:value-type="float">
            <text:p>393.54</text:p>
          </table:table-cell>
          <table:table-cell table:formula="of:=[.B224]-[.C224]" office:value-type="float" office:value="0.253999999999962" calcext:value-type="float">
            <text:p>0.253999999999962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397" calcext:value-type="float">
            <text:p>394.397</text:p>
          </table:table-cell>
          <table:table-cell table:formula="of:=[.E224]-[.F224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497" calcext:value-type="float">
            <text:p>393.497</text:p>
          </table:table-cell>
          <table:table-cell table:formula="of:=[.B225]-[.C225]" office:value-type="float" office:value="0.365999999999985" calcext:value-type="float">
            <text:p>0.365999999999985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479" calcext:value-type="float">
            <text:p>394.479</text:p>
          </table:table-cell>
          <table:table-cell table:formula="of:=[.E225]-[.F225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522" calcext:value-type="float">
            <text:p>393.522</text:p>
          </table:table-cell>
          <table:table-cell table:formula="of:=[.B226]-[.C226]" office:value-type="float" office:value="0.259000000000015" calcext:value-type="float">
            <text:p>0.259000000000015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526" calcext:value-type="float">
            <text:p>394.526</text:p>
          </table:table-cell>
          <table:table-cell table:formula="of:=[.E226]-[.F226]" office:value-type="float" office:value="0.129999999999995" calcext:value-type="float">
            <text:p>0.129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488" calcext:value-type="float">
            <text:p>393.488</text:p>
          </table:table-cell>
          <table:table-cell table:formula="of:=[.B227]-[.C227]" office:value-type="float" office:value="0.310000000000002" calcext:value-type="float">
            <text:p>0.310000000000002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462" calcext:value-type="float">
            <text:p>394.462</text:p>
          </table:table-cell>
          <table:table-cell table:formula="of:=[.E227]-[.F227]" office:value-type="float" office:value="0.189000000000021" calcext:value-type="float">
            <text:p>0.189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591" calcext:value-type="float">
            <text:p>393.591</text:p>
          </table:table-cell>
          <table:table-cell table:formula="of:=[.B228]-[.C228]" office:value-type="float" office:value="0.254999999999995" calcext:value-type="float">
            <text:p>0.254999999999995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492" calcext:value-type="float">
            <text:p>394.492</text:p>
          </table:table-cell>
          <table:table-cell table:formula="of:=[.E228]-[.F228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21" calcext:value-type="float">
            <text:p>393.721</text:p>
          </table:table-cell>
          <table:table-cell office:value-type="float" office:value="393.514" calcext:value-type="float">
            <text:p>393.514</text:p>
          </table:table-cell>
          <table:table-cell table:formula="of:=[.B229]-[.C229]" office:value-type="float" office:value="0.206999999999994" calcext:value-type="float">
            <text:p>0.206999999999994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479" calcext:value-type="float">
            <text:p>394.479</text:p>
          </table:table-cell>
          <table:table-cell table:formula="of:=[.E229]-[.F229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4" calcext:value-type="float">
            <text:p>393.764</text:p>
          </table:table-cell>
          <table:table-cell office:value-type="float" office:value="393.522" calcext:value-type="float">
            <text:p>393.522</text:p>
          </table:table-cell>
          <table:table-cell table:formula="of:=[.B230]-[.C230]" office:value-type="float" office:value="0.242000000000019" calcext:value-type="float">
            <text:p>0.242000000000019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505" calcext:value-type="float">
            <text:p>394.505</text:p>
          </table:table-cell>
          <table:table-cell table:formula="of:=[.E230]-[.F230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522" calcext:value-type="float">
            <text:p>393.522</text:p>
          </table:table-cell>
          <table:table-cell table:formula="of:=[.B231]-[.C231]" office:value-type="float" office:value="0.367000000000019" calcext:value-type="float">
            <text:p>0.367000000000019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74" calcext:value-type="float">
            <text:p>394.574</text:p>
          </table:table-cell>
          <table:table-cell table:formula="of:=[.E231]-[.F231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587" calcext:value-type="float">
            <text:p>393.587</text:p>
          </table:table-cell>
          <table:table-cell table:formula="of:=[.B232]-[.C232]" office:value-type="float" office:value="0.211000000000013" calcext:value-type="float">
            <text:p>0.211000000000013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582" calcext:value-type="float">
            <text:p>394.582</text:p>
          </table:table-cell>
          <table:table-cell table:formula="of:=[.E232]-[.F232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2" calcext:value-type="float">
            <text:p>393.932</text:p>
          </table:table-cell>
          <table:table-cell office:value-type="float" office:value="393.561" calcext:value-type="float">
            <text:p>393.561</text:p>
          </table:table-cell>
          <table:table-cell table:formula="of:=[.B233]-[.C233]" office:value-type="float" office:value="0.371000000000038" calcext:value-type="float">
            <text:p>0.371000000000038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432" calcext:value-type="float">
            <text:p>394.432</text:p>
          </table:table-cell>
          <table:table-cell table:formula="of:=[.E233]-[.F233]" office:value-type="float" office:value="0.262" calcext:value-type="float">
            <text:p>0.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68" calcext:value-type="float">
            <text:p>393.768</text:p>
          </table:table-cell>
          <table:table-cell office:value-type="float" office:value="393.682" calcext:value-type="float">
            <text:p>393.682</text:p>
          </table:table-cell>
          <table:table-cell table:formula="of:=[.B234]-[.C234]" office:value-type="float" office:value="0.0859999999999559" calcext:value-type="float">
            <text:p>0.085999999999956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535" calcext:value-type="float">
            <text:p>394.535</text:p>
          </table:table-cell>
          <table:table-cell table:formula="of:=[.E234]-[.F234]" office:value-type="float" office:value="0.150999999999954" calcext:value-type="float">
            <text:p>0.150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566" calcext:value-type="float">
            <text:p>393.566</text:p>
          </table:table-cell>
          <table:table-cell table:formula="of:=[.B235]-[.C235]" office:value-type="float" office:value="0.271000000000015" calcext:value-type="float">
            <text:p>0.271000000000015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22" calcext:value-type="float">
            <text:p>394.522</text:p>
          </table:table-cell>
          <table:table-cell table:formula="of:=[.E235]-[.F235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39" calcext:value-type="float">
            <text:p>393.639</text:p>
          </table:table-cell>
          <table:table-cell table:formula="of:=[.B236]-[.C236]" office:value-type="float" office:value="0.171999999999969" calcext:value-type="float">
            <text:p>0.171999999999969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582" calcext:value-type="float">
            <text:p>394.582</text:p>
          </table:table-cell>
          <table:table-cell table:formula="of:=[.E236]-[.F236]" office:value-type="float" office:value="0.0819999999999936" calcext:value-type="float">
            <text:p>0.081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57" calcext:value-type="float">
            <text:p>393.57</text:p>
          </table:table-cell>
          <table:table-cell table:formula="of:=[.B237]-[.C237]" office:value-type="float" office:value="0.266999999999996" calcext:value-type="float">
            <text:p>0.266999999999996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578" calcext:value-type="float">
            <text:p>394.578</text:p>
          </table:table-cell>
          <table:table-cell table:formula="of:=[.E237]-[.F237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557" calcext:value-type="float">
            <text:p>393.557</text:p>
          </table:table-cell>
          <table:table-cell table:formula="of:=[.B238]-[.C238]" office:value-type="float" office:value="0.305999999999983" calcext:value-type="float">
            <text:p>0.305999999999983</text:p>
          </table:table-cell>
          <table:table-cell office:value-type="float" office:value="394.643" calcext:value-type="float">
            <text:p>394.643</text:p>
          </table:table-cell>
          <table:table-cell office:value-type="float" office:value="394.651" calcext:value-type="float">
            <text:p>394.651</text:p>
          </table:table-cell>
          <table:table-cell table:formula="of:=[.E238]-[.F238]" office:value-type="float" office:value="-0.0080000000000382" calcext:value-type="float">
            <text:p>-0.008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04" calcext:value-type="float">
            <text:p>393.604</text:p>
          </table:table-cell>
          <table:table-cell table:formula="of:=[.B239]-[.C239]" office:value-type="float" office:value="0.331999999999994" calcext:value-type="float">
            <text:p>0.331999999999994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492" calcext:value-type="float">
            <text:p>394.492</text:p>
          </table:table-cell>
          <table:table-cell table:formula="of:=[.E239]-[.F239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665" calcext:value-type="float">
            <text:p>393.665</text:p>
          </table:table-cell>
          <table:table-cell table:formula="of:=[.B240]-[.C240]" office:value-type="float" office:value="0.125" calcext:value-type="float">
            <text:p>0.125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87" calcext:value-type="float">
            <text:p>394.587</text:p>
          </table:table-cell>
          <table:table-cell table:formula="of:=[.E240]-[.F240]" office:value-type="float" office:value="0.103000000000009" calcext:value-type="float">
            <text:p>0.10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587" calcext:value-type="float">
            <text:p>393.587</text:p>
          </table:table-cell>
          <table:table-cell table:formula="of:=[.B241]-[.C241]" office:value-type="float" office:value="0.323000000000036" calcext:value-type="float">
            <text:p>0.323000000000036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518" calcext:value-type="float">
            <text:p>394.518</text:p>
          </table:table-cell>
          <table:table-cell table:formula="of:=[.E241]-[.F241]" office:value-type="float" office:value="0.176000000000045" calcext:value-type="float">
            <text:p>0.176000000000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17" calcext:value-type="float">
            <text:p>393.617</text:p>
          </table:table-cell>
          <table:table-cell table:formula="of:=[.B242]-[.C242]" office:value-type="float" office:value="0.341000000000008" calcext:value-type="float">
            <text:p>0.341000000000008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462" calcext:value-type="float">
            <text:p>394.462</text:p>
          </table:table-cell>
          <table:table-cell table:formula="of:=[.E242]-[.F242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622" calcext:value-type="float">
            <text:p>393.622</text:p>
          </table:table-cell>
          <table:table-cell table:formula="of:=[.B243]-[.C243]" office:value-type="float" office:value="0.192999999999984" calcext:value-type="float">
            <text:p>0.19299999999998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531" calcext:value-type="float">
            <text:p>394.531</text:p>
          </table:table-cell>
          <table:table-cell table:formula="of:=[.E243]-[.F243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09" calcext:value-type="float">
            <text:p>393.609</text:p>
          </table:table-cell>
          <table:table-cell table:formula="of:=[.B244]-[.C244]" office:value-type="float" office:value="0.343999999999994" calcext:value-type="float">
            <text:p>0.343999999999994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582" calcext:value-type="float">
            <text:p>394.582</text:p>
          </table:table-cell>
          <table:table-cell table:formula="of:=[.E244]-[.F244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63" calcext:value-type="float">
            <text:p>393.63</text:p>
          </table:table-cell>
          <table:table-cell table:formula="of:=[.B245]-[.C245]" office:value-type="float" office:value="0.288999999999987" calcext:value-type="float">
            <text:p>0.288999999999987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617" calcext:value-type="float">
            <text:p>394.617</text:p>
          </table:table-cell>
          <table:table-cell table:formula="of:=[.E245]-[.F245]" office:value-type="float" office:value="0.0600000000000023" calcext:value-type="float">
            <text:p>0.06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617" calcext:value-type="float">
            <text:p>393.617</text:p>
          </table:table-cell>
          <table:table-cell table:formula="of:=[.B246]-[.C246]" office:value-type="float" office:value="0.298000000000002" calcext:value-type="float">
            <text:p>0.298000000000002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445" calcext:value-type="float">
            <text:p>394.445</text:p>
          </table:table-cell>
          <table:table-cell table:formula="of:=[.E246]-[.F246]" office:value-type="float" office:value="0.192999999999984" calcext:value-type="float">
            <text:p>0.192999999999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4" calcext:value-type="float">
            <text:p>393.824</text:p>
          </table:table-cell>
          <table:table-cell office:value-type="float" office:value="393.583" calcext:value-type="float">
            <text:p>393.583</text:p>
          </table:table-cell>
          <table:table-cell table:formula="of:=[.B247]-[.C247]" office:value-type="float" office:value="0.240999999999985" calcext:value-type="float">
            <text:p>0.240999999999985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526" calcext:value-type="float">
            <text:p>394.526</text:p>
          </table:table-cell>
          <table:table-cell table:formula="of:=[.E247]-[.F247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1" calcext:value-type="float">
            <text:p>393.841</text:p>
          </table:table-cell>
          <table:table-cell office:value-type="float" office:value="393.785" calcext:value-type="float">
            <text:p>393.785</text:p>
          </table:table-cell>
          <table:table-cell table:formula="of:=[.B248]-[.C248]" office:value-type="float" office:value="0.0559999999999832" calcext:value-type="float">
            <text:p>0.055999999999983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595" calcext:value-type="float">
            <text:p>394.595</text:p>
          </table:table-cell>
          <table:table-cell table:formula="of:=[.E248]-[.F248]" office:value-type="float" office:value="0.06899999999996" calcext:value-type="float">
            <text:p>0.068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578" calcext:value-type="float">
            <text:p>393.578</text:p>
          </table:table-cell>
          <table:table-cell table:formula="of:=[.B249]-[.C249]" office:value-type="float" office:value="0.212000000000046" calcext:value-type="float">
            <text:p>0.212000000000046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535" calcext:value-type="float">
            <text:p>394.535</text:p>
          </table:table-cell>
          <table:table-cell table:formula="of:=[.E249]-[.F249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669" calcext:value-type="float">
            <text:p>393.669</text:p>
          </table:table-cell>
          <table:table-cell table:formula="of:=[.B250]-[.C250]" office:value-type="float" office:value="0.220000000000027" calcext:value-type="float">
            <text:p>0.220000000000027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35" calcext:value-type="float">
            <text:p>394.535</text:p>
          </table:table-cell>
          <table:table-cell table:formula="of:=[.E250]-[.F250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69" calcext:value-type="float">
            <text:p>393.669</text:p>
          </table:table-cell>
          <table:table-cell table:formula="of:=[.B251]-[.C251]" office:value-type="float" office:value="0.30600000000004" calcext:value-type="float">
            <text:p>0.30600000000004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604" calcext:value-type="float">
            <text:p>394.604</text:p>
          </table:table-cell>
          <table:table-cell table:formula="of:=[.E251]-[.F251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591" calcext:value-type="float">
            <text:p>393.591</text:p>
          </table:table-cell>
          <table:table-cell table:formula="of:=[.B252]-[.C252]" office:value-type="float" office:value="0.331999999999994" calcext:value-type="float">
            <text:p>0.331999999999994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43" calcext:value-type="float">
            <text:p>394.643</text:p>
          </table:table-cell>
          <table:table-cell table:formula="of:=[.E252]-[.F252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7" calcext:value-type="float">
            <text:p>393.927</text:p>
          </table:table-cell>
          <table:table-cell office:value-type="float" office:value="393.652" calcext:value-type="float">
            <text:p>393.652</text:p>
          </table:table-cell>
          <table:table-cell table:formula="of:=[.B253]-[.C253]" office:value-type="float" office:value="0.275000000000034" calcext:value-type="float">
            <text:p>0.275000000000034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522" calcext:value-type="float">
            <text:p>394.522</text:p>
          </table:table-cell>
          <table:table-cell table:formula="of:=[.E253]-[.F253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695" calcext:value-type="float">
            <text:p>393.695</text:p>
          </table:table-cell>
          <table:table-cell table:formula="of:=[.B254]-[.C254]" office:value-type="float" office:value="0.0860000000000127" calcext:value-type="float">
            <text:p>0.086000000000013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561" calcext:value-type="float">
            <text:p>394.561</text:p>
          </table:table-cell>
          <table:table-cell table:formula="of:=[.E254]-[.F254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527" calcext:value-type="float">
            <text:p>393.527</text:p>
          </table:table-cell>
          <table:table-cell table:formula="of:=[.B255]-[.C255]" office:value-type="float" office:value="0.353000000000009" calcext:value-type="float">
            <text:p>0.353000000000009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" calcext:value-type="float">
            <text:p>394.6</text:p>
          </table:table-cell>
          <table:table-cell table:formula="of:=[.E255]-[.F255]" office:value-type="float" office:value="0.171999999999969" calcext:value-type="float">
            <text:p>0.171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673" calcext:value-type="float">
            <text:p>393.673</text:p>
          </table:table-cell>
          <table:table-cell table:formula="of:=[.B256]-[.C256]" office:value-type="float" office:value="0.245999999999981" calcext:value-type="float">
            <text:p>0.245999999999981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539" calcext:value-type="float">
            <text:p>394.539</text:p>
          </table:table-cell>
          <table:table-cell table:formula="of:=[.E256]-[.F256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47" calcext:value-type="float">
            <text:p>393.647</text:p>
          </table:table-cell>
          <table:table-cell table:formula="of:=[.B257]-[.C257]" office:value-type="float" office:value="0.293000000000006" calcext:value-type="float">
            <text:p>0.293000000000006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578" calcext:value-type="float">
            <text:p>394.578</text:p>
          </table:table-cell>
          <table:table-cell table:formula="of:=[.E257]-[.F257]" office:value-type="float" office:value="0.20700000000005" calcext:value-type="float">
            <text:p>0.207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721" calcext:value-type="float">
            <text:p>393.721</text:p>
          </table:table-cell>
          <table:table-cell table:formula="of:=[.B258]-[.C258]" office:value-type="float" office:value="0.189000000000021" calcext:value-type="float">
            <text:p>0.189000000000021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656" calcext:value-type="float">
            <text:p>394.656</text:p>
          </table:table-cell>
          <table:table-cell table:formula="of:=[.E258]-[.F258]" office:value-type="float" office:value="0.0169999999999959" calcext:value-type="float">
            <text:p>0.01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34" calcext:value-type="float">
            <text:p>393.634</text:p>
          </table:table-cell>
          <table:table-cell table:formula="of:=[.B259]-[.C259]" office:value-type="float" office:value="0.288999999999987" calcext:value-type="float">
            <text:p>0.288999999999987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634" calcext:value-type="float">
            <text:p>394.634</text:p>
          </table:table-cell>
          <table:table-cell table:formula="of:=[.E259]-[.F259]" office:value-type="float" office:value="0.06899999999996" calcext:value-type="float">
            <text:p>0.068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34" calcext:value-type="float">
            <text:p>393.734</text:p>
          </table:table-cell>
          <table:table-cell table:formula="of:=[.B260]-[.C260]" office:value-type="float" office:value="0.28000000000003" calcext:value-type="float">
            <text:p>0.28000000000003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535" calcext:value-type="float">
            <text:p>394.535</text:p>
          </table:table-cell>
          <table:table-cell table:formula="of:=[.E260]-[.F260]" office:value-type="float" office:value="0.214999999999975" calcext:value-type="float">
            <text:p>0.21499999999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2" calcext:value-type="float">
            <text:p>393.932</text:p>
          </table:table-cell>
          <table:table-cell office:value-type="float" office:value="393.721" calcext:value-type="float">
            <text:p>393.721</text:p>
          </table:table-cell>
          <table:table-cell table:formula="of:=[.B261]-[.C261]" office:value-type="float" office:value="0.211000000000013" calcext:value-type="float">
            <text:p>0.211000000000013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591" calcext:value-type="float">
            <text:p>394.591</text:p>
          </table:table-cell>
          <table:table-cell table:formula="of:=[.E261]-[.F261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626" calcext:value-type="float">
            <text:p>393.626</text:p>
          </table:table-cell>
          <table:table-cell table:formula="of:=[.B262]-[.C262]" office:value-type="float" office:value="0.237000000000023" calcext:value-type="float">
            <text:p>0.237000000000023</text:p>
          </table:table-cell>
          <table:table-cell office:value-type="float" office:value="394.6" calcext:value-type="float">
            <text:p>394.6</text:p>
          </table:table-cell>
          <table:table-cell office:value-type="float" office:value="394.522" calcext:value-type="float">
            <text:p>394.522</text:p>
          </table:table-cell>
          <table:table-cell table:formula="of:=[.E262]-[.F262]" office:value-type="float" office:value="0.0780000000000314" calcext:value-type="float">
            <text:p>0.078000000000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518" calcext:value-type="float">
            <text:p>393.518</text:p>
          </table:table-cell>
          <table:table-cell table:formula="of:=[.B263]-[.C263]" office:value-type="float" office:value="0.272000000000048" calcext:value-type="float">
            <text:p>0.272000000000048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449" calcext:value-type="float">
            <text:p>394.449</text:p>
          </table:table-cell>
          <table:table-cell table:formula="of:=[.E263]-[.F263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609" calcext:value-type="float">
            <text:p>393.609</text:p>
          </table:table-cell>
          <table:table-cell table:formula="of:=[.B264]-[.C264]" office:value-type="float" office:value="0.28000000000003" calcext:value-type="float">
            <text:p>0.28000000000003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531" calcext:value-type="float">
            <text:p>394.531</text:p>
          </table:table-cell>
          <table:table-cell table:formula="of:=[.E264]-[.F264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6" calcext:value-type="float">
            <text:p>393.6</text:p>
          </table:table-cell>
          <table:table-cell table:formula="of:=[.B265]-[.C265]" office:value-type="float" office:value="0.236999999999966" calcext:value-type="float">
            <text:p>0.236999999999966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488" calcext:value-type="float">
            <text:p>394.488</text:p>
          </table:table-cell>
          <table:table-cell table:formula="of:=[.E265]-[.F265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609" calcext:value-type="float">
            <text:p>393.609</text:p>
          </table:table-cell>
          <table:table-cell table:formula="of:=[.B266]-[.C266]" office:value-type="float" office:value="0.206000000000017" calcext:value-type="float">
            <text:p>0.206000000000017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591" calcext:value-type="float">
            <text:p>394.591</text:p>
          </table:table-cell>
          <table:table-cell table:formula="of:=[.E266]-[.F266]" office:value-type="float" office:value="0.0469999999999686" calcext:value-type="float">
            <text:p>0.046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544" calcext:value-type="float">
            <text:p>393.544</text:p>
          </table:table-cell>
          <table:table-cell table:formula="of:=[.B267]-[.C267]" office:value-type="float" office:value="0.43100000000004" calcext:value-type="float">
            <text:p>0.43100000000004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445" calcext:value-type="float">
            <text:p>394.445</text:p>
          </table:table-cell>
          <table:table-cell table:formula="of:=[.E267]-[.F267]" office:value-type="float" office:value="0.218999999999994" calcext:value-type="float">
            <text:p>0.218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09" calcext:value-type="float">
            <text:p>393.609</text:p>
          </table:table-cell>
          <table:table-cell table:formula="of:=[.B268]-[.C268]" office:value-type="float" office:value="0.25" calcext:value-type="float">
            <text:p>0.25</text:p>
          </table:table-cell>
          <table:table-cell office:value-type="float" office:value="394.604" calcext:value-type="float">
            <text:p>394.604</text:p>
          </table:table-cell>
          <table:table-cell office:value-type="float" office:value="394.548" calcext:value-type="float">
            <text:p>394.548</text:p>
          </table:table-cell>
          <table:table-cell table:formula="of:=[.E268]-[.F268]" office:value-type="float" office:value="0.0559999999999832" calcext:value-type="float">
            <text:p>0.055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5" calcext:value-type="float">
            <text:p>393.785</text:p>
          </table:table-cell>
          <table:table-cell office:value-type="float" office:value="393.617" calcext:value-type="float">
            <text:p>393.617</text:p>
          </table:table-cell>
          <table:table-cell table:formula="of:=[.B269]-[.C269]" office:value-type="float" office:value="0.168000000000006" calcext:value-type="float">
            <text:p>0.168000000000006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643" calcext:value-type="float">
            <text:p>394.643</text:p>
          </table:table-cell>
          <table:table-cell table:formula="of:=[.E269]-[.F269]" office:value-type="float" office:value="-0.00499999999999545" calcext:value-type="float">
            <text:p>-0.004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561" calcext:value-type="float">
            <text:p>393.561</text:p>
          </table:table-cell>
          <table:table-cell table:formula="of:=[.B270]-[.C270]" office:value-type="float" office:value="0.233000000000004" calcext:value-type="float">
            <text:p>0.233000000000004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492" calcext:value-type="float">
            <text:p>394.492</text:p>
          </table:table-cell>
          <table:table-cell table:formula="of:=[.E270]-[.F270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566" calcext:value-type="float">
            <text:p>393.566</text:p>
          </table:table-cell>
          <table:table-cell table:formula="of:=[.B271]-[.C271]" office:value-type="float" office:value="0.271000000000015" calcext:value-type="float">
            <text:p>0.271000000000015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496" calcext:value-type="float">
            <text:p>394.496</text:p>
          </table:table-cell>
          <table:table-cell table:formula="of:=[.E271]-[.F271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1" calcext:value-type="float">
            <text:p>393.871</text:p>
          </table:table-cell>
          <table:table-cell office:value-type="float" office:value="393.583" calcext:value-type="float">
            <text:p>393.583</text:p>
          </table:table-cell>
          <table:table-cell table:formula="of:=[.B272]-[.C272]" office:value-type="float" office:value="0.287999999999954" calcext:value-type="float">
            <text:p>0.28799999999995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531" calcext:value-type="float">
            <text:p>394.531</text:p>
          </table:table-cell>
          <table:table-cell table:formula="of:=[.E272]-[.F272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1" calcext:value-type="float">
            <text:p>393.871</text:p>
          </table:table-cell>
          <table:table-cell office:value-type="float" office:value="393.583" calcext:value-type="float">
            <text:p>393.583</text:p>
          </table:table-cell>
          <table:table-cell table:formula="of:=[.B273]-[.C273]" office:value-type="float" office:value="0.287999999999954" calcext:value-type="float">
            <text:p>0.287999999999954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608" calcext:value-type="float">
            <text:p>394.608</text:p>
          </table:table-cell>
          <table:table-cell table:formula="of:=[.E273]-[.F273]" office:value-type="float" office:value="0.0480000000000018" calcext:value-type="float">
            <text:p>0.048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5" calcext:value-type="float">
            <text:p>394.005</text:p>
          </table:table-cell>
          <table:table-cell office:value-type="float" office:value="393.561" calcext:value-type="float">
            <text:p>393.561</text:p>
          </table:table-cell>
          <table:table-cell table:formula="of:=[.B274]-[.C274]" office:value-type="float" office:value="0.444000000000017" calcext:value-type="float">
            <text:p>0.444000000000017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13" calcext:value-type="float">
            <text:p>394.513</text:p>
          </table:table-cell>
          <table:table-cell table:formula="of:=[.E274]-[.F274]" office:value-type="float" office:value="0.177000000000021" calcext:value-type="float">
            <text:p>0.177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" calcext:value-type="float">
            <text:p>393.82</text:p>
          </table:table-cell>
          <table:table-cell office:value-type="float" office:value="393.54" calcext:value-type="float">
            <text:p>393.54</text:p>
          </table:table-cell>
          <table:table-cell table:formula="of:=[.B275]-[.C275]" office:value-type="float" office:value="0.279999999999973" calcext:value-type="float">
            <text:p>0.279999999999973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406" calcext:value-type="float">
            <text:p>394.406</text:p>
          </table:table-cell>
          <table:table-cell table:formula="of:=[.E275]-[.F275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81" calcext:value-type="float">
            <text:p>393.781</text:p>
          </table:table-cell>
          <table:table-cell office:value-type="float" office:value="393.6" calcext:value-type="float">
            <text:p>393.6</text:p>
          </table:table-cell>
          <table:table-cell table:formula="of:=[.B276]-[.C276]" office:value-type="float" office:value="0.180999999999983" calcext:value-type="float">
            <text:p>0.180999999999983</text:p>
          </table:table-cell>
          <table:table-cell office:value-type="float" office:value="394.634" calcext:value-type="float">
            <text:p>394.634</text:p>
          </table:table-cell>
          <table:table-cell office:value-type="float" office:value="394.496" calcext:value-type="float">
            <text:p>394.496</text:p>
          </table:table-cell>
          <table:table-cell table:formula="of:=[.E276]-[.F276]" office:value-type="float" office:value="0.138000000000034" calcext:value-type="float">
            <text:p>0.138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527" calcext:value-type="float">
            <text:p>393.527</text:p>
          </table:table-cell>
          <table:table-cell table:formula="of:=[.B277]-[.C277]" office:value-type="float" office:value="0.43100000000004" calcext:value-type="float">
            <text:p>0.43100000000004</text:p>
          </table:table-cell>
          <table:table-cell office:value-type="float" office:value="394.582" calcext:value-type="float">
            <text:p>394.582</text:p>
          </table:table-cell>
          <table:table-cell office:value-type="float" office:value="394.544" calcext:value-type="float">
            <text:p>394.544</text:p>
          </table:table-cell>
          <table:table-cell table:formula="of:=[.E277]-[.F277]" office:value-type="float" office:value="0.0380000000000109" calcext:value-type="float">
            <text:p>0.038000000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557" calcext:value-type="float">
            <text:p>393.557</text:p>
          </table:table-cell>
          <table:table-cell table:formula="of:=[.B278]-[.C278]" office:value-type="float" office:value="0.293000000000006" calcext:value-type="float">
            <text:p>0.293000000000006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617" calcext:value-type="float">
            <text:p>394.617</text:p>
          </table:table-cell>
          <table:table-cell table:formula="of:=[.E278]-[.F278]" office:value-type="float" office:value="0.0639999999999645" calcext:value-type="float">
            <text:p>0.063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734" calcext:value-type="float">
            <text:p>393.734</text:p>
          </table:table-cell>
          <table:table-cell table:formula="of:=[.B279]-[.C279]" office:value-type="float" office:value="0.185000000000002" calcext:value-type="float">
            <text:p>0.185000000000002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74" calcext:value-type="float">
            <text:p>394.574</text:p>
          </table:table-cell>
          <table:table-cell table:formula="of:=[.E279]-[.F279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639" calcext:value-type="float">
            <text:p>393.639</text:p>
          </table:table-cell>
          <table:table-cell table:formula="of:=[.B280]-[.C280]" office:value-type="float" office:value="0.343999999999994" calcext:value-type="float">
            <text:p>0.343999999999994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475" calcext:value-type="float">
            <text:p>394.475</text:p>
          </table:table-cell>
          <table:table-cell table:formula="of:=[.E280]-[.F280]" office:value-type="float" office:value="0.29299999999995" calcext:value-type="float">
            <text:p>0.292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626" calcext:value-type="float">
            <text:p>393.626</text:p>
          </table:table-cell>
          <table:table-cell table:formula="of:=[.B281]-[.C281]" office:value-type="float" office:value="0.168000000000006" calcext:value-type="float">
            <text:p>0.168000000000006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656" calcext:value-type="float">
            <text:p>394.656</text:p>
          </table:table-cell>
          <table:table-cell table:formula="of:=[.E281]-[.F281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772" calcext:value-type="float">
            <text:p>393.772</text:p>
          </table:table-cell>
          <table:table-cell table:formula="of:=[.B282]-[.C282]" office:value-type="float" office:value="0.129999999999995" calcext:value-type="float">
            <text:p>0.129999999999995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557" calcext:value-type="float">
            <text:p>394.557</text:p>
          </table:table-cell>
          <table:table-cell table:formula="of:=[.E282]-[.F282]" office:value-type="float" office:value="0.0989999999999895" calcext:value-type="float">
            <text:p>0.098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682" calcext:value-type="float">
            <text:p>393.682</text:p>
          </table:table-cell>
          <table:table-cell table:formula="of:=[.B283]-[.C283]" office:value-type="float" office:value="0.154999999999973" calcext:value-type="float">
            <text:p>0.154999999999973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539" calcext:value-type="float">
            <text:p>394.539</text:p>
          </table:table-cell>
          <table:table-cell table:formula="of:=[.E283]-[.F283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9" calcext:value-type="float">
            <text:p>393.69</text:p>
          </table:table-cell>
          <table:table-cell table:formula="of:=[.B284]-[.C284]" office:value-type="float" office:value="0.233000000000004" calcext:value-type="float">
            <text:p>0.233000000000004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569" calcext:value-type="float">
            <text:p>394.569</text:p>
          </table:table-cell>
          <table:table-cell table:formula="of:=[.E284]-[.F284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686" calcext:value-type="float">
            <text:p>393.686</text:p>
          </table:table-cell>
          <table:table-cell table:formula="of:=[.B285]-[.C285]" office:value-type="float" office:value="0.189999999999998" calcext:value-type="float">
            <text:p>0.189999999999998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617" calcext:value-type="float">
            <text:p>394.617</text:p>
          </table:table-cell>
          <table:table-cell table:formula="of:=[.E285]-[.F285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2" calcext:value-type="float">
            <text:p>393.932</text:p>
          </table:table-cell>
          <table:table-cell office:value-type="float" office:value="393.708" calcext:value-type="float">
            <text:p>393.708</text:p>
          </table:table-cell>
          <table:table-cell table:formula="of:=[.B286]-[.C286]" office:value-type="float" office:value="0.22399999999999" calcext:value-type="float">
            <text:p>0.22399999999999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574" calcext:value-type="float">
            <text:p>394.574</text:p>
          </table:table-cell>
          <table:table-cell table:formula="of:=[.E286]-[.F286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587" calcext:value-type="float">
            <text:p>393.587</text:p>
          </table:table-cell>
          <table:table-cell table:formula="of:=[.B287]-[.C287]" office:value-type="float" office:value="0.310000000000002" calcext:value-type="float">
            <text:p>0.310000000000002</text:p>
          </table:table-cell>
          <table:table-cell office:value-type="float" office:value="394.643" calcext:value-type="float">
            <text:p>394.643</text:p>
          </table:table-cell>
          <table:table-cell office:value-type="float" office:value="394.561" calcext:value-type="float">
            <text:p>394.561</text:p>
          </table:table-cell>
          <table:table-cell table:formula="of:=[.E287]-[.F287]" office:value-type="float" office:value="0.0819999999999936" calcext:value-type="float">
            <text:p>0.081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" calcext:value-type="float">
            <text:p>393.6</text:p>
          </table:table-cell>
          <table:table-cell table:formula="of:=[.B288]-[.C288]" office:value-type="float" office:value="0.210999999999956" calcext:value-type="float">
            <text:p>0.210999999999956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578" calcext:value-type="float">
            <text:p>394.578</text:p>
          </table:table-cell>
          <table:table-cell table:formula="of:=[.E288]-[.F288]" office:value-type="float" office:value="0.116000000000042" calcext:value-type="float">
            <text:p>0.116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626" calcext:value-type="float">
            <text:p>393.626</text:p>
          </table:table-cell>
          <table:table-cell table:formula="of:=[.B289]-[.C289]" office:value-type="float" office:value="0.289000000000044" calcext:value-type="float">
            <text:p>0.289000000000044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638" calcext:value-type="float">
            <text:p>394.638</text:p>
          </table:table-cell>
          <table:table-cell table:formula="of:=[.E289]-[.F289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703" calcext:value-type="float">
            <text:p>393.703</text:p>
          </table:table-cell>
          <table:table-cell table:formula="of:=[.B290]-[.C290]" office:value-type="float" office:value="0.233000000000004" calcext:value-type="float">
            <text:p>0.233000000000004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578" calcext:value-type="float">
            <text:p>394.578</text:p>
          </table:table-cell>
          <table:table-cell table:formula="of:=[.E290]-[.F290]" office:value-type="float" office:value="0.164000000000044" calcext:value-type="float">
            <text:p>0.164000000000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643" calcext:value-type="float">
            <text:p>393.643</text:p>
          </table:table-cell>
          <table:table-cell table:formula="of:=[.B291]-[.C291]" office:value-type="float" office:value="0.328000000000031" calcext:value-type="float">
            <text:p>0.328000000000031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699" calcext:value-type="float">
            <text:p>394.699</text:p>
          </table:table-cell>
          <table:table-cell table:formula="of:=[.E291]-[.F291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622" calcext:value-type="float">
            <text:p>393.622</text:p>
          </table:table-cell>
          <table:table-cell table:formula="of:=[.B292]-[.C292]" office:value-type="float" office:value="0.373999999999967" calcext:value-type="float">
            <text:p>0.373999999999967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617" calcext:value-type="float">
            <text:p>394.617</text:p>
          </table:table-cell>
          <table:table-cell table:formula="of:=[.E292]-[.F292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622" calcext:value-type="float">
            <text:p>393.622</text:p>
          </table:table-cell>
          <table:table-cell table:formula="of:=[.B293]-[.C293]" office:value-type="float" office:value="0.339999999999975" calcext:value-type="float">
            <text:p>0.339999999999975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582" calcext:value-type="float">
            <text:p>394.582</text:p>
          </table:table-cell>
          <table:table-cell table:formula="of:=[.E293]-[.F293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673" calcext:value-type="float">
            <text:p>393.673</text:p>
          </table:table-cell>
          <table:table-cell table:formula="of:=[.B294]-[.C294]" office:value-type="float" office:value="0.288999999999987" calcext:value-type="float">
            <text:p>0.288999999999987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621" calcext:value-type="float">
            <text:p>394.621</text:p>
          </table:table-cell>
          <table:table-cell table:formula="of:=[.E294]-[.F294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626" calcext:value-type="float">
            <text:p>393.626</text:p>
          </table:table-cell>
          <table:table-cell table:formula="of:=[.B295]-[.C295]" office:value-type="float" office:value="0.289000000000044" calcext:value-type="float">
            <text:p>0.289000000000044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25" calcext:value-type="float">
            <text:p>394.625</text:p>
          </table:table-cell>
          <table:table-cell table:formula="of:=[.E295]-[.F295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596" calcext:value-type="float">
            <text:p>393.596</text:p>
          </table:table-cell>
          <table:table-cell table:formula="of:=[.B296]-[.C296]" office:value-type="float" office:value="0.300999999999988" calcext:value-type="float">
            <text:p>0.300999999999988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582" calcext:value-type="float">
            <text:p>394.582</text:p>
          </table:table-cell>
          <table:table-cell table:formula="of:=[.E296]-[.F296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56" calcext:value-type="float">
            <text:p>393.656</text:p>
          </table:table-cell>
          <table:table-cell table:formula="of:=[.B297]-[.C297]" office:value-type="float" office:value="0.279999999999973" calcext:value-type="float">
            <text:p>0.279999999999973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595" calcext:value-type="float">
            <text:p>394.595</text:p>
          </table:table-cell>
          <table:table-cell table:formula="of:=[.E297]-[.F297]" office:value-type="float" office:value="0.0819999999999936" calcext:value-type="float">
            <text:p>0.081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3" calcext:value-type="float">
            <text:p>393.63</text:p>
          </table:table-cell>
          <table:table-cell table:formula="of:=[.B298]-[.C298]" office:value-type="float" office:value="0.271999999999991" calcext:value-type="float">
            <text:p>0.271999999999991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569" calcext:value-type="float">
            <text:p>394.569</text:p>
          </table:table-cell>
          <table:table-cell table:formula="of:=[.E298]-[.F298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39" calcext:value-type="float">
            <text:p>393.639</text:p>
          </table:table-cell>
          <table:table-cell table:formula="of:=[.B299]-[.C299]" office:value-type="float" office:value="0.262999999999977" calcext:value-type="float">
            <text:p>0.262999999999977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591" calcext:value-type="float">
            <text:p>394.591</text:p>
          </table:table-cell>
          <table:table-cell table:formula="of:=[.E299]-[.F299]" office:value-type="float" office:value="0.103000000000009" calcext:value-type="float">
            <text:p>0.10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596" calcext:value-type="float">
            <text:p>393.596</text:p>
          </table:table-cell>
          <table:table-cell table:formula="of:=[.B300]-[.C300]" office:value-type="float" office:value="0.296999999999969" calcext:value-type="float">
            <text:p>0.296999999999969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621" calcext:value-type="float">
            <text:p>394.621</text:p>
          </table:table-cell>
          <table:table-cell table:formula="of:=[.E300]-[.F300]" office:value-type="float" office:value="0.05600000000004" calcext:value-type="float">
            <text:p>0.056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52" calcext:value-type="float">
            <text:p>393.652</text:p>
          </table:table-cell>
          <table:table-cell table:formula="of:=[.B301]-[.C301]" office:value-type="float" office:value="0.158999999999992" calcext:value-type="float">
            <text:p>0.158999999999992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608" calcext:value-type="float">
            <text:p>394.608</text:p>
          </table:table-cell>
          <table:table-cell table:formula="of:=[.E301]-[.F301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7" calcext:value-type="float">
            <text:p>393.927</text:p>
          </table:table-cell>
          <table:table-cell office:value-type="float" office:value="393.69" calcext:value-type="float">
            <text:p>393.69</text:p>
          </table:table-cell>
          <table:table-cell table:formula="of:=[.B302]-[.C302]" office:value-type="float" office:value="0.237000000000023" calcext:value-type="float">
            <text:p>0.237000000000023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38" calcext:value-type="float">
            <text:p>394.638</text:p>
          </table:table-cell>
          <table:table-cell table:formula="of:=[.E302]-[.F302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78" calcext:value-type="float">
            <text:p>393.678</text:p>
          </table:table-cell>
          <table:table-cell table:formula="of:=[.B303]-[.C303]" office:value-type="float" office:value="0.214999999999975" calcext:value-type="float">
            <text:p>0.214999999999975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613" calcext:value-type="float">
            <text:p>394.613</text:p>
          </table:table-cell>
          <table:table-cell table:formula="of:=[.E303]-[.F303]" office:value-type="float" office:value="0.218999999999994" calcext:value-type="float">
            <text:p>0.218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2" calcext:value-type="float">
            <text:p>394.022</text:p>
          </table:table-cell>
          <table:table-cell office:value-type="float" office:value="393.622" calcext:value-type="float">
            <text:p>393.622</text:p>
          </table:table-cell>
          <table:table-cell table:formula="of:=[.B304]-[.C304]" office:value-type="float" office:value="0.399999999999977" calcext:value-type="float">
            <text:p>0.399999999999977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552" calcext:value-type="float">
            <text:p>394.552</text:p>
          </table:table-cell>
          <table:table-cell table:formula="of:=[.E304]-[.F304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4" calcext:value-type="float">
            <text:p>393.884</text:p>
          </table:table-cell>
          <table:table-cell office:value-type="float" office:value="393.725" calcext:value-type="float">
            <text:p>393.725</text:p>
          </table:table-cell>
          <table:table-cell table:formula="of:=[.B305]-[.C305]" office:value-type="float" office:value="0.158999999999992" calcext:value-type="float">
            <text:p>0.158999999999992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47" calcext:value-type="float">
            <text:p>394.647</text:p>
          </table:table-cell>
          <table:table-cell table:formula="of:=[.E305]-[.F305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66" calcext:value-type="float">
            <text:p>393.66</text:p>
          </table:table-cell>
          <table:table-cell table:formula="of:=[.B306]-[.C306]" office:value-type="float" office:value="0.375" calcext:value-type="float">
            <text:p>0.375</text:p>
          </table:table-cell>
          <table:table-cell office:value-type="float" office:value="394.824" calcext:value-type="float">
            <text:p>394.824</text:p>
          </table:table-cell>
          <table:table-cell office:value-type="float" office:value="394.6" calcext:value-type="float">
            <text:p>394.6</text:p>
          </table:table-cell>
          <table:table-cell table:formula="of:=[.E306]-[.F306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721" calcext:value-type="float">
            <text:p>393.721</text:p>
          </table:table-cell>
          <table:table-cell table:formula="of:=[.B307]-[.C307]" office:value-type="float" office:value="0.257999999999981" calcext:value-type="float">
            <text:p>0.257999999999981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05" calcext:value-type="float">
            <text:p>394.505</text:p>
          </table:table-cell>
          <table:table-cell table:formula="of:=[.E307]-[.F307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13" calcext:value-type="float">
            <text:p>393.613</text:p>
          </table:table-cell>
          <table:table-cell table:formula="of:=[.B308]-[.C308]" office:value-type="float" office:value="0.362000000000023" calcext:value-type="float">
            <text:p>0.362000000000023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501" calcext:value-type="float">
            <text:p>394.501</text:p>
          </table:table-cell>
          <table:table-cell table:formula="of:=[.E308]-[.F308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82" calcext:value-type="float">
            <text:p>393.682</text:p>
          </table:table-cell>
          <table:table-cell table:formula="of:=[.B309]-[.C309]" office:value-type="float" office:value="0.210999999999956" calcext:value-type="float">
            <text:p>0.210999999999956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531" calcext:value-type="float">
            <text:p>394.531</text:p>
          </table:table-cell>
          <table:table-cell table:formula="of:=[.E309]-[.F309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52" calcext:value-type="float">
            <text:p>393.652</text:p>
          </table:table-cell>
          <table:table-cell table:formula="of:=[.B310]-[.C310]" office:value-type="float" office:value="0.271000000000015" calcext:value-type="float">
            <text:p>0.271000000000015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574" calcext:value-type="float">
            <text:p>394.574</text:p>
          </table:table-cell>
          <table:table-cell table:formula="of:=[.E310]-[.F310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65" calcext:value-type="float">
            <text:p>393.665</text:p>
          </table:table-cell>
          <table:table-cell table:formula="of:=[.B311]-[.C311]" office:value-type="float" office:value="0.227999999999952" calcext:value-type="float">
            <text:p>0.227999999999952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552" calcext:value-type="float">
            <text:p>394.552</text:p>
          </table:table-cell>
          <table:table-cell table:formula="of:=[.E311]-[.F311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678" calcext:value-type="float">
            <text:p>393.678</text:p>
          </table:table-cell>
          <table:table-cell table:formula="of:=[.B312]-[.C312]" office:value-type="float" office:value="0.266999999999996" calcext:value-type="float">
            <text:p>0.266999999999996</text:p>
          </table:table-cell>
          <table:table-cell office:value-type="float" office:value="394.707" calcext:value-type="float">
            <text:p>394.707</text:p>
          </table:table-cell>
          <table:table-cell office:value-type="float" office:value="394.677" calcext:value-type="float">
            <text:p>394.677</text:p>
          </table:table-cell>
          <table:table-cell table:formula="of:=[.E312]-[.F312]" office:value-type="float" office:value="0.0299999999999727" calcext:value-type="float">
            <text:p>0.029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708" calcext:value-type="float">
            <text:p>393.708</text:p>
          </table:table-cell>
          <table:table-cell table:formula="of:=[.B313]-[.C313]" office:value-type="float" office:value="0.287999999999954" calcext:value-type="float">
            <text:p>0.287999999999954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664" calcext:value-type="float">
            <text:p>394.664</text:p>
          </table:table-cell>
          <table:table-cell table:formula="of:=[.E313]-[.F313]" office:value-type="float" office:value="0.0389999999999873" calcext:value-type="float">
            <text:p>0.03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678" calcext:value-type="float">
            <text:p>393.678</text:p>
          </table:table-cell>
          <table:table-cell table:formula="of:=[.B314]-[.C314]" office:value-type="float" office:value="0.322999999999979" calcext:value-type="float">
            <text:p>0.322999999999979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591" calcext:value-type="float">
            <text:p>394.591</text:p>
          </table:table-cell>
          <table:table-cell table:formula="of:=[.E314]-[.F314]" office:value-type="float" office:value="0.171999999999969" calcext:value-type="float">
            <text:p>0.171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6" calcext:value-type="float">
            <text:p>393.906</text:p>
          </table:table-cell>
          <table:table-cell office:value-type="float" office:value="393.66" calcext:value-type="float">
            <text:p>393.66</text:p>
          </table:table-cell>
          <table:table-cell table:formula="of:=[.B315]-[.C315]" office:value-type="float" office:value="0.245999999999981" calcext:value-type="float">
            <text:p>0.245999999999981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557" calcext:value-type="float">
            <text:p>394.557</text:p>
          </table:table-cell>
          <table:table-cell table:formula="of:=[.E315]-[.F315]" office:value-type="float" office:value="0.218999999999994" calcext:value-type="float">
            <text:p>0.218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66" calcext:value-type="float">
            <text:p>393.66</text:p>
          </table:table-cell>
          <table:table-cell table:formula="of:=[.B316]-[.C316]" office:value-type="float" office:value="0.202999999999975" calcext:value-type="float">
            <text:p>0.202999999999975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13" calcext:value-type="float">
            <text:p>394.613</text:p>
          </table:table-cell>
          <table:table-cell table:formula="of:=[.E316]-[.F316]" office:value-type="float" office:value="0.0810000000000173" calcext:value-type="float">
            <text:p>0.081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17" calcext:value-type="float">
            <text:p>393.617</text:p>
          </table:table-cell>
          <table:table-cell table:formula="of:=[.B317]-[.C317]" office:value-type="float" office:value="0.262999999999977" calcext:value-type="float">
            <text:p>0.262999999999977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87" calcext:value-type="float">
            <text:p>394.587</text:p>
          </table:table-cell>
          <table:table-cell table:formula="of:=[.E317]-[.F317]" office:value-type="float" office:value="0.133000000000038" calcext:value-type="float">
            <text:p>0.133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56" calcext:value-type="float">
            <text:p>393.656</text:p>
          </table:table-cell>
          <table:table-cell table:formula="of:=[.B318]-[.C318]" office:value-type="float" office:value="0.279999999999973" calcext:value-type="float">
            <text:p>0.279999999999973</text:p>
          </table:table-cell>
          <table:table-cell office:value-type="float" office:value="394.871" calcext:value-type="float">
            <text:p>394.871</text:p>
          </table:table-cell>
          <table:table-cell office:value-type="float" office:value="394.617" calcext:value-type="float">
            <text:p>394.617</text:p>
          </table:table-cell>
          <table:table-cell table:formula="of:=[.E318]-[.F318]" office:value-type="float" office:value="0.253999999999962" calcext:value-type="float">
            <text:p>0.253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699" calcext:value-type="float">
            <text:p>393.699</text:p>
          </table:table-cell>
          <table:table-cell table:formula="of:=[.B319]-[.C319]" office:value-type="float" office:value="0.279999999999973" calcext:value-type="float">
            <text:p>0.279999999999973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703" calcext:value-type="float">
            <text:p>394.703</text:p>
          </table:table-cell>
          <table:table-cell table:formula="of:=[.E319]-[.F319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734" calcext:value-type="float">
            <text:p>393.734</text:p>
          </table:table-cell>
          <table:table-cell table:formula="of:=[.B320]-[.C320]" office:value-type="float" office:value="0.218999999999994" calcext:value-type="float">
            <text:p>0.218999999999994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673" calcext:value-type="float">
            <text:p>394.673</text:p>
          </table:table-cell>
          <table:table-cell table:formula="of:=[.E320]-[.F320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82" calcext:value-type="float">
            <text:p>393.82</text:p>
          </table:table-cell>
          <table:table-cell table:formula="of:=[.B321]-[.C321]" office:value-type="float" office:value="0.228000000000009" calcext:value-type="float">
            <text:p>0.228000000000009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94" calcext:value-type="float">
            <text:p>394.694</text:p>
          </table:table-cell>
          <table:table-cell table:formula="of:=[.E321]-[.F321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695" calcext:value-type="float">
            <text:p>393.695</text:p>
          </table:table-cell>
          <table:table-cell table:formula="of:=[.B322]-[.C322]" office:value-type="float" office:value="0.288000000000011" calcext:value-type="float">
            <text:p>0.288000000000011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686" calcext:value-type="float">
            <text:p>394.686</text:p>
          </table:table-cell>
          <table:table-cell table:formula="of:=[.E322]-[.F322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682" calcext:value-type="float">
            <text:p>393.682</text:p>
          </table:table-cell>
          <table:table-cell table:formula="of:=[.B323]-[.C323]" office:value-type="float" office:value="0.31899999999996" calcext:value-type="float">
            <text:p>0.31899999999996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552" calcext:value-type="float">
            <text:p>394.552</text:p>
          </table:table-cell>
          <table:table-cell table:formula="of:=[.E323]-[.F323]" office:value-type="float" office:value="0.215999999999951" calcext:value-type="float">
            <text:p>0.215999999999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66" calcext:value-type="float">
            <text:p>393.66</text:p>
          </table:table-cell>
          <table:table-cell table:formula="of:=[.B324]-[.C324]" office:value-type="float" office:value="0.215999999999951" calcext:value-type="float">
            <text:p>0.215999999999951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643" calcext:value-type="float">
            <text:p>394.643</text:p>
          </table:table-cell>
          <table:table-cell table:formula="of:=[.E324]-[.F324]" office:value-type="float" office:value="0.0820000000000505" calcext:value-type="float">
            <text:p>0.082000000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613" calcext:value-type="float">
            <text:p>393.613</text:p>
          </table:table-cell>
          <table:table-cell table:formula="of:=[.B325]-[.C325]" office:value-type="float" office:value="0.254000000000019" calcext:value-type="float">
            <text:p>0.254000000000019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449" calcext:value-type="float">
            <text:p>394.449</text:p>
          </table:table-cell>
          <table:table-cell table:formula="of:=[.E325]-[.F325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26" calcext:value-type="float">
            <text:p>393.626</text:p>
          </table:table-cell>
          <table:table-cell table:formula="of:=[.B326]-[.C326]" office:value-type="float" office:value="0.297000000000025" calcext:value-type="float">
            <text:p>0.297000000000025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65" calcext:value-type="float">
            <text:p>394.565</text:p>
          </table:table-cell>
          <table:table-cell table:formula="of:=[.E326]-[.F326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609" calcext:value-type="float">
            <text:p>393.609</text:p>
          </table:table-cell>
          <table:table-cell table:formula="of:=[.B327]-[.C327]" office:value-type="float" office:value="0.288000000000011" calcext:value-type="float">
            <text:p>0.288000000000011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582" calcext:value-type="float">
            <text:p>394.582</text:p>
          </table:table-cell>
          <table:table-cell table:formula="of:=[.E327]-[.F327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2" calcext:value-type="float">
            <text:p>394.022</text:p>
          </table:table-cell>
          <table:table-cell office:value-type="float" office:value="393.725" calcext:value-type="float">
            <text:p>393.725</text:p>
          </table:table-cell>
          <table:table-cell table:formula="of:=[.B328]-[.C328]" office:value-type="float" office:value="0.296999999999969" calcext:value-type="float">
            <text:p>0.296999999999969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552" calcext:value-type="float">
            <text:p>394.552</text:p>
          </table:table-cell>
          <table:table-cell table:formula="of:=[.E328]-[.F328]" office:value-type="float" office:value="0.236999999999966" calcext:value-type="float">
            <text:p>0.236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703" calcext:value-type="float">
            <text:p>393.703</text:p>
          </table:table-cell>
          <table:table-cell table:formula="of:=[.B329]-[.C329]" office:value-type="float" office:value="0.199000000000012" calcext:value-type="float">
            <text:p>0.199000000000012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13" calcext:value-type="float">
            <text:p>394.613</text:p>
          </table:table-cell>
          <table:table-cell table:formula="of:=[.E329]-[.F329]" office:value-type="float" office:value="0.206000000000017" calcext:value-type="float">
            <text:p>0.206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8" calcext:value-type="float">
            <text:p>393.988</text:p>
          </table:table-cell>
          <table:table-cell office:value-type="float" office:value="393.66" calcext:value-type="float">
            <text:p>393.66</text:p>
          </table:table-cell>
          <table:table-cell table:formula="of:=[.B330]-[.C330]" office:value-type="float" office:value="0.327999999999975" calcext:value-type="float">
            <text:p>0.327999999999975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48" calcext:value-type="float">
            <text:p>394.548</text:p>
          </table:table-cell>
          <table:table-cell table:formula="of:=[.E330]-[.F330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95" calcext:value-type="float">
            <text:p>393.695</text:p>
          </table:table-cell>
          <table:table-cell table:formula="of:=[.B331]-[.C331]" office:value-type="float" office:value="0.263000000000034" calcext:value-type="float">
            <text:p>0.263000000000034</text:p>
          </table:table-cell>
          <table:table-cell office:value-type="float" office:value="394.707" calcext:value-type="float">
            <text:p>394.707</text:p>
          </table:table-cell>
          <table:table-cell office:value-type="float" office:value="394.548" calcext:value-type="float">
            <text:p>394.548</text:p>
          </table:table-cell>
          <table:table-cell table:formula="of:=[.E331]-[.F331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2" calcext:value-type="float">
            <text:p>393.932</text:p>
          </table:table-cell>
          <table:table-cell office:value-type="float" office:value="393.63" calcext:value-type="float">
            <text:p>393.63</text:p>
          </table:table-cell>
          <table:table-cell table:formula="of:=[.B332]-[.C332]" office:value-type="float" office:value="0.302000000000021" calcext:value-type="float">
            <text:p>0.302000000000021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44" calcext:value-type="float">
            <text:p>394.544</text:p>
          </table:table-cell>
          <table:table-cell table:formula="of:=[.E332]-[.F332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708" calcext:value-type="float">
            <text:p>393.708</text:p>
          </table:table-cell>
          <table:table-cell table:formula="of:=[.B333]-[.C333]" office:value-type="float" office:value="0.0819999999999936" calcext:value-type="float">
            <text:p>0.081999999999994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539" calcext:value-type="float">
            <text:p>394.539</text:p>
          </table:table-cell>
          <table:table-cell table:formula="of:=[.E333]-[.F333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3" calcext:value-type="float">
            <text:p>393.833</text:p>
          </table:table-cell>
          <table:table-cell office:value-type="float" office:value="393.699" calcext:value-type="float">
            <text:p>393.699</text:p>
          </table:table-cell>
          <table:table-cell table:formula="of:=[.B334]-[.C334]" office:value-type="float" office:value="0.134000000000015" calcext:value-type="float">
            <text:p>0.134000000000015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483" calcext:value-type="float">
            <text:p>394.483</text:p>
          </table:table-cell>
          <table:table-cell table:formula="of:=[.E334]-[.F334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622" calcext:value-type="float">
            <text:p>393.622</text:p>
          </table:table-cell>
          <table:table-cell table:formula="of:=[.B335]-[.C335]" office:value-type="float" office:value="0.228000000000009" calcext:value-type="float">
            <text:p>0.228000000000009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462" calcext:value-type="float">
            <text:p>394.462</text:p>
          </table:table-cell>
          <table:table-cell table:formula="of:=[.E335]-[.F335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7" calcext:value-type="float">
            <text:p>393.807</text:p>
          </table:table-cell>
          <table:table-cell office:value-type="float" office:value="393.583" calcext:value-type="float">
            <text:p>393.583</text:p>
          </table:table-cell>
          <table:table-cell table:formula="of:=[.B336]-[.C336]" office:value-type="float" office:value="0.22399999999999" calcext:value-type="float">
            <text:p>0.22399999999999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453" calcext:value-type="float">
            <text:p>394.453</text:p>
          </table:table-cell>
          <table:table-cell table:formula="of:=[.E336]-[.F336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574" calcext:value-type="float">
            <text:p>393.574</text:p>
          </table:table-cell>
          <table:table-cell table:formula="of:=[.B337]-[.C337]" office:value-type="float" office:value="0.279999999999973" calcext:value-type="float">
            <text:p>0.279999999999973</text:p>
          </table:table-cell>
          <table:table-cell office:value-type="float" office:value="394.625" calcext:value-type="float">
            <text:p>394.625</text:p>
          </table:table-cell>
          <table:table-cell office:value-type="float" office:value="394.449" calcext:value-type="float">
            <text:p>394.449</text:p>
          </table:table-cell>
          <table:table-cell table:formula="of:=[.E337]-[.F337]" office:value-type="float" office:value="0.175999999999988" calcext:value-type="float">
            <text:p>0.175999999999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652" calcext:value-type="float">
            <text:p>393.652</text:p>
          </table:table-cell>
          <table:table-cell table:formula="of:=[.B338]-[.C338]" office:value-type="float" office:value="0.237000000000023" calcext:value-type="float">
            <text:p>0.237000000000023</text:p>
          </table:table-cell>
          <table:table-cell office:value-type="float" office:value="394.63" calcext:value-type="float">
            <text:p>394.63</text:p>
          </table:table-cell>
          <table:table-cell office:value-type="float" office:value="394.505" calcext:value-type="float">
            <text:p>394.505</text:p>
          </table:table-cell>
          <table:table-cell table:formula="of:=[.E338]-[.F338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22" calcext:value-type="float">
            <text:p>393.622</text:p>
          </table:table-cell>
          <table:table-cell table:formula="of:=[.B339]-[.C339]" office:value-type="float" office:value="0.236999999999966" calcext:value-type="float">
            <text:p>0.236999999999966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496" calcext:value-type="float">
            <text:p>394.496</text:p>
          </table:table-cell>
          <table:table-cell table:formula="of:=[.E339]-[.F339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531" calcext:value-type="float">
            <text:p>393.531</text:p>
          </table:table-cell>
          <table:table-cell table:formula="of:=[.B340]-[.C340]" office:value-type="float" office:value="0.365999999999985" calcext:value-type="float">
            <text:p>0.365999999999985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423" calcext:value-type="float">
            <text:p>394.423</text:p>
          </table:table-cell>
          <table:table-cell table:formula="of:=[.E340]-[.F340]" office:value-type="float" office:value="0.293000000000006" calcext:value-type="float">
            <text:p>0.29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72" calcext:value-type="float">
            <text:p>393.772</text:p>
          </table:table-cell>
          <table:table-cell office:value-type="float" office:value="393.703" calcext:value-type="float">
            <text:p>393.703</text:p>
          </table:table-cell>
          <table:table-cell table:formula="of:=[.B341]-[.C341]" office:value-type="float" office:value="0.0690000000000168" calcext:value-type="float">
            <text:p>0.069000000000017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449" calcext:value-type="float">
            <text:p>394.449</text:p>
          </table:table-cell>
          <table:table-cell table:formula="of:=[.E341]-[.F341]" office:value-type="float" office:value="0.313999999999965" calcext:value-type="float">
            <text:p>0.313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73" calcext:value-type="float">
            <text:p>393.673</text:p>
          </table:table-cell>
          <table:table-cell table:formula="of:=[.B342]-[.C342]" office:value-type="float" office:value="0.185999999999979" calcext:value-type="float">
            <text:p>0.185999999999979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548" calcext:value-type="float">
            <text:p>394.548</text:p>
          </table:table-cell>
          <table:table-cell table:formula="of:=[.E342]-[.F342]" office:value-type="float" office:value="0.0989999999999895" calcext:value-type="float">
            <text:p>0.098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703" calcext:value-type="float">
            <text:p>393.703</text:p>
          </table:table-cell>
          <table:table-cell table:formula="of:=[.B343]-[.C343]" office:value-type="float" office:value="0.15100000000001" calcext:value-type="float">
            <text:p>0.15100000000001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539" calcext:value-type="float">
            <text:p>394.539</text:p>
          </table:table-cell>
          <table:table-cell table:formula="of:=[.E343]-[.F343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609" calcext:value-type="float">
            <text:p>393.609</text:p>
          </table:table-cell>
          <table:table-cell table:formula="of:=[.B344]-[.C344]" office:value-type="float" office:value="0.448000000000036" calcext:value-type="float">
            <text:p>0.448000000000036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479" calcext:value-type="float">
            <text:p>394.479</text:p>
          </table:table-cell>
          <table:table-cell table:formula="of:=[.E344]-[.F344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1" calcext:value-type="float">
            <text:p>393.811</text:p>
          </table:table-cell>
          <table:table-cell office:value-type="float" office:value="393.639" calcext:value-type="float">
            <text:p>393.639</text:p>
          </table:table-cell>
          <table:table-cell table:formula="of:=[.B345]-[.C345]" office:value-type="float" office:value="0.171999999999969" calcext:value-type="float">
            <text:p>0.171999999999969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513" calcext:value-type="float">
            <text:p>394.513</text:p>
          </table:table-cell>
          <table:table-cell table:formula="of:=[.E345]-[.F345]" office:value-type="float" office:value="0.233000000000004" calcext:value-type="float">
            <text:p>0.233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15" calcext:value-type="float">
            <text:p>393.815</text:p>
          </table:table-cell>
          <table:table-cell office:value-type="float" office:value="393.609" calcext:value-type="float">
            <text:p>393.609</text:p>
          </table:table-cell>
          <table:table-cell table:formula="of:=[.B346]-[.C346]" office:value-type="float" office:value="0.206000000000017" calcext:value-type="float">
            <text:p>0.206000000000017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501" calcext:value-type="float">
            <text:p>394.501</text:p>
          </table:table-cell>
          <table:table-cell table:formula="of:=[.E346]-[.F346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622" calcext:value-type="float">
            <text:p>393.622</text:p>
          </table:table-cell>
          <table:table-cell table:formula="of:=[.B347]-[.C347]" office:value-type="float" office:value="0.245000000000005" calcext:value-type="float">
            <text:p>0.245000000000005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531" calcext:value-type="float">
            <text:p>394.531</text:p>
          </table:table-cell>
          <table:table-cell table:formula="of:=[.E347]-[.F347]" office:value-type="float" office:value="0.106999999999971" calcext:value-type="float">
            <text:p>0.106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583" calcext:value-type="float">
            <text:p>393.583</text:p>
          </table:table-cell>
          <table:table-cell table:formula="of:=[.B348]-[.C348]" office:value-type="float" office:value="0.305999999999983" calcext:value-type="float">
            <text:p>0.305999999999983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669" calcext:value-type="float">
            <text:p>394.669</text:p>
          </table:table-cell>
          <table:table-cell table:formula="of:=[.E348]-[.F348]" office:value-type="float" office:value="0.0339999999999918" calcext:value-type="float">
            <text:p>0.033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63" calcext:value-type="float">
            <text:p>393.63</text:p>
          </table:table-cell>
          <table:table-cell table:formula="of:=[.B349]-[.C349]" office:value-type="float" office:value="0.233000000000004" calcext:value-type="float">
            <text:p>0.233000000000004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91" calcext:value-type="float">
            <text:p>394.591</text:p>
          </table:table-cell>
          <table:table-cell table:formula="of:=[.E349]-[.F349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1" calcext:value-type="float">
            <text:p>393.841</text:p>
          </table:table-cell>
          <table:table-cell office:value-type="float" office:value="393.587" calcext:value-type="float">
            <text:p>393.587</text:p>
          </table:table-cell>
          <table:table-cell table:formula="of:=[.B350]-[.C350]" office:value-type="float" office:value="0.254000000000019" calcext:value-type="float">
            <text:p>0.254000000000019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604" calcext:value-type="float">
            <text:p>394.604</text:p>
          </table:table-cell>
          <table:table-cell table:formula="of:=[.E350]-[.F350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69" calcext:value-type="float">
            <text:p>393.69</text:p>
          </table:table-cell>
          <table:table-cell table:formula="of:=[.B351]-[.C351]" office:value-type="float" office:value="0.288999999999987" calcext:value-type="float">
            <text:p>0.288999999999987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561" calcext:value-type="float">
            <text:p>394.561</text:p>
          </table:table-cell>
          <table:table-cell table:formula="of:=[.E351]-[.F351]" office:value-type="float" office:value="0.215000000000032" calcext:value-type="float">
            <text:p>0.215000000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6" calcext:value-type="float">
            <text:p>393.906</text:p>
          </table:table-cell>
          <table:table-cell office:value-type="float" office:value="393.673" calcext:value-type="float">
            <text:p>393.673</text:p>
          </table:table-cell>
          <table:table-cell table:formula="of:=[.B352]-[.C352]" office:value-type="float" office:value="0.233000000000004" calcext:value-type="float">
            <text:p>0.23300000000000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13" calcext:value-type="float">
            <text:p>394.613</text:p>
          </table:table-cell>
          <table:table-cell table:formula="of:=[.E352]-[.F352]" office:value-type="float" office:value="0.120000000000005" calcext:value-type="float">
            <text:p>0.1200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746" calcext:value-type="float">
            <text:p>393.746</text:p>
          </table:table-cell>
          <table:table-cell table:formula="of:=[.B353]-[.C353]" office:value-type="float" office:value="0.233000000000004" calcext:value-type="float">
            <text:p>0.233000000000004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613" calcext:value-type="float">
            <text:p>394.613</text:p>
          </table:table-cell>
          <table:table-cell table:formula="of:=[.E353]-[.F353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66" calcext:value-type="float">
            <text:p>393.66</text:p>
          </table:table-cell>
          <table:table-cell table:formula="of:=[.B354]-[.C354]" office:value-type="float" office:value="0.228999999999985" calcext:value-type="float">
            <text:p>0.228999999999985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505" calcext:value-type="float">
            <text:p>394.505</text:p>
          </table:table-cell>
          <table:table-cell table:formula="of:=[.E354]-[.F354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1" calcext:value-type="float">
            <text:p>393.871</text:p>
          </table:table-cell>
          <table:table-cell office:value-type="float" office:value="393.622" calcext:value-type="float">
            <text:p>393.622</text:p>
          </table:table-cell>
          <table:table-cell table:formula="of:=[.B355]-[.C355]" office:value-type="float" office:value="0.248999999999967" calcext:value-type="float">
            <text:p>0.248999999999967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578" calcext:value-type="float">
            <text:p>394.578</text:p>
          </table:table-cell>
          <table:table-cell table:formula="of:=[.E355]-[.F355]" office:value-type="float" office:value="0.0820000000000505" calcext:value-type="float">
            <text:p>0.082000000000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578" calcext:value-type="float">
            <text:p>393.578</text:p>
          </table:table-cell>
          <table:table-cell table:formula="of:=[.B356]-[.C356]" office:value-type="float" office:value="0.319000000000017" calcext:value-type="float">
            <text:p>0.319000000000017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647" calcext:value-type="float">
            <text:p>394.647</text:p>
          </table:table-cell>
          <table:table-cell table:formula="of:=[.E356]-[.F356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604" calcext:value-type="float">
            <text:p>393.604</text:p>
          </table:table-cell>
          <table:table-cell table:formula="of:=[.B357]-[.C357]" office:value-type="float" office:value="0.375" calcext:value-type="float">
            <text:p>0.375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505" calcext:value-type="float">
            <text:p>394.505</text:p>
          </table:table-cell>
          <table:table-cell table:formula="of:=[.E357]-[.F357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578" calcext:value-type="float">
            <text:p>393.578</text:p>
          </table:table-cell>
          <table:table-cell table:formula="of:=[.B358]-[.C358]" office:value-type="float" office:value="0.319000000000017" calcext:value-type="float">
            <text:p>0.319000000000017</text:p>
          </table:table-cell>
          <table:table-cell office:value-type="float" office:value="394.617" calcext:value-type="float">
            <text:p>394.617</text:p>
          </table:table-cell>
          <table:table-cell office:value-type="float" office:value="394.449" calcext:value-type="float">
            <text:p>394.449</text:p>
          </table:table-cell>
          <table:table-cell table:formula="of:=[.E358]-[.F358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609" calcext:value-type="float">
            <text:p>393.609</text:p>
          </table:table-cell>
          <table:table-cell table:formula="of:=[.B359]-[.C359]" office:value-type="float" office:value="0.408999999999992" calcext:value-type="float">
            <text:p>0.408999999999992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01" calcext:value-type="float">
            <text:p>394.501</text:p>
          </table:table-cell>
          <table:table-cell table:formula="of:=[.E359]-[.F359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561" calcext:value-type="float">
            <text:p>393.561</text:p>
          </table:table-cell>
          <table:table-cell table:formula="of:=[.B360]-[.C360]" office:value-type="float" office:value="0.314999999999998" calcext:value-type="float">
            <text:p>0.314999999999998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518" calcext:value-type="float">
            <text:p>394.518</text:p>
          </table:table-cell>
          <table:table-cell table:formula="of:=[.E360]-[.F360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604" calcext:value-type="float">
            <text:p>393.604</text:p>
          </table:table-cell>
          <table:table-cell table:formula="of:=[.B361]-[.C361]" office:value-type="float" office:value="0.293000000000006" calcext:value-type="float">
            <text:p>0.293000000000006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535" calcext:value-type="float">
            <text:p>394.535</text:p>
          </table:table-cell>
          <table:table-cell table:formula="of:=[.E361]-[.F361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2" calcext:value-type="float">
            <text:p>393.932</text:p>
          </table:table-cell>
          <table:table-cell office:value-type="float" office:value="393.634" calcext:value-type="float">
            <text:p>393.634</text:p>
          </table:table-cell>
          <table:table-cell table:formula="of:=[.B362]-[.C362]" office:value-type="float" office:value="0.298000000000002" calcext:value-type="float">
            <text:p>0.298000000000002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457" calcext:value-type="float">
            <text:p>394.457</text:p>
          </table:table-cell>
          <table:table-cell table:formula="of:=[.E362]-[.F362]" office:value-type="float" office:value="0.228999999999985" calcext:value-type="float">
            <text:p>0.228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622" calcext:value-type="float">
            <text:p>393.622</text:p>
          </table:table-cell>
          <table:table-cell table:formula="of:=[.B363]-[.C363]" office:value-type="float" office:value="0.293000000000006" calcext:value-type="float">
            <text:p>0.293000000000006</text:p>
          </table:table-cell>
          <table:table-cell office:value-type="float" office:value="394.707" calcext:value-type="float">
            <text:p>394.707</text:p>
          </table:table-cell>
          <table:table-cell office:value-type="float" office:value="394.526" calcext:value-type="float">
            <text:p>394.526</text:p>
          </table:table-cell>
          <table:table-cell table:formula="of:=[.E363]-[.F363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591" calcext:value-type="float">
            <text:p>393.591</text:p>
          </table:table-cell>
          <table:table-cell table:formula="of:=[.B364]-[.C364]" office:value-type="float" office:value="0.262999999999977" calcext:value-type="float">
            <text:p>0.262999999999977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531" calcext:value-type="float">
            <text:p>394.531</text:p>
          </table:table-cell>
          <table:table-cell table:formula="of:=[.E364]-[.F364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617" calcext:value-type="float">
            <text:p>393.617</text:p>
          </table:table-cell>
          <table:table-cell table:formula="of:=[.B365]-[.C365]" office:value-type="float" office:value="0.228999999999985" calcext:value-type="float">
            <text:p>0.228999999999985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397" calcext:value-type="float">
            <text:p>394.397</text:p>
          </table:table-cell>
          <table:table-cell table:formula="of:=[.E365]-[.F365]" office:value-type="float" office:value="0.370999999999981" calcext:value-type="float">
            <text:p>0.37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639" calcext:value-type="float">
            <text:p>393.639</text:p>
          </table:table-cell>
          <table:table-cell table:formula="of:=[.B366]-[.C366]" office:value-type="float" office:value="0.188999999999965" calcext:value-type="float">
            <text:p>0.188999999999965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557" calcext:value-type="float">
            <text:p>394.557</text:p>
          </table:table-cell>
          <table:table-cell table:formula="of:=[.E366]-[.F366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16" calcext:value-type="float">
            <text:p>393.716</text:p>
          </table:table-cell>
          <table:table-cell office:value-type="float" office:value="393.617" calcext:value-type="float">
            <text:p>393.617</text:p>
          </table:table-cell>
          <table:table-cell table:formula="of:=[.B367]-[.C367]" office:value-type="float" office:value="0.0989999999999895" calcext:value-type="float">
            <text:p>0.09899999999999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423" calcext:value-type="float">
            <text:p>394.423</text:p>
          </table:table-cell>
          <table:table-cell table:formula="of:=[.E367]-[.F367]" office:value-type="float" office:value="0.262999999999977" calcext:value-type="float">
            <text:p>0.262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09" calcext:value-type="float">
            <text:p>393.609</text:p>
          </table:table-cell>
          <table:table-cell table:formula="of:=[.B368]-[.C368]" office:value-type="float" office:value="0.271000000000015" calcext:value-type="float">
            <text:p>0.271000000000015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09" calcext:value-type="float">
            <text:p>394.509</text:p>
          </table:table-cell>
          <table:table-cell table:formula="of:=[.E368]-[.F368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07" calcext:value-type="float">
            <text:p>393.807</text:p>
          </table:table-cell>
          <table:table-cell office:value-type="float" office:value="393.557" calcext:value-type="float">
            <text:p>393.557</text:p>
          </table:table-cell>
          <table:table-cell table:formula="of:=[.B369]-[.C369]" office:value-type="float" office:value="0.25" calcext:value-type="float">
            <text:p>0.25</text:p>
          </table:table-cell>
          <table:table-cell office:value-type="float" office:value="394.625" calcext:value-type="float">
            <text:p>394.625</text:p>
          </table:table-cell>
          <table:table-cell office:value-type="float" office:value="394.462" calcext:value-type="float">
            <text:p>394.462</text:p>
          </table:table-cell>
          <table:table-cell table:formula="of:=[.E369]-[.F369]" office:value-type="float" office:value="0.163000000000011" calcext:value-type="float">
            <text:p>0.163000000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626" calcext:value-type="float">
            <text:p>393.626</text:p>
          </table:table-cell>
          <table:table-cell table:formula="of:=[.B370]-[.C370]" office:value-type="float" office:value="0.201999999999998" calcext:value-type="float">
            <text:p>0.201999999999998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656" calcext:value-type="float">
            <text:p>394.656</text:p>
          </table:table-cell>
          <table:table-cell table:formula="of:=[.E370]-[.F370]" office:value-type="float" office:value="-0.00499999999999545" calcext:value-type="float">
            <text:p>-0.004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622" calcext:value-type="float">
            <text:p>393.622</text:p>
          </table:table-cell>
          <table:table-cell table:formula="of:=[.B371]-[.C371]" office:value-type="float" office:value="0.408999999999992" calcext:value-type="float">
            <text:p>0.408999999999992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565" calcext:value-type="float">
            <text:p>394.565</text:p>
          </table:table-cell>
          <table:table-cell table:formula="of:=[.E371]-[.F371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591" calcext:value-type="float">
            <text:p>393.591</text:p>
          </table:table-cell>
          <table:table-cell table:formula="of:=[.B372]-[.C372]" office:value-type="float" office:value="0.310999999999979" calcext:value-type="float">
            <text:p>0.310999999999979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587" calcext:value-type="float">
            <text:p>394.587</text:p>
          </table:table-cell>
          <table:table-cell table:formula="of:=[.E372]-[.F372]" office:value-type="float" office:value="0.138000000000034" calcext:value-type="float">
            <text:p>0.138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587" calcext:value-type="float">
            <text:p>393.587</text:p>
          </table:table-cell>
          <table:table-cell table:formula="of:=[.B373]-[.C373]" office:value-type="float" office:value="0.259000000000015" calcext:value-type="float">
            <text:p>0.259000000000015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513" calcext:value-type="float">
            <text:p>394.513</text:p>
          </table:table-cell>
          <table:table-cell table:formula="of:=[.E373]-[.F373]" office:value-type="float" office:value="0.272000000000048" calcext:value-type="float">
            <text:p>0.272000000000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613" calcext:value-type="float">
            <text:p>393.613</text:p>
          </table:table-cell>
          <table:table-cell table:formula="of:=[.B374]-[.C374]" office:value-type="float" office:value="0.40100000000001" calcext:value-type="float">
            <text:p>0.40100000000001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531" calcext:value-type="float">
            <text:p>394.531</text:p>
          </table:table-cell>
          <table:table-cell table:formula="of:=[.E374]-[.F374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43" calcext:value-type="float">
            <text:p>393.643</text:p>
          </table:table-cell>
          <table:table-cell table:formula="of:=[.B375]-[.C375]" office:value-type="float" office:value="0.237000000000023" calcext:value-type="float">
            <text:p>0.237000000000023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634" calcext:value-type="float">
            <text:p>394.634</text:p>
          </table:table-cell>
          <table:table-cell table:formula="of:=[.E375]-[.F375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3" calcext:value-type="float">
            <text:p>393.833</text:p>
          </table:table-cell>
          <table:table-cell office:value-type="float" office:value="393.609" calcext:value-type="float">
            <text:p>393.609</text:p>
          </table:table-cell>
          <table:table-cell table:formula="of:=[.B376]-[.C376]" office:value-type="float" office:value="0.224000000000046" calcext:value-type="float">
            <text:p>0.224000000000046</text:p>
          </table:table-cell>
          <table:table-cell office:value-type="float" office:value="394.651" calcext:value-type="float">
            <text:p>394.651</text:p>
          </table:table-cell>
          <table:table-cell office:value-type="float" office:value="394.462" calcext:value-type="float">
            <text:p>394.462</text:p>
          </table:table-cell>
          <table:table-cell table:formula="of:=[.E376]-[.F376]" office:value-type="float" office:value="0.189000000000021" calcext:value-type="float">
            <text:p>0.189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25" calcext:value-type="float">
            <text:p>393.725</text:p>
          </table:table-cell>
          <table:table-cell table:formula="of:=[.B377]-[.C377]" office:value-type="float" office:value="0.25" calcext:value-type="float">
            <text:p>0.25</text:p>
          </table:table-cell>
          <table:table-cell office:value-type="float" office:value="394.625" calcext:value-type="float">
            <text:p>394.625</text:p>
          </table:table-cell>
          <table:table-cell office:value-type="float" office:value="394.552" calcext:value-type="float">
            <text:p>394.552</text:p>
          </table:table-cell>
          <table:table-cell table:formula="of:=[.E377]-[.F377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6" calcext:value-type="float">
            <text:p>393.906</text:p>
          </table:table-cell>
          <table:table-cell office:value-type="float" office:value="393.587" calcext:value-type="float">
            <text:p>393.587</text:p>
          </table:table-cell>
          <table:table-cell table:formula="of:=[.B378]-[.C378]" office:value-type="float" office:value="0.319000000000017" calcext:value-type="float">
            <text:p>0.319000000000017</text:p>
          </table:table-cell>
          <table:table-cell office:value-type="float" office:value="394.677" calcext:value-type="float">
            <text:p>394.677</text:p>
          </table:table-cell>
          <table:table-cell office:value-type="float" office:value="394.6" calcext:value-type="float">
            <text:p>394.6</text:p>
          </table:table-cell>
          <table:table-cell table:formula="of:=[.E378]-[.F378]" office:value-type="float" office:value="0.0769999999999982" calcext:value-type="float">
            <text:p>0.076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626" calcext:value-type="float">
            <text:p>393.626</text:p>
          </table:table-cell>
          <table:table-cell table:formula="of:=[.B379]-[.C379]" office:value-type="float" office:value="0.228000000000009" calcext:value-type="float">
            <text:p>0.228000000000009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08" calcext:value-type="float">
            <text:p>394.608</text:p>
          </table:table-cell>
          <table:table-cell table:formula="of:=[.E379]-[.F379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6" calcext:value-type="float">
            <text:p>393.906</text:p>
          </table:table-cell>
          <table:table-cell office:value-type="float" office:value="393.613" calcext:value-type="float">
            <text:p>393.613</text:p>
          </table:table-cell>
          <table:table-cell table:formula="of:=[.B380]-[.C380]" office:value-type="float" office:value="0.293000000000006" calcext:value-type="float">
            <text:p>0.293000000000006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647" calcext:value-type="float">
            <text:p>394.647</text:p>
          </table:table-cell>
          <table:table-cell table:formula="of:=[.E380]-[.F380]" office:value-type="float" office:value="0.0169999999999959" calcext:value-type="float">
            <text:p>0.01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66" calcext:value-type="float">
            <text:p>393.66</text:p>
          </table:table-cell>
          <table:table-cell table:formula="of:=[.B381]-[.C381]" office:value-type="float" office:value="0.310999999999979" calcext:value-type="float">
            <text:p>0.310999999999979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544" calcext:value-type="float">
            <text:p>394.544</text:p>
          </table:table-cell>
          <table:table-cell table:formula="of:=[.E381]-[.F381]" office:value-type="float" office:value="0.137" calcext:value-type="float">
            <text:p>0.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22" calcext:value-type="float">
            <text:p>393.622</text:p>
          </table:table-cell>
          <table:table-cell table:formula="of:=[.B382]-[.C382]" office:value-type="float" office:value="0.317999999999984" calcext:value-type="float">
            <text:p>0.317999999999984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87" calcext:value-type="float">
            <text:p>394.587</text:p>
          </table:table-cell>
          <table:table-cell table:formula="of:=[.E382]-[.F382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729" calcext:value-type="float">
            <text:p>393.729</text:p>
          </table:table-cell>
          <table:table-cell table:formula="of:=[.B383]-[.C383]" office:value-type="float" office:value="0.229000000000042" calcext:value-type="float">
            <text:p>0.229000000000042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08" calcext:value-type="float">
            <text:p>394.608</text:p>
          </table:table-cell>
          <table:table-cell table:formula="of:=[.E383]-[.F383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699" calcext:value-type="float">
            <text:p>393.699</text:p>
          </table:table-cell>
          <table:table-cell table:formula="of:=[.B384]-[.C384]" office:value-type="float" office:value="0.211000000000013" calcext:value-type="float">
            <text:p>0.211000000000013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569" calcext:value-type="float">
            <text:p>394.569</text:p>
          </table:table-cell>
          <table:table-cell table:formula="of:=[.E384]-[.F384]" office:value-type="float" office:value="0.262999999999977" calcext:value-type="float">
            <text:p>0.262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9" calcext:value-type="float">
            <text:p>393.69</text:p>
          </table:table-cell>
          <table:table-cell table:formula="of:=[.B385]-[.C385]" office:value-type="float" office:value="0.25" calcext:value-type="float">
            <text:p>0.25</text:p>
          </table:table-cell>
          <table:table-cell office:value-type="float" office:value="394.707" calcext:value-type="float">
            <text:p>394.707</text:p>
          </table:table-cell>
          <table:table-cell office:value-type="float" office:value="394.677" calcext:value-type="float">
            <text:p>394.677</text:p>
          </table:table-cell>
          <table:table-cell table:formula="of:=[.E385]-[.F385]" office:value-type="float" office:value="0.0299999999999727" calcext:value-type="float">
            <text:p>0.029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12" calcext:value-type="float">
            <text:p>393.712</text:p>
          </table:table-cell>
          <table:table-cell table:formula="of:=[.B386]-[.C386]" office:value-type="float" office:value="0.263000000000034" calcext:value-type="float">
            <text:p>0.263000000000034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587" calcext:value-type="float">
            <text:p>394.587</text:p>
          </table:table-cell>
          <table:table-cell table:formula="of:=[.E386]-[.F386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708" calcext:value-type="float">
            <text:p>393.708</text:p>
          </table:table-cell>
          <table:table-cell table:formula="of:=[.B387]-[.C387]" office:value-type="float" office:value="0.287999999999954" calcext:value-type="float">
            <text:p>0.287999999999954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51" calcext:value-type="float">
            <text:p>394.651</text:p>
          </table:table-cell>
          <table:table-cell table:formula="of:=[.E387]-[.F387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639" calcext:value-type="float">
            <text:p>393.639</text:p>
          </table:table-cell>
          <table:table-cell table:formula="of:=[.B388]-[.C388]" office:value-type="float" office:value="0.322999999999979" calcext:value-type="float">
            <text:p>0.322999999999979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776" calcext:value-type="float">
            <text:p>394.776</text:p>
          </table:table-cell>
          <table:table-cell table:formula="of:=[.E388]-[.F388]" office:value-type="float" office:value="-0.0260000000000105" calcext:value-type="float">
            <text:p>-0.026000000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772" calcext:value-type="float">
            <text:p>393.772</text:p>
          </table:table-cell>
          <table:table-cell table:formula="of:=[.B389]-[.C389]" office:value-type="float" office:value="0.311000000000035" calcext:value-type="float">
            <text:p>0.311000000000035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3" calcext:value-type="float">
            <text:p>394.63</text:p>
          </table:table-cell>
          <table:table-cell table:formula="of:=[.E389]-[.F389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803" calcext:value-type="float">
            <text:p>393.803</text:p>
          </table:table-cell>
          <table:table-cell table:formula="of:=[.B390]-[.C390]" office:value-type="float" office:value="0.180000000000007" calcext:value-type="float">
            <text:p>0.180000000000007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613" calcext:value-type="float">
            <text:p>394.613</text:p>
          </table:table-cell>
          <table:table-cell table:formula="of:=[.E390]-[.F390]" office:value-type="float" office:value="0.172000000000025" calcext:value-type="float">
            <text:p>0.172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64" calcext:value-type="float">
            <text:p>393.764</text:p>
          </table:table-cell>
          <table:table-cell table:formula="of:=[.B391]-[.C391]" office:value-type="float" office:value="0.201999999999998" calcext:value-type="float">
            <text:p>0.201999999999998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04" calcext:value-type="float">
            <text:p>394.604</text:p>
          </table:table-cell>
          <table:table-cell table:formula="of:=[.E391]-[.F391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72" calcext:value-type="float">
            <text:p>393.772</text:p>
          </table:table-cell>
          <table:table-cell table:formula="of:=[.B392]-[.C392]" office:value-type="float" office:value="0.27600000000001" calcext:value-type="float">
            <text:p>0.27600000000001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651" calcext:value-type="float">
            <text:p>394.651</text:p>
          </table:table-cell>
          <table:table-cell table:formula="of:=[.E392]-[.F392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8" calcext:value-type="float">
            <text:p>393.988</text:p>
          </table:table-cell>
          <table:table-cell office:value-type="float" office:value="393.665" calcext:value-type="float">
            <text:p>393.665</text:p>
          </table:table-cell>
          <table:table-cell table:formula="of:=[.B393]-[.C393]" office:value-type="float" office:value="0.322999999999979" calcext:value-type="float">
            <text:p>0.322999999999979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625" calcext:value-type="float">
            <text:p>394.625</text:p>
          </table:table-cell>
          <table:table-cell table:formula="of:=[.E393]-[.F393]" office:value-type="float" office:value="0.100000000000023" calcext:value-type="float">
            <text:p>0.100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751" calcext:value-type="float">
            <text:p>393.751</text:p>
          </table:table-cell>
          <table:table-cell table:formula="of:=[.B394]-[.C394]" office:value-type="float" office:value="0.220000000000027" calcext:value-type="float">
            <text:p>0.220000000000027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25" calcext:value-type="float">
            <text:p>394.625</text:p>
          </table:table-cell>
          <table:table-cell table:formula="of:=[.E394]-[.F394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781" calcext:value-type="float">
            <text:p>393.781</text:p>
          </table:table-cell>
          <table:table-cell table:formula="of:=[.B395]-[.C395]" office:value-type="float" office:value="0.141999999999996" calcext:value-type="float">
            <text:p>0.141999999999996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73" calcext:value-type="float">
            <text:p>394.673</text:p>
          </table:table-cell>
          <table:table-cell table:formula="of:=[.E395]-[.F395]" office:value-type="float" office:value="0.0600000000000023" calcext:value-type="float">
            <text:p>0.06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583" calcext:value-type="float">
            <text:p>393.583</text:p>
          </table:table-cell>
          <table:table-cell table:formula="of:=[.B396]-[.C396]" office:value-type="float" office:value="0.326999999999998" calcext:value-type="float">
            <text:p>0.326999999999998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531" calcext:value-type="float">
            <text:p>394.531</text:p>
          </table:table-cell>
          <table:table-cell table:formula="of:=[.E396]-[.F396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73" calcext:value-type="float">
            <text:p>393.673</text:p>
          </table:table-cell>
          <table:table-cell table:formula="of:=[.B397]-[.C397]" office:value-type="float" office:value="0.206999999999994" calcext:value-type="float">
            <text:p>0.206999999999994</text:p>
          </table:table-cell>
          <table:table-cell office:value-type="float" office:value="394.664" calcext:value-type="float">
            <text:p>394.664</text:p>
          </table:table-cell>
          <table:table-cell office:value-type="float" office:value="394.621" calcext:value-type="float">
            <text:p>394.621</text:p>
          </table:table-cell>
          <table:table-cell table:formula="of:=[.E397]-[.F397]" office:value-type="float" office:value="0.0430000000000064" calcext:value-type="float">
            <text:p>0.04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656" calcext:value-type="float">
            <text:p>393.656</text:p>
          </table:table-cell>
          <table:table-cell table:formula="of:=[.B398]-[.C398]" office:value-type="float" office:value="0.310000000000002" calcext:value-type="float">
            <text:p>0.310000000000002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488" calcext:value-type="float">
            <text:p>394.488</text:p>
          </table:table-cell>
          <table:table-cell table:formula="of:=[.E398]-[.F398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686" calcext:value-type="float">
            <text:p>393.686</text:p>
          </table:table-cell>
          <table:table-cell table:formula="of:=[.B399]-[.C399]" office:value-type="float" office:value="0.177000000000021" calcext:value-type="float">
            <text:p>0.177000000000021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13" calcext:value-type="float">
            <text:p>394.613</text:p>
          </table:table-cell>
          <table:table-cell table:formula="of:=[.E399]-[.F399]" office:value-type="float" office:value="0.0810000000000173" calcext:value-type="float">
            <text:p>0.081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66" calcext:value-type="float">
            <text:p>393.66</text:p>
          </table:table-cell>
          <table:table-cell table:formula="of:=[.B400]-[.C400]" office:value-type="float" office:value="0.331999999999994" calcext:value-type="float">
            <text:p>0.331999999999994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638" calcext:value-type="float">
            <text:p>394.638</text:p>
          </table:table-cell>
          <table:table-cell table:formula="of:=[.E400]-[.F400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99" calcext:value-type="float">
            <text:p>393.699</text:p>
          </table:table-cell>
          <table:table-cell table:formula="of:=[.B401]-[.C401]" office:value-type="float" office:value="0.22399999999999" calcext:value-type="float">
            <text:p>0.22399999999999</text:p>
          </table:table-cell>
          <table:table-cell office:value-type="float" office:value="394.824" calcext:value-type="float">
            <text:p>394.824</text:p>
          </table:table-cell>
          <table:table-cell office:value-type="float" office:value="394.651" calcext:value-type="float">
            <text:p>394.651</text:p>
          </table:table-cell>
          <table:table-cell table:formula="of:=[.E401]-[.F401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9" calcext:value-type="float">
            <text:p>393.949</text:p>
          </table:table-cell>
          <table:table-cell office:value-type="float" office:value="393.639" calcext:value-type="float">
            <text:p>393.639</text:p>
          </table:table-cell>
          <table:table-cell table:formula="of:=[.B402]-[.C402]" office:value-type="float" office:value="0.310000000000002" calcext:value-type="float">
            <text:p>0.310000000000002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91" calcext:value-type="float">
            <text:p>394.591</text:p>
          </table:table-cell>
          <table:table-cell table:formula="of:=[.E402]-[.F402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695" calcext:value-type="float">
            <text:p>393.695</text:p>
          </table:table-cell>
          <table:table-cell table:formula="of:=[.B403]-[.C403]" office:value-type="float" office:value="0.319000000000017" calcext:value-type="float">
            <text:p>0.319000000000017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25" calcext:value-type="float">
            <text:p>394.625</text:p>
          </table:table-cell>
          <table:table-cell table:formula="of:=[.E403]-[.F403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566" calcext:value-type="float">
            <text:p>393.566</text:p>
          </table:table-cell>
          <table:table-cell table:formula="of:=[.B404]-[.C404]" office:value-type="float" office:value="0.336000000000013" calcext:value-type="float">
            <text:p>0.336000000000013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39" calcext:value-type="float">
            <text:p>394.539</text:p>
          </table:table-cell>
          <table:table-cell table:formula="of:=[.E404]-[.F404]" office:value-type="float" office:value="0.18100000000004" calcext:value-type="float">
            <text:p>0.181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643" calcext:value-type="float">
            <text:p>393.643</text:p>
          </table:table-cell>
          <table:table-cell table:formula="of:=[.B405]-[.C405]" office:value-type="float" office:value="0.194000000000017" calcext:value-type="float">
            <text:p>0.194000000000017</text:p>
          </table:table-cell>
          <table:table-cell office:value-type="float" office:value="394.656" calcext:value-type="float">
            <text:p>394.656</text:p>
          </table:table-cell>
          <table:table-cell office:value-type="float" office:value="394.625" calcext:value-type="float">
            <text:p>394.625</text:p>
          </table:table-cell>
          <table:table-cell table:formula="of:=[.E405]-[.F405]" office:value-type="float" office:value="0.0310000000000059" calcext:value-type="float">
            <text:p>0.031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548" calcext:value-type="float">
            <text:p>393.548</text:p>
          </table:table-cell>
          <table:table-cell table:formula="of:=[.B406]-[.C406]" office:value-type="float" office:value="0.341000000000008" calcext:value-type="float">
            <text:p>0.341000000000008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3" calcext:value-type="float">
            <text:p>394.63</text:p>
          </table:table-cell>
          <table:table-cell table:formula="of:=[.E406]-[.F406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609" calcext:value-type="float">
            <text:p>393.609</text:p>
          </table:table-cell>
          <table:table-cell table:formula="of:=[.B407]-[.C407]" office:value-type="float" office:value="0.301000000000045" calcext:value-type="float">
            <text:p>0.301000000000045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539" calcext:value-type="float">
            <text:p>394.539</text:p>
          </table:table-cell>
          <table:table-cell table:formula="of:=[.E407]-[.F407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596" calcext:value-type="float">
            <text:p>393.596</text:p>
          </table:table-cell>
          <table:table-cell table:formula="of:=[.B408]-[.C408]" office:value-type="float" office:value="0.279999999999973" calcext:value-type="float">
            <text:p>0.279999999999973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01" calcext:value-type="float">
            <text:p>394.501</text:p>
          </table:table-cell>
          <table:table-cell table:formula="of:=[.E408]-[.F408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69" calcext:value-type="float">
            <text:p>393.669</text:p>
          </table:table-cell>
          <table:table-cell table:formula="of:=[.B409]-[.C409]" office:value-type="float" office:value="0.211000000000013" calcext:value-type="float">
            <text:p>0.211000000000013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569" calcext:value-type="float">
            <text:p>394.569</text:p>
          </table:table-cell>
          <table:table-cell table:formula="of:=[.E409]-[.F409]" office:value-type="float" office:value="0.241999999999962" calcext:value-type="float">
            <text:p>0.241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9" calcext:value-type="float">
            <text:p>393.889</text:p>
          </table:table-cell>
          <table:table-cell office:value-type="float" office:value="393.617" calcext:value-type="float">
            <text:p>393.617</text:p>
          </table:table-cell>
          <table:table-cell table:formula="of:=[.B410]-[.C410]" office:value-type="float" office:value="0.271999999999991" calcext:value-type="float">
            <text:p>0.271999999999991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488" calcext:value-type="float">
            <text:p>394.488</text:p>
          </table:table-cell>
          <table:table-cell table:formula="of:=[.E410]-[.F410]" office:value-type="float" office:value="0.343999999999994" calcext:value-type="float">
            <text:p>0.34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4" calcext:value-type="float">
            <text:p>393.854</text:p>
          </table:table-cell>
          <table:table-cell office:value-type="float" office:value="393.669" calcext:value-type="float">
            <text:p>393.669</text:p>
          </table:table-cell>
          <table:table-cell table:formula="of:=[.B411]-[.C411]" office:value-type="float" office:value="0.185000000000002" calcext:value-type="float">
            <text:p>0.185000000000002</text:p>
          </table:table-cell>
          <table:table-cell office:value-type="float" office:value="394.69" calcext:value-type="float">
            <text:p>394.69</text:p>
          </table:table-cell>
          <table:table-cell office:value-type="float" office:value="394.509" calcext:value-type="float">
            <text:p>394.509</text:p>
          </table:table-cell>
          <table:table-cell table:formula="of:=[.E411]-[.F411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656" calcext:value-type="float">
            <text:p>393.656</text:p>
          </table:table-cell>
          <table:table-cell table:formula="of:=[.B412]-[.C412]" office:value-type="float" office:value="0.211000000000013" calcext:value-type="float">
            <text:p>0.211000000000013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518" calcext:value-type="float">
            <text:p>394.518</text:p>
          </table:table-cell>
          <table:table-cell table:formula="of:=[.E412]-[.F412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6" calcext:value-type="float">
            <text:p>393.6</text:p>
          </table:table-cell>
          <table:table-cell table:formula="of:=[.B413]-[.C413]" office:value-type="float" office:value="0.31899999999996" calcext:value-type="float">
            <text:p>0.31899999999996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561" calcext:value-type="float">
            <text:p>394.561</text:p>
          </table:table-cell>
          <table:table-cell table:formula="of:=[.E413]-[.F413]" office:value-type="float" office:value="0.112000000000023" calcext:value-type="float">
            <text:p>0.112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695" calcext:value-type="float">
            <text:p>393.695</text:p>
          </table:table-cell>
          <table:table-cell table:formula="of:=[.B414]-[.C414]" office:value-type="float" office:value="0.319000000000017" calcext:value-type="float">
            <text:p>0.319000000000017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669" calcext:value-type="float">
            <text:p>394.669</text:p>
          </table:table-cell>
          <table:table-cell table:formula="of:=[.E414]-[.F414]" office:value-type="float" office:value="0.0769999999999982" calcext:value-type="float">
            <text:p>0.076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781" calcext:value-type="float">
            <text:p>393.781</text:p>
          </table:table-cell>
          <table:table-cell table:formula="of:=[.B415]-[.C415]" office:value-type="float" office:value="0.21999999999997" calcext:value-type="float">
            <text:p>0.21999999999997</text:p>
          </table:table-cell>
          <table:table-cell office:value-type="float" office:value="394.884" calcext:value-type="float">
            <text:p>394.884</text:p>
          </table:table-cell>
          <table:table-cell office:value-type="float" office:value="394.595" calcext:value-type="float">
            <text:p>394.595</text:p>
          </table:table-cell>
          <table:table-cell table:formula="of:=[.E415]-[.F415]" office:value-type="float" office:value="0.288999999999987" calcext:value-type="float">
            <text:p>0.28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764" calcext:value-type="float">
            <text:p>393.764</text:p>
          </table:table-cell>
          <table:table-cell table:formula="of:=[.B416]-[.C416]" office:value-type="float" office:value="0.228000000000009" calcext:value-type="float">
            <text:p>0.228000000000009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673" calcext:value-type="float">
            <text:p>394.673</text:p>
          </table:table-cell>
          <table:table-cell table:formula="of:=[.E416]-[.F416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34" calcext:value-type="float">
            <text:p>393.634</text:p>
          </table:table-cell>
          <table:table-cell table:formula="of:=[.B417]-[.C417]" office:value-type="float" office:value="0.301999999999964" calcext:value-type="float">
            <text:p>0.301999999999964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703" calcext:value-type="float">
            <text:p>394.703</text:p>
          </table:table-cell>
          <table:table-cell table:formula="of:=[.E417]-[.F417]" office:value-type="float" office:value="0.0470000000000255" calcext:value-type="float">
            <text:p>0.047000000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8" calcext:value-type="float">
            <text:p>394.078</text:p>
          </table:table-cell>
          <table:table-cell office:value-type="float" office:value="393.867" calcext:value-type="float">
            <text:p>393.867</text:p>
          </table:table-cell>
          <table:table-cell table:formula="of:=[.B418]-[.C418]" office:value-type="float" office:value="0.210999999999956" calcext:value-type="float">
            <text:p>0.210999999999956</text:p>
          </table:table-cell>
          <table:table-cell office:value-type="float" office:value="395" calcext:value-type="float">
            <text:p>395</text:p>
          </table:table-cell>
          <table:table-cell office:value-type="float" office:value="394.673" calcext:value-type="float">
            <text:p>394.673</text:p>
          </table:table-cell>
          <table:table-cell table:formula="of:=[.E418]-[.F418]" office:value-type="float" office:value="0.326999999999998" calcext:value-type="float">
            <text:p>0.326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68" calcext:value-type="float">
            <text:p>393.768</text:p>
          </table:table-cell>
          <table:table-cell table:formula="of:=[.B419]-[.C419]" office:value-type="float" office:value="0.28000000000003" calcext:value-type="float">
            <text:p>0.28000000000003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733" calcext:value-type="float">
            <text:p>394.733</text:p>
          </table:table-cell>
          <table:table-cell table:formula="of:=[.E419]-[.F419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86" calcext:value-type="float">
            <text:p>393.686</text:p>
          </table:table-cell>
          <table:table-cell table:formula="of:=[.B420]-[.C420]" office:value-type="float" office:value="0.272000000000048" calcext:value-type="float">
            <text:p>0.272000000000048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673" calcext:value-type="float">
            <text:p>394.673</text:p>
          </table:table-cell>
          <table:table-cell table:formula="of:=[.E420]-[.F420]" office:value-type="float" office:value="0.0819999999999936" calcext:value-type="float">
            <text:p>0.081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9" calcext:value-type="float">
            <text:p>394.039</text:p>
          </table:table-cell>
          <table:table-cell office:value-type="float" office:value="393.699" calcext:value-type="float">
            <text:p>393.699</text:p>
          </table:table-cell>
          <table:table-cell table:formula="of:=[.B421]-[.C421]" office:value-type="float" office:value="0.339999999999975" calcext:value-type="float">
            <text:p>0.339999999999975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73" calcext:value-type="float">
            <text:p>394.673</text:p>
          </table:table-cell>
          <table:table-cell table:formula="of:=[.E421]-[.F421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777" calcext:value-type="float">
            <text:p>393.777</text:p>
          </table:table-cell>
          <table:table-cell table:formula="of:=[.B422]-[.C422]" office:value-type="float" office:value="0.258000000000038" calcext:value-type="float">
            <text:p>0.258000000000038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686" calcext:value-type="float">
            <text:p>394.686</text:p>
          </table:table-cell>
          <table:table-cell table:formula="of:=[.E422]-[.F422]" office:value-type="float" office:value="0.0900000000000318" calcext:value-type="float">
            <text:p>0.090000000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1" calcext:value-type="float">
            <text:p>394.121</text:p>
          </table:table-cell>
          <table:table-cell office:value-type="float" office:value="393.815" calcext:value-type="float">
            <text:p>393.815</text:p>
          </table:table-cell>
          <table:table-cell table:formula="of:=[.B423]-[.C423]" office:value-type="float" office:value="0.305999999999983" calcext:value-type="float">
            <text:p>0.305999999999983</text:p>
          </table:table-cell>
          <table:table-cell office:value-type="float" office:value="394.914" calcext:value-type="float">
            <text:p>394.914</text:p>
          </table:table-cell>
          <table:table-cell office:value-type="float" office:value="394.613" calcext:value-type="float">
            <text:p>394.613</text:p>
          </table:table-cell>
          <table:table-cell table:formula="of:=[.E423]-[.F423]" office:value-type="float" office:value="0.300999999999988" calcext:value-type="float">
            <text:p>0.300999999999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794" calcext:value-type="float">
            <text:p>393.794</text:p>
          </table:table-cell>
          <table:table-cell table:formula="of:=[.B424]-[.C424]" office:value-type="float" office:value="0.237000000000023" calcext:value-type="float">
            <text:p>0.237000000000023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99" calcext:value-type="float">
            <text:p>394.699</text:p>
          </table:table-cell>
          <table:table-cell table:formula="of:=[.E424]-[.F424]" office:value-type="float" office:value="0.120000000000005" calcext:value-type="float">
            <text:p>0.1200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815" calcext:value-type="float">
            <text:p>393.815</text:p>
          </table:table-cell>
          <table:table-cell table:formula="of:=[.B425]-[.C425]" office:value-type="float" office:value="0.233000000000004" calcext:value-type="float">
            <text:p>0.233000000000004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746" calcext:value-type="float">
            <text:p>394.746</text:p>
          </table:table-cell>
          <table:table-cell table:formula="of:=[.E425]-[.F425]" office:value-type="float" office:value="0.116000000000042" calcext:value-type="float">
            <text:p>0.116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73" calcext:value-type="float">
            <text:p>394.173</text:p>
          </table:table-cell>
          <table:table-cell office:value-type="float" office:value="393.824" calcext:value-type="float">
            <text:p>393.824</text:p>
          </table:table-cell>
          <table:table-cell table:formula="of:=[.B426]-[.C426]" office:value-type="float" office:value="0.34899999999999" calcext:value-type="float">
            <text:p>0.34899999999999</text:p>
          </table:table-cell>
          <table:table-cell office:value-type="float" office:value="394.906" calcext:value-type="float">
            <text:p>394.906</text:p>
          </table:table-cell>
          <table:table-cell office:value-type="float" office:value="394.634" calcext:value-type="float">
            <text:p>394.634</text:p>
          </table:table-cell>
          <table:table-cell table:formula="of:=[.E426]-[.F426]" office:value-type="float" office:value="0.271999999999991" calcext:value-type="float">
            <text:p>0.271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7" calcext:value-type="float">
            <text:p>393.927</text:p>
          </table:table-cell>
          <table:table-cell office:value-type="float" office:value="393.721" calcext:value-type="float">
            <text:p>393.721</text:p>
          </table:table-cell>
          <table:table-cell table:formula="of:=[.B427]-[.C427]" office:value-type="float" office:value="0.206000000000017" calcext:value-type="float">
            <text:p>0.206000000000017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38" calcext:value-type="float">
            <text:p>394.638</text:p>
          </table:table-cell>
          <table:table-cell table:formula="of:=[.E427]-[.F427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682" calcext:value-type="float">
            <text:p>393.682</text:p>
          </table:table-cell>
          <table:table-cell table:formula="of:=[.B428]-[.C428]" office:value-type="float" office:value="0.31899999999996" calcext:value-type="float">
            <text:p>0.31899999999996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6" calcext:value-type="float">
            <text:p>394.6</text:p>
          </table:table-cell>
          <table:table-cell table:formula="of:=[.E428]-[.F428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46" calcext:value-type="float">
            <text:p>393.746</text:p>
          </table:table-cell>
          <table:table-cell table:formula="of:=[.B429]-[.C429]" office:value-type="float" office:value="0.229000000000042" calcext:value-type="float">
            <text:p>0.229000000000042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617" calcext:value-type="float">
            <text:p>394.617</text:p>
          </table:table-cell>
          <table:table-cell table:formula="of:=[.E429]-[.F429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9" calcext:value-type="float">
            <text:p>394.009</text:p>
          </table:table-cell>
          <table:table-cell office:value-type="float" office:value="393.729" calcext:value-type="float">
            <text:p>393.729</text:p>
          </table:table-cell>
          <table:table-cell table:formula="of:=[.B430]-[.C430]" office:value-type="float" office:value="0.28000000000003" calcext:value-type="float">
            <text:p>0.28000000000003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73" calcext:value-type="float">
            <text:p>394.673</text:p>
          </table:table-cell>
          <table:table-cell table:formula="of:=[.E430]-[.F430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708" calcext:value-type="float">
            <text:p>393.708</text:p>
          </table:table-cell>
          <table:table-cell table:formula="of:=[.B431]-[.C431]" office:value-type="float" office:value="0.287999999999954" calcext:value-type="float">
            <text:p>0.287999999999954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613" calcext:value-type="float">
            <text:p>394.613</text:p>
          </table:table-cell>
          <table:table-cell table:formula="of:=[.E431]-[.F431]" office:value-type="float" office:value="0.175999999999988" calcext:value-type="float">
            <text:p>0.175999999999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9" calcext:value-type="float">
            <text:p>394.009</text:p>
          </table:table-cell>
          <table:table-cell office:value-type="float" office:value="393.764" calcext:value-type="float">
            <text:p>393.764</text:p>
          </table:table-cell>
          <table:table-cell table:formula="of:=[.B432]-[.C432]" office:value-type="float" office:value="0.245000000000005" calcext:value-type="float">
            <text:p>0.245000000000005</text:p>
          </table:table-cell>
          <table:table-cell office:value-type="float" office:value="394.888" calcext:value-type="float">
            <text:p>394.888</text:p>
          </table:table-cell>
          <table:table-cell office:value-type="float" office:value="394.72" calcext:value-type="float">
            <text:p>394.72</text:p>
          </table:table-cell>
          <table:table-cell table:formula="of:=[.E432]-[.F432]" office:value-type="float" office:value="0.16799999999995" calcext:value-type="float">
            <text:p>0.167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1" calcext:value-type="float">
            <text:p>394.121</text:p>
          </table:table-cell>
          <table:table-cell office:value-type="float" office:value="393.785" calcext:value-type="float">
            <text:p>393.785</text:p>
          </table:table-cell>
          <table:table-cell table:formula="of:=[.B433]-[.C433]" office:value-type="float" office:value="0.335999999999956" calcext:value-type="float">
            <text:p>0.335999999999956</text:p>
          </table:table-cell>
          <table:table-cell office:value-type="float" office:value="394.918" calcext:value-type="float">
            <text:p>394.918</text:p>
          </table:table-cell>
          <table:table-cell office:value-type="float" office:value="394.677" calcext:value-type="float">
            <text:p>394.677</text:p>
          </table:table-cell>
          <table:table-cell table:formula="of:=[.E433]-[.F433]" office:value-type="float" office:value="0.240999999999985" calcext:value-type="float">
            <text:p>0.240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725" calcext:value-type="float">
            <text:p>393.725</text:p>
          </table:table-cell>
          <table:table-cell table:formula="of:=[.B434]-[.C434]" office:value-type="float" office:value="0.29299999999995" calcext:value-type="float">
            <text:p>0.29299999999995</text:p>
          </table:table-cell>
          <table:table-cell office:value-type="float" office:value="394.875" calcext:value-type="float">
            <text:p>394.875</text:p>
          </table:table-cell>
          <table:table-cell office:value-type="float" office:value="394.716" calcext:value-type="float">
            <text:p>394.716</text:p>
          </table:table-cell>
          <table:table-cell table:formula="of:=[.E434]-[.F434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7" calcext:value-type="float">
            <text:p>394.117</text:p>
          </table:table-cell>
          <table:table-cell office:value-type="float" office:value="393.746" calcext:value-type="float">
            <text:p>393.746</text:p>
          </table:table-cell>
          <table:table-cell table:formula="of:=[.B435]-[.C435]" office:value-type="float" office:value="0.371000000000038" calcext:value-type="float">
            <text:p>0.371000000000038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73" calcext:value-type="float">
            <text:p>394.673</text:p>
          </table:table-cell>
          <table:table-cell table:formula="of:=[.E435]-[.F435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21" calcext:value-type="float">
            <text:p>393.721</text:p>
          </table:table-cell>
          <table:table-cell table:formula="of:=[.B436]-[.C436]" office:value-type="float" office:value="0.305999999999983" calcext:value-type="float">
            <text:p>0.305999999999983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625" calcext:value-type="float">
            <text:p>394.625</text:p>
          </table:table-cell>
          <table:table-cell table:formula="of:=[.E436]-[.F436]" office:value-type="float" office:value="0.237000000000023" calcext:value-type="float">
            <text:p>0.237000000000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772" calcext:value-type="float">
            <text:p>393.772</text:p>
          </table:table-cell>
          <table:table-cell table:formula="of:=[.B437]-[.C437]" office:value-type="float" office:value="0.228999999999985" calcext:value-type="float">
            <text:p>0.228999999999985</text:p>
          </table:table-cell>
          <table:table-cell office:value-type="float" office:value="394.944" calcext:value-type="float">
            <text:p>394.944</text:p>
          </table:table-cell>
          <table:table-cell office:value-type="float" office:value="394.729" calcext:value-type="float">
            <text:p>394.729</text:p>
          </table:table-cell>
          <table:table-cell table:formula="of:=[.E437]-[.F437]" office:value-type="float" office:value="0.215000000000032" calcext:value-type="float">
            <text:p>0.215000000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686" calcext:value-type="float">
            <text:p>393.686</text:p>
          </table:table-cell>
          <table:table-cell table:formula="of:=[.B438]-[.C438]" office:value-type="float" office:value="0.27600000000001" calcext:value-type="float">
            <text:p>0.27600000000001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578" calcext:value-type="float">
            <text:p>394.578</text:p>
          </table:table-cell>
          <table:table-cell table:formula="of:=[.E438]-[.F438]" office:value-type="float" office:value="0.20700000000005" calcext:value-type="float">
            <text:p>0.207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652" calcext:value-type="float">
            <text:p>393.652</text:p>
          </table:table-cell>
          <table:table-cell table:formula="of:=[.B439]-[.C439]" office:value-type="float" office:value="0.310000000000002" calcext:value-type="float">
            <text:p>0.310000000000002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707" calcext:value-type="float">
            <text:p>394.707</text:p>
          </table:table-cell>
          <table:table-cell table:formula="of:=[.E439]-[.F439]" office:value-type="float" office:value="0.0480000000000018" calcext:value-type="float">
            <text:p>0.048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798" calcext:value-type="float">
            <text:p>393.798</text:p>
          </table:table-cell>
          <table:table-cell table:formula="of:=[.B440]-[.C440]" office:value-type="float" office:value="0.21999999999997" calcext:value-type="float">
            <text:p>0.21999999999997</text:p>
          </table:table-cell>
          <table:table-cell office:value-type="float" office:value="394.88" calcext:value-type="float">
            <text:p>394.88</text:p>
          </table:table-cell>
          <table:table-cell office:value-type="float" office:value="394.613" calcext:value-type="float">
            <text:p>394.613</text:p>
          </table:table-cell>
          <table:table-cell table:formula="of:=[.E440]-[.F440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699" calcext:value-type="float">
            <text:p>393.699</text:p>
          </table:table-cell>
          <table:table-cell table:formula="of:=[.B441]-[.C441]" office:value-type="float" office:value="0.283999999999992" calcext:value-type="float">
            <text:p>0.283999999999992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6" calcext:value-type="float">
            <text:p>394.66</text:p>
          </table:table-cell>
          <table:table-cell table:formula="of:=[.E441]-[.F441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682" calcext:value-type="float">
            <text:p>393.682</text:p>
          </table:table-cell>
          <table:table-cell table:formula="of:=[.B442]-[.C442]" office:value-type="float" office:value="0.335999999999956" calcext:value-type="float">
            <text:p>0.335999999999956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6" calcext:value-type="float">
            <text:p>394.66</text:p>
          </table:table-cell>
          <table:table-cell table:formula="of:=[.E442]-[.F442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78" calcext:value-type="float">
            <text:p>393.678</text:p>
          </table:table-cell>
          <table:table-cell table:formula="of:=[.B443]-[.C443]" office:value-type="float" office:value="0.28000000000003" calcext:value-type="float">
            <text:p>0.28000000000003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35" calcext:value-type="float">
            <text:p>394.535</text:p>
          </table:table-cell>
          <table:table-cell table:formula="of:=[.E443]-[.F443]" office:value-type="float" office:value="0.202999999999975" calcext:value-type="float">
            <text:p>0.20299999999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673" calcext:value-type="float">
            <text:p>393.673</text:p>
          </table:table-cell>
          <table:table-cell table:formula="of:=[.B444]-[.C444]" office:value-type="float" office:value="0.322999999999979" calcext:value-type="float">
            <text:p>0.322999999999979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539" calcext:value-type="float">
            <text:p>394.539</text:p>
          </table:table-cell>
          <table:table-cell table:formula="of:=[.E444]-[.F444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712" calcext:value-type="float">
            <text:p>393.712</text:p>
          </table:table-cell>
          <table:table-cell table:formula="of:=[.B445]-[.C445]" office:value-type="float" office:value="0.125" calcext:value-type="float">
            <text:p>0.125</text:p>
          </table:table-cell>
          <table:table-cell office:value-type="float" office:value="394.703" calcext:value-type="float">
            <text:p>394.703</text:p>
          </table:table-cell>
          <table:table-cell office:value-type="float" office:value="394.548" calcext:value-type="float">
            <text:p>394.548</text:p>
          </table:table-cell>
          <table:table-cell table:formula="of:=[.E445]-[.F445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6" calcext:value-type="float">
            <text:p>393.846</text:p>
          </table:table-cell>
          <table:table-cell office:value-type="float" office:value="393.609" calcext:value-type="float">
            <text:p>393.609</text:p>
          </table:table-cell>
          <table:table-cell table:formula="of:=[.B446]-[.C446]" office:value-type="float" office:value="0.237000000000023" calcext:value-type="float">
            <text:p>0.237000000000023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394.509" calcext:value-type="float">
            <text:p>394.509</text:p>
          </table:table-cell>
          <table:table-cell table:formula="of:=[.E446]-[.F446]" office:value-type="float" office:value="0.128999999999962" calcext:value-type="float">
            <text:p>0.128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73" calcext:value-type="float">
            <text:p>393.673</text:p>
          </table:table-cell>
          <table:table-cell table:formula="of:=[.B447]-[.C447]" office:value-type="float" office:value="0.185999999999979" calcext:value-type="float">
            <text:p>0.185999999999979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582" calcext:value-type="float">
            <text:p>394.582</text:p>
          </table:table-cell>
          <table:table-cell table:formula="of:=[.E447]-[.F447]" office:value-type="float" office:value="0.0910000000000082" calcext:value-type="float">
            <text:p>0.091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1" calcext:value-type="float">
            <text:p>393.841</text:p>
          </table:table-cell>
          <table:table-cell office:value-type="float" office:value="393.578" calcext:value-type="float">
            <text:p>393.578</text:p>
          </table:table-cell>
          <table:table-cell table:formula="of:=[.B448]-[.C448]" office:value-type="float" office:value="0.263000000000034" calcext:value-type="float">
            <text:p>0.263000000000034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492" calcext:value-type="float">
            <text:p>394.492</text:p>
          </table:table-cell>
          <table:table-cell table:formula="of:=[.E448]-[.F448]" office:value-type="float" office:value="0.188999999999965" calcext:value-type="float">
            <text:p>0.188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54" calcext:value-type="float">
            <text:p>393.54</text:p>
          </table:table-cell>
          <table:table-cell table:formula="of:=[.B449]-[.C449]" office:value-type="float" office:value="0.326999999999998" calcext:value-type="float">
            <text:p>0.326999999999998</text:p>
          </table:table-cell>
          <table:table-cell office:value-type="float" office:value="394.608" calcext:value-type="float">
            <text:p>394.608</text:p>
          </table:table-cell>
          <table:table-cell office:value-type="float" office:value="394.483" calcext:value-type="float">
            <text:p>394.483</text:p>
          </table:table-cell>
          <table:table-cell table:formula="of:=[.E449]-[.F449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4" calcext:value-type="float">
            <text:p>393.794</text:p>
          </table:table-cell>
          <table:table-cell office:value-type="float" office:value="393.665" calcext:value-type="float">
            <text:p>393.665</text:p>
          </table:table-cell>
          <table:table-cell table:formula="of:=[.B450]-[.C450]" office:value-type="float" office:value="0.128999999999962" calcext:value-type="float">
            <text:p>0.128999999999962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449" calcext:value-type="float">
            <text:p>394.449</text:p>
          </table:table-cell>
          <table:table-cell table:formula="of:=[.E450]-[.F450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56" calcext:value-type="float">
            <text:p>393.656</text:p>
          </table:table-cell>
          <table:table-cell table:formula="of:=[.B451]-[.C451]" office:value-type="float" office:value="0.283999999999992" calcext:value-type="float">
            <text:p>0.283999999999992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526" calcext:value-type="float">
            <text:p>394.526</text:p>
          </table:table-cell>
          <table:table-cell table:formula="of:=[.E451]-[.F451]" office:value-type="float" office:value="0.236999999999966" calcext:value-type="float">
            <text:p>0.236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41" calcext:value-type="float">
            <text:p>393.841</text:p>
          </table:table-cell>
          <table:table-cell office:value-type="float" office:value="393.678" calcext:value-type="float">
            <text:p>393.678</text:p>
          </table:table-cell>
          <table:table-cell table:formula="of:=[.B452]-[.C452]" office:value-type="float" office:value="0.163000000000011" calcext:value-type="float">
            <text:p>0.163000000000011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531" calcext:value-type="float">
            <text:p>394.531</text:p>
          </table:table-cell>
          <table:table-cell table:formula="of:=[.E452]-[.F452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99" calcext:value-type="float">
            <text:p>393.699</text:p>
          </table:table-cell>
          <table:table-cell table:formula="of:=[.B453]-[.C453]" office:value-type="float" office:value="0.19399999999996" calcext:value-type="float">
            <text:p>0.19399999999996</text:p>
          </table:table-cell>
          <table:table-cell office:value-type="float" office:value="394.686" calcext:value-type="float">
            <text:p>394.686</text:p>
          </table:table-cell>
          <table:table-cell office:value-type="float" office:value="394.539" calcext:value-type="float">
            <text:p>394.539</text:p>
          </table:table-cell>
          <table:table-cell table:formula="of:=[.E453]-[.F453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712" calcext:value-type="float">
            <text:p>393.712</text:p>
          </table:table-cell>
          <table:table-cell table:formula="of:=[.B454]-[.C454]" office:value-type="float" office:value="0.211000000000013" calcext:value-type="float">
            <text:p>0.211000000000013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34" calcext:value-type="float">
            <text:p>394.634</text:p>
          </table:table-cell>
          <table:table-cell table:formula="of:=[.E454]-[.F454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73" calcext:value-type="float">
            <text:p>393.673</text:p>
          </table:table-cell>
          <table:table-cell table:formula="of:=[.B455]-[.C455]" office:value-type="float" office:value="0.21999999999997" calcext:value-type="float">
            <text:p>0.21999999999997</text:p>
          </table:table-cell>
          <table:table-cell office:value-type="float" office:value="394.746" calcext:value-type="float">
            <text:p>394.746</text:p>
          </table:table-cell>
          <table:table-cell office:value-type="float" office:value="394.561" calcext:value-type="float">
            <text:p>394.561</text:p>
          </table:table-cell>
          <table:table-cell table:formula="of:=[.E455]-[.F455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7" calcext:value-type="float">
            <text:p>393.897</text:p>
          </table:table-cell>
          <table:table-cell office:value-type="float" office:value="393.703" calcext:value-type="float">
            <text:p>393.703</text:p>
          </table:table-cell>
          <table:table-cell table:formula="of:=[.B456]-[.C456]" office:value-type="float" office:value="0.194000000000017" calcext:value-type="float">
            <text:p>0.194000000000017</text:p>
          </table:table-cell>
          <table:table-cell office:value-type="float" office:value="394.884" calcext:value-type="float">
            <text:p>394.884</text:p>
          </table:table-cell>
          <table:table-cell office:value-type="float" office:value="394.638" calcext:value-type="float">
            <text:p>394.638</text:p>
          </table:table-cell>
          <table:table-cell table:formula="of:=[.E456]-[.F456]" office:value-type="float" office:value="0.246000000000038" calcext:value-type="float">
            <text:p>0.246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716" calcext:value-type="float">
            <text:p>393.716</text:p>
          </table:table-cell>
          <table:table-cell table:formula="of:=[.B457]-[.C457]" office:value-type="float" office:value="0.301999999999964" calcext:value-type="float">
            <text:p>0.301999999999964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574" calcext:value-type="float">
            <text:p>394.574</text:p>
          </table:table-cell>
          <table:table-cell table:formula="of:=[.E457]-[.F457]" office:value-type="float" office:value="0.188999999999965" calcext:value-type="float">
            <text:p>0.188999999999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4" calcext:value-type="float">
            <text:p>393.884</text:p>
          </table:table-cell>
          <table:table-cell office:value-type="float" office:value="393.665" calcext:value-type="float">
            <text:p>393.665</text:p>
          </table:table-cell>
          <table:table-cell table:formula="of:=[.B458]-[.C458]" office:value-type="float" office:value="0.218999999999994" calcext:value-type="float">
            <text:p>0.21899999999999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" calcext:value-type="float">
            <text:p>394.6</text:p>
          </table:table-cell>
          <table:table-cell table:formula="of:=[.E458]-[.F458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678" calcext:value-type="float">
            <text:p>393.678</text:p>
          </table:table-cell>
          <table:table-cell table:formula="of:=[.B459]-[.C459]" office:value-type="float" office:value="0.293000000000006" calcext:value-type="float">
            <text:p>0.293000000000006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561" calcext:value-type="float">
            <text:p>394.561</text:p>
          </table:table-cell>
          <table:table-cell table:formula="of:=[.E459]-[.F459]" office:value-type="float" office:value="0.241000000000042" calcext:value-type="float">
            <text:p>0.241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47" calcext:value-type="float">
            <text:p>393.647</text:p>
          </table:table-cell>
          <table:table-cell table:formula="of:=[.B460]-[.C460]" office:value-type="float" office:value="0.293000000000006" calcext:value-type="float">
            <text:p>0.293000000000006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479" calcext:value-type="float">
            <text:p>394.479</text:p>
          </table:table-cell>
          <table:table-cell table:formula="of:=[.E460]-[.F460]" office:value-type="float" office:value="0.263000000000034" calcext:value-type="float">
            <text:p>0.263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99" calcext:value-type="float">
            <text:p>393.699</text:p>
          </table:table-cell>
          <table:table-cell table:formula="of:=[.B461]-[.C461]" office:value-type="float" office:value="0.253999999999962" calcext:value-type="float">
            <text:p>0.253999999999962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48" calcext:value-type="float">
            <text:p>394.548</text:p>
          </table:table-cell>
          <table:table-cell table:formula="of:=[.E461]-[.F461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643" calcext:value-type="float">
            <text:p>393.643</text:p>
          </table:table-cell>
          <table:table-cell table:formula="of:=[.B462]-[.C462]" office:value-type="float" office:value="0.220000000000027" calcext:value-type="float">
            <text:p>0.220000000000027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479" calcext:value-type="float">
            <text:p>394.479</text:p>
          </table:table-cell>
          <table:table-cell table:formula="of:=[.E462]-[.F462]" office:value-type="float" office:value="0.297000000000025" calcext:value-type="float">
            <text:p>0.297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686" calcext:value-type="float">
            <text:p>393.686</text:p>
          </table:table-cell>
          <table:table-cell table:formula="of:=[.B463]-[.C463]" office:value-type="float" office:value="0.293000000000006" calcext:value-type="float">
            <text:p>0.293000000000006</text:p>
          </table:table-cell>
          <table:table-cell office:value-type="float" office:value="394.931" calcext:value-type="float">
            <text:p>394.931</text:p>
          </table:table-cell>
          <table:table-cell office:value-type="float" office:value="394.673" calcext:value-type="float">
            <text:p>394.673</text:p>
          </table:table-cell>
          <table:table-cell table:formula="of:=[.E463]-[.F463]" office:value-type="float" office:value="0.257999999999981" calcext:value-type="float">
            <text:p>0.257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695" calcext:value-type="float">
            <text:p>393.695</text:p>
          </table:table-cell>
          <table:table-cell table:formula="of:=[.B464]-[.C464]" office:value-type="float" office:value="0.220000000000027" calcext:value-type="float">
            <text:p>0.220000000000027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613" calcext:value-type="float">
            <text:p>394.613</text:p>
          </table:table-cell>
          <table:table-cell table:formula="of:=[.E464]-[.F464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9" calcext:value-type="float">
            <text:p>393.859</text:p>
          </table:table-cell>
          <table:table-cell office:value-type="float" office:value="393.682" calcext:value-type="float">
            <text:p>393.682</text:p>
          </table:table-cell>
          <table:table-cell table:formula="of:=[.B465]-[.C465]" office:value-type="float" office:value="0.176999999999964" calcext:value-type="float">
            <text:p>0.176999999999964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634" calcext:value-type="float">
            <text:p>394.634</text:p>
          </table:table-cell>
          <table:table-cell table:formula="of:=[.E465]-[.F465]" office:value-type="float" office:value="0.133999999999958" calcext:value-type="float">
            <text:p>0.1339999999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6" calcext:value-type="float">
            <text:p>393.66</text:p>
          </table:table-cell>
          <table:table-cell table:formula="of:=[.B466]-[.C466]" office:value-type="float" office:value="0.232999999999947" calcext:value-type="float">
            <text:p>0.232999999999947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604" calcext:value-type="float">
            <text:p>394.604</text:p>
          </table:table-cell>
          <table:table-cell table:formula="of:=[.E466]-[.F466]" office:value-type="float" office:value="0.0690000000000168" calcext:value-type="float">
            <text:p>0.069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8" calcext:value-type="float">
            <text:p>393.798</text:p>
          </table:table-cell>
          <table:table-cell office:value-type="float" office:value="393.583" calcext:value-type="float">
            <text:p>393.583</text:p>
          </table:table-cell>
          <table:table-cell table:formula="of:=[.B467]-[.C467]" office:value-type="float" office:value="0.214999999999975" calcext:value-type="float">
            <text:p>0.214999999999975</text:p>
          </table:table-cell>
          <table:table-cell office:value-type="float" office:value="394.673" calcext:value-type="float">
            <text:p>394.673</text:p>
          </table:table-cell>
          <table:table-cell office:value-type="float" office:value="394.427" calcext:value-type="float">
            <text:p>394.427</text:p>
          </table:table-cell>
          <table:table-cell table:formula="of:=[.E467]-[.F467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566" calcext:value-type="float">
            <text:p>393.566</text:p>
          </table:table-cell>
          <table:table-cell table:formula="of:=[.B468]-[.C468]" office:value-type="float" office:value="0.297000000000025" calcext:value-type="float">
            <text:p>0.297000000000025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513" calcext:value-type="float">
            <text:p>394.513</text:p>
          </table:table-cell>
          <table:table-cell table:formula="of:=[.E468]-[.F468]" office:value-type="float" office:value="0.281000000000006" calcext:value-type="float">
            <text:p>0.281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587" calcext:value-type="float">
            <text:p>393.587</text:p>
          </table:table-cell>
          <table:table-cell table:formula="of:=[.B469]-[.C469]" office:value-type="float" office:value="0.27600000000001" calcext:value-type="float">
            <text:p>0.27600000000001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531" calcext:value-type="float">
            <text:p>394.531</text:p>
          </table:table-cell>
          <table:table-cell table:formula="of:=[.E469]-[.F469]" office:value-type="float" office:value="0.279999999999973" calcext:value-type="float">
            <text:p>0.279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43" calcext:value-type="float">
            <text:p>393.643</text:p>
          </table:table-cell>
          <table:table-cell table:formula="of:=[.B470]-[.C470]" office:value-type="float" office:value="0.293000000000006" calcext:value-type="float">
            <text:p>0.293000000000006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21" calcext:value-type="float">
            <text:p>394.621</text:p>
          </table:table-cell>
          <table:table-cell table:formula="of:=[.E470]-[.F470]" office:value-type="float" office:value="0.27600000000001" calcext:value-type="float">
            <text:p>0.276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729" calcext:value-type="float">
            <text:p>393.729</text:p>
          </table:table-cell>
          <table:table-cell table:formula="of:=[.B471]-[.C471]" office:value-type="float" office:value="0.173000000000002" calcext:value-type="float">
            <text:p>0.173000000000002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565" calcext:value-type="float">
            <text:p>394.565</text:p>
          </table:table-cell>
          <table:table-cell table:formula="of:=[.E471]-[.F471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626" calcext:value-type="float">
            <text:p>393.626</text:p>
          </table:table-cell>
          <table:table-cell table:formula="of:=[.B472]-[.C472]" office:value-type="float" office:value="0.293000000000006" calcext:value-type="float">
            <text:p>0.293000000000006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617" calcext:value-type="float">
            <text:p>394.617</text:p>
          </table:table-cell>
          <table:table-cell table:formula="of:=[.E472]-[.F472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23" calcext:value-type="float">
            <text:p>393.923</text:p>
          </table:table-cell>
          <table:table-cell office:value-type="float" office:value="393.682" calcext:value-type="float">
            <text:p>393.682</text:p>
          </table:table-cell>
          <table:table-cell table:formula="of:=[.B473]-[.C473]" office:value-type="float" office:value="0.240999999999985" calcext:value-type="float">
            <text:p>0.240999999999985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77" calcext:value-type="float">
            <text:p>394.677</text:p>
          </table:table-cell>
          <table:table-cell table:formula="of:=[.E473]-[.F473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716" calcext:value-type="float">
            <text:p>393.716</text:p>
          </table:table-cell>
          <table:table-cell table:formula="of:=[.B474]-[.C474]" office:value-type="float" office:value="0.319000000000017" calcext:value-type="float">
            <text:p>0.319000000000017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699" calcext:value-type="float">
            <text:p>394.699</text:p>
          </table:table-cell>
          <table:table-cell table:formula="of:=[.E474]-[.F474]" office:value-type="float" office:value="0.0299999999999727" calcext:value-type="float">
            <text:p>0.029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578" calcext:value-type="float">
            <text:p>393.578</text:p>
          </table:table-cell>
          <table:table-cell table:formula="of:=[.B475]-[.C475]" office:value-type="float" office:value="0.380000000000052" calcext:value-type="float">
            <text:p>0.380000000000052</text:p>
          </table:table-cell>
          <table:table-cell office:value-type="float" office:value="394.91" calcext:value-type="float">
            <text:p>394.91</text:p>
          </table:table-cell>
          <table:table-cell office:value-type="float" office:value="394.802" calcext:value-type="float">
            <text:p>394.802</text:p>
          </table:table-cell>
          <table:table-cell table:formula="of:=[.E475]-[.F475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95" calcext:value-type="float">
            <text:p>393.695</text:p>
          </table:table-cell>
          <table:table-cell table:formula="of:=[.B476]-[.C476]" office:value-type="float" office:value="0.263000000000034" calcext:value-type="float">
            <text:p>0.263000000000034</text:p>
          </table:table-cell>
          <table:table-cell office:value-type="float" office:value="394.91" calcext:value-type="float">
            <text:p>394.91</text:p>
          </table:table-cell>
          <table:table-cell office:value-type="float" office:value="394.686" calcext:value-type="float">
            <text:p>394.686</text:p>
          </table:table-cell>
          <table:table-cell table:formula="of:=[.E476]-[.F476]" office:value-type="float" office:value="0.224000000000046" calcext:value-type="float">
            <text:p>0.224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742" calcext:value-type="float">
            <text:p>393.742</text:p>
          </table:table-cell>
          <table:table-cell table:formula="of:=[.B477]-[.C477]" office:value-type="float" office:value="0.288999999999987" calcext:value-type="float">
            <text:p>0.288999999999987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539" calcext:value-type="float">
            <text:p>394.539</text:p>
          </table:table-cell>
          <table:table-cell table:formula="of:=[.E477]-[.F477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703" calcext:value-type="float">
            <text:p>393.703</text:p>
          </table:table-cell>
          <table:table-cell table:formula="of:=[.B478]-[.C478]" office:value-type="float" office:value="0.125" calcext:value-type="float">
            <text:p>0.125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17" calcext:value-type="float">
            <text:p>394.617</text:p>
          </table:table-cell>
          <table:table-cell table:formula="of:=[.E478]-[.F478]" office:value-type="float" office:value="0.145999999999958" calcext:value-type="float">
            <text:p>0.1459999999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742" calcext:value-type="float">
            <text:p>393.742</text:p>
          </table:table-cell>
          <table:table-cell table:formula="of:=[.B479]-[.C479]" office:value-type="float" office:value="0.21999999999997" calcext:value-type="float">
            <text:p>0.21999999999997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634" calcext:value-type="float">
            <text:p>394.634</text:p>
          </table:table-cell>
          <table:table-cell table:formula="of:=[.E479]-[.F479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82" calcext:value-type="float">
            <text:p>393.682</text:p>
          </table:table-cell>
          <table:table-cell table:formula="of:=[.B480]-[.C480]" office:value-type="float" office:value="0.270999999999958" calcext:value-type="float">
            <text:p>0.270999999999958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63" calcext:value-type="float">
            <text:p>394.63</text:p>
          </table:table-cell>
          <table:table-cell table:formula="of:=[.E480]-[.F480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17" calcext:value-type="float">
            <text:p>393.617</text:p>
          </table:table-cell>
          <table:table-cell table:formula="of:=[.B481]-[.C481]" office:value-type="float" office:value="0.358000000000004" calcext:value-type="float">
            <text:p>0.358000000000004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613" calcext:value-type="float">
            <text:p>394.613</text:p>
          </table:table-cell>
          <table:table-cell table:formula="of:=[.E481]-[.F481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69" calcext:value-type="float">
            <text:p>393.669</text:p>
          </table:table-cell>
          <table:table-cell table:formula="of:=[.B482]-[.C482]" office:value-type="float" office:value="0.30600000000004" calcext:value-type="float">
            <text:p>0.30600000000004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95" calcext:value-type="float">
            <text:p>394.595</text:p>
          </table:table-cell>
          <table:table-cell table:formula="of:=[.E482]-[.F482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55" calcext:value-type="float">
            <text:p>393.755</text:p>
          </table:table-cell>
          <table:table-cell table:formula="of:=[.B483]-[.C483]" office:value-type="float" office:value="0.211000000000013" calcext:value-type="float">
            <text:p>0.211000000000013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539" calcext:value-type="float">
            <text:p>394.539</text:p>
          </table:table-cell>
          <table:table-cell table:formula="of:=[.E483]-[.F483]" office:value-type="float" office:value="0.121000000000038" calcext:value-type="float">
            <text:p>0.121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3" calcext:value-type="float">
            <text:p>393.863</text:p>
          </table:table-cell>
          <table:table-cell office:value-type="float" office:value="393.557" calcext:value-type="float">
            <text:p>393.557</text:p>
          </table:table-cell>
          <table:table-cell table:formula="of:=[.B484]-[.C484]" office:value-type="float" office:value="0.305999999999983" calcext:value-type="float">
            <text:p>0.305999999999983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57" calcext:value-type="float">
            <text:p>394.557</text:p>
          </table:table-cell>
          <table:table-cell table:formula="of:=[.E484]-[.F484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43" calcext:value-type="float">
            <text:p>393.643</text:p>
          </table:table-cell>
          <table:table-cell table:formula="of:=[.B485]-[.C485]" office:value-type="float" office:value="0.259000000000015" calcext:value-type="float">
            <text:p>0.259000000000015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535" calcext:value-type="float">
            <text:p>394.535</text:p>
          </table:table-cell>
          <table:table-cell table:formula="of:=[.E485]-[.F485]" office:value-type="float" office:value="0.232999999999947" calcext:value-type="float">
            <text:p>0.232999999999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1" calcext:value-type="float">
            <text:p>393.871</text:p>
          </table:table-cell>
          <table:table-cell office:value-type="float" office:value="393.652" calcext:value-type="float">
            <text:p>393.652</text:p>
          </table:table-cell>
          <table:table-cell table:formula="of:=[.B486]-[.C486]" office:value-type="float" office:value="0.218999999999994" calcext:value-type="float">
            <text:p>0.218999999999994</text:p>
          </table:table-cell>
          <table:table-cell office:value-type="float" office:value="394.643" calcext:value-type="float">
            <text:p>394.643</text:p>
          </table:table-cell>
          <table:table-cell office:value-type="float" office:value="394.479" calcext:value-type="float">
            <text:p>394.479</text:p>
          </table:table-cell>
          <table:table-cell table:formula="of:=[.E486]-[.F486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746" calcext:value-type="float">
            <text:p>393.746</text:p>
          </table:table-cell>
          <table:table-cell table:formula="of:=[.B487]-[.C487]" office:value-type="float" office:value="0.271999999999991" calcext:value-type="float">
            <text:p>0.271999999999991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716" calcext:value-type="float">
            <text:p>394.716</text:p>
          </table:table-cell>
          <table:table-cell table:formula="of:=[.E487]-[.F487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16" calcext:value-type="float">
            <text:p>393.716</text:p>
          </table:table-cell>
          <table:table-cell table:formula="of:=[.B488]-[.C488]" office:value-type="float" office:value="0.331999999999994" calcext:value-type="float">
            <text:p>0.331999999999994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681" calcext:value-type="float">
            <text:p>394.681</text:p>
          </table:table-cell>
          <table:table-cell table:formula="of:=[.E488]-[.F488]" office:value-type="float" office:value="0.0480000000000018" calcext:value-type="float">
            <text:p>0.048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13" calcext:value-type="float">
            <text:p>393.613</text:p>
          </table:table-cell>
          <table:table-cell table:formula="of:=[.B489]-[.C489]" office:value-type="float" office:value="0.279999999999973" calcext:value-type="float">
            <text:p>0.279999999999973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3" calcext:value-type="float">
            <text:p>394.63</text:p>
          </table:table-cell>
          <table:table-cell table:formula="of:=[.E489]-[.F489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56" calcext:value-type="float">
            <text:p>393.656</text:p>
          </table:table-cell>
          <table:table-cell table:formula="of:=[.B490]-[.C490]" office:value-type="float" office:value="0.302000000000021" calcext:value-type="float">
            <text:p>0.302000000000021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39" calcext:value-type="float">
            <text:p>394.539</text:p>
          </table:table-cell>
          <table:table-cell table:formula="of:=[.E490]-[.F490]" office:value-type="float" office:value="0.18100000000004" calcext:value-type="float">
            <text:p>0.181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4" calcext:value-type="float">
            <text:p>394.044</text:p>
          </table:table-cell>
          <table:table-cell office:value-type="float" office:value="393.725" calcext:value-type="float">
            <text:p>393.725</text:p>
          </table:table-cell>
          <table:table-cell table:formula="of:=[.B491]-[.C491]" office:value-type="float" office:value="0.31899999999996" calcext:value-type="float">
            <text:p>0.31899999999996</text:p>
          </table:table-cell>
          <table:table-cell office:value-type="float" office:value="394.858" calcext:value-type="float">
            <text:p>394.858</text:p>
          </table:table-cell>
          <table:table-cell office:value-type="float" office:value="394.634" calcext:value-type="float">
            <text:p>394.634</text:p>
          </table:table-cell>
          <table:table-cell table:formula="of:=[.E491]-[.F491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686" calcext:value-type="float">
            <text:p>393.686</text:p>
          </table:table-cell>
          <table:table-cell table:formula="of:=[.B492]-[.C492]" office:value-type="float" office:value="0.328000000000031" calcext:value-type="float">
            <text:p>0.328000000000031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" calcext:value-type="float">
            <text:p>394.6</text:p>
          </table:table-cell>
          <table:table-cell table:formula="of:=[.E492]-[.F492]" office:value-type="float" office:value="0.162999999999954" calcext:value-type="float">
            <text:p>0.162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08" calcext:value-type="float">
            <text:p>393.708</text:p>
          </table:table-cell>
          <table:table-cell table:formula="of:=[.B493]-[.C493]" office:value-type="float" office:value="0.257999999999981" calcext:value-type="float">
            <text:p>0.257999999999981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703" calcext:value-type="float">
            <text:p>394.703</text:p>
          </table:table-cell>
          <table:table-cell table:formula="of:=[.E493]-[.F493]" office:value-type="float" office:value="0.103000000000009" calcext:value-type="float">
            <text:p>0.10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708" calcext:value-type="float">
            <text:p>393.708</text:p>
          </table:table-cell>
          <table:table-cell table:formula="of:=[.B494]-[.C494]" office:value-type="float" office:value="0.171999999999969" calcext:value-type="float">
            <text:p>0.171999999999969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604" calcext:value-type="float">
            <text:p>394.604</text:p>
          </table:table-cell>
          <table:table-cell table:formula="of:=[.E494]-[.F494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28" calcext:value-type="float">
            <text:p>393.828</text:p>
          </table:table-cell>
          <table:table-cell office:value-type="float" office:value="393.578" calcext:value-type="float">
            <text:p>393.578</text:p>
          </table:table-cell>
          <table:table-cell table:formula="of:=[.B495]-[.C495]" office:value-type="float" office:value="0.25" calcext:value-type="float">
            <text:p>0.25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475" calcext:value-type="float">
            <text:p>394.475</text:p>
          </table:table-cell>
          <table:table-cell table:formula="of:=[.E495]-[.F495]" office:value-type="float" office:value="0.310000000000002" calcext:value-type="float">
            <text:p>0.31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22" calcext:value-type="float">
            <text:p>393.622</text:p>
          </table:table-cell>
          <table:table-cell table:formula="of:=[.B496]-[.C496]" office:value-type="float" office:value="0.279999999999973" calcext:value-type="float">
            <text:p>0.279999999999973</text:p>
          </table:table-cell>
          <table:table-cell office:value-type="float" office:value="394.729" calcext:value-type="float">
            <text:p>394.729</text:p>
          </table:table-cell>
          <table:table-cell office:value-type="float" office:value="394.496" calcext:value-type="float">
            <text:p>394.496</text:p>
          </table:table-cell>
          <table:table-cell table:formula="of:=[.E496]-[.F496]" office:value-type="float" office:value="0.233000000000004" calcext:value-type="float">
            <text:p>0.233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73" calcext:value-type="float">
            <text:p>393.673</text:p>
          </table:table-cell>
          <table:table-cell table:formula="of:=[.B497]-[.C497]" office:value-type="float" office:value="0.279999999999973" calcext:value-type="float">
            <text:p>0.279999999999973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479" calcext:value-type="float">
            <text:p>394.479</text:p>
          </table:table-cell>
          <table:table-cell table:formula="of:=[.E497]-[.F497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36" calcext:value-type="float">
            <text:p>393.936</text:p>
          </table:table-cell>
          <table:table-cell office:value-type="float" office:value="393.63" calcext:value-type="float">
            <text:p>393.63</text:p>
          </table:table-cell>
          <table:table-cell table:formula="of:=[.B498]-[.C498]" office:value-type="float" office:value="0.305999999999983" calcext:value-type="float">
            <text:p>0.305999999999983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13" calcext:value-type="float">
            <text:p>394.513</text:p>
          </table:table-cell>
          <table:table-cell table:formula="of:=[.E498]-[.F498]" office:value-type="float" office:value="0.186000000000035" calcext:value-type="float">
            <text:p>0.186000000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69" calcext:value-type="float">
            <text:p>393.69</text:p>
          </table:table-cell>
          <table:table-cell table:formula="of:=[.B499]-[.C499]" office:value-type="float" office:value="0.177000000000021" calcext:value-type="float">
            <text:p>0.177000000000021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6" calcext:value-type="float">
            <text:p>394.6</text:p>
          </table:table-cell>
          <table:table-cell table:formula="of:=[.E499]-[.F499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38" calcext:value-type="float">
            <text:p>393.738</text:p>
          </table:table-cell>
          <table:table-cell table:formula="of:=[.B500]-[.C500]" office:value-type="float" office:value="0.228000000000009" calcext:value-type="float">
            <text:p>0.228000000000009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531" calcext:value-type="float">
            <text:p>394.531</text:p>
          </table:table-cell>
          <table:table-cell table:formula="of:=[.E500]-[.F500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6" calcext:value-type="float">
            <text:p>393.6</text:p>
          </table:table-cell>
          <table:table-cell table:formula="of:=[.B501]-[.C501]" office:value-type="float" office:value="0.365999999999985" calcext:value-type="float">
            <text:p>0.365999999999985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39" calcext:value-type="float">
            <text:p>394.539</text:p>
          </table:table-cell>
          <table:table-cell table:formula="of:=[.E501]-[.F501]" office:value-type="float" office:value="0.199000000000012" calcext:value-type="float">
            <text:p>0.1990000000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17" calcext:value-type="float">
            <text:p>393.617</text:p>
          </table:table-cell>
          <table:table-cell table:formula="of:=[.B502]-[.C502]" office:value-type="float" office:value="0.275999999999954" calcext:value-type="float">
            <text:p>0.27599999999995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548" calcext:value-type="float">
            <text:p>394.548</text:p>
          </table:table-cell>
          <table:table-cell table:formula="of:=[.E502]-[.F502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5" calcext:value-type="float">
            <text:p>393.85</text:p>
          </table:table-cell>
          <table:table-cell office:value-type="float" office:value="393.617" calcext:value-type="float">
            <text:p>393.617</text:p>
          </table:table-cell>
          <table:table-cell table:formula="of:=[.B503]-[.C503]" office:value-type="float" office:value="0.233000000000004" calcext:value-type="float">
            <text:p>0.233000000000004</text:p>
          </table:table-cell>
          <table:table-cell office:value-type="float" office:value="394.647" calcext:value-type="float">
            <text:p>394.647</text:p>
          </table:table-cell>
          <table:table-cell office:value-type="float" office:value="394.483" calcext:value-type="float">
            <text:p>394.483</text:p>
          </table:table-cell>
          <table:table-cell table:formula="of:=[.E503]-[.F503]" office:value-type="float" office:value="0.163999999999987" calcext:value-type="float">
            <text:p>0.163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9" calcext:value-type="float">
            <text:p>393.79</text:p>
          </table:table-cell>
          <table:table-cell office:value-type="float" office:value="393.63" calcext:value-type="float">
            <text:p>393.63</text:p>
          </table:table-cell>
          <table:table-cell table:formula="of:=[.B504]-[.C504]" office:value-type="float" office:value="0.160000000000025" calcext:value-type="float">
            <text:p>0.160000000000025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557" calcext:value-type="float">
            <text:p>394.557</text:p>
          </table:table-cell>
          <table:table-cell table:formula="of:=[.E504]-[.F504]" office:value-type="float" office:value="0.111999999999966" calcext:value-type="float">
            <text:p>0.111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" calcext:value-type="float">
            <text:p>393.91</text:p>
          </table:table-cell>
          <table:table-cell office:value-type="float" office:value="393.665" calcext:value-type="float">
            <text:p>393.665</text:p>
          </table:table-cell>
          <table:table-cell table:formula="of:=[.B505]-[.C505]" office:value-type="float" office:value="0.245000000000005" calcext:value-type="float">
            <text:p>0.245000000000005</text:p>
          </table:table-cell>
          <table:table-cell office:value-type="float" office:value="394.712" calcext:value-type="float">
            <text:p>394.712</text:p>
          </table:table-cell>
          <table:table-cell office:value-type="float" office:value="394.539" calcext:value-type="float">
            <text:p>394.539</text:p>
          </table:table-cell>
          <table:table-cell table:formula="of:=[.E505]-[.F505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725" calcext:value-type="float">
            <text:p>393.725</text:p>
          </table:table-cell>
          <table:table-cell table:formula="of:=[.B506]-[.C506]" office:value-type="float" office:value="0.150999999999954" calcext:value-type="float">
            <text:p>0.150999999999954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513" calcext:value-type="float">
            <text:p>394.513</text:p>
          </table:table-cell>
          <table:table-cell table:formula="of:=[.E506]-[.F506]" office:value-type="float" office:value="0.220000000000027" calcext:value-type="float">
            <text:p>0.220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738" calcext:value-type="float">
            <text:p>393.738</text:p>
          </table:table-cell>
          <table:table-cell office:value-type="float" office:value="393.574" calcext:value-type="float">
            <text:p>393.574</text:p>
          </table:table-cell>
          <table:table-cell table:formula="of:=[.B507]-[.C507]" office:value-type="float" office:value="0.163999999999987" calcext:value-type="float">
            <text:p>0.163999999999987</text:p>
          </table:table-cell>
          <table:table-cell office:value-type="float" office:value="394.643" calcext:value-type="float">
            <text:p>394.643</text:p>
          </table:table-cell>
          <table:table-cell office:value-type="float" office:value="394.488" calcext:value-type="float">
            <text:p>394.488</text:p>
          </table:table-cell>
          <table:table-cell table:formula="of:=[.E507]-[.F507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7" calcext:value-type="float">
            <text:p>393.837</text:p>
          </table:table-cell>
          <table:table-cell office:value-type="float" office:value="393.63" calcext:value-type="float">
            <text:p>393.63</text:p>
          </table:table-cell>
          <table:table-cell table:formula="of:=[.B508]-[.C508]" office:value-type="float" office:value="0.206999999999994" calcext:value-type="float">
            <text:p>0.206999999999994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6" calcext:value-type="float">
            <text:p>394.6</text:p>
          </table:table-cell>
          <table:table-cell table:formula="of:=[.E508]-[.F508]" office:value-type="float" office:value="0.236999999999966" calcext:value-type="float">
            <text:p>0.236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643" calcext:value-type="float">
            <text:p>393.643</text:p>
          </table:table-cell>
          <table:table-cell table:formula="of:=[.B509]-[.C509]" office:value-type="float" office:value="0.340000000000032" calcext:value-type="float">
            <text:p>0.340000000000032</text:p>
          </table:table-cell>
          <table:table-cell office:value-type="float" office:value="394.725" calcext:value-type="float">
            <text:p>394.725</text:p>
          </table:table-cell>
          <table:table-cell office:value-type="float" office:value="394.569" calcext:value-type="float">
            <text:p>394.569</text:p>
          </table:table-cell>
          <table:table-cell table:formula="of:=[.E509]-[.F509]" office:value-type="float" office:value="0.156000000000006" calcext:value-type="float">
            <text:p>0.156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" calcext:value-type="float">
            <text:p>393.6</text:p>
          </table:table-cell>
          <table:table-cell table:formula="of:=[.B510]-[.C510]" office:value-type="float" office:value="0.352999999999952" calcext:value-type="float">
            <text:p>0.352999999999952</text:p>
          </table:table-cell>
          <table:table-cell office:value-type="float" office:value="394.716" calcext:value-type="float">
            <text:p>394.716</text:p>
          </table:table-cell>
          <table:table-cell office:value-type="float" office:value="394.621" calcext:value-type="float">
            <text:p>394.621</text:p>
          </table:table-cell>
          <table:table-cell table:formula="of:=[.E510]-[.F510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712" calcext:value-type="float">
            <text:p>393.712</text:p>
          </table:table-cell>
          <table:table-cell table:formula="of:=[.B511]-[.C511]" office:value-type="float" office:value="0.283999999999992" calcext:value-type="float">
            <text:p>0.283999999999992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394.574" calcext:value-type="float">
            <text:p>394.574</text:p>
          </table:table-cell>
          <table:table-cell table:formula="of:=[.E511]-[.F511]" office:value-type="float" office:value="0.106999999999971" calcext:value-type="float">
            <text:p>0.106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08" calcext:value-type="float">
            <text:p>393.708</text:p>
          </table:table-cell>
          <table:table-cell table:formula="of:=[.B512]-[.C512]" office:value-type="float" office:value="0.305999999999983" calcext:value-type="float">
            <text:p>0.305999999999983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69" calcext:value-type="float">
            <text:p>394.69</text:p>
          </table:table-cell>
          <table:table-cell table:formula="of:=[.E512]-[.F512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9" calcext:value-type="float">
            <text:p>393.69</text:p>
          </table:table-cell>
          <table:table-cell table:formula="of:=[.B513]-[.C513]" office:value-type="float" office:value="0.285000000000025" calcext:value-type="float">
            <text:p>0.285000000000025</text:p>
          </table:table-cell>
          <table:table-cell office:value-type="float" office:value="394.871" calcext:value-type="float">
            <text:p>394.871</text:p>
          </table:table-cell>
          <table:table-cell office:value-type="float" office:value="394.595" calcext:value-type="float">
            <text:p>394.595</text:p>
          </table:table-cell>
          <table:table-cell table:formula="of:=[.E513]-[.F513]" office:value-type="float" office:value="0.275999999999954" calcext:value-type="float">
            <text:p>0.275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8" calcext:value-type="float">
            <text:p>394.078</text:p>
          </table:table-cell>
          <table:table-cell office:value-type="float" office:value="393.703" calcext:value-type="float">
            <text:p>393.703</text:p>
          </table:table-cell>
          <table:table-cell table:formula="of:=[.B514]-[.C514]" office:value-type="float" office:value="0.375" calcext:value-type="float">
            <text:p>0.375</text:p>
          </table:table-cell>
          <table:table-cell office:value-type="float" office:value="394.875" calcext:value-type="float">
            <text:p>394.875</text:p>
          </table:table-cell>
          <table:table-cell office:value-type="float" office:value="394.647" calcext:value-type="float">
            <text:p>394.647</text:p>
          </table:table-cell>
          <table:table-cell table:formula="of:=[.E514]-[.F514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3" calcext:value-type="float">
            <text:p>393.983</text:p>
          </table:table-cell>
          <table:table-cell office:value-type="float" office:value="393.699" calcext:value-type="float">
            <text:p>393.699</text:p>
          </table:table-cell>
          <table:table-cell table:formula="of:=[.B515]-[.C515]" office:value-type="float" office:value="0.283999999999992" calcext:value-type="float">
            <text:p>0.283999999999992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621" calcext:value-type="float">
            <text:p>394.621</text:p>
          </table:table-cell>
          <table:table-cell table:formula="of:=[.E515]-[.F515]" office:value-type="float" office:value="0.241000000000042" calcext:value-type="float">
            <text:p>0.241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643" calcext:value-type="float">
            <text:p>393.643</text:p>
          </table:table-cell>
          <table:table-cell table:formula="of:=[.B516]-[.C516]" office:value-type="float" office:value="0.302000000000021" calcext:value-type="float">
            <text:p>0.302000000000021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582" calcext:value-type="float">
            <text:p>394.582</text:p>
          </table:table-cell>
          <table:table-cell table:formula="of:=[.E516]-[.F516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66" calcext:value-type="float">
            <text:p>393.66</text:p>
          </table:table-cell>
          <table:table-cell table:formula="of:=[.B517]-[.C517]" office:value-type="float" office:value="0.29299999999995" calcext:value-type="float">
            <text:p>0.29299999999995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565" calcext:value-type="float">
            <text:p>394.565</text:p>
          </table:table-cell>
          <table:table-cell table:formula="of:=[.E517]-[.F517]" office:value-type="float" office:value="0.240999999999985" calcext:value-type="float">
            <text:p>0.240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95" calcext:value-type="float">
            <text:p>393.695</text:p>
          </table:table-cell>
          <table:table-cell table:formula="of:=[.B518]-[.C518]" office:value-type="float" office:value="0.263000000000034" calcext:value-type="float">
            <text:p>0.263000000000034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43" calcext:value-type="float">
            <text:p>394.643</text:p>
          </table:table-cell>
          <table:table-cell table:formula="of:=[.E518]-[.F518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03" calcext:value-type="float">
            <text:p>393.703</text:p>
          </table:table-cell>
          <table:table-cell table:formula="of:=[.B519]-[.C519]" office:value-type="float" office:value="0.272000000000048" calcext:value-type="float">
            <text:p>0.272000000000048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63" calcext:value-type="float">
            <text:p>394.63</text:p>
          </table:table-cell>
          <table:table-cell table:formula="of:=[.E519]-[.F519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12" calcext:value-type="float">
            <text:p>393.712</text:p>
          </table:table-cell>
          <table:table-cell table:formula="of:=[.B520]-[.C520]" office:value-type="float" office:value="0.263000000000034" calcext:value-type="float">
            <text:p>0.263000000000034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63" calcext:value-type="float">
            <text:p>394.63</text:p>
          </table:table-cell>
          <table:table-cell table:formula="of:=[.E520]-[.F520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647" calcext:value-type="float">
            <text:p>393.647</text:p>
          </table:table-cell>
          <table:table-cell table:formula="of:=[.B521]-[.C521]" office:value-type="float" office:value="0.353999999999985" calcext:value-type="float">
            <text:p>0.353999999999985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04" calcext:value-type="float">
            <text:p>394.604</text:p>
          </table:table-cell>
          <table:table-cell table:formula="of:=[.E521]-[.F521]" office:value-type="float" office:value="0.0900000000000318" calcext:value-type="float">
            <text:p>0.09000000000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12" calcext:value-type="float">
            <text:p>393.712</text:p>
          </table:table-cell>
          <table:table-cell table:formula="of:=[.B522]-[.C522]" office:value-type="float" office:value="0.336000000000013" calcext:value-type="float">
            <text:p>0.336000000000013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647" calcext:value-type="float">
            <text:p>394.647</text:p>
          </table:table-cell>
          <table:table-cell table:formula="of:=[.E522]-[.F522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583" calcext:value-type="float">
            <text:p>393.583</text:p>
          </table:table-cell>
          <table:table-cell table:formula="of:=[.B523]-[.C523]" office:value-type="float" office:value="0.375" calcext:value-type="float">
            <text:p>0.375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6" calcext:value-type="float">
            <text:p>394.66</text:p>
          </table:table-cell>
          <table:table-cell table:formula="of:=[.E523]-[.F523]" office:value-type="float" office:value="0.0339999999999918" calcext:value-type="float">
            <text:p>0.033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93" calcext:value-type="float">
            <text:p>393.893</text:p>
          </table:table-cell>
          <table:table-cell office:value-type="float" office:value="393.63" calcext:value-type="float">
            <text:p>393.63</text:p>
          </table:table-cell>
          <table:table-cell table:formula="of:=[.B524]-[.C524]" office:value-type="float" office:value="0.262999999999977" calcext:value-type="float">
            <text:p>0.262999999999977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591" calcext:value-type="float">
            <text:p>394.591</text:p>
          </table:table-cell>
          <table:table-cell table:formula="of:=[.E524]-[.F524]" office:value-type="float" office:value="0.305999999999983" calcext:value-type="float">
            <text:p>0.305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622" calcext:value-type="float">
            <text:p>393.622</text:p>
          </table:table-cell>
          <table:table-cell table:formula="of:=[.B525]-[.C525]" office:value-type="float" office:value="0.370000000000005" calcext:value-type="float">
            <text:p>0.370000000000005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621" calcext:value-type="float">
            <text:p>394.621</text:p>
          </table:table-cell>
          <table:table-cell table:formula="of:=[.E525]-[.F525]" office:value-type="float" office:value="0.0730000000000359" calcext:value-type="float">
            <text:p>0.073000000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5" calcext:value-type="float">
            <text:p>394.005</text:p>
          </table:table-cell>
          <table:table-cell office:value-type="float" office:value="393.695" calcext:value-type="float">
            <text:p>393.695</text:p>
          </table:table-cell>
          <table:table-cell table:formula="of:=[.B526]-[.C526]" office:value-type="float" office:value="0.310000000000002" calcext:value-type="float">
            <text:p>0.310000000000002</text:p>
          </table:table-cell>
          <table:table-cell office:value-type="float" office:value="394.699" calcext:value-type="float">
            <text:p>394.699</text:p>
          </table:table-cell>
          <table:table-cell office:value-type="float" office:value="394.561" calcext:value-type="float">
            <text:p>394.561</text:p>
          </table:table-cell>
          <table:table-cell table:formula="of:=[.E526]-[.F526]" office:value-type="float" office:value="0.138000000000034" calcext:value-type="float">
            <text:p>0.138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699" calcext:value-type="float">
            <text:p>393.699</text:p>
          </table:table-cell>
          <table:table-cell table:formula="of:=[.B527]-[.C527]" office:value-type="float" office:value="0.21999999999997" calcext:value-type="float">
            <text:p>0.21999999999997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656" calcext:value-type="float">
            <text:p>394.656</text:p>
          </table:table-cell>
          <table:table-cell table:formula="of:=[.E527]-[.F527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33" calcext:value-type="float">
            <text:p>393.833</text:p>
          </table:table-cell>
          <table:table-cell office:value-type="float" office:value="393.647" calcext:value-type="float">
            <text:p>393.647</text:p>
          </table:table-cell>
          <table:table-cell table:formula="of:=[.B528]-[.C528]" office:value-type="float" office:value="0.186000000000035" calcext:value-type="float">
            <text:p>0.186000000000035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595" calcext:value-type="float">
            <text:p>394.595</text:p>
          </table:table-cell>
          <table:table-cell table:formula="of:=[.E528]-[.F528]" office:value-type="float" office:value="0.142999999999972" calcext:value-type="float">
            <text:p>0.142999999999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2" calcext:value-type="float">
            <text:p>394.022</text:p>
          </table:table-cell>
          <table:table-cell office:value-type="float" office:value="393.647" calcext:value-type="float">
            <text:p>393.647</text:p>
          </table:table-cell>
          <table:table-cell table:formula="of:=[.B529]-[.C529]" office:value-type="float" office:value="0.375" calcext:value-type="float">
            <text:p>0.375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63" calcext:value-type="float">
            <text:p>394.63</text:p>
          </table:table-cell>
          <table:table-cell table:formula="of:=[.E529]-[.F529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12" calcext:value-type="float">
            <text:p>393.712</text:p>
          </table:table-cell>
          <table:table-cell table:formula="of:=[.B530]-[.C530]" office:value-type="float" office:value="0.336000000000013" calcext:value-type="float">
            <text:p>0.336000000000013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04" calcext:value-type="float">
            <text:p>394.604</text:p>
          </table:table-cell>
          <table:table-cell table:formula="of:=[.E530]-[.F530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85" calcext:value-type="float">
            <text:p>393.785</text:p>
          </table:table-cell>
          <table:table-cell table:formula="of:=[.B531]-[.C531]" office:value-type="float" office:value="0.180999999999983" calcext:value-type="float">
            <text:p>0.180999999999983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13" calcext:value-type="float">
            <text:p>394.613</text:p>
          </table:table-cell>
          <table:table-cell table:formula="of:=[.E531]-[.F531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798" calcext:value-type="float">
            <text:p>393.798</text:p>
          </table:table-cell>
          <table:table-cell table:formula="of:=[.B532]-[.C532]" office:value-type="float" office:value="0.141999999999996" calcext:value-type="float">
            <text:p>0.141999999999996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56" calcext:value-type="float">
            <text:p>394.656</text:p>
          </table:table-cell>
          <table:table-cell table:formula="of:=[.E532]-[.F532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725" calcext:value-type="float">
            <text:p>393.725</text:p>
          </table:table-cell>
          <table:table-cell table:formula="of:=[.B533]-[.C533]" office:value-type="float" office:value="0.331999999999994" calcext:value-type="float">
            <text:p>0.331999999999994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81" calcext:value-type="float">
            <text:p>394.681</text:p>
          </table:table-cell>
          <table:table-cell table:formula="of:=[.E533]-[.F533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854" calcext:value-type="float">
            <text:p>393.854</text:p>
          </table:table-cell>
          <table:table-cell table:formula="of:=[.B534]-[.C534]" office:value-type="float" office:value="0.163999999999987" calcext:value-type="float">
            <text:p>0.163999999999987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729" calcext:value-type="float">
            <text:p>394.729</text:p>
          </table:table-cell>
          <table:table-cell table:formula="of:=[.E534]-[.F534]" office:value-type="float" office:value="0.0470000000000255" calcext:value-type="float">
            <text:p>0.047000000000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837" calcext:value-type="float">
            <text:p>393.837</text:p>
          </table:table-cell>
          <table:table-cell table:formula="of:=[.B535]-[.C535]" office:value-type="float" office:value="0.129000000000019" calcext:value-type="float">
            <text:p>0.129000000000019</text:p>
          </table:table-cell>
          <table:table-cell office:value-type="float" office:value="394.854" calcext:value-type="float">
            <text:p>394.854</text:p>
          </table:table-cell>
          <table:table-cell office:value-type="float" office:value="394.63" calcext:value-type="float">
            <text:p>394.63</text:p>
          </table:table-cell>
          <table:table-cell table:formula="of:=[.E535]-[.F535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8" calcext:value-type="float">
            <text:p>393.988</text:p>
          </table:table-cell>
          <table:table-cell office:value-type="float" office:value="393.751" calcext:value-type="float">
            <text:p>393.751</text:p>
          </table:table-cell>
          <table:table-cell table:formula="of:=[.B536]-[.C536]" office:value-type="float" office:value="0.237000000000023" calcext:value-type="float">
            <text:p>0.237000000000023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574" calcext:value-type="float">
            <text:p>394.574</text:p>
          </table:table-cell>
          <table:table-cell table:formula="of:=[.E536]-[.F536]" office:value-type="float" office:value="0.245000000000005" calcext:value-type="float">
            <text:p>0.2450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67" calcext:value-type="float">
            <text:p>393.867</text:p>
          </table:table-cell>
          <table:table-cell office:value-type="float" office:value="393.695" calcext:value-type="float">
            <text:p>393.695</text:p>
          </table:table-cell>
          <table:table-cell table:formula="of:=[.B537]-[.C537]" office:value-type="float" office:value="0.172000000000025" calcext:value-type="float">
            <text:p>0.172000000000025</text:p>
          </table:table-cell>
          <table:table-cell office:value-type="float" office:value="394.781" calcext:value-type="float">
            <text:p>394.781</text:p>
          </table:table-cell>
          <table:table-cell office:value-type="float" office:value="394.591" calcext:value-type="float">
            <text:p>394.591</text:p>
          </table:table-cell>
          <table:table-cell table:formula="of:=[.E537]-[.F537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656" calcext:value-type="float">
            <text:p>393.656</text:p>
          </table:table-cell>
          <table:table-cell table:formula="of:=[.B538]-[.C538]" office:value-type="float" office:value="0.302000000000021" calcext:value-type="float">
            <text:p>0.302000000000021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56" calcext:value-type="float">
            <text:p>394.656</text:p>
          </table:table-cell>
          <table:table-cell table:formula="of:=[.E538]-[.F538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5" calcext:value-type="float">
            <text:p>394.065</text:p>
          </table:table-cell>
          <table:table-cell office:value-type="float" office:value="393.837" calcext:value-type="float">
            <text:p>393.837</text:p>
          </table:table-cell>
          <table:table-cell table:formula="of:=[.B539]-[.C539]" office:value-type="float" office:value="0.228000000000009" calcext:value-type="float">
            <text:p>0.228000000000009</text:p>
          </table:table-cell>
          <table:table-cell office:value-type="float" office:value="394.996" calcext:value-type="float">
            <text:p>394.996</text:p>
          </table:table-cell>
          <table:table-cell office:value-type="float" office:value="394.725" calcext:value-type="float">
            <text:p>394.725</text:p>
          </table:table-cell>
          <table:table-cell table:formula="of:=[.E539]-[.F539]" office:value-type="float" office:value="0.270999999999958" calcext:value-type="float">
            <text:p>0.2709999999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64" calcext:value-type="float">
            <text:p>394.264</text:p>
          </table:table-cell>
          <table:table-cell office:value-type="float" office:value="393.781" calcext:value-type="float">
            <text:p>393.781</text:p>
          </table:table-cell>
          <table:table-cell table:formula="of:=[.B540]-[.C540]" office:value-type="float" office:value="0.483000000000004" calcext:value-type="float">
            <text:p>0.483000000000004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69" calcext:value-type="float">
            <text:p>394.669</text:p>
          </table:table-cell>
          <table:table-cell table:formula="of:=[.E540]-[.F540]" office:value-type="float" office:value="0.228000000000009" calcext:value-type="float">
            <text:p>0.228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746" calcext:value-type="float">
            <text:p>393.746</text:p>
          </table:table-cell>
          <table:table-cell table:formula="of:=[.B541]-[.C541]" office:value-type="float" office:value="0.246000000000038" calcext:value-type="float">
            <text:p>0.246000000000038</text:p>
          </table:table-cell>
          <table:table-cell office:value-type="float" office:value="394.983" calcext:value-type="float">
            <text:p>394.983</text:p>
          </table:table-cell>
          <table:table-cell office:value-type="float" office:value="394.802" calcext:value-type="float">
            <text:p>394.802</text:p>
          </table:table-cell>
          <table:table-cell table:formula="of:=[.E541]-[.F541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86" calcext:value-type="float">
            <text:p>394.186</text:p>
          </table:table-cell>
          <table:table-cell office:value-type="float" office:value="393.807" calcext:value-type="float">
            <text:p>393.807</text:p>
          </table:table-cell>
          <table:table-cell table:formula="of:=[.B542]-[.C542]" office:value-type="float" office:value="0.378999999999962" calcext:value-type="float">
            <text:p>0.378999999999962</text:p>
          </table:table-cell>
          <table:table-cell office:value-type="float" office:value="394.966" calcext:value-type="float">
            <text:p>394.966</text:p>
          </table:table-cell>
          <table:table-cell office:value-type="float" office:value="394.673" calcext:value-type="float">
            <text:p>394.673</text:p>
          </table:table-cell>
          <table:table-cell table:formula="of:=[.E542]-[.F542]" office:value-type="float" office:value="0.293000000000006" calcext:value-type="float">
            <text:p>0.29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21" calcext:value-type="float">
            <text:p>393.721</text:p>
          </table:table-cell>
          <table:table-cell table:formula="of:=[.B543]-[.C543]" office:value-type="float" office:value="0.293000000000006" calcext:value-type="float">
            <text:p>0.293000000000006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77" calcext:value-type="float">
            <text:p>394.677</text:p>
          </table:table-cell>
          <table:table-cell table:formula="of:=[.E543]-[.F543]" office:value-type="float" office:value="0.150999999999954" calcext:value-type="float">
            <text:p>0.15099999999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2" calcext:value-type="float">
            <text:p>394.052</text:p>
          </table:table-cell>
          <table:table-cell office:value-type="float" office:value="393.777" calcext:value-type="float">
            <text:p>393.777</text:p>
          </table:table-cell>
          <table:table-cell table:formula="of:=[.B544]-[.C544]" office:value-type="float" office:value="0.275000000000034" calcext:value-type="float">
            <text:p>0.275000000000034</text:p>
          </table:table-cell>
          <table:table-cell office:value-type="float" office:value="394.854" calcext:value-type="float">
            <text:p>394.854</text:p>
          </table:table-cell>
          <table:table-cell office:value-type="float" office:value="394.647" calcext:value-type="float">
            <text:p>394.647</text:p>
          </table:table-cell>
          <table:table-cell table:formula="of:=[.E544]-[.F544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716" calcext:value-type="float">
            <text:p>393.716</text:p>
          </table:table-cell>
          <table:table-cell table:formula="of:=[.B545]-[.C545]" office:value-type="float" office:value="0.25" calcext:value-type="float">
            <text:p>0.25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746" calcext:value-type="float">
            <text:p>394.746</text:p>
          </table:table-cell>
          <table:table-cell table:formula="of:=[.E545]-[.F545]" office:value-type="float" office:value="0.05600000000004" calcext:value-type="float">
            <text:p>0.056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716" calcext:value-type="float">
            <text:p>393.716</text:p>
          </table:table-cell>
          <table:table-cell table:formula="of:=[.B546]-[.C546]" office:value-type="float" office:value="0.279999999999973" calcext:value-type="float">
            <text:p>0.279999999999973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394.729" calcext:value-type="float">
            <text:p>394.729</text:p>
          </table:table-cell>
          <table:table-cell table:formula="of:=[.E546]-[.F546]" office:value-type="float" office:value="0.116000000000042" calcext:value-type="float">
            <text:p>0.116000000000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64" calcext:value-type="float">
            <text:p>394.164</text:p>
          </table:table-cell>
          <table:table-cell office:value-type="float" office:value="393.828" calcext:value-type="float">
            <text:p>393.828</text:p>
          </table:table-cell>
          <table:table-cell table:formula="of:=[.B547]-[.C547]" office:value-type="float" office:value="0.336000000000013" calcext:value-type="float">
            <text:p>0.336000000000013</text:p>
          </table:table-cell>
          <table:table-cell office:value-type="float" office:value="394.949" calcext:value-type="float">
            <text:p>394.949</text:p>
          </table:table-cell>
          <table:table-cell office:value-type="float" office:value="394.673" calcext:value-type="float">
            <text:p>394.673</text:p>
          </table:table-cell>
          <table:table-cell table:formula="of:=[.E547]-[.F547]" office:value-type="float" office:value="0.27600000000001" calcext:value-type="float">
            <text:p>0.276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5" calcext:value-type="float">
            <text:p>394.095</text:p>
          </table:table-cell>
          <table:table-cell office:value-type="float" office:value="393.712" calcext:value-type="float">
            <text:p>393.712</text:p>
          </table:table-cell>
          <table:table-cell table:formula="of:=[.B548]-[.C548]" office:value-type="float" office:value="0.383000000000038" calcext:value-type="float">
            <text:p>0.383000000000038</text:p>
          </table:table-cell>
          <table:table-cell office:value-type="float" office:value="394.914" calcext:value-type="float">
            <text:p>394.914</text:p>
          </table:table-cell>
          <table:table-cell office:value-type="float" office:value="394.677" calcext:value-type="float">
            <text:p>394.677</text:p>
          </table:table-cell>
          <table:table-cell table:formula="of:=[.E548]-[.F548]" office:value-type="float" office:value="0.236999999999966" calcext:value-type="float">
            <text:p>0.236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4" calcext:value-type="float">
            <text:p>394.044</text:p>
          </table:table-cell>
          <table:table-cell office:value-type="float" office:value="393.695" calcext:value-type="float">
            <text:p>393.695</text:p>
          </table:table-cell>
          <table:table-cell table:formula="of:=[.B549]-[.C549]" office:value-type="float" office:value="0.34899999999999" calcext:value-type="float">
            <text:p>0.34899999999999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669" calcext:value-type="float">
            <text:p>394.669</text:p>
          </table:table-cell>
          <table:table-cell table:formula="of:=[.E549]-[.F549]" office:value-type="float" office:value="0.19300000000004" calcext:value-type="float">
            <text:p>0.193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8" calcext:value-type="float">
            <text:p>394.108</text:p>
          </table:table-cell>
          <table:table-cell office:value-type="float" office:value="393.807" calcext:value-type="float">
            <text:p>393.807</text:p>
          </table:table-cell>
          <table:table-cell table:formula="of:=[.B550]-[.C550]" office:value-type="float" office:value="0.300999999999988" calcext:value-type="float">
            <text:p>0.300999999999988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75" calcext:value-type="float">
            <text:p>394.75</text:p>
          </table:table-cell>
          <table:table-cell table:formula="of:=[.E550]-[.F550]" office:value-type="float" office:value="0.0559999999999832" calcext:value-type="float">
            <text:p>0.055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5" calcext:value-type="float">
            <text:p>394.065</text:p>
          </table:table-cell>
          <table:table-cell office:value-type="float" office:value="393.815" calcext:value-type="float">
            <text:p>393.815</text:p>
          </table:table-cell>
          <table:table-cell table:formula="of:=[.B551]-[.C551]" office:value-type="float" office:value="0.25" calcext:value-type="float">
            <text:p>0.25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625" calcext:value-type="float">
            <text:p>394.625</text:p>
          </table:table-cell>
          <table:table-cell table:formula="of:=[.E551]-[.F551]" office:value-type="float" office:value="0.168999999999983" calcext:value-type="float">
            <text:p>0.168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734" calcext:value-type="float">
            <text:p>393.734</text:p>
          </table:table-cell>
          <table:table-cell table:formula="of:=[.B552]-[.C552]" office:value-type="float" office:value="0.301000000000045" calcext:value-type="float">
            <text:p>0.301000000000045</text:p>
          </table:table-cell>
          <table:table-cell office:value-type="float" office:value="394.888" calcext:value-type="float">
            <text:p>394.888</text:p>
          </table:table-cell>
          <table:table-cell office:value-type="float" office:value="394.673" calcext:value-type="float">
            <text:p>394.673</text:p>
          </table:table-cell>
          <table:table-cell table:formula="of:=[.E552]-[.F552]" office:value-type="float" office:value="0.214999999999975" calcext:value-type="float">
            <text:p>0.21499999999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725" calcext:value-type="float">
            <text:p>393.725</text:p>
          </table:table-cell>
          <table:table-cell table:formula="of:=[.B553]-[.C553]" office:value-type="float" office:value="0.21999999999997" calcext:value-type="float">
            <text:p>0.21999999999997</text:p>
          </table:table-cell>
          <table:table-cell office:value-type="float" office:value="394.918" calcext:value-type="float">
            <text:p>394.918</text:p>
          </table:table-cell>
          <table:table-cell office:value-type="float" office:value="394.66" calcext:value-type="float">
            <text:p>394.66</text:p>
          </table:table-cell>
          <table:table-cell table:formula="of:=[.E553]-[.F553]" office:value-type="float" office:value="0.257999999999981" calcext:value-type="float">
            <text:p>0.257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3.746" calcext:value-type="float">
            <text:p>393.746</text:p>
          </table:table-cell>
          <table:table-cell table:formula="of:=[.B554]-[.C554]" office:value-type="float" office:value="0.384000000000015" calcext:value-type="float">
            <text:p>0.384000000000015</text:p>
          </table:table-cell>
          <table:table-cell office:value-type="float" office:value="395.035" calcext:value-type="float">
            <text:p>395.035</text:p>
          </table:table-cell>
          <table:table-cell office:value-type="float" office:value="394.733" calcext:value-type="float">
            <text:p>394.733</text:p>
          </table:table-cell>
          <table:table-cell table:formula="of:=[.E554]-[.F554]" office:value-type="float" office:value="0.302000000000021" calcext:value-type="float">
            <text:p>0.302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764" calcext:value-type="float">
            <text:p>393.764</text:p>
          </table:table-cell>
          <table:table-cell table:formula="of:=[.B555]-[.C555]" office:value-type="float" office:value="0.228000000000009" calcext:value-type="float">
            <text:p>0.228000000000009</text:p>
          </table:table-cell>
          <table:table-cell office:value-type="float" office:value="394.914" calcext:value-type="float">
            <text:p>394.914</text:p>
          </table:table-cell>
          <table:table-cell office:value-type="float" office:value="394.617" calcext:value-type="float">
            <text:p>394.617</text:p>
          </table:table-cell>
          <table:table-cell table:formula="of:=[.E555]-[.F555]" office:value-type="float" office:value="0.296999999999969" calcext:value-type="float">
            <text:p>0.296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2" calcext:value-type="float">
            <text:p>394.052</text:p>
          </table:table-cell>
          <table:table-cell office:value-type="float" office:value="393.729" calcext:value-type="float">
            <text:p>393.729</text:p>
          </table:table-cell>
          <table:table-cell table:formula="of:=[.B556]-[.C556]" office:value-type="float" office:value="0.323000000000036" calcext:value-type="float">
            <text:p>0.323000000000036</text:p>
          </table:table-cell>
          <table:table-cell office:value-type="float" office:value="394.867" calcext:value-type="float">
            <text:p>394.867</text:p>
          </table:table-cell>
          <table:table-cell office:value-type="float" office:value="394.681" calcext:value-type="float">
            <text:p>394.681</text:p>
          </table:table-cell>
          <table:table-cell table:formula="of:=[.E556]-[.F556]" office:value-type="float" office:value="0.186000000000035" calcext:value-type="float">
            <text:p>0.186000000000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673" calcext:value-type="float">
            <text:p>393.673</text:p>
          </table:table-cell>
          <table:table-cell table:formula="of:=[.B557]-[.C557]" office:value-type="float" office:value="0.271999999999991" calcext:value-type="float">
            <text:p>0.271999999999991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656" calcext:value-type="float">
            <text:p>394.656</text:p>
          </table:table-cell>
          <table:table-cell table:formula="of:=[.E557]-[.F557]" office:value-type="float" office:value="0.149999999999977" calcext:value-type="float">
            <text:p>0.149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3" calcext:value-type="float">
            <text:p>393.953</text:p>
          </table:table-cell>
          <table:table-cell office:value-type="float" office:value="393.716" calcext:value-type="float">
            <text:p>393.716</text:p>
          </table:table-cell>
          <table:table-cell table:formula="of:=[.B558]-[.C558]" office:value-type="float" office:value="0.236999999999966" calcext:value-type="float">
            <text:p>0.236999999999966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712" calcext:value-type="float">
            <text:p>394.712</text:p>
          </table:table-cell>
          <table:table-cell table:formula="of:=[.E558]-[.F558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85" calcext:value-type="float">
            <text:p>393.785</text:p>
          </table:table-cell>
          <table:table-cell table:formula="of:=[.B559]-[.C559]" office:value-type="float" office:value="0.241999999999962" calcext:value-type="float">
            <text:p>0.241999999999962</text:p>
          </table:table-cell>
          <table:table-cell office:value-type="float" office:value="394.88" calcext:value-type="float">
            <text:p>394.88</text:p>
          </table:table-cell>
          <table:table-cell office:value-type="float" office:value="394.634" calcext:value-type="float">
            <text:p>394.634</text:p>
          </table:table-cell>
          <table:table-cell table:formula="of:=[.E559]-[.F559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5" calcext:value-type="float">
            <text:p>394.065</text:p>
          </table:table-cell>
          <table:table-cell office:value-type="float" office:value="393.751" calcext:value-type="float">
            <text:p>393.751</text:p>
          </table:table-cell>
          <table:table-cell table:formula="of:=[.B560]-[.C560]" office:value-type="float" office:value="0.314000000000021" calcext:value-type="float">
            <text:p>0.314000000000021</text:p>
          </table:table-cell>
          <table:table-cell office:value-type="float" office:value="394.983" calcext:value-type="float">
            <text:p>394.983</text:p>
          </table:table-cell>
          <table:table-cell office:value-type="float" office:value="394.759" calcext:value-type="float">
            <text:p>394.759</text:p>
          </table:table-cell>
          <table:table-cell table:formula="of:=[.E560]-[.F560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4" calcext:value-type="float">
            <text:p>394.104</text:p>
          </table:table-cell>
          <table:table-cell office:value-type="float" office:value="393.811" calcext:value-type="float">
            <text:p>393.811</text:p>
          </table:table-cell>
          <table:table-cell table:formula="of:=[.B561]-[.C561]" office:value-type="float" office:value="0.293000000000006" calcext:value-type="float">
            <text:p>0.293000000000006</text:p>
          </table:table-cell>
          <table:table-cell office:value-type="float" office:value="394.931" calcext:value-type="float">
            <text:p>394.931</text:p>
          </table:table-cell>
          <table:table-cell office:value-type="float" office:value="394.651" calcext:value-type="float">
            <text:p>394.651</text:p>
          </table:table-cell>
          <table:table-cell table:formula="of:=[.E561]-[.F561]" office:value-type="float" office:value="0.279999999999973" calcext:value-type="float">
            <text:p>0.279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1" calcext:value-type="float">
            <text:p>394.091</text:p>
          </table:table-cell>
          <table:table-cell office:value-type="float" office:value="393.803" calcext:value-type="float">
            <text:p>393.803</text:p>
          </table:table-cell>
          <table:table-cell table:formula="of:=[.B562]-[.C562]" office:value-type="float" office:value="0.288000000000011" calcext:value-type="float">
            <text:p>0.288000000000011</text:p>
          </table:table-cell>
          <table:table-cell office:value-type="float" office:value="394.953" calcext:value-type="float">
            <text:p>394.953</text:p>
          </table:table-cell>
          <table:table-cell office:value-type="float" office:value="394.785" calcext:value-type="float">
            <text:p>394.785</text:p>
          </table:table-cell>
          <table:table-cell table:formula="of:=[.E562]-[.F562]" office:value-type="float" office:value="0.16799999999995" calcext:value-type="float">
            <text:p>0.167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4" calcext:value-type="float">
            <text:p>394.074</text:p>
          </table:table-cell>
          <table:table-cell office:value-type="float" office:value="393.893" calcext:value-type="float">
            <text:p>393.893</text:p>
          </table:table-cell>
          <table:table-cell table:formula="of:=[.B563]-[.C563]" office:value-type="float" office:value="0.18100000000004" calcext:value-type="float">
            <text:p>0.18100000000004</text:p>
          </table:table-cell>
          <table:table-cell office:value-type="float" office:value="394.966" calcext:value-type="float">
            <text:p>394.966</text:p>
          </table:table-cell>
          <table:table-cell office:value-type="float" office:value="394.707" calcext:value-type="float">
            <text:p>394.707</text:p>
          </table:table-cell>
          <table:table-cell table:formula="of:=[.E563]-[.F563]" office:value-type="float" office:value="0.259000000000015" calcext:value-type="float">
            <text:p>0.259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8" calcext:value-type="float">
            <text:p>394.078</text:p>
          </table:table-cell>
          <table:table-cell office:value-type="float" office:value="393.772" calcext:value-type="float">
            <text:p>393.772</text:p>
          </table:table-cell>
          <table:table-cell table:formula="of:=[.B564]-[.C564]" office:value-type="float" office:value="0.305999999999983" calcext:value-type="float">
            <text:p>0.305999999999983</text:p>
          </table:table-cell>
          <table:table-cell office:value-type="float" office:value="395" calcext:value-type="float">
            <text:p>395</text:p>
          </table:table-cell>
          <table:table-cell office:value-type="float" office:value="394.686" calcext:value-type="float">
            <text:p>394.686</text:p>
          </table:table-cell>
          <table:table-cell table:formula="of:=[.E564]-[.F564]" office:value-type="float" office:value="0.314000000000021" calcext:value-type="float">
            <text:p>0.314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742" calcext:value-type="float">
            <text:p>393.742</text:p>
          </table:table-cell>
          <table:table-cell table:formula="of:=[.B565]-[.C565]" office:value-type="float" office:value="0.236999999999966" calcext:value-type="float">
            <text:p>0.236999999999966</text:p>
          </table:table-cell>
          <table:table-cell office:value-type="float" office:value="395.005" calcext:value-type="float">
            <text:p>395.005</text:p>
          </table:table-cell>
          <table:table-cell office:value-type="float" office:value="394.69" calcext:value-type="float">
            <text:p>394.69</text:p>
          </table:table-cell>
          <table:table-cell table:formula="of:=[.E565]-[.F565]" office:value-type="float" office:value="0.314999999999998" calcext:value-type="float">
            <text:p>0.31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1" calcext:value-type="float">
            <text:p>394.061</text:p>
          </table:table-cell>
          <table:table-cell office:value-type="float" office:value="393.897" calcext:value-type="float">
            <text:p>393.897</text:p>
          </table:table-cell>
          <table:table-cell table:formula="of:=[.B566]-[.C566]" office:value-type="float" office:value="0.163999999999987" calcext:value-type="float">
            <text:p>0.163999999999987</text:p>
          </table:table-cell>
          <table:table-cell office:value-type="float" office:value="394.824" calcext:value-type="float">
            <text:p>394.824</text:p>
          </table:table-cell>
          <table:table-cell office:value-type="float" office:value="394.681" calcext:value-type="float">
            <text:p>394.681</text:p>
          </table:table-cell>
          <table:table-cell table:formula="of:=[.E566]-[.F566]" office:value-type="float" office:value="0.143000000000029" calcext:value-type="float">
            <text:p>0.143000000000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2" calcext:value-type="float">
            <text:p>394.052</text:p>
          </table:table-cell>
          <table:table-cell office:value-type="float" office:value="393.798" calcext:value-type="float">
            <text:p>393.798</text:p>
          </table:table-cell>
          <table:table-cell table:formula="of:=[.B567]-[.C567]" office:value-type="float" office:value="0.254000000000019" calcext:value-type="float">
            <text:p>0.254000000000019</text:p>
          </table:table-cell>
          <table:table-cell office:value-type="float" office:value="394.987" calcext:value-type="float">
            <text:p>394.987</text:p>
          </table:table-cell>
          <table:table-cell office:value-type="float" office:value="394.694" calcext:value-type="float">
            <text:p>394.694</text:p>
          </table:table-cell>
          <table:table-cell table:formula="of:=[.E567]-[.F567]" office:value-type="float" office:value="0.293000000000006" calcext:value-type="float">
            <text:p>0.29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8" calcext:value-type="float">
            <text:p>394.108</text:p>
          </table:table-cell>
          <table:table-cell office:value-type="float" office:value="393.833" calcext:value-type="float">
            <text:p>393.833</text:p>
          </table:table-cell>
          <table:table-cell table:formula="of:=[.B568]-[.C568]" office:value-type="float" office:value="0.274999999999977" calcext:value-type="float">
            <text:p>0.274999999999977</text:p>
          </table:table-cell>
          <table:table-cell office:value-type="float" office:value="395.013" calcext:value-type="float">
            <text:p>395.013</text:p>
          </table:table-cell>
          <table:table-cell office:value-type="float" office:value="394.669" calcext:value-type="float">
            <text:p>394.669</text:p>
          </table:table-cell>
          <table:table-cell table:formula="of:=[.E568]-[.F568]" office:value-type="float" office:value="0.343999999999994" calcext:value-type="float">
            <text:p>0.34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3" calcext:value-type="float">
            <text:p>394.113</text:p>
          </table:table-cell>
          <table:table-cell office:value-type="float" office:value="393.785" calcext:value-type="float">
            <text:p>393.785</text:p>
          </table:table-cell>
          <table:table-cell table:formula="of:=[.B569]-[.C569]" office:value-type="float" office:value="0.327999999999975" calcext:value-type="float">
            <text:p>0.327999999999975</text:p>
          </table:table-cell>
          <table:table-cell office:value-type="float" office:value="394.875" calcext:value-type="float">
            <text:p>394.875</text:p>
          </table:table-cell>
          <table:table-cell office:value-type="float" office:value="394.591" calcext:value-type="float">
            <text:p>394.591</text:p>
          </table:table-cell>
          <table:table-cell table:formula="of:=[.E569]-[.F569]" office:value-type="float" office:value="0.283999999999992" calcext:value-type="float">
            <text:p>0.283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7" calcext:value-type="float">
            <text:p>394.087</text:p>
          </table:table-cell>
          <table:table-cell office:value-type="float" office:value="393.755" calcext:value-type="float">
            <text:p>393.755</text:p>
          </table:table-cell>
          <table:table-cell table:formula="of:=[.B570]-[.C570]" office:value-type="float" office:value="0.331999999999994" calcext:value-type="float">
            <text:p>0.331999999999994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9" calcext:value-type="float">
            <text:p>394.69</text:p>
          </table:table-cell>
          <table:table-cell table:formula="of:=[.E570]-[.F570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695" calcext:value-type="float">
            <text:p>393.695</text:p>
          </table:table-cell>
          <table:table-cell table:formula="of:=[.B571]-[.C571]" office:value-type="float" office:value="0.331999999999994" calcext:value-type="float">
            <text:p>0.331999999999994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712" calcext:value-type="float">
            <text:p>394.712</text:p>
          </table:table-cell>
          <table:table-cell table:formula="of:=[.E571]-[.F571]" office:value-type="float" office:value="0.103000000000009" calcext:value-type="float">
            <text:p>0.10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742" calcext:value-type="float">
            <text:p>393.742</text:p>
          </table:table-cell>
          <table:table-cell table:formula="of:=[.B572]-[.C572]" office:value-type="float" office:value="0.293000000000006" calcext:value-type="float">
            <text:p>0.293000000000006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729" calcext:value-type="float">
            <text:p>394.729</text:p>
          </table:table-cell>
          <table:table-cell table:formula="of:=[.E572]-[.F572]" office:value-type="float" office:value="0.05600000000004" calcext:value-type="float">
            <text:p>0.056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746" calcext:value-type="float">
            <text:p>393.746</text:p>
          </table:table-cell>
          <table:table-cell table:formula="of:=[.B573]-[.C573]" office:value-type="float" office:value="0.337000000000046" calcext:value-type="float">
            <text:p>0.337000000000046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707" calcext:value-type="float">
            <text:p>394.707</text:p>
          </table:table-cell>
          <table:table-cell table:formula="of:=[.E573]-[.F573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68" calcext:value-type="float">
            <text:p>393.768</text:p>
          </table:table-cell>
          <table:table-cell table:formula="of:=[.B574]-[.C574]" office:value-type="float" office:value="0.259000000000015" calcext:value-type="float">
            <text:p>0.259000000000015</text:p>
          </table:table-cell>
          <table:table-cell office:value-type="float" office:value="394.927" calcext:value-type="float">
            <text:p>394.927</text:p>
          </table:table-cell>
          <table:table-cell office:value-type="float" office:value="394.681" calcext:value-type="float">
            <text:p>394.681</text:p>
          </table:table-cell>
          <table:table-cell table:formula="of:=[.E574]-[.F574]" office:value-type="float" office:value="0.246000000000038" calcext:value-type="float">
            <text:p>0.246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5" calcext:value-type="float">
            <text:p>393.915</text:p>
          </table:table-cell>
          <table:table-cell office:value-type="float" office:value="393.725" calcext:value-type="float">
            <text:p>393.725</text:p>
          </table:table-cell>
          <table:table-cell table:formula="of:=[.B575]-[.C575]" office:value-type="float" office:value="0.189999999999998" calcext:value-type="float">
            <text:p>0.189999999999998</text:p>
          </table:table-cell>
          <table:table-cell office:value-type="float" office:value="394.931" calcext:value-type="float">
            <text:p>394.931</text:p>
          </table:table-cell>
          <table:table-cell office:value-type="float" office:value="394.664" calcext:value-type="float">
            <text:p>394.664</text:p>
          </table:table-cell>
          <table:table-cell table:formula="of:=[.E575]-[.F575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9" calcext:value-type="float">
            <text:p>394.009</text:p>
          </table:table-cell>
          <table:table-cell office:value-type="float" office:value="393.686" calcext:value-type="float">
            <text:p>393.686</text:p>
          </table:table-cell>
          <table:table-cell table:formula="of:=[.B576]-[.C576]" office:value-type="float" office:value="0.323000000000036" calcext:value-type="float">
            <text:p>0.323000000000036</text:p>
          </table:table-cell>
          <table:table-cell office:value-type="float" office:value="394.806" calcext:value-type="float">
            <text:p>394.806</text:p>
          </table:table-cell>
          <table:table-cell office:value-type="float" office:value="394.634" calcext:value-type="float">
            <text:p>394.634</text:p>
          </table:table-cell>
          <table:table-cell table:formula="of:=[.E576]-[.F576]" office:value-type="float" office:value="0.171999999999969" calcext:value-type="float">
            <text:p>0.171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734" calcext:value-type="float">
            <text:p>393.734</text:p>
          </table:table-cell>
          <table:table-cell table:formula="of:=[.B577]-[.C577]" office:value-type="float" office:value="0.283999999999992" calcext:value-type="float">
            <text:p>0.283999999999992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99" calcext:value-type="float">
            <text:p>394.699</text:p>
          </table:table-cell>
          <table:table-cell table:formula="of:=[.E577]-[.F577]" office:value-type="float" office:value="0.197999999999979" calcext:value-type="float">
            <text:p>0.197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4" calcext:value-type="float">
            <text:p>394.104</text:p>
          </table:table-cell>
          <table:table-cell office:value-type="float" office:value="393.82" calcext:value-type="float">
            <text:p>393.82</text:p>
          </table:table-cell>
          <table:table-cell table:formula="of:=[.B578]-[.C578]" office:value-type="float" office:value="0.283999999999992" calcext:value-type="float">
            <text:p>0.283999999999992</text:p>
          </table:table-cell>
          <table:table-cell office:value-type="float" office:value="394.841" calcext:value-type="float">
            <text:p>394.841</text:p>
          </table:table-cell>
          <table:table-cell office:value-type="float" office:value="394.6" calcext:value-type="float">
            <text:p>394.6</text:p>
          </table:table-cell>
          <table:table-cell table:formula="of:=[.E578]-[.F578]" office:value-type="float" office:value="0.240999999999985" calcext:value-type="float">
            <text:p>0.240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" calcext:value-type="float">
            <text:p>394.1</text:p>
          </table:table-cell>
          <table:table-cell office:value-type="float" office:value="393.777" calcext:value-type="float">
            <text:p>393.777</text:p>
          </table:table-cell>
          <table:table-cell table:formula="of:=[.B579]-[.C579]" office:value-type="float" office:value="0.323000000000036" calcext:value-type="float">
            <text:p>0.323000000000036</text:p>
          </table:table-cell>
          <table:table-cell office:value-type="float" office:value="394.854" calcext:value-type="float">
            <text:p>394.854</text:p>
          </table:table-cell>
          <table:table-cell office:value-type="float" office:value="394.643" calcext:value-type="float">
            <text:p>394.643</text:p>
          </table:table-cell>
          <table:table-cell table:formula="of:=[.E579]-[.F579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798" calcext:value-type="float">
            <text:p>393.798</text:p>
          </table:table-cell>
          <table:table-cell table:formula="of:=[.B580]-[.C580]" office:value-type="float" office:value="0.233000000000004" calcext:value-type="float">
            <text:p>0.233000000000004</text:p>
          </table:table-cell>
          <table:table-cell office:value-type="float" office:value="394.858" calcext:value-type="float">
            <text:p>394.858</text:p>
          </table:table-cell>
          <table:table-cell office:value-type="float" office:value="394.677" calcext:value-type="float">
            <text:p>394.677</text:p>
          </table:table-cell>
          <table:table-cell table:formula="of:=[.E580]-[.F580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52" calcext:value-type="float">
            <text:p>394.152</text:p>
          </table:table-cell>
          <table:table-cell office:value-type="float" office:value="393.729" calcext:value-type="float">
            <text:p>393.729</text:p>
          </table:table-cell>
          <table:table-cell table:formula="of:=[.B581]-[.C581]" office:value-type="float" office:value="0.423000000000002" calcext:value-type="float">
            <text:p>0.423000000000002</text:p>
          </table:table-cell>
          <table:table-cell office:value-type="float" office:value="395.009" calcext:value-type="float">
            <text:p>395.009</text:p>
          </table:table-cell>
          <table:table-cell office:value-type="float" office:value="394.63" calcext:value-type="float">
            <text:p>394.63</text:p>
          </table:table-cell>
          <table:table-cell table:formula="of:=[.E581]-[.F581]" office:value-type="float" office:value="0.379000000000019" calcext:value-type="float">
            <text:p>0.37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7" calcext:value-type="float">
            <text:p>394.117</text:p>
          </table:table-cell>
          <table:table-cell office:value-type="float" office:value="393.751" calcext:value-type="float">
            <text:p>393.751</text:p>
          </table:table-cell>
          <table:table-cell table:formula="of:=[.B582]-[.C582]" office:value-type="float" office:value="0.366000000000042" calcext:value-type="float">
            <text:p>0.366000000000042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13" calcext:value-type="float">
            <text:p>394.613</text:p>
          </table:table-cell>
          <table:table-cell table:formula="of:=[.E582]-[.F582]" office:value-type="float" office:value="0.206000000000017" calcext:value-type="float">
            <text:p>0.206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03" calcext:value-type="float">
            <text:p>393.703</text:p>
          </table:table-cell>
          <table:table-cell table:formula="of:=[.B583]-[.C583]" office:value-type="float" office:value="0.272000000000048" calcext:value-type="float">
            <text:p>0.272000000000048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677" calcext:value-type="float">
            <text:p>394.677</text:p>
          </table:table-cell>
          <table:table-cell table:formula="of:=[.E583]-[.F583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9" calcext:value-type="float">
            <text:p>394.009</text:p>
          </table:table-cell>
          <table:table-cell office:value-type="float" office:value="393.721" calcext:value-type="float">
            <text:p>393.721</text:p>
          </table:table-cell>
          <table:table-cell table:formula="of:=[.B584]-[.C584]" office:value-type="float" office:value="0.288000000000011" calcext:value-type="float">
            <text:p>0.288000000000011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651" calcext:value-type="float">
            <text:p>394.651</text:p>
          </table:table-cell>
          <table:table-cell table:formula="of:=[.E584]-[.F584]" office:value-type="float" office:value="0.199000000000012" calcext:value-type="float">
            <text:p>0.1990000000000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768" calcext:value-type="float">
            <text:p>393.768</text:p>
          </table:table-cell>
          <table:table-cell table:formula="of:=[.B585]-[.C585]" office:value-type="float" office:value="0.224000000000046" calcext:value-type="float">
            <text:p>0.224000000000046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6" calcext:value-type="float">
            <text:p>394.66</text:p>
          </table:table-cell>
          <table:table-cell table:formula="of:=[.E585]-[.F585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38" calcext:value-type="float">
            <text:p>393.738</text:p>
          </table:table-cell>
          <table:table-cell table:formula="of:=[.B586]-[.C586]" office:value-type="float" office:value="0.27600000000001" calcext:value-type="float">
            <text:p>0.27600000000001</text:p>
          </table:table-cell>
          <table:table-cell office:value-type="float" office:value="394.781" calcext:value-type="float">
            <text:p>394.781</text:p>
          </table:table-cell>
          <table:table-cell office:value-type="float" office:value="394.716" calcext:value-type="float">
            <text:p>394.716</text:p>
          </table:table-cell>
          <table:table-cell table:formula="of:=[.E586]-[.F586]" office:value-type="float" office:value="0.0649999999999977" calcext:value-type="float">
            <text:p>0.06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9" calcext:value-type="float">
            <text:p>394.009</text:p>
          </table:table-cell>
          <table:table-cell office:value-type="float" office:value="393.768" calcext:value-type="float">
            <text:p>393.768</text:p>
          </table:table-cell>
          <table:table-cell table:formula="of:=[.B587]-[.C587]" office:value-type="float" office:value="0.241000000000042" calcext:value-type="float">
            <text:p>0.241000000000042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86" calcext:value-type="float">
            <text:p>394.686</text:p>
          </table:table-cell>
          <table:table-cell table:formula="of:=[.E587]-[.F587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716" calcext:value-type="float">
            <text:p>393.716</text:p>
          </table:table-cell>
          <table:table-cell table:formula="of:=[.B588]-[.C588]" office:value-type="float" office:value="0.254999999999995" calcext:value-type="float">
            <text:p>0.254999999999995</text:p>
          </table:table-cell>
          <table:table-cell office:value-type="float" office:value="394.867" calcext:value-type="float">
            <text:p>394.867</text:p>
          </table:table-cell>
          <table:table-cell office:value-type="float" office:value="394.613" calcext:value-type="float">
            <text:p>394.613</text:p>
          </table:table-cell>
          <table:table-cell table:formula="of:=[.E588]-[.F588]" office:value-type="float" office:value="0.254000000000019" calcext:value-type="float">
            <text:p>0.254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8" calcext:value-type="float">
            <text:p>394.108</text:p>
          </table:table-cell>
          <table:table-cell office:value-type="float" office:value="393.768" calcext:value-type="float">
            <text:p>393.768</text:p>
          </table:table-cell>
          <table:table-cell table:formula="of:=[.B589]-[.C589]" office:value-type="float" office:value="0.340000000000032" calcext:value-type="float">
            <text:p>0.340000000000032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669" calcext:value-type="float">
            <text:p>394.669</text:p>
          </table:table-cell>
          <table:table-cell table:formula="of:=[.E589]-[.F589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837" calcext:value-type="float">
            <text:p>393.837</text:p>
          </table:table-cell>
          <table:table-cell table:formula="of:=[.B590]-[.C590]" office:value-type="float" office:value="0.141999999999996" calcext:value-type="float">
            <text:p>0.141999999999996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651" calcext:value-type="float">
            <text:p>394.651</text:p>
          </table:table-cell>
          <table:table-cell table:formula="of:=[.E590]-[.F590]" office:value-type="float" office:value="0.116999999999962" calcext:value-type="float">
            <text:p>0.116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5" calcext:value-type="float">
            <text:p>394.065</text:p>
          </table:table-cell>
          <table:table-cell office:value-type="float" office:value="393.777" calcext:value-type="float">
            <text:p>393.777</text:p>
          </table:table-cell>
          <table:table-cell table:formula="of:=[.B591]-[.C591]" office:value-type="float" office:value="0.288000000000011" calcext:value-type="float">
            <text:p>0.288000000000011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394.664" calcext:value-type="float">
            <text:p>394.664</text:p>
          </table:table-cell>
          <table:table-cell table:formula="of:=[.E591]-[.F591]" office:value-type="float" office:value="0.18100000000004" calcext:value-type="float">
            <text:p>0.181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68" calcext:value-type="float">
            <text:p>393.768</text:p>
          </table:table-cell>
          <table:table-cell table:formula="of:=[.B592]-[.C592]" office:value-type="float" office:value="0.28000000000003" calcext:value-type="float">
            <text:p>0.28000000000003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781" calcext:value-type="float">
            <text:p>394.781</text:p>
          </table:table-cell>
          <table:table-cell table:formula="of:=[.E592]-[.F592]" office:value-type="float" office:value="-0.0389999999999873" calcext:value-type="float">
            <text:p>-0.03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803" calcext:value-type="float">
            <text:p>393.803</text:p>
          </table:table-cell>
          <table:table-cell table:formula="of:=[.B593]-[.C593]" office:value-type="float" office:value="0.172000000000025" calcext:value-type="float">
            <text:p>0.172000000000025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686" calcext:value-type="float">
            <text:p>394.686</text:p>
          </table:table-cell>
          <table:table-cell table:formula="of:=[.E593]-[.F593]" office:value-type="float" office:value="0.0690000000000168" calcext:value-type="float">
            <text:p>0.069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42" calcext:value-type="float">
            <text:p>393.742</text:p>
          </table:table-cell>
          <table:table-cell table:formula="of:=[.B594]-[.C594]" office:value-type="float" office:value="0.271999999999991" calcext:value-type="float">
            <text:p>0.271999999999991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824" calcext:value-type="float">
            <text:p>394.824</text:p>
          </table:table-cell>
          <table:table-cell table:formula="of:=[.E594]-[.F594]" office:value-type="float" office:value="0.00799999999998136" calcext:value-type="float">
            <text:p>0.007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695" calcext:value-type="float">
            <text:p>393.695</text:p>
          </table:table-cell>
          <table:table-cell table:formula="of:=[.B595]-[.C595]" office:value-type="float" office:value="0.336000000000013" calcext:value-type="float">
            <text:p>0.336000000000013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394.643" calcext:value-type="float">
            <text:p>394.643</text:p>
          </table:table-cell>
          <table:table-cell table:formula="of:=[.E595]-[.F595]" office:value-type="float" office:value="0.202000000000055" calcext:value-type="float">
            <text:p>0.202000000000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695" calcext:value-type="float">
            <text:p>393.695</text:p>
          </table:table-cell>
          <table:table-cell table:formula="of:=[.B596]-[.C596]" office:value-type="float" office:value="0.322999999999979" calcext:value-type="float">
            <text:p>0.322999999999979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707" calcext:value-type="float">
            <text:p>394.707</text:p>
          </table:table-cell>
          <table:table-cell table:formula="of:=[.E596]-[.F596]" office:value-type="float" office:value="0.143000000000029" calcext:value-type="float">
            <text:p>0.143000000000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42" calcext:value-type="float">
            <text:p>393.742</text:p>
          </table:table-cell>
          <table:table-cell table:formula="of:=[.B597]-[.C597]" office:value-type="float" office:value="0.233000000000004" calcext:value-type="float">
            <text:p>0.233000000000004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669" calcext:value-type="float">
            <text:p>394.669</text:p>
          </table:table-cell>
          <table:table-cell table:formula="of:=[.E597]-[.F597]" office:value-type="float" office:value="0.150000000000034" calcext:value-type="float">
            <text:p>0.150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78" calcext:value-type="float">
            <text:p>393.678</text:p>
          </table:table-cell>
          <table:table-cell table:formula="of:=[.B598]-[.C598]" office:value-type="float" office:value="0.297000000000025" calcext:value-type="float">
            <text:p>0.297000000000025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394.587" calcext:value-type="float">
            <text:p>394.587</text:p>
          </table:table-cell>
          <table:table-cell table:formula="of:=[.E598]-[.F598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725" calcext:value-type="float">
            <text:p>393.725</text:p>
          </table:table-cell>
          <table:table-cell table:formula="of:=[.B599]-[.C599]" office:value-type="float" office:value="0.21999999999997" calcext:value-type="float">
            <text:p>0.21999999999997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81" calcext:value-type="float">
            <text:p>394.681</text:p>
          </table:table-cell>
          <table:table-cell table:formula="of:=[.E599]-[.F599]" office:value-type="float" office:value="0.211999999999989" calcext:value-type="float">
            <text:p>0.211999999999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59" calcext:value-type="float">
            <text:p>393.759</text:p>
          </table:table-cell>
          <table:table-cell table:formula="of:=[.B600]-[.C600]" office:value-type="float" office:value="0.254999999999995" calcext:value-type="float">
            <text:p>0.254999999999995</text:p>
          </table:table-cell>
          <table:table-cell office:value-type="float" office:value="395.048" calcext:value-type="float">
            <text:p>395.048</text:p>
          </table:table-cell>
          <table:table-cell office:value-type="float" office:value="394.677" calcext:value-type="float">
            <text:p>394.677</text:p>
          </table:table-cell>
          <table:table-cell table:formula="of:=[.E600]-[.F600]" office:value-type="float" office:value="0.370999999999981" calcext:value-type="float">
            <text:p>0.37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669" calcext:value-type="float">
            <text:p>393.669</text:p>
          </table:table-cell>
          <table:table-cell table:formula="of:=[.B601]-[.C601]" office:value-type="float" office:value="0.30600000000004" calcext:value-type="float">
            <text:p>0.30600000000004</text:p>
          </table:table-cell>
          <table:table-cell office:value-type="float" office:value="394.918" calcext:value-type="float">
            <text:p>394.918</text:p>
          </table:table-cell>
          <table:table-cell office:value-type="float" office:value="394.647" calcext:value-type="float">
            <text:p>394.647</text:p>
          </table:table-cell>
          <table:table-cell table:formula="of:=[.E601]-[.F601]" office:value-type="float" office:value="0.271000000000015" calcext:value-type="float">
            <text:p>0.271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2" calcext:value-type="float">
            <text:p>394.052</text:p>
          </table:table-cell>
          <table:table-cell office:value-type="float" office:value="393.695" calcext:value-type="float">
            <text:p>393.695</text:p>
          </table:table-cell>
          <table:table-cell table:formula="of:=[.B602]-[.C602]" office:value-type="float" office:value="0.357000000000028" calcext:value-type="float">
            <text:p>0.357000000000028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69" calcext:value-type="float">
            <text:p>394.669</text:p>
          </table:table-cell>
          <table:table-cell table:formula="of:=[.E602]-[.F602]" office:value-type="float" office:value="0.146000000000015" calcext:value-type="float">
            <text:p>0.146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8" calcext:value-type="float">
            <text:p>394.078</text:p>
          </table:table-cell>
          <table:table-cell office:value-type="float" office:value="393.781" calcext:value-type="float">
            <text:p>393.781</text:p>
          </table:table-cell>
          <table:table-cell table:formula="of:=[.B603]-[.C603]" office:value-type="float" office:value="0.296999999999969" calcext:value-type="float">
            <text:p>0.296999999999969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712" calcext:value-type="float">
            <text:p>394.712</text:p>
          </table:table-cell>
          <table:table-cell table:formula="of:=[.E603]-[.F603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5" calcext:value-type="float">
            <text:p>394.065</text:p>
          </table:table-cell>
          <table:table-cell office:value-type="float" office:value="393.699" calcext:value-type="float">
            <text:p>393.699</text:p>
          </table:table-cell>
          <table:table-cell table:formula="of:=[.B604]-[.C604]" office:value-type="float" office:value="0.365999999999985" calcext:value-type="float">
            <text:p>0.365999999999985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81" calcext:value-type="float">
            <text:p>394.681</text:p>
          </table:table-cell>
          <table:table-cell table:formula="of:=[.E604]-[.F604]" office:value-type="float" office:value="0.216000000000008" calcext:value-type="float">
            <text:p>0.216000000000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5" calcext:value-type="float">
            <text:p>394.035</text:p>
          </table:table-cell>
          <table:table-cell office:value-type="float" office:value="393.833" calcext:value-type="float">
            <text:p>393.833</text:p>
          </table:table-cell>
          <table:table-cell table:formula="of:=[.B605]-[.C605]" office:value-type="float" office:value="0.201999999999998" calcext:value-type="float">
            <text:p>0.201999999999998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6" calcext:value-type="float">
            <text:p>394.66</text:p>
          </table:table-cell>
          <table:table-cell table:formula="of:=[.E605]-[.F605]" office:value-type="float" office:value="0.16799999999995" calcext:value-type="float">
            <text:p>0.167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716" calcext:value-type="float">
            <text:p>393.716</text:p>
          </table:table-cell>
          <table:table-cell table:formula="of:=[.B606]-[.C606]" office:value-type="float" office:value="0.367000000000019" calcext:value-type="float">
            <text:p>0.367000000000019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595" calcext:value-type="float">
            <text:p>394.595</text:p>
          </table:table-cell>
          <table:table-cell table:formula="of:=[.E606]-[.F606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837" calcext:value-type="float">
            <text:p>393.837</text:p>
          </table:table-cell>
          <table:table-cell table:formula="of:=[.B607]-[.C607]" office:value-type="float" office:value="0.220000000000027" calcext:value-type="float">
            <text:p>0.220000000000027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21" calcext:value-type="float">
            <text:p>394.621</text:p>
          </table:table-cell>
          <table:table-cell table:formula="of:=[.E607]-[.F607]" office:value-type="float" office:value="0.271999999999991" calcext:value-type="float">
            <text:p>0.271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673" calcext:value-type="float">
            <text:p>393.673</text:p>
          </table:table-cell>
          <table:table-cell table:formula="of:=[.B608]-[.C608]" office:value-type="float" office:value="0.293000000000006" calcext:value-type="float">
            <text:p>0.293000000000006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681" calcext:value-type="float">
            <text:p>394.681</text:p>
          </table:table-cell>
          <table:table-cell table:formula="of:=[.E608]-[.F608]" office:value-type="float" office:value="0.108000000000004" calcext:value-type="float">
            <text:p>0.108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4" calcext:value-type="float">
            <text:p>394.044</text:p>
          </table:table-cell>
          <table:table-cell office:value-type="float" office:value="393.746" calcext:value-type="float">
            <text:p>393.746</text:p>
          </table:table-cell>
          <table:table-cell table:formula="of:=[.B609]-[.C609]" office:value-type="float" office:value="0.298000000000002" calcext:value-type="float">
            <text:p>0.298000000000002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651" calcext:value-type="float">
            <text:p>394.651</text:p>
          </table:table-cell>
          <table:table-cell table:formula="of:=[.E609]-[.F609]" office:value-type="float" office:value="0.137999999999977" calcext:value-type="float">
            <text:p>0.137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4" calcext:value-type="float">
            <text:p>394.014</text:p>
          </table:table-cell>
          <table:table-cell office:value-type="float" office:value="393.703" calcext:value-type="float">
            <text:p>393.703</text:p>
          </table:table-cell>
          <table:table-cell table:formula="of:=[.B610]-[.C610]" office:value-type="float" office:value="0.311000000000035" calcext:value-type="float">
            <text:p>0.311000000000035</text:p>
          </table:table-cell>
          <table:table-cell office:value-type="float" office:value="394.854" calcext:value-type="float">
            <text:p>394.854</text:p>
          </table:table-cell>
          <table:table-cell office:value-type="float" office:value="394.72" calcext:value-type="float">
            <text:p>394.72</text:p>
          </table:table-cell>
          <table:table-cell table:formula="of:=[.E610]-[.F610]" office:value-type="float" office:value="0.133999999999958" calcext:value-type="float">
            <text:p>0.133999999999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673" calcext:value-type="float">
            <text:p>393.673</text:p>
          </table:table-cell>
          <table:table-cell table:formula="of:=[.B611]-[.C611]" office:value-type="float" office:value="0.271999999999991" calcext:value-type="float">
            <text:p>0.271999999999991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604" calcext:value-type="float">
            <text:p>394.604</text:p>
          </table:table-cell>
          <table:table-cell table:formula="of:=[.E611]-[.F611]" office:value-type="float" office:value="0.198000000000036" calcext:value-type="float">
            <text:p>0.198000000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699" calcext:value-type="float">
            <text:p>393.699</text:p>
          </table:table-cell>
          <table:table-cell table:formula="of:=[.B612]-[.C612]" office:value-type="float" office:value="0.271999999999991" calcext:value-type="float">
            <text:p>0.271999999999991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621" calcext:value-type="float">
            <text:p>394.621</text:p>
          </table:table-cell>
          <table:table-cell table:formula="of:=[.E612]-[.F612]" office:value-type="float" office:value="0.173000000000002" calcext:value-type="float">
            <text:p>0.173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" calcext:value-type="float">
            <text:p>394.07</text:p>
          </table:table-cell>
          <table:table-cell office:value-type="float" office:value="393.738" calcext:value-type="float">
            <text:p>393.738</text:p>
          </table:table-cell>
          <table:table-cell table:formula="of:=[.B613]-[.C613]" office:value-type="float" office:value="0.331999999999994" calcext:value-type="float">
            <text:p>0.331999999999994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656" calcext:value-type="float">
            <text:p>394.656</text:p>
          </table:table-cell>
          <table:table-cell table:formula="of:=[.E613]-[.F613]" office:value-type="float" office:value="0.154999999999973" calcext:value-type="float">
            <text:p>0.154999999999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94" calcext:value-type="float">
            <text:p>393.794</text:p>
          </table:table-cell>
          <table:table-cell table:formula="of:=[.B614]-[.C614]" office:value-type="float" office:value="0.233000000000004" calcext:value-type="float">
            <text:p>0.233000000000004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707" calcext:value-type="float">
            <text:p>394.707</text:p>
          </table:table-cell>
          <table:table-cell table:formula="of:=[.E614]-[.F614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1" calcext:value-type="float">
            <text:p>394.061</text:p>
          </table:table-cell>
          <table:table-cell office:value-type="float" office:value="393.678" calcext:value-type="float">
            <text:p>393.678</text:p>
          </table:table-cell>
          <table:table-cell table:formula="of:=[.B615]-[.C615]" office:value-type="float" office:value="0.382999999999981" calcext:value-type="float">
            <text:p>0.382999999999981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759" calcext:value-type="float">
            <text:p>394.759</text:p>
          </table:table-cell>
          <table:table-cell table:formula="of:=[.E615]-[.F615]" office:value-type="float" office:value="0.0519999999999641" calcext:value-type="float">
            <text:p>0.051999999999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9" calcext:value-type="float">
            <text:p>394.139</text:p>
          </table:table-cell>
          <table:table-cell office:value-type="float" office:value="393.828" calcext:value-type="float">
            <text:p>393.828</text:p>
          </table:table-cell>
          <table:table-cell table:formula="of:=[.B616]-[.C616]" office:value-type="float" office:value="0.311000000000035" calcext:value-type="float">
            <text:p>0.311000000000035</text:p>
          </table:table-cell>
          <table:table-cell office:value-type="float" office:value="394.927" calcext:value-type="float">
            <text:p>394.927</text:p>
          </table:table-cell>
          <table:table-cell office:value-type="float" office:value="394.669" calcext:value-type="float">
            <text:p>394.669</text:p>
          </table:table-cell>
          <table:table-cell table:formula="of:=[.E616]-[.F616]" office:value-type="float" office:value="0.258000000000038" calcext:value-type="float">
            <text:p>0.258000000000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4" calcext:value-type="float">
            <text:p>394.074</text:p>
          </table:table-cell>
          <table:table-cell office:value-type="float" office:value="393.837" calcext:value-type="float">
            <text:p>393.837</text:p>
          </table:table-cell>
          <table:table-cell table:formula="of:=[.B617]-[.C617]" office:value-type="float" office:value="0.237000000000023" calcext:value-type="float">
            <text:p>0.237000000000023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9" calcext:value-type="float">
            <text:p>394.69</text:p>
          </table:table-cell>
          <table:table-cell table:formula="of:=[.E617]-[.F617]" office:value-type="float" office:value="0.202999999999975" calcext:value-type="float">
            <text:p>0.202999999999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52" calcext:value-type="float">
            <text:p>394.152</text:p>
          </table:table-cell>
          <table:table-cell office:value-type="float" office:value="393.867" calcext:value-type="float">
            <text:p>393.867</text:p>
          </table:table-cell>
          <table:table-cell table:formula="of:=[.B618]-[.C618]" office:value-type="float" office:value="0.284999999999968" calcext:value-type="float">
            <text:p>0.284999999999968</text:p>
          </table:table-cell>
          <table:table-cell office:value-type="float" office:value="394.957" calcext:value-type="float">
            <text:p>394.957</text:p>
          </table:table-cell>
          <table:table-cell office:value-type="float" office:value="394.75" calcext:value-type="float">
            <text:p>394.75</text:p>
          </table:table-cell>
          <table:table-cell table:formula="of:=[.E618]-[.F618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7" calcext:value-type="float">
            <text:p>394.117</text:p>
          </table:table-cell>
          <table:table-cell office:value-type="float" office:value="393.798" calcext:value-type="float">
            <text:p>393.798</text:p>
          </table:table-cell>
          <table:table-cell table:formula="of:=[.B619]-[.C619]" office:value-type="float" office:value="0.319000000000017" calcext:value-type="float">
            <text:p>0.319000000000017</text:p>
          </table:table-cell>
          <table:table-cell office:value-type="float" office:value="394.819" calcext:value-type="float">
            <text:p>394.819</text:p>
          </table:table-cell>
          <table:table-cell office:value-type="float" office:value="394.733" calcext:value-type="float">
            <text:p>394.733</text:p>
          </table:table-cell>
          <table:table-cell table:formula="of:=[.E619]-[.F619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859" calcext:value-type="float">
            <text:p>393.859</text:p>
          </table:table-cell>
          <table:table-cell table:formula="of:=[.B620]-[.C620]" office:value-type="float" office:value="0.198000000000036" calcext:value-type="float">
            <text:p>0.198000000000036</text:p>
          </table:table-cell>
          <table:table-cell office:value-type="float" office:value="394.923" calcext:value-type="float">
            <text:p>394.923</text:p>
          </table:table-cell>
          <table:table-cell office:value-type="float" office:value="394.548" calcext:value-type="float">
            <text:p>394.548</text:p>
          </table:table-cell>
          <table:table-cell table:formula="of:=[.E620]-[.F620]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3.746" calcext:value-type="float">
            <text:p>393.746</text:p>
          </table:table-cell>
          <table:table-cell table:formula="of:=[.B621]-[.C621]" office:value-type="float" office:value="0.384000000000015" calcext:value-type="float">
            <text:p>0.384000000000015</text:p>
          </table:table-cell>
          <table:table-cell office:value-type="float" office:value="394.811" calcext:value-type="float">
            <text:p>394.811</text:p>
          </table:table-cell>
          <table:table-cell office:value-type="float" office:value="394.574" calcext:value-type="float">
            <text:p>394.574</text:p>
          </table:table-cell>
          <table:table-cell table:formula="of:=[.E621]-[.F621]" office:value-type="float" office:value="0.236999999999966" calcext:value-type="float">
            <text:p>0.236999999999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82" calcext:value-type="float">
            <text:p>393.82</text:p>
          </table:table-cell>
          <table:table-cell table:formula="of:=[.B622]-[.C622]" office:value-type="float" office:value="0.206999999999994" calcext:value-type="float">
            <text:p>0.206999999999994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716" calcext:value-type="float">
            <text:p>394.716</text:p>
          </table:table-cell>
          <table:table-cell table:formula="of:=[.E622]-[.F622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" calcext:value-type="float">
            <text:p>394.07</text:p>
          </table:table-cell>
          <table:table-cell office:value-type="float" office:value="393.807" calcext:value-type="float">
            <text:p>393.807</text:p>
          </table:table-cell>
          <table:table-cell table:formula="of:=[.B623]-[.C623]" office:value-type="float" office:value="0.262999999999977" calcext:value-type="float">
            <text:p>0.262999999999977</text:p>
          </table:table-cell>
          <table:table-cell office:value-type="float" office:value="394.992" calcext:value-type="float">
            <text:p>394.992</text:p>
          </table:table-cell>
          <table:table-cell office:value-type="float" office:value="394.712" calcext:value-type="float">
            <text:p>394.712</text:p>
          </table:table-cell>
          <table:table-cell table:formula="of:=[.E623]-[.F623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52" calcext:value-type="float">
            <text:p>394.152</text:p>
          </table:table-cell>
          <table:table-cell office:value-type="float" office:value="393.811" calcext:value-type="float">
            <text:p>393.811</text:p>
          </table:table-cell>
          <table:table-cell table:formula="of:=[.B624]-[.C624]" office:value-type="float" office:value="0.341000000000008" calcext:value-type="float">
            <text:p>0.341000000000008</text:p>
          </table:table-cell>
          <table:table-cell office:value-type="float" office:value="394.923" calcext:value-type="float">
            <text:p>394.923</text:p>
          </table:table-cell>
          <table:table-cell office:value-type="float" office:value="394.85" calcext:value-type="float">
            <text:p>394.85</text:p>
          </table:table-cell>
          <table:table-cell table:formula="of:=[.E624]-[.F624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1" calcext:value-type="float">
            <text:p>394.121</text:p>
          </table:table-cell>
          <table:table-cell office:value-type="float" office:value="393.798" calcext:value-type="float">
            <text:p>393.798</text:p>
          </table:table-cell>
          <table:table-cell table:formula="of:=[.B625]-[.C625]" office:value-type="float" office:value="0.322999999999979" calcext:value-type="float">
            <text:p>0.322999999999979</text:p>
          </table:table-cell>
          <table:table-cell office:value-type="float" office:value="394.975" calcext:value-type="float">
            <text:p>394.975</text:p>
          </table:table-cell>
          <table:table-cell office:value-type="float" office:value="394.69" calcext:value-type="float">
            <text:p>394.69</text:p>
          </table:table-cell>
          <table:table-cell table:formula="of:=[.E625]-[.F625]" office:value-type="float" office:value="0.285000000000025" calcext:value-type="float">
            <text:p>0.285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" calcext:value-type="float">
            <text:p>394.1</text:p>
          </table:table-cell>
          <table:table-cell office:value-type="float" office:value="393.759" calcext:value-type="float">
            <text:p>393.759</text:p>
          </table:table-cell>
          <table:table-cell table:formula="of:=[.B626]-[.C626]" office:value-type="float" office:value="0.341000000000008" calcext:value-type="float">
            <text:p>0.341000000000008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776" calcext:value-type="float">
            <text:p>394.776</text:p>
          </table:table-cell>
          <table:table-cell table:formula="of:=[.E626]-[.F626]" office:value-type="float" office:value="-0.021000000000015" calcext:value-type="float">
            <text:p>-0.021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08" calcext:value-type="float">
            <text:p>394.208</text:p>
          </table:table-cell>
          <table:table-cell office:value-type="float" office:value="393.82" calcext:value-type="float">
            <text:p>393.82</text:p>
          </table:table-cell>
          <table:table-cell table:formula="of:=[.B627]-[.C627]" office:value-type="float" office:value="0.388000000000034" calcext:value-type="float">
            <text:p>0.388000000000034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707" calcext:value-type="float">
            <text:p>394.707</text:p>
          </table:table-cell>
          <table:table-cell table:formula="of:=[.E627]-[.F627]" office:value-type="float" office:value="0.185999999999979" calcext:value-type="float">
            <text:p>0.185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3" calcext:value-type="float">
            <text:p>394.113</text:p>
          </table:table-cell>
          <table:table-cell office:value-type="float" office:value="393.759" calcext:value-type="float">
            <text:p>393.759</text:p>
          </table:table-cell>
          <table:table-cell table:formula="of:=[.B628]-[.C628]" office:value-type="float" office:value="0.353999999999985" calcext:value-type="float">
            <text:p>0.353999999999985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81" calcext:value-type="float">
            <text:p>394.681</text:p>
          </table:table-cell>
          <table:table-cell table:formula="of:=[.E628]-[.F628]" office:value-type="float" office:value="0.211999999999989" calcext:value-type="float">
            <text:p>0.211999999999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781" calcext:value-type="float">
            <text:p>393.781</text:p>
          </table:table-cell>
          <table:table-cell table:formula="of:=[.B629]-[.C629]" office:value-type="float" office:value="0.27600000000001" calcext:value-type="float">
            <text:p>0.27600000000001</text:p>
          </table:table-cell>
          <table:table-cell office:value-type="float" office:value="394.949" calcext:value-type="float">
            <text:p>394.949</text:p>
          </table:table-cell>
          <table:table-cell office:value-type="float" office:value="394.759" calcext:value-type="float">
            <text:p>394.759</text:p>
          </table:table-cell>
          <table:table-cell table:formula="of:=[.E629]-[.F629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73" calcext:value-type="float">
            <text:p>394.173</text:p>
          </table:table-cell>
          <table:table-cell office:value-type="float" office:value="393.893" calcext:value-type="float">
            <text:p>393.893</text:p>
          </table:table-cell>
          <table:table-cell table:formula="of:=[.B630]-[.C630]" office:value-type="float" office:value="0.28000000000003" calcext:value-type="float">
            <text:p>0.28000000000003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699" calcext:value-type="float">
            <text:p>394.699</text:p>
          </table:table-cell>
          <table:table-cell table:formula="of:=[.E630]-[.F630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9" calcext:value-type="float">
            <text:p>394.139</text:p>
          </table:table-cell>
          <table:table-cell office:value-type="float" office:value="393.889" calcext:value-type="float">
            <text:p>393.889</text:p>
          </table:table-cell>
          <table:table-cell table:formula="of:=[.B631]-[.C631]" office:value-type="float" office:value="0.25" calcext:value-type="float">
            <text:p>0.25</text:p>
          </table:table-cell>
          <table:table-cell office:value-type="float" office:value="394.901" calcext:value-type="float">
            <text:p>394.901</text:p>
          </table:table-cell>
          <table:table-cell office:value-type="float" office:value="394.716" calcext:value-type="float">
            <text:p>394.716</text:p>
          </table:table-cell>
          <table:table-cell table:formula="of:=[.E631]-[.F631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1" calcext:value-type="float">
            <text:p>394.091</text:p>
          </table:table-cell>
          <table:table-cell office:value-type="float" office:value="393.867" calcext:value-type="float">
            <text:p>393.867</text:p>
          </table:table-cell>
          <table:table-cell table:formula="of:=[.B632]-[.C632]" office:value-type="float" office:value="0.22399999999999" calcext:value-type="float">
            <text:p>0.22399999999999</text:p>
          </table:table-cell>
          <table:table-cell office:value-type="float" office:value="395.035" calcext:value-type="float">
            <text:p>395.035</text:p>
          </table:table-cell>
          <table:table-cell office:value-type="float" office:value="394.755" calcext:value-type="float">
            <text:p>394.755</text:p>
          </table:table-cell>
          <table:table-cell table:formula="of:=[.E632]-[.F632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5" calcext:value-type="float">
            <text:p>394.095</text:p>
          </table:table-cell>
          <table:table-cell office:value-type="float" office:value="393.85" calcext:value-type="float">
            <text:p>393.85</text:p>
          </table:table-cell>
          <table:table-cell table:formula="of:=[.B633]-[.C633]" office:value-type="float" office:value="0.245000000000005" calcext:value-type="float">
            <text:p>0.245000000000005</text:p>
          </table:table-cell>
          <table:table-cell office:value-type="float" office:value="395.013" calcext:value-type="float">
            <text:p>395.013</text:p>
          </table:table-cell>
          <table:table-cell office:value-type="float" office:value="394.703" calcext:value-type="float">
            <text:p>394.703</text:p>
          </table:table-cell>
          <table:table-cell table:formula="of:=[.E633]-[.F633]" office:value-type="float" office:value="0.310000000000002" calcext:value-type="float">
            <text:p>0.31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86" calcext:value-type="float">
            <text:p>394.186</text:p>
          </table:table-cell>
          <table:table-cell office:value-type="float" office:value="393.759" calcext:value-type="float">
            <text:p>393.759</text:p>
          </table:table-cell>
          <table:table-cell table:formula="of:=[.B634]-[.C634]" office:value-type="float" office:value="0.426999999999964" calcext:value-type="float">
            <text:p>0.426999999999964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647" calcext:value-type="float">
            <text:p>394.647</text:p>
          </table:table-cell>
          <table:table-cell table:formula="of:=[.E634]-[.F634]" office:value-type="float" office:value="0.15500000000003" calcext:value-type="float">
            <text:p>0.155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5" calcext:value-type="float">
            <text:p>394.005</text:p>
          </table:table-cell>
          <table:table-cell office:value-type="float" office:value="393.755" calcext:value-type="float">
            <text:p>393.755</text:p>
          </table:table-cell>
          <table:table-cell table:formula="of:=[.B635]-[.C635]" office:value-type="float" office:value="0.25" calcext:value-type="float">
            <text:p>0.25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681" calcext:value-type="float">
            <text:p>394.681</text:p>
          </table:table-cell>
          <table:table-cell table:formula="of:=[.E635]-[.F635]" office:value-type="float" office:value="0.117000000000019" calcext:value-type="float">
            <text:p>0.117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884" calcext:value-type="float">
            <text:p>393.884</text:p>
          </table:table-cell>
          <table:table-cell table:formula="of:=[.B636]-[.C636]" office:value-type="float" office:value="0.116999999999962" calcext:value-type="float">
            <text:p>0.116999999999962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746" calcext:value-type="float">
            <text:p>394.746</text:p>
          </table:table-cell>
          <table:table-cell table:formula="of:=[.E636]-[.F636]" office:value-type="float" office:value="0.05600000000004" calcext:value-type="float">
            <text:p>0.056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1" calcext:value-type="float">
            <text:p>393.971</text:p>
          </table:table-cell>
          <table:table-cell office:value-type="float" office:value="393.768" calcext:value-type="float">
            <text:p>393.768</text:p>
          </table:table-cell>
          <table:table-cell table:formula="of:=[.B637]-[.C637]" office:value-type="float" office:value="0.203000000000031" calcext:value-type="float">
            <text:p>0.203000000000031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677" calcext:value-type="float">
            <text:p>394.677</text:p>
          </table:table-cell>
          <table:table-cell table:formula="of:=[.E637]-[.F637]" office:value-type="float" office:value="0.120999999999981" calcext:value-type="float">
            <text:p>0.120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738" calcext:value-type="float">
            <text:p>393.738</text:p>
          </table:table-cell>
          <table:table-cell table:formula="of:=[.B638]-[.C638]" office:value-type="float" office:value="0.319000000000017" calcext:value-type="float">
            <text:p>0.319000000000017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798" calcext:value-type="float">
            <text:p>394.798</text:p>
          </table:table-cell>
          <table:table-cell table:formula="of:=[.E638]-[.F638]" office:value-type="float" office:value="0.0389999999999873" calcext:value-type="float">
            <text:p>0.03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12" calcext:value-type="float">
            <text:p>394.212</text:p>
          </table:table-cell>
          <table:table-cell office:value-type="float" office:value="393.768" calcext:value-type="float">
            <text:p>393.768</text:p>
          </table:table-cell>
          <table:table-cell table:formula="of:=[.B639]-[.C639]" office:value-type="float" office:value="0.444000000000017" calcext:value-type="float">
            <text:p>0.444000000000017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75" calcext:value-type="float">
            <text:p>394.75</text:p>
          </table:table-cell>
          <table:table-cell table:formula="of:=[.E639]-[.F639]" office:value-type="float" office:value="0.0649999999999977" calcext:value-type="float">
            <text:p>0.06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1" calcext:value-type="float">
            <text:p>394.121</text:p>
          </table:table-cell>
          <table:table-cell office:value-type="float" office:value="393.794" calcext:value-type="float">
            <text:p>393.794</text:p>
          </table:table-cell>
          <table:table-cell table:formula="of:=[.B640]-[.C640]" office:value-type="float" office:value="0.326999999999998" calcext:value-type="float">
            <text:p>0.326999999999998</text:p>
          </table:table-cell>
          <table:table-cell office:value-type="float" office:value="394.794" calcext:value-type="float">
            <text:p>394.794</text:p>
          </table:table-cell>
          <table:table-cell office:value-type="float" office:value="394.595" calcext:value-type="float">
            <text:p>394.595</text:p>
          </table:table-cell>
          <table:table-cell table:formula="of:=[.E640]-[.F640]" office:value-type="float" office:value="0.198999999999955" calcext:value-type="float">
            <text:p>0.198999999999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61" calcext:value-type="float">
            <text:p>394.061</text:p>
          </table:table-cell>
          <table:table-cell office:value-type="float" office:value="393.777" calcext:value-type="float">
            <text:p>393.777</text:p>
          </table:table-cell>
          <table:table-cell table:formula="of:=[.B641]-[.C641]" office:value-type="float" office:value="0.283999999999992" calcext:value-type="float">
            <text:p>0.283999999999992</text:p>
          </table:table-cell>
          <table:table-cell office:value-type="float" office:value="394.867" calcext:value-type="float">
            <text:p>394.867</text:p>
          </table:table-cell>
          <table:table-cell office:value-type="float" office:value="394.733" calcext:value-type="float">
            <text:p>394.733</text:p>
          </table:table-cell>
          <table:table-cell table:formula="of:=[.E641]-[.F641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69" calcext:value-type="float">
            <text:p>394.169</text:p>
          </table:table-cell>
          <table:table-cell office:value-type="float" office:value="393.794" calcext:value-type="float">
            <text:p>393.794</text:p>
          </table:table-cell>
          <table:table-cell table:formula="of:=[.B642]-[.C642]" office:value-type="float" office:value="0.375" calcext:value-type="float">
            <text:p>0.375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669" calcext:value-type="float">
            <text:p>394.669</text:p>
          </table:table-cell>
          <table:table-cell table:formula="of:=[.E642]-[.F642]" office:value-type="float" office:value="0.19300000000004" calcext:value-type="float">
            <text:p>0.193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703" calcext:value-type="float">
            <text:p>393.703</text:p>
          </table:table-cell>
          <table:table-cell table:formula="of:=[.B643]-[.C643]" office:value-type="float" office:value="0.380000000000052" calcext:value-type="float">
            <text:p>0.380000000000052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72" calcext:value-type="float">
            <text:p>394.72</text:p>
          </table:table-cell>
          <table:table-cell table:formula="of:=[.E643]-[.F643]" office:value-type="float" office:value="0.172999999999945" calcext:value-type="float">
            <text:p>0.172999999999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47" calcext:value-type="float">
            <text:p>394.147</text:p>
          </table:table-cell>
          <table:table-cell office:value-type="float" office:value="393.833" calcext:value-type="float">
            <text:p>393.833</text:p>
          </table:table-cell>
          <table:table-cell table:formula="of:=[.B644]-[.C644]" office:value-type="float" office:value="0.313999999999965" calcext:value-type="float">
            <text:p>0.313999999999965</text:p>
          </table:table-cell>
          <table:table-cell office:value-type="float" office:value="394.949" calcext:value-type="float">
            <text:p>394.949</text:p>
          </table:table-cell>
          <table:table-cell office:value-type="float" office:value="394.647" calcext:value-type="float">
            <text:p>394.647</text:p>
          </table:table-cell>
          <table:table-cell table:formula="of:=[.E644]-[.F644]" office:value-type="float" office:value="0.302000000000021" calcext:value-type="float">
            <text:p>0.302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902" calcext:value-type="float">
            <text:p>393.902</text:p>
          </table:table-cell>
          <table:table-cell table:formula="of:=[.B645]-[.C645]" office:value-type="float" office:value="0.146000000000015" calcext:value-type="float">
            <text:p>0.146000000000015</text:p>
          </table:table-cell>
          <table:table-cell office:value-type="float" office:value="394.975" calcext:value-type="float">
            <text:p>394.975</text:p>
          </table:table-cell>
          <table:table-cell office:value-type="float" office:value="394.914" calcext:value-type="float">
            <text:p>394.914</text:p>
          </table:table-cell>
          <table:table-cell table:formula="of:=[.E645]-[.F645]" office:value-type="float" office:value="0.0610000000000355" calcext:value-type="float">
            <text:p>0.06100000000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46" calcext:value-type="float">
            <text:p>394.246</text:p>
          </table:table-cell>
          <table:table-cell office:value-type="float" office:value="393.971" calcext:value-type="float">
            <text:p>393.971</text:p>
          </table:table-cell>
          <table:table-cell table:formula="of:=[.B646]-[.C646]" office:value-type="float" office:value="0.274999999999977" calcext:value-type="float">
            <text:p>0.274999999999977</text:p>
          </table:table-cell>
          <table:table-cell office:value-type="float" office:value="395.043" calcext:value-type="float">
            <text:p>395.043</text:p>
          </table:table-cell>
          <table:table-cell office:value-type="float" office:value="394.789" calcext:value-type="float">
            <text:p>394.789</text:p>
          </table:table-cell>
          <table:table-cell table:formula="of:=[.E646]-[.F646]" office:value-type="float" office:value="0.254000000000019" calcext:value-type="float">
            <text:p>0.254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76" calcext:value-type="float">
            <text:p>394.276</text:p>
          </table:table-cell>
          <table:table-cell office:value-type="float" office:value="393.854" calcext:value-type="float">
            <text:p>393.854</text:p>
          </table:table-cell>
          <table:table-cell table:formula="of:=[.B647]-[.C647]" office:value-type="float" office:value="0.422000000000025" calcext:value-type="float">
            <text:p>0.422000000000025</text:p>
          </table:table-cell>
          <table:table-cell office:value-type="float" office:value="395.005" calcext:value-type="float">
            <text:p>395.005</text:p>
          </table:table-cell>
          <table:table-cell office:value-type="float" office:value="394.763" calcext:value-type="float">
            <text:p>394.763</text:p>
          </table:table-cell>
          <table:table-cell table:formula="of:=[.E647]-[.F647]" office:value-type="float" office:value="0.242000000000019" calcext:value-type="float">
            <text:p>0.242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82" calcext:value-type="float">
            <text:p>394.182</text:p>
          </table:table-cell>
          <table:table-cell office:value-type="float" office:value="393.846" calcext:value-type="float">
            <text:p>393.846</text:p>
          </table:table-cell>
          <table:table-cell table:formula="of:=[.B648]-[.C648]" office:value-type="float" office:value="0.336000000000013" calcext:value-type="float">
            <text:p>0.336000000000013</text:p>
          </table:table-cell>
          <table:table-cell office:value-type="float" office:value="394.858" calcext:value-type="float">
            <text:p>394.858</text:p>
          </table:table-cell>
          <table:table-cell office:value-type="float" office:value="394.677" calcext:value-type="float">
            <text:p>394.677</text:p>
          </table:table-cell>
          <table:table-cell table:formula="of:=[.E648]-[.F648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4" calcext:value-type="float">
            <text:p>394.074</text:p>
          </table:table-cell>
          <table:table-cell office:value-type="float" office:value="393.893" calcext:value-type="float">
            <text:p>393.893</text:p>
          </table:table-cell>
          <table:table-cell table:formula="of:=[.B649]-[.C649]" office:value-type="float" office:value="0.18100000000004" calcext:value-type="float">
            <text:p>0.18100000000004</text:p>
          </table:table-cell>
          <table:table-cell office:value-type="float" office:value="394.975" calcext:value-type="float">
            <text:p>394.975</text:p>
          </table:table-cell>
          <table:table-cell office:value-type="float" office:value="394.785" calcext:value-type="float">
            <text:p>394.785</text:p>
          </table:table-cell>
          <table:table-cell table:formula="of:=[.E649]-[.F649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4" calcext:value-type="float">
            <text:p>394.134</text:p>
          </table:table-cell>
          <table:table-cell office:value-type="float" office:value="393.906" calcext:value-type="float">
            <text:p>393.906</text:p>
          </table:table-cell>
          <table:table-cell table:formula="of:=[.B650]-[.C650]" office:value-type="float" office:value="0.228000000000009" calcext:value-type="float">
            <text:p>0.228000000000009</text:p>
          </table:table-cell>
          <table:table-cell office:value-type="float" office:value="395.048" calcext:value-type="float">
            <text:p>395.048</text:p>
          </table:table-cell>
          <table:table-cell office:value-type="float" office:value="394.802" calcext:value-type="float">
            <text:p>394.802</text:p>
          </table:table-cell>
          <table:table-cell table:formula="of:=[.E650]-[.F650]" office:value-type="float" office:value="0.245999999999981" calcext:value-type="float">
            <text:p>0.245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311" calcext:value-type="float">
            <text:p>394.311</text:p>
          </table:table-cell>
          <table:table-cell office:value-type="float" office:value="393.94" calcext:value-type="float">
            <text:p>393.94</text:p>
          </table:table-cell>
          <table:table-cell table:formula="of:=[.B651]-[.C651]" office:value-type="float" office:value="0.370999999999981" calcext:value-type="float">
            <text:p>0.370999999999981</text:p>
          </table:table-cell>
          <table:table-cell office:value-type="float" office:value="394.923" calcext:value-type="float">
            <text:p>394.923</text:p>
          </table:table-cell>
          <table:table-cell office:value-type="float" office:value="394.794" calcext:value-type="float">
            <text:p>394.794</text:p>
          </table:table-cell>
          <table:table-cell table:formula="of:=[.E651]-[.F651]" office:value-type="float" office:value="0.129000000000019" calcext:value-type="float">
            <text:p>0.129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25" calcext:value-type="float">
            <text:p>394.225</text:p>
          </table:table-cell>
          <table:table-cell office:value-type="float" office:value="393.945" calcext:value-type="float">
            <text:p>393.945</text:p>
          </table:table-cell>
          <table:table-cell table:formula="of:=[.B652]-[.C652]" office:value-type="float" office:value="0.28000000000003" calcext:value-type="float">
            <text:p>0.28000000000003</text:p>
          </table:table-cell>
          <table:table-cell office:value-type="float" office:value="395.061" calcext:value-type="float">
            <text:p>395.061</text:p>
          </table:table-cell>
          <table:table-cell office:value-type="float" office:value="394.914" calcext:value-type="float">
            <text:p>394.914</text:p>
          </table:table-cell>
          <table:table-cell table:formula="of:=[.E652]-[.F652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25" calcext:value-type="float">
            <text:p>394.225</text:p>
          </table:table-cell>
          <table:table-cell office:value-type="float" office:value="393.876" calcext:value-type="float">
            <text:p>393.876</text:p>
          </table:table-cell>
          <table:table-cell table:formula="of:=[.B653]-[.C653]" office:value-type="float" office:value="0.349000000000046" calcext:value-type="float">
            <text:p>0.349000000000046</text:p>
          </table:table-cell>
          <table:table-cell office:value-type="float" office:value="395.009" calcext:value-type="float">
            <text:p>395.009</text:p>
          </table:table-cell>
          <table:table-cell office:value-type="float" office:value="394.819" calcext:value-type="float">
            <text:p>394.819</text:p>
          </table:table-cell>
          <table:table-cell table:formula="of:=[.E653]-[.F653]" office:value-type="float" office:value="0.189999999999998" calcext:value-type="float">
            <text:p>0.189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25" calcext:value-type="float">
            <text:p>394.225</text:p>
          </table:table-cell>
          <table:table-cell office:value-type="float" office:value="393.833" calcext:value-type="float">
            <text:p>393.833</text:p>
          </table:table-cell>
          <table:table-cell table:formula="of:=[.B654]-[.C654]" office:value-type="float" office:value="0.391999999999996" calcext:value-type="float">
            <text:p>0.391999999999996</text:p>
          </table:table-cell>
          <table:table-cell office:value-type="float" office:value="395.005" calcext:value-type="float">
            <text:p>395.005</text:p>
          </table:table-cell>
          <table:table-cell office:value-type="float" office:value="394.794" calcext:value-type="float">
            <text:p>394.794</text:p>
          </table:table-cell>
          <table:table-cell table:formula="of:=[.E654]-[.F654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47" calcext:value-type="float">
            <text:p>394.147</text:p>
          </table:table-cell>
          <table:table-cell office:value-type="float" office:value="393.794" calcext:value-type="float">
            <text:p>393.794</text:p>
          </table:table-cell>
          <table:table-cell table:formula="of:=[.B655]-[.C655]" office:value-type="float" office:value="0.353000000000009" calcext:value-type="float">
            <text:p>0.353000000000009</text:p>
          </table:table-cell>
          <table:table-cell office:value-type="float" office:value="394.975" calcext:value-type="float">
            <text:p>394.975</text:p>
          </table:table-cell>
          <table:table-cell office:value-type="float" office:value="394.763" calcext:value-type="float">
            <text:p>394.763</text:p>
          </table:table-cell>
          <table:table-cell table:formula="of:=[.E655]-[.F655]" office:value-type="float" office:value="0.212000000000046" calcext:value-type="float">
            <text:p>0.212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86" calcext:value-type="float">
            <text:p>394.186</text:p>
          </table:table-cell>
          <table:table-cell office:value-type="float" office:value="393.884" calcext:value-type="float">
            <text:p>393.884</text:p>
          </table:table-cell>
          <table:table-cell table:formula="of:=[.B656]-[.C656]" office:value-type="float" office:value="0.301999999999964" calcext:value-type="float">
            <text:p>0.301999999999964</text:p>
          </table:table-cell>
          <table:table-cell office:value-type="float" office:value="394.949" calcext:value-type="float">
            <text:p>394.949</text:p>
          </table:table-cell>
          <table:table-cell office:value-type="float" office:value="394.789" calcext:value-type="float">
            <text:p>394.789</text:p>
          </table:table-cell>
          <table:table-cell table:formula="of:=[.E656]-[.F656]" office:value-type="float" office:value="0.160000000000025" calcext:value-type="float">
            <text:p>0.160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51" calcext:value-type="float">
            <text:p>394.251</text:p>
          </table:table-cell>
          <table:table-cell office:value-type="float" office:value="393.953" calcext:value-type="float">
            <text:p>393.953</text:p>
          </table:table-cell>
          <table:table-cell table:formula="of:=[.B657]-[.C657]" office:value-type="float" office:value="0.298000000000002" calcext:value-type="float">
            <text:p>0.298000000000002</text:p>
          </table:table-cell>
          <table:table-cell office:value-type="float" office:value="395.018" calcext:value-type="float">
            <text:p>395.018</text:p>
          </table:table-cell>
          <table:table-cell office:value-type="float" office:value="394.862" calcext:value-type="float">
            <text:p>394.862</text:p>
          </table:table-cell>
          <table:table-cell table:formula="of:=[.E657]-[.F657]" office:value-type="float" office:value="0.155999999999949" calcext:value-type="float">
            <text:p>0.155999999999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16" calcext:value-type="float">
            <text:p>394.216</text:p>
          </table:table-cell>
          <table:table-cell office:value-type="float" office:value="393.867" calcext:value-type="float">
            <text:p>393.867</text:p>
          </table:table-cell>
          <table:table-cell table:formula="of:=[.B658]-[.C658]" office:value-type="float" office:value="0.34899999999999" calcext:value-type="float">
            <text:p>0.34899999999999</text:p>
          </table:table-cell>
          <table:table-cell office:value-type="float" office:value="394.97" calcext:value-type="float">
            <text:p>394.97</text:p>
          </table:table-cell>
          <table:table-cell office:value-type="float" office:value="394.802" calcext:value-type="float">
            <text:p>394.802</text:p>
          </table:table-cell>
          <table:table-cell table:formula="of:=[.E658]-[.F658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73" calcext:value-type="float">
            <text:p>394.173</text:p>
          </table:table-cell>
          <table:table-cell office:value-type="float" office:value="393.88" calcext:value-type="float">
            <text:p>393.88</text:p>
          </table:table-cell>
          <table:table-cell table:formula="of:=[.B659]-[.C659]" office:value-type="float" office:value="0.293000000000006" calcext:value-type="float">
            <text:p>0.293000000000006</text:p>
          </table:table-cell>
          <table:table-cell office:value-type="float" office:value="394.992" calcext:value-type="float">
            <text:p>394.992</text:p>
          </table:table-cell>
          <table:table-cell office:value-type="float" office:value="394.862" calcext:value-type="float">
            <text:p>394.862</text:p>
          </table:table-cell>
          <table:table-cell table:formula="of:=[.E659]-[.F659]" office:value-type="float" office:value="0.129999999999995" calcext:value-type="float">
            <text:p>0.129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73" calcext:value-type="float">
            <text:p>394.173</text:p>
          </table:table-cell>
          <table:table-cell office:value-type="float" office:value="393.949" calcext:value-type="float">
            <text:p>393.949</text:p>
          </table:table-cell>
          <table:table-cell table:formula="of:=[.B660]-[.C660]" office:value-type="float" office:value="0.22399999999999" calcext:value-type="float">
            <text:p>0.22399999999999</text:p>
          </table:table-cell>
          <table:table-cell office:value-type="float" office:value="395.052" calcext:value-type="float">
            <text:p>395.052</text:p>
          </table:table-cell>
          <table:table-cell office:value-type="float" office:value="394.772" calcext:value-type="float">
            <text:p>394.772</text:p>
          </table:table-cell>
          <table:table-cell table:formula="of:=[.E660]-[.F660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6" calcext:value-type="float">
            <text:p>394.126</text:p>
          </table:table-cell>
          <table:table-cell office:value-type="float" office:value="393.897" calcext:value-type="float">
            <text:p>393.897</text:p>
          </table:table-cell>
          <table:table-cell table:formula="of:=[.B661]-[.C661]" office:value-type="float" office:value="0.228999999999985" calcext:value-type="float">
            <text:p>0.228999999999985</text:p>
          </table:table-cell>
          <table:table-cell office:value-type="float" office:value="395.035" calcext:value-type="float">
            <text:p>395.035</text:p>
          </table:table-cell>
          <table:table-cell office:value-type="float" office:value="394.72" calcext:value-type="float">
            <text:p>394.72</text:p>
          </table:table-cell>
          <table:table-cell table:formula="of:=[.E661]-[.F661]" office:value-type="float" office:value="0.314999999999998" calcext:value-type="float">
            <text:p>0.31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99" calcext:value-type="float">
            <text:p>394.199</text:p>
          </table:table-cell>
          <table:table-cell office:value-type="float" office:value="393.88" calcext:value-type="float">
            <text:p>393.88</text:p>
          </table:table-cell>
          <table:table-cell table:formula="of:=[.B662]-[.C662]" office:value-type="float" office:value="0.319000000000017" calcext:value-type="float">
            <text:p>0.319000000000017</text:p>
          </table:table-cell>
          <table:table-cell office:value-type="float" office:value="395.03" calcext:value-type="float">
            <text:p>395.03</text:p>
          </table:table-cell>
          <table:table-cell office:value-type="float" office:value="394.686" calcext:value-type="float">
            <text:p>394.686</text:p>
          </table:table-cell>
          <table:table-cell table:formula="of:=[.E662]-[.F662]" office:value-type="float" office:value="0.343999999999994" calcext:value-type="float">
            <text:p>0.343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6" calcext:value-type="float">
            <text:p>394.16</text:p>
          </table:table-cell>
          <table:table-cell office:value-type="float" office:value="393.863" calcext:value-type="float">
            <text:p>393.863</text:p>
          </table:table-cell>
          <table:table-cell table:formula="of:=[.B663]-[.C663]" office:value-type="float" office:value="0.297000000000025" calcext:value-type="float">
            <text:p>0.297000000000025</text:p>
          </table:table-cell>
          <table:table-cell office:value-type="float" office:value="394.918" calcext:value-type="float">
            <text:p>394.918</text:p>
          </table:table-cell>
          <table:table-cell office:value-type="float" office:value="394.638" calcext:value-type="float">
            <text:p>394.638</text:p>
          </table:table-cell>
          <table:table-cell table:formula="of:=[.E663]-[.F663]" office:value-type="float" office:value="0.28000000000003" calcext:value-type="float">
            <text:p>0.28000000000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18" calcext:value-type="float">
            <text:p>394.018</text:p>
          </table:table-cell>
          <table:table-cell office:value-type="float" office:value="393.824" calcext:value-type="float">
            <text:p>393.824</text:p>
          </table:table-cell>
          <table:table-cell table:formula="of:=[.B664]-[.C664]" office:value-type="float" office:value="0.19399999999996" calcext:value-type="float">
            <text:p>0.19399999999996</text:p>
          </table:table-cell>
          <table:table-cell office:value-type="float" office:value="395.039" calcext:value-type="float">
            <text:p>395.039</text:p>
          </table:table-cell>
          <table:table-cell office:value-type="float" office:value="394.686" calcext:value-type="float">
            <text:p>394.686</text:p>
          </table:table-cell>
          <table:table-cell table:formula="of:=[.E664]-[.F664]" office:value-type="float" office:value="0.353000000000009" calcext:value-type="float">
            <text:p>0.353000000000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33" calcext:value-type="float">
            <text:p>394.233</text:p>
          </table:table-cell>
          <table:table-cell office:value-type="float" office:value="393.949" calcext:value-type="float">
            <text:p>393.949</text:p>
          </table:table-cell>
          <table:table-cell table:formula="of:=[.B665]-[.C665]" office:value-type="float" office:value="0.283999999999992" calcext:value-type="float">
            <text:p>0.283999999999992</text:p>
          </table:table-cell>
          <table:table-cell office:value-type="float" office:value="395.009" calcext:value-type="float">
            <text:p>395.009</text:p>
          </table:table-cell>
          <table:table-cell office:value-type="float" office:value="394.85" calcext:value-type="float">
            <text:p>394.85</text:p>
          </table:table-cell>
          <table:table-cell table:formula="of:=[.E665]-[.F665]" office:value-type="float" office:value="0.158999999999992" calcext:value-type="float">
            <text:p>0.158999999999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52" calcext:value-type="float">
            <text:p>394.152</text:p>
          </table:table-cell>
          <table:table-cell office:value-type="float" office:value="393.828" calcext:value-type="float">
            <text:p>393.828</text:p>
          </table:table-cell>
          <table:table-cell table:formula="of:=[.B666]-[.C666]" office:value-type="float" office:value="0.324000000000012" calcext:value-type="float">
            <text:p>0.324000000000012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763" calcext:value-type="float">
            <text:p>394.763</text:p>
          </table:table-cell>
          <table:table-cell table:formula="of:=[.E666]-[.F666]" office:value-type="float" office:value="0.0870000000000459" calcext:value-type="float">
            <text:p>0.08700000000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6" calcext:value-type="float">
            <text:p>394.126</text:p>
          </table:table-cell>
          <table:table-cell office:value-type="float" office:value="393.867" calcext:value-type="float">
            <text:p>393.867</text:p>
          </table:table-cell>
          <table:table-cell table:formula="of:=[.B667]-[.C667]" office:value-type="float" office:value="0.258999999999958" calcext:value-type="float">
            <text:p>0.258999999999958</text:p>
          </table:table-cell>
          <table:table-cell office:value-type="float" office:value="394.91" calcext:value-type="float">
            <text:p>394.91</text:p>
          </table:table-cell>
          <table:table-cell office:value-type="float" office:value="394.742" calcext:value-type="float">
            <text:p>394.742</text:p>
          </table:table-cell>
          <table:table-cell table:formula="of:=[.E667]-[.F667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216" calcext:value-type="float">
            <text:p>394.216</text:p>
          </table:table-cell>
          <table:table-cell office:value-type="float" office:value="393.91" calcext:value-type="float">
            <text:p>393.91</text:p>
          </table:table-cell>
          <table:table-cell table:formula="of:=[.B668]-[.C668]" office:value-type="float" office:value="0.305999999999983" calcext:value-type="float">
            <text:p>0.305999999999983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394.634" calcext:value-type="float">
            <text:p>394.634</text:p>
          </table:table-cell>
          <table:table-cell table:formula="of:=[.E668]-[.F668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5" calcext:value-type="float">
            <text:p>393.975</text:p>
          </table:table-cell>
          <table:table-cell office:value-type="float" office:value="393.708" calcext:value-type="float">
            <text:p>393.708</text:p>
          </table:table-cell>
          <table:table-cell table:formula="of:=[.B669]-[.C669]" office:value-type="float" office:value="0.266999999999996" calcext:value-type="float">
            <text:p>0.266999999999996</text:p>
          </table:table-cell>
          <table:table-cell office:value-type="float" office:value="394.789" calcext:value-type="float">
            <text:p>394.789</text:p>
          </table:table-cell>
          <table:table-cell office:value-type="float" office:value="394.703" calcext:value-type="float">
            <text:p>394.703</text:p>
          </table:table-cell>
          <table:table-cell table:formula="of:=[.E669]-[.F669]" office:value-type="float" office:value="0.0860000000000127" calcext:value-type="float">
            <text:p>0.086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716" calcext:value-type="float">
            <text:p>393.716</text:p>
          </table:table-cell>
          <table:table-cell table:formula="of:=[.B670]-[.C670]" office:value-type="float" office:value="0.314999999999998" calcext:value-type="float">
            <text:p>0.314999999999998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6" calcext:value-type="float">
            <text:p>394.66</text:p>
          </table:table-cell>
          <table:table-cell table:formula="of:=[.E670]-[.F670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9" calcext:value-type="float">
            <text:p>394.039</text:p>
          </table:table-cell>
          <table:table-cell office:value-type="float" office:value="393.768" calcext:value-type="float">
            <text:p>393.768</text:p>
          </table:table-cell>
          <table:table-cell table:formula="of:=[.B671]-[.C671]" office:value-type="float" office:value="0.271000000000015" calcext:value-type="float">
            <text:p>0.271000000000015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707" calcext:value-type="float">
            <text:p>394.707</text:p>
          </table:table-cell>
          <table:table-cell table:formula="of:=[.E671]-[.F671]" office:value-type="float" office:value="0.0950000000000273" calcext:value-type="float">
            <text:p>0.095000000000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4" calcext:value-type="float">
            <text:p>394.074</text:p>
          </table:table-cell>
          <table:table-cell office:value-type="float" office:value="393.755" calcext:value-type="float">
            <text:p>393.755</text:p>
          </table:table-cell>
          <table:table-cell table:formula="of:=[.B672]-[.C672]" office:value-type="float" office:value="0.319000000000017" calcext:value-type="float">
            <text:p>0.319000000000017</text:p>
          </table:table-cell>
          <table:table-cell office:value-type="float" office:value="394.875" calcext:value-type="float">
            <text:p>394.875</text:p>
          </table:table-cell>
          <table:table-cell office:value-type="float" office:value="394.707" calcext:value-type="float">
            <text:p>394.707</text:p>
          </table:table-cell>
          <table:table-cell table:formula="of:=[.E672]-[.F672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5" calcext:value-type="float">
            <text:p>394.095</text:p>
          </table:table-cell>
          <table:table-cell office:value-type="float" office:value="393.699" calcext:value-type="float">
            <text:p>393.699</text:p>
          </table:table-cell>
          <table:table-cell table:formula="of:=[.B673]-[.C673]" office:value-type="float" office:value="0.396000000000015" calcext:value-type="float">
            <text:p>0.396000000000015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733" calcext:value-type="float">
            <text:p>394.733</text:p>
          </table:table-cell>
          <table:table-cell table:formula="of:=[.E673]-[.F673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46" calcext:value-type="float">
            <text:p>393.746</text:p>
          </table:table-cell>
          <table:table-cell table:formula="of:=[.B674]-[.C674]" office:value-type="float" office:value="0.281000000000006" calcext:value-type="float">
            <text:p>0.281000000000006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72" calcext:value-type="float">
            <text:p>394.72</text:p>
          </table:table-cell>
          <table:table-cell table:formula="of:=[.E674]-[.F674]" office:value-type="float" office:value="0.141999999999996" calcext:value-type="float">
            <text:p>0.141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08" calcext:value-type="float">
            <text:p>394.108</text:p>
          </table:table-cell>
          <table:table-cell office:value-type="float" office:value="393.79" calcext:value-type="float">
            <text:p>393.79</text:p>
          </table:table-cell>
          <table:table-cell table:formula="of:=[.B675]-[.C675]" office:value-type="float" office:value="0.317999999999984" calcext:value-type="float">
            <text:p>0.317999999999984</text:p>
          </table:table-cell>
          <table:table-cell office:value-type="float" office:value="394.88" calcext:value-type="float">
            <text:p>394.88</text:p>
          </table:table-cell>
          <table:table-cell office:value-type="float" office:value="394.613" calcext:value-type="float">
            <text:p>394.613</text:p>
          </table:table-cell>
          <table:table-cell table:formula="of:=[.E675]-[.F675]" office:value-type="float" office:value="0.266999999999996" calcext:value-type="float">
            <text:p>0.266999999999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95" calcext:value-type="float">
            <text:p>394.095</text:p>
          </table:table-cell>
          <table:table-cell office:value-type="float" office:value="393.772" calcext:value-type="float">
            <text:p>393.772</text:p>
          </table:table-cell>
          <table:table-cell table:formula="of:=[.B676]-[.C676]" office:value-type="float" office:value="0.323000000000036" calcext:value-type="float">
            <text:p>0.323000000000036</text:p>
          </table:table-cell>
          <table:table-cell office:value-type="float" office:value="394.897" calcext:value-type="float">
            <text:p>394.897</text:p>
          </table:table-cell>
          <table:table-cell office:value-type="float" office:value="394.686" calcext:value-type="float">
            <text:p>394.686</text:p>
          </table:table-cell>
          <table:table-cell table:formula="of:=[.E676]-[.F676]" office:value-type="float" office:value="0.211000000000013" calcext:value-type="float">
            <text:p>0.211000000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7" calcext:value-type="float">
            <text:p>394.057</text:p>
          </table:table-cell>
          <table:table-cell office:value-type="float" office:value="393.781" calcext:value-type="float">
            <text:p>393.781</text:p>
          </table:table-cell>
          <table:table-cell table:formula="of:=[.B677]-[.C677]" office:value-type="float" office:value="0.27600000000001" calcext:value-type="float">
            <text:p>0.27600000000001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733" calcext:value-type="float">
            <text:p>394.733</text:p>
          </table:table-cell>
          <table:table-cell table:formula="of:=[.E677]-[.F677]" office:value-type="float" office:value="0.0430000000000064" calcext:value-type="float">
            <text:p>0.043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3" calcext:value-type="float">
            <text:p>394.113</text:p>
          </table:table-cell>
          <table:table-cell office:value-type="float" office:value="393.85" calcext:value-type="float">
            <text:p>393.85</text:p>
          </table:table-cell>
          <table:table-cell table:formula="of:=[.B678]-[.C678]" office:value-type="float" office:value="0.262999999999977" calcext:value-type="float">
            <text:p>0.262999999999977</text:p>
          </table:table-cell>
          <table:table-cell office:value-type="float" office:value="394.75" calcext:value-type="float">
            <text:p>394.75</text:p>
          </table:table-cell>
          <table:table-cell office:value-type="float" office:value="394.643" calcext:value-type="float">
            <text:p>394.643</text:p>
          </table:table-cell>
          <table:table-cell table:formula="of:=[.E678]-[.F678]" office:value-type="float" office:value="0.107000000000028" calcext:value-type="float">
            <text:p>0.1070000000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8" calcext:value-type="float">
            <text:p>393.988</text:p>
          </table:table-cell>
          <table:table-cell office:value-type="float" office:value="393.725" calcext:value-type="float">
            <text:p>393.725</text:p>
          </table:table-cell>
          <table:table-cell table:formula="of:=[.B679]-[.C679]" office:value-type="float" office:value="0.262999999999977" calcext:value-type="float">
            <text:p>0.262999999999977</text:p>
          </table:table-cell>
          <table:table-cell office:value-type="float" office:value="394.867" calcext:value-type="float">
            <text:p>394.867</text:p>
          </table:table-cell>
          <table:table-cell office:value-type="float" office:value="394.72" calcext:value-type="float">
            <text:p>394.72</text:p>
          </table:table-cell>
          <table:table-cell table:formula="of:=[.E679]-[.F679]" office:value-type="float" office:value="0.146999999999991" calcext:value-type="float">
            <text:p>0.146999999999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02" calcext:value-type="float">
            <text:p>393.902</text:p>
          </table:table-cell>
          <table:table-cell office:value-type="float" office:value="393.69" calcext:value-type="float">
            <text:p>393.69</text:p>
          </table:table-cell>
          <table:table-cell table:formula="of:=[.B680]-[.C680]" office:value-type="float" office:value="0.211999999999989" calcext:value-type="float">
            <text:p>0.211999999999989</text:p>
          </table:table-cell>
          <table:table-cell office:value-type="float" office:value="394.944" calcext:value-type="float">
            <text:p>394.944</text:p>
          </table:table-cell>
          <table:table-cell office:value-type="float" office:value="394.634" calcext:value-type="float">
            <text:p>394.634</text:p>
          </table:table-cell>
          <table:table-cell table:formula="of:=[.E680]-[.F680]" office:value-type="float" office:value="0.310000000000002" calcext:value-type="float">
            <text:p>0.310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21" calcext:value-type="float">
            <text:p>394.121</text:p>
          </table:table-cell>
          <table:table-cell office:value-type="float" office:value="393.708" calcext:value-type="float">
            <text:p>393.708</text:p>
          </table:table-cell>
          <table:table-cell table:formula="of:=[.B681]-[.C681]" office:value-type="float" office:value="0.412999999999954" calcext:value-type="float">
            <text:p>0.412999999999954</text:p>
          </table:table-cell>
          <table:table-cell office:value-type="float" office:value="394.875" calcext:value-type="float">
            <text:p>394.875</text:p>
          </table:table-cell>
          <table:table-cell office:value-type="float" office:value="394.742" calcext:value-type="float">
            <text:p>394.742</text:p>
          </table:table-cell>
          <table:table-cell table:formula="of:=[.E681]-[.F681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3.703" calcext:value-type="float">
            <text:p>393.703</text:p>
          </table:table-cell>
          <table:table-cell table:formula="of:=[.B682]-[.C682]" office:value-type="float" office:value="0.427000000000021" calcext:value-type="float">
            <text:p>0.427000000000021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394.66" calcext:value-type="float">
            <text:p>394.66</text:p>
          </table:table-cell>
          <table:table-cell table:formula="of:=[.E682]-[.F682]" office:value-type="float" office:value="0.0949999999999704" calcext:value-type="float">
            <text:p>0.094999999999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79" calcext:value-type="float">
            <text:p>393.979</text:p>
          </table:table-cell>
          <table:table-cell office:value-type="float" office:value="393.755" calcext:value-type="float">
            <text:p>393.755</text:p>
          </table:table-cell>
          <table:table-cell table:formula="of:=[.B683]-[.C683]" office:value-type="float" office:value="0.22399999999999" calcext:value-type="float">
            <text:p>0.22399999999999</text:p>
          </table:table-cell>
          <table:table-cell office:value-type="float" office:value="394.781" calcext:value-type="float">
            <text:p>394.781</text:p>
          </table:table-cell>
          <table:table-cell office:value-type="float" office:value="394.651" calcext:value-type="float">
            <text:p>394.651</text:p>
          </table:table-cell>
          <table:table-cell table:formula="of:=[.E683]-[.F683]" office:value-type="float" office:value="0.129999999999995" calcext:value-type="float">
            <text:p>0.129999999999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" calcext:value-type="float">
            <text:p>394.07</text:p>
          </table:table-cell>
          <table:table-cell office:value-type="float" office:value="393.794" calcext:value-type="float">
            <text:p>393.794</text:p>
          </table:table-cell>
          <table:table-cell table:formula="of:=[.B684]-[.C684]" office:value-type="float" office:value="0.27600000000001" calcext:value-type="float">
            <text:p>0.27600000000001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643" calcext:value-type="float">
            <text:p>394.643</text:p>
          </table:table-cell>
          <table:table-cell table:formula="of:=[.E684]-[.F684]" office:value-type="float" office:value="0.20700000000005" calcext:value-type="float">
            <text:p>0.207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699" calcext:value-type="float">
            <text:p>393.699</text:p>
          </table:table-cell>
          <table:table-cell table:formula="of:=[.B685]-[.C685]" office:value-type="float" office:value="0.331999999999994" calcext:value-type="float">
            <text:p>0.331999999999994</text:p>
          </table:table-cell>
          <table:table-cell office:value-type="float" office:value="394.862" calcext:value-type="float">
            <text:p>394.862</text:p>
          </table:table-cell>
          <table:table-cell office:value-type="float" office:value="394.66" calcext:value-type="float">
            <text:p>394.66</text:p>
          </table:table-cell>
          <table:table-cell table:formula="of:=[.E685]-[.F685]" office:value-type="float" office:value="0.201999999999998" calcext:value-type="float">
            <text:p>0.201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52" calcext:value-type="float">
            <text:p>394.052</text:p>
          </table:table-cell>
          <table:table-cell office:value-type="float" office:value="393.79" calcext:value-type="float">
            <text:p>393.79</text:p>
          </table:table-cell>
          <table:table-cell table:formula="of:=[.B686]-[.C686]" office:value-type="float" office:value="0.262" calcext:value-type="float">
            <text:p>0.262</text:p>
          </table:table-cell>
          <table:table-cell office:value-type="float" office:value="394.828" calcext:value-type="float">
            <text:p>394.828</text:p>
          </table:table-cell>
          <table:table-cell office:value-type="float" office:value="394.647" calcext:value-type="float">
            <text:p>394.647</text:p>
          </table:table-cell>
          <table:table-cell table:formula="of:=[.E686]-[.F686]" office:value-type="float" office:value="0.180999999999983" calcext:value-type="float">
            <text:p>0.180999999999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81" calcext:value-type="float">
            <text:p>393.781</text:p>
          </table:table-cell>
          <table:table-cell table:formula="of:=[.B687]-[.C687]" office:value-type="float" office:value="0.245999999999981" calcext:value-type="float">
            <text:p>0.245999999999981</text:p>
          </table:table-cell>
          <table:table-cell office:value-type="float" office:value="394.893" calcext:value-type="float">
            <text:p>394.893</text:p>
          </table:table-cell>
          <table:table-cell office:value-type="float" office:value="394.66" calcext:value-type="float">
            <text:p>394.66</text:p>
          </table:table-cell>
          <table:table-cell table:formula="of:=[.E687]-[.F687]" office:value-type="float" office:value="0.232999999999947" calcext:value-type="float">
            <text:p>0.232999999999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725" calcext:value-type="float">
            <text:p>393.725</text:p>
          </table:table-cell>
          <table:table-cell table:formula="of:=[.B688]-[.C688]" office:value-type="float" office:value="0.358000000000004" calcext:value-type="float">
            <text:p>0.358000000000004</text:p>
          </table:table-cell>
          <table:table-cell office:value-type="float" office:value="394.85" calcext:value-type="float">
            <text:p>394.85</text:p>
          </table:table-cell>
          <table:table-cell office:value-type="float" office:value="394.733" calcext:value-type="float">
            <text:p>394.733</text:p>
          </table:table-cell>
          <table:table-cell table:formula="of:=[.E688]-[.F688]" office:value-type="float" office:value="0.117000000000019" calcext:value-type="float">
            <text:p>0.117000000000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2" calcext:value-type="float">
            <text:p>394.022</text:p>
          </table:table-cell>
          <table:table-cell office:value-type="float" office:value="393.876" calcext:value-type="float">
            <text:p>393.876</text:p>
          </table:table-cell>
          <table:table-cell table:formula="of:=[.B689]-[.C689]" office:value-type="float" office:value="0.146000000000015" calcext:value-type="float">
            <text:p>0.146000000000015</text:p>
          </table:table-cell>
          <table:table-cell office:value-type="float" office:value="394.953" calcext:value-type="float">
            <text:p>394.953</text:p>
          </table:table-cell>
          <table:table-cell office:value-type="float" office:value="394.699" calcext:value-type="float">
            <text:p>394.699</text:p>
          </table:table-cell>
          <table:table-cell table:formula="of:=[.E689]-[.F689]" office:value-type="float" office:value="0.253999999999962" calcext:value-type="float">
            <text:p>0.25399999999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78" calcext:value-type="float">
            <text:p>394.078</text:p>
          </table:table-cell>
          <table:table-cell office:value-type="float" office:value="393.755" calcext:value-type="float">
            <text:p>393.755</text:p>
          </table:table-cell>
          <table:table-cell table:formula="of:=[.B690]-[.C690]" office:value-type="float" office:value="0.322999999999979" calcext:value-type="float">
            <text:p>0.322999999999979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66" calcext:value-type="float">
            <text:p>394.66</text:p>
          </table:table-cell>
          <table:table-cell table:formula="of:=[.E690]-[.F690]" office:value-type="float" office:value="0.171999999999969" calcext:value-type="float">
            <text:p>0.171999999999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42" calcext:value-type="float">
            <text:p>393.742</text:p>
          </table:table-cell>
          <table:table-cell table:formula="of:=[.B691]-[.C691]" office:value-type="float" office:value="0.284999999999968" calcext:value-type="float">
            <text:p>0.284999999999968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394.638" calcext:value-type="float">
            <text:p>394.638</text:p>
          </table:table-cell>
          <table:table-cell table:formula="of:=[.E691]-[.F691]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9" calcext:value-type="float">
            <text:p>394.039</text:p>
          </table:table-cell>
          <table:table-cell office:value-type="float" office:value="393.785" calcext:value-type="float">
            <text:p>393.785</text:p>
          </table:table-cell>
          <table:table-cell table:formula="of:=[.B692]-[.C692]" office:value-type="float" office:value="0.253999999999962" calcext:value-type="float">
            <text:p>0.253999999999962</text:p>
          </table:table-cell>
          <table:table-cell office:value-type="float" office:value="394.944" calcext:value-type="float">
            <text:p>394.944</text:p>
          </table:table-cell>
          <table:table-cell office:value-type="float" office:value="394.772" calcext:value-type="float">
            <text:p>394.772</text:p>
          </table:table-cell>
          <table:table-cell table:formula="of:=[.E692]-[.F692]" office:value-type="float" office:value="0.172000000000025" calcext:value-type="float">
            <text:p>0.172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9" calcext:value-type="float">
            <text:p>393.949</text:p>
          </table:table-cell>
          <table:table-cell office:value-type="float" office:value="393.708" calcext:value-type="float">
            <text:p>393.708</text:p>
          </table:table-cell>
          <table:table-cell table:formula="of:=[.B693]-[.C693]" office:value-type="float" office:value="0.240999999999985" calcext:value-type="float">
            <text:p>0.240999999999985</text:p>
          </table:table-cell>
          <table:table-cell office:value-type="float" office:value="394.738" calcext:value-type="float">
            <text:p>394.738</text:p>
          </table:table-cell>
          <table:table-cell office:value-type="float" office:value="394.634" calcext:value-type="float">
            <text:p>394.634</text:p>
          </table:table-cell>
          <table:table-cell table:formula="of:=[.E693]-[.F693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4" calcext:value-type="float">
            <text:p>394.044</text:p>
          </table:table-cell>
          <table:table-cell office:value-type="float" office:value="393.656" calcext:value-type="float">
            <text:p>393.656</text:p>
          </table:table-cell>
          <table:table-cell table:formula="of:=[.B694]-[.C694]" office:value-type="float" office:value="0.387999999999977" calcext:value-type="float">
            <text:p>0.387999999999977</text:p>
          </table:table-cell>
          <table:table-cell office:value-type="float" office:value="394.802" calcext:value-type="float">
            <text:p>394.802</text:p>
          </table:table-cell>
          <table:table-cell office:value-type="float" office:value="394.595" calcext:value-type="float">
            <text:p>394.595</text:p>
          </table:table-cell>
          <table:table-cell table:formula="of:=[.E694]-[.F694]" office:value-type="float" office:value="0.206999999999994" calcext:value-type="float">
            <text:p>0.206999999999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19" calcext:value-type="float">
            <text:p>393.919</text:p>
          </table:table-cell>
          <table:table-cell office:value-type="float" office:value="393.578" calcext:value-type="float">
            <text:p>393.578</text:p>
          </table:table-cell>
          <table:table-cell table:formula="of:=[.B695]-[.C695]" office:value-type="float" office:value="0.341000000000008" calcext:value-type="float">
            <text:p>0.341000000000008</text:p>
          </table:table-cell>
          <table:table-cell office:value-type="float" office:value="394.66" calcext:value-type="float">
            <text:p>394.66</text:p>
          </table:table-cell>
          <table:table-cell office:value-type="float" office:value="394.699" calcext:value-type="float">
            <text:p>394.699</text:p>
          </table:table-cell>
          <table:table-cell table:formula="of:=[.E695]-[.F695]" office:value-type="float" office:value="-0.0389999999999873" calcext:value-type="float">
            <text:p>-0.038999999999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5" calcext:value-type="float">
            <text:p>394.005</text:p>
          </table:table-cell>
          <table:table-cell office:value-type="float" office:value="393.678" calcext:value-type="float">
            <text:p>393.678</text:p>
          </table:table-cell>
          <table:table-cell table:formula="of:=[.B696]-[.C696]" office:value-type="float" office:value="0.326999999999998" calcext:value-type="float">
            <text:p>0.326999999999998</text:p>
          </table:table-cell>
          <table:table-cell office:value-type="float" office:value="394.832" calcext:value-type="float">
            <text:p>394.832</text:p>
          </table:table-cell>
          <table:table-cell office:value-type="float" office:value="394.647" calcext:value-type="float">
            <text:p>394.647</text:p>
          </table:table-cell>
          <table:table-cell table:formula="of:=[.E696]-[.F696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682" calcext:value-type="float">
            <text:p>393.682</text:p>
          </table:table-cell>
          <table:table-cell table:formula="of:=[.B697]-[.C697]" office:value-type="float" office:value="0.310000000000002" calcext:value-type="float">
            <text:p>0.310000000000002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48" calcext:value-type="float">
            <text:p>394.548</text:p>
          </table:table-cell>
          <table:table-cell table:formula="of:=[.E697]-[.F697]" office:value-type="float" office:value="0.172000000000025" calcext:value-type="float">
            <text:p>0.172000000000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647" calcext:value-type="float">
            <text:p>393.647</text:p>
          </table:table-cell>
          <table:table-cell table:formula="of:=[.B698]-[.C698]" office:value-type="float" office:value="0.353999999999985" calcext:value-type="float">
            <text:p>0.353999999999985</text:p>
          </table:table-cell>
          <table:table-cell office:value-type="float" office:value="394.72" calcext:value-type="float">
            <text:p>394.72</text:p>
          </table:table-cell>
          <table:table-cell office:value-type="float" office:value="394.582" calcext:value-type="float">
            <text:p>394.582</text:p>
          </table:table-cell>
          <table:table-cell table:formula="of:=[.E698]-[.F698]" office:value-type="float" office:value="0.138000000000034" calcext:value-type="float">
            <text:p>0.13800000000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" calcext:value-type="float">
            <text:p>393.88</text:p>
          </table:table-cell>
          <table:table-cell office:value-type="float" office:value="393.669" calcext:value-type="float">
            <text:p>393.669</text:p>
          </table:table-cell>
          <table:table-cell table:formula="of:=[.B699]-[.C699]" office:value-type="float" office:value="0.211000000000013" calcext:value-type="float">
            <text:p>0.211000000000013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394.66" calcext:value-type="float">
            <text:p>394.66</text:p>
          </table:table-cell>
          <table:table-cell table:formula="of:=[.E699]-[.F699]" office:value-type="float" office:value="0.185000000000002" calcext:value-type="float">
            <text:p>0.185000000000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2" calcext:value-type="float">
            <text:p>393.992</text:p>
          </table:table-cell>
          <table:table-cell office:value-type="float" office:value="393.798" calcext:value-type="float">
            <text:p>393.798</text:p>
          </table:table-cell>
          <table:table-cell table:formula="of:=[.B700]-[.C700]" office:value-type="float" office:value="0.194000000000017" calcext:value-type="float">
            <text:p>0.194000000000017</text:p>
          </table:table-cell>
          <table:table-cell office:value-type="float" office:value="394.867" calcext:value-type="float">
            <text:p>394.867</text:p>
          </table:table-cell>
          <table:table-cell office:value-type="float" office:value="394.673" calcext:value-type="float">
            <text:p>394.673</text:p>
          </table:table-cell>
          <table:table-cell table:formula="of:=[.E700]-[.F700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58" calcext:value-type="float">
            <text:p>393.958</text:p>
          </table:table-cell>
          <table:table-cell office:value-type="float" office:value="393.794" calcext:value-type="float">
            <text:p>393.794</text:p>
          </table:table-cell>
          <table:table-cell table:formula="of:=[.B701]-[.C701]" office:value-type="float" office:value="0.164000000000044" calcext:value-type="float">
            <text:p>0.164000000000044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394.565" calcext:value-type="float">
            <text:p>394.565</text:p>
          </table:table-cell>
          <table:table-cell table:formula="of:=[.E701]-[.F701]" office:value-type="float" office:value="0.194000000000017" calcext:value-type="float">
            <text:p>0.194000000000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88" calcext:value-type="float">
            <text:p>393.988</text:p>
          </table:table-cell>
          <table:table-cell office:value-type="float" office:value="393.755" calcext:value-type="float">
            <text:p>393.755</text:p>
          </table:table-cell>
          <table:table-cell table:formula="of:=[.B702]-[.C702]" office:value-type="float" office:value="0.233000000000004" calcext:value-type="float">
            <text:p>0.233000000000004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587" calcext:value-type="float">
            <text:p>394.587</text:p>
          </table:table-cell>
          <table:table-cell table:formula="of:=[.E702]-[.F702]" office:value-type="float" office:value="0.189000000000021" calcext:value-type="float">
            <text:p>0.1890000000000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76" calcext:value-type="float">
            <text:p>393.876</text:p>
          </table:table-cell>
          <table:table-cell office:value-type="float" office:value="393.665" calcext:value-type="float">
            <text:p>393.665</text:p>
          </table:table-cell>
          <table:table-cell table:formula="of:=[.B703]-[.C703]" office:value-type="float" office:value="0.210999999999956" calcext:value-type="float">
            <text:p>0.210999999999956</text:p>
          </table:table-cell>
          <table:table-cell office:value-type="float" office:value="394.707" calcext:value-type="float">
            <text:p>394.707</text:p>
          </table:table-cell>
          <table:table-cell office:value-type="float" office:value="394.574" calcext:value-type="float">
            <text:p>394.574</text:p>
          </table:table-cell>
          <table:table-cell table:formula="of:=[.E703]-[.F703]" office:value-type="float" office:value="0.132999999999981" calcext:value-type="float">
            <text:p>0.132999999999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884" calcext:value-type="float">
            <text:p>393.884</text:p>
          </table:table-cell>
          <table:table-cell office:value-type="float" office:value="393.682" calcext:value-type="float">
            <text:p>393.682</text:p>
          </table:table-cell>
          <table:table-cell table:formula="of:=[.B704]-[.C704]" office:value-type="float" office:value="0.201999999999998" calcext:value-type="float">
            <text:p>0.201999999999998</text:p>
          </table:table-cell>
          <table:table-cell office:value-type="float" office:value="394.669" calcext:value-type="float">
            <text:p>394.669</text:p>
          </table:table-cell>
          <table:table-cell office:value-type="float" office:value="394.582" calcext:value-type="float">
            <text:p>394.582</text:p>
          </table:table-cell>
          <table:table-cell table:formula="of:=[.E704]-[.F704]" office:value-type="float" office:value="0.0869999999999891" calcext:value-type="float">
            <text:p>0.086999999999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" calcext:value-type="float">
            <text:p>393.94</text:p>
          </table:table-cell>
          <table:table-cell office:value-type="float" office:value="393.678" calcext:value-type="float">
            <text:p>393.678</text:p>
          </table:table-cell>
          <table:table-cell table:formula="of:=[.B705]-[.C705]" office:value-type="float" office:value="0.262" calcext:value-type="float">
            <text:p>0.262</text:p>
          </table:table-cell>
          <table:table-cell office:value-type="float" office:value="394.785" calcext:value-type="float">
            <text:p>394.785</text:p>
          </table:table-cell>
          <table:table-cell office:value-type="float" office:value="394.578" calcext:value-type="float">
            <text:p>394.578</text:p>
          </table:table-cell>
          <table:table-cell table:formula="of:=[.E705]-[.F705]" office:value-type="float" office:value="0.20700000000005" calcext:value-type="float">
            <text:p>0.20700000000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45" calcext:value-type="float">
            <text:p>393.945</text:p>
          </table:table-cell>
          <table:table-cell office:value-type="float" office:value="393.751" calcext:value-type="float">
            <text:p>393.751</text:p>
          </table:table-cell>
          <table:table-cell table:formula="of:=[.B706]-[.C706]" office:value-type="float" office:value="0.194000000000017" calcext:value-type="float">
            <text:p>0.194000000000017</text:p>
          </table:table-cell>
          <table:table-cell office:value-type="float" office:value="394.694" calcext:value-type="float">
            <text:p>394.694</text:p>
          </table:table-cell>
          <table:table-cell office:value-type="float" office:value="394.707" calcext:value-type="float">
            <text:p>394.707</text:p>
          </table:table-cell>
          <table:table-cell table:formula="of:=[.E706]-[.F706]" office:value-type="float" office:value="-0.0129999999999768" calcext:value-type="float">
            <text:p>-0.01299999999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2" calcext:value-type="float">
            <text:p>393.962</text:p>
          </table:table-cell>
          <table:table-cell office:value-type="float" office:value="393.716" calcext:value-type="float">
            <text:p>393.716</text:p>
          </table:table-cell>
          <table:table-cell table:formula="of:=[.B707]-[.C707]" office:value-type="float" office:value="0.245999999999981" calcext:value-type="float">
            <text:p>0.245999999999981</text:p>
          </table:table-cell>
          <table:table-cell office:value-type="float" office:value="394.837" calcext:value-type="float">
            <text:p>394.837</text:p>
          </table:table-cell>
          <table:table-cell office:value-type="float" office:value="394.669" calcext:value-type="float">
            <text:p>394.669</text:p>
          </table:table-cell>
          <table:table-cell table:formula="of:=[.E707]-[.F707]" office:value-type="float" office:value="0.168000000000006" calcext:value-type="float">
            <text:p>0.168000000000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96" calcext:value-type="float">
            <text:p>393.996</text:p>
          </table:table-cell>
          <table:table-cell office:value-type="float" office:value="393.686" calcext:value-type="float">
            <text:p>393.686</text:p>
          </table:table-cell>
          <table:table-cell table:formula="of:=[.B708]-[.C708]" office:value-type="float" office:value="0.310000000000002" calcext:value-type="float">
            <text:p>0.310000000000002</text:p>
          </table:table-cell>
          <table:table-cell office:value-type="float" office:value="394.742" calcext:value-type="float">
            <text:p>394.742</text:p>
          </table:table-cell>
          <table:table-cell office:value-type="float" office:value="394.677" calcext:value-type="float">
            <text:p>394.677</text:p>
          </table:table-cell>
          <table:table-cell table:formula="of:=[.E708]-[.F708]" office:value-type="float" office:value="0.0649999999999977" calcext:value-type="float">
            <text:p>0.064999999999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48" calcext:value-type="float">
            <text:p>394.048</text:p>
          </table:table-cell>
          <table:table-cell office:value-type="float" office:value="393.708" calcext:value-type="float">
            <text:p>393.708</text:p>
          </table:table-cell>
          <table:table-cell table:formula="of:=[.B709]-[.C709]" office:value-type="float" office:value="0.339999999999975" calcext:value-type="float">
            <text:p>0.339999999999975</text:p>
          </table:table-cell>
          <table:table-cell office:value-type="float" office:value="394.824" calcext:value-type="float">
            <text:p>394.824</text:p>
          </table:table-cell>
          <table:table-cell office:value-type="float" office:value="394.72" calcext:value-type="float">
            <text:p>394.72</text:p>
          </table:table-cell>
          <table:table-cell table:formula="of:=[.E709]-[.F709]" office:value-type="float" office:value="0.103999999999985" calcext:value-type="float">
            <text:p>0.103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27" calcext:value-type="float">
            <text:p>394.027</text:p>
          </table:table-cell>
          <table:table-cell office:value-type="float" office:value="393.708" calcext:value-type="float">
            <text:p>393.708</text:p>
          </table:table-cell>
          <table:table-cell table:formula="of:=[.B710]-[.C710]" office:value-type="float" office:value="0.31899999999996" calcext:value-type="float">
            <text:p>0.31899999999996</text:p>
          </table:table-cell>
          <table:table-cell office:value-type="float" office:value="394.798" calcext:value-type="float">
            <text:p>394.798</text:p>
          </table:table-cell>
          <table:table-cell office:value-type="float" office:value="394.664" calcext:value-type="float">
            <text:p>394.664</text:p>
          </table:table-cell>
          <table:table-cell table:formula="of:=[.E710]-[.F710]" office:value-type="float" office:value="0.134000000000015" calcext:value-type="float">
            <text:p>0.134000000000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01" calcext:value-type="float">
            <text:p>394.001</text:p>
          </table:table-cell>
          <table:table-cell office:value-type="float" office:value="393.725" calcext:value-type="float">
            <text:p>393.725</text:p>
          </table:table-cell>
          <table:table-cell table:formula="of:=[.B711]-[.C711]" office:value-type="float" office:value="0.275999999999954" calcext:value-type="float">
            <text:p>0.275999999999954</text:p>
          </table:table-cell>
          <table:table-cell office:value-type="float" office:value="394.776" calcext:value-type="float">
            <text:p>394.776</text:p>
          </table:table-cell>
          <table:table-cell office:value-type="float" office:value="394.66" calcext:value-type="float">
            <text:p>394.66</text:p>
          </table:table-cell>
          <table:table-cell table:formula="of:=[.E711]-[.F711]" office:value-type="float" office:value="0.115999999999985" calcext:value-type="float">
            <text:p>0.11599999999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117" calcext:value-type="float">
            <text:p>394.117</text:p>
          </table:table-cell>
          <table:table-cell office:value-type="float" office:value="393.85" calcext:value-type="float">
            <text:p>393.85</text:p>
          </table:table-cell>
          <table:table-cell table:formula="of:=[.B712]-[.C712]" office:value-type="float" office:value="0.266999999999996" calcext:value-type="float">
            <text:p>0.266999999999996</text:p>
          </table:table-cell>
          <table:table-cell office:value-type="float" office:value="394.936" calcext:value-type="float">
            <text:p>394.936</text:p>
          </table:table-cell>
          <table:table-cell office:value-type="float" office:value="394.712" calcext:value-type="float">
            <text:p>394.712</text:p>
          </table:table-cell>
          <table:table-cell table:formula="of:=[.E712]-[.F712]" office:value-type="float" office:value="0.22399999999999" calcext:value-type="float">
            <text:p>0.22399999999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83" calcext:value-type="float">
            <text:p>394.083</text:p>
          </table:table-cell>
          <table:table-cell office:value-type="float" office:value="393.807" calcext:value-type="float">
            <text:p>393.807</text:p>
          </table:table-cell>
          <table:table-cell table:formula="of:=[.B713]-[.C713]" office:value-type="float" office:value="0.27600000000001" calcext:value-type="float">
            <text:p>0.27600000000001</text:p>
          </table:table-cell>
          <table:table-cell office:value-type="float" office:value="394.966" calcext:value-type="float">
            <text:p>394.966</text:p>
          </table:table-cell>
          <table:table-cell office:value-type="float" office:value="394.733" calcext:value-type="float">
            <text:p>394.733</text:p>
          </table:table-cell>
          <table:table-cell table:formula="of:=[.E713]-[.F713]" office:value-type="float" office:value="0.233000000000004" calcext:value-type="float">
            <text:p>0.233000000000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.031" calcext:value-type="float">
            <text:p>394.031</text:p>
          </table:table-cell>
          <table:table-cell office:value-type="float" office:value="393.785" calcext:value-type="float">
            <text:p>393.785</text:p>
          </table:table-cell>
          <table:table-cell table:formula="of:=[.B714]-[.C714]" office:value-type="float" office:value="0.245999999999981" calcext:value-type="float">
            <text:p>0.245999999999981</text:p>
          </table:table-cell>
          <table:table-cell office:value-type="float" office:value="394.733" calcext:value-type="float">
            <text:p>394.733</text:p>
          </table:table-cell>
          <table:table-cell office:value-type="float" office:value="394.66" calcext:value-type="float">
            <text:p>394.66</text:p>
          </table:table-cell>
          <table:table-cell table:formula="of:=[.E714]-[.F714]" office:value-type="float" office:value="0.0729999999999791" calcext:value-type="float">
            <text:p>0.07299999999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.966" calcext:value-type="float">
            <text:p>393.966</text:p>
          </table:table-cell>
          <table:table-cell office:value-type="float" office:value="393.699" calcext:value-type="float">
            <text:p>393.699</text:p>
          </table:table-cell>
          <table:table-cell table:formula="of:=[.B715]-[.C715]" office:value-type="float" office:value="0.266999999999996" calcext:value-type="float">
            <text:p>0.266999999999996</text:p>
          </table:table-cell>
          <table:table-cell office:value-type="float" office:value="394.772" calcext:value-type="float">
            <text:p>394.772</text:p>
          </table:table-cell>
          <table:table-cell office:value-type="float" office:value="394.621" calcext:value-type="float">
            <text:p>394.621</text:p>
          </table:table-cell>
          <table:table-cell table:formula="of:=[.E715]-[.F715]" office:value-type="float" office:value="0.15100000000001" calcext:value-type="float">
            <text:p>0.151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715])" office:value-type="float" office:value="393.901662464986" calcext:value-type="float">
            <text:p>393.901662464986</text:p>
          </table:table-cell>
          <table:table-cell table:formula="of:=AVERAGE([.C2:.C715])" office:value-type="float" office:value="393.627231092437" calcext:value-type="float">
            <text:p>393.627231092437</text:p>
          </table:table-cell>
          <table:table-cell table:formula="of:=AVERAGE([.D2:.D715])" office:value-type="float" office:value="0.274431372549018" calcext:value-type="float">
            <text:p>0.274431372549018</text:p>
          </table:table-cell>
          <table:table-cell table:formula="of:=AVERAGE([.E2:.E715])" office:value-type="float" office:value="394.713389355742" calcext:value-type="float">
            <text:p>394.713389355742</text:p>
          </table:table-cell>
          <table:table-cell table:formula="of:=AVERAGE([.F2:.F715])" office:value-type="float" office:value="394.540904761904" calcext:value-type="float">
            <text:p>394.540904761904</text:p>
          </table:table-cell>
          <table:table-cell table:formula="of:=AVERAGE([.G2:.G715])" office:value-type="float" office:value="0.172484593837534" calcext:value-type="float">
            <text:p>0.172484593837534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3:.B716])" office:value-type="float" office:value="0.142158806777129" calcext:value-type="float">
            <text:p>0.142158806777129</text:p>
          </table:table-cell>
          <table:table-cell table:formula="of:=STDEV([.C3:.C716])" office:value-type="float" office:value="0.140877260896736" calcext:value-type="float">
            <text:p>0.140877260896736</text:p>
          </table:table-cell>
          <table:table-cell table:formula="of:=STDEV([.D3:.D716])" office:value-type="float" office:value="0.0674818976668506" calcext:value-type="float">
            <text:p>0.067481897666851</text:p>
          </table:table-cell>
          <table:table-cell table:formula="of:=STDEV([.E3:.E716])" office:value-type="float" office:value="0.146436135501504" calcext:value-type="float">
            <text:p>0.146436135501504</text:p>
          </table:table-cell>
          <table:table-cell table:formula="of:=STDEV([.F3:.F716])" office:value-type="float" office:value="0.14715818854385" calcext:value-type="float">
            <text:p>0.14715818854385</text:p>
          </table:table-cell>
          <table:table-cell table:formula="of:=STDEV([.G3:.G716])" office:value-type="float" office:value="0.0732784068964461" calcext:value-type="float">
            <text:p>0.0732784068964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 = v* t</text:p>
          </table:table-cell>
          <table:table-cell office:value-type="string" calcext:value-type="string">
            <text:p>T = D/V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[.B717]^2" office:value-type="float" office:value="0.0202091263442971" calcext:value-type="float">
            <text:p>0.020209126344297</text:p>
          </table:table-cell>
          <table:table-cell table:formula="of:=[.C717]^2" office:value-type="float" office:value="0.0198464026377672" calcext:value-type="float">
            <text:p>0.019846402637767</text:p>
          </table:table-cell>
          <table:table-cell table:formula="of:=[.D717]^2" office:value-type="float" office:value="0.00455380651271929" calcext:value-type="float">
            <text:p>0.004553806512719</text:p>
          </table:table-cell>
          <table:table-cell table:formula="of:=[.E717]^2" office:value-type="float" office:value="0.0214435417806147" calcext:value-type="float">
            <text:p>0.021443541780615</text:p>
          </table:table-cell>
          <table:table-cell table:formula="of:=[.F717]^2" office:value-type="float" office:value="0.0216555324555074" calcext:value-type="float">
            <text:p>0.021655532455508</text:p>
          </table:table-cell>
          <table:table-cell table:formula="of:=[.G717]^2" office:value-type="float" office:value="0.00536972491728112" calcext:value-type="float">
            <text:p>0.005369724917281</text:p>
          </table:table-cell>
          <table:table-cell office:value-type="string" calcext:value-type="string">
            <text:p>mm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ed of sound</text:p>
          </table:table-cell>
          <table:table-cell office:value-type="float" office:value="344700" calcext:value-type="float">
            <text:p>344700</text:p>
          </table:table-cell>
          <table:table-cell office:value-type="string" calcext:value-type="string">
            <text:p>mm/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S dist from tof</text:p>
          </table:table-cell>
          <table:table-cell table:formula="of:=([.B716]+[.C716])/2" office:value-type="float" office:value="393.764446778712" calcext:value-type="float">
            <text:p>393.764446778712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W dist from tof</text:p>
          </table:table-cell>
          <table:table-cell table:formula="of:=([.E716]+[.F716])/2" office:value-type="float" office:value="394.627147058823" calcext:value-type="float">
            <text:p>394.627147058823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d_dis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etime</text:p>
          </table:table-cell>
          <table:table-cell table:formula="of:= (([.B722]+[.B723])/2 -[.B724])/[.B720]" office:value-type="float" office:value="0.0000992045167356179" calcext:value-type="float">
            <text:p>9.92045167356179E-05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se time us</text:p>
          </table:table-cell>
          <table:table-cell table:formula="of:=[.B725]*1000000" office:value-type="float" office:value="99.2045167356179" calcext:value-type="float">
            <text:p>99.2045167356179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t standard deviation</text:p>
          </table:table-cell>
          <table:table-cell table:formula="of:=([.B717]+[.C717]+[.E717]+[.F717])/4" office:value-type="float" office:value="0.144157597929805" calcext:value-type="float">
            <text:p>0.144157597929805</text:p>
          </table:table-cell>
          <table:table-cell office:value-type="string" calcext:value-type="string">
            <text:p>mm</text:p>
          </table:table-cell>
          <table:table-cell table:formula="of:=[.D716]/[.B720] * 1000000" office:value-type="float" office:value="0.796145554247225" calcext:value-type="float">
            <text:p>0.796145554247225</text:p>
          </table:table-cell>
          <table:table-cell office:value-type="string" calcext:value-type="string">
            <text:p>us</text:p>
          </table:table-cell>
          <table:table-cell/>
          <table:table-cell table:formula="of:=[.G716]/[.B720]*1000000" office:value-type="float" office:value="0.500390466601491" calcext:value-type="float">
            <text:p>0.50039046660149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 std deviation </text:p>
          </table:table-cell>
          <table:table-cell table:formula="of:=[.B727]/[.B720]" office:value-type="float" office:value="0.000000418211772352204" calcext:value-type="float">
            <text:p>4.18211772352204E-07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==”</text:p>
          </table:table-cell>
          <table:table-cell table:formula="of:=[.B729]*1000000" office:value-type="float" office:value="0.418211772352204" calcext:value-type="float">
            <text:p>0.418211772352204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S bias</text:p>
          </table:table-cell>
          <table:table-cell table:formula="of:=[.D727]" office:value-type="float" office:value="0.796145554247225" calcext:value-type="float">
            <text:p>0.796145554247225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W bias</text:p>
          </table:table-cell>
          <table:table-cell table:formula="of:=[.G727]" office:value-type="float" office:value="0.500390466601491" calcext:value-type="float">
            <text:p>0.500390466601491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8:44:56.35338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7T11:01:11.116076681</dc:date>
    <meta:editing-duration>PT4H22M56S</meta:editing-duration>
    <meta:editing-cycles>11</meta:editing-cycles>
    <meta:generator>LibreOffice/6.2.8.2$Linux_X86_64 LibreOffice_project/20$Build-2</meta:generator>
    <meta:document-statistic meta:table-count="1" meta:cell-count="4351" meta:object-count="0"/>
  </office:meta>
</office:document-meta>
</file>